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571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1.3689in"/>
    </style:style>
    <style:style style:name="co7" style:family="table-column">
      <style:table-column-properties fo:break-before="auto" style:column-width="1.1228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4701in"/>
    </style:style>
    <style:style style:name="co10" style:family="table-column">
      <style:table-column-properties fo:break-before="auto" style:column-width="0.80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2516in" svg:height="3.361in" svg:x="0in" svg:y="4.9217in">
            <draw:object draw:notify-on-update-of-ranges="Sheet1.B2:Sheet1.B152 Sheet1.E1:Sheet1.E1 Sheet1.E2:Sheet1.E152 Sheet1.B2:Sheet1.B152 Sheet1.I1:Sheet1.I1 Sheet1.I2:Sheet1.I152 Sheet1.B2:Sheet1.B152 Sheet1.M1:Sheet1.M1 Sheet1.M2:Sheet1.M1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0402in" svg:height="2.989in" svg:x="0.1346in" svg:y="1.7528in">
            <draw:object draw:notify-on-update-of-ranges="Sheet1.B2:Sheet1.B152 Sheet1.G1:Sheet1.G1 Sheet1.G2:Sheet1.G152 Sheet1.B2:Sheet1.B152 Sheet1.M1:Sheet1.M1 Sheet1.M2:Sheet1.M152 Sheet1.B2:Sheet1.B152 Sheet1.R1:Sheet1.R1 Sheet1.R2:Sheet1.R152 Sheet1.B2:Sheet1.B152 Sheet1.S1:Sheet1.S1 Sheet1.S2:Sheet1.S1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0902in" svg:height="2.5713in" svg:x="16.9803in" svg:y="2.1846in">
            <draw:object draw:notify-on-update-of-ranges="Sheet1.B1:Sheet1.B1 Sheet1.B2:Sheet1.B152 Sheet1.G1:Sheet1.G1 Sheet1.G2:Sheet1.G152 Sheet1.B1:Sheet1.B1 Sheet1.B2:Sheet1.B152 Sheet1.H1:Sheet1.H1 Sheet1.H2:Sheet1.H152 Sheet1.B1:Sheet1.B1 Sheet1.B2:Sheet1.B152 Sheet1.J1:Sheet1.J1 Sheet1.J2:Sheet1.J1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1.1768in" svg:height="4.689in" svg:x="20.5346in" svg:y="0.672in">
            <draw:object draw:notify-on-update-of-ranges="Sheet1.B1:Sheet1.B1 Sheet1.B2:Sheet1.B152 Sheet1.W1:Sheet1.W1 Sheet1.W2:Sheet1.W1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4.3795in" svg:height="3.0417in" svg:x="1.2177in" svg:y="3.7811in">
            <draw:object draw:notify-on-update-of-ranges="Sheet1.B1:Sheet1.B1 Sheet1.B2:Sheet1.B152 Sheet1.S1:Sheet1.S1 Sheet1.S2:Sheet1.S152 Sheet1.B1:Sheet1.B1 Sheet1.B2:Sheet1.B152 Sheet1.X1:Sheet1.X1 Sheet1.X2:Sheet1.X1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3.1114in" svg:height="1.6634in" svg:x="0.8008in" svg:y="0.7732in">
            <draw:object draw:notify-on-update-of-ranges="Sheet1.B1:Sheet1.B1 Sheet1.B2:Sheet1.B152 Sheet1.M1:Sheet1.M1 Sheet1.M2:Sheet1.M15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number-columns-repeated="2" table:default-cell-style-name="ce1"/>
        <table:table-column table:style-name="co11" table:number-columns-repeated="1005" table:default-cell-style-name="Default"/>
        <table:table-row table:style-name="ro1">
          <table:table-cell table:style-name="ce1" office:value-type="string">
            <text:p>datetime</text:p>
          </table:table-cell>
          <table:table-cell table:style-name="ce1" office:value-type="string">
            <text:p>reltim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adxl_x</text:p>
          </table:table-cell>
          <table:table-cell table:style-name="ce1" office:value-type="string">
            <text:p>adxl_y</text:p>
          </table:table-cell>
          <table:table-cell table:style-name="ce1" office:value-type="string">
            <text:p>adxl_z</text:p>
          </table:table-cell>
          <table:table-cell table:style-name="ce1" office:value-type="string">
            <text:p>mpu_x</text:p>
          </table:table-cell>
          <table:table-cell table:style-name="ce1" office:value-type="string">
            <text:p>mpu_y</text:p>
          </table:table-cell>
          <table:table-cell table:style-name="ce1" office:value-type="string">
            <text:p>mpu_y_scaled</text:p>
          </table:table-cell>
          <table:table-cell table:style-name="ce1" office:value-type="string">
            <text:p>mpu_z</text:p>
          </table:table-cell>
          <table:table-cell table:style-name="ce1" office:value-type="string">
            <text:p>gx</text:p>
          </table:table-cell>
          <table:table-cell table:style-name="ce1" office:value-type="string">
            <text:p>gy</text:p>
          </table:table-cell>
          <table:table-cell table:style-name="ce1" office:value-type="string">
            <text:p>gy_scaled</text:p>
          </table:table-cell>
          <table:table-cell table:style-name="ce1" office:value-type="string">
            <text:p>gz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peed_real</text:p>
          </table:table-cell>
          <table:table-cell table:style-name="ce1" office:value-type="float" office:value="1000">
            <text:p>1000</text:p>
          </table:table-cell>
          <table:table-cell office:value-type="string">
            <text:p>angle</text:p>
          </table:table-cell>
          <table:table-cell office:value-type="string">
            <text:p>angle deg</text:p>
          </table:table-cell>
          <table:table-cell table:style-name="ce1" table:number-columns-repeated="3"/>
          <table:table-cell table:style-name="ce1" office:value-type="string">
            <text:p>atan</text:p>
          </table:table-cell>
          <table:table-cell table:style-name="ce1" office:value-type="string">
            <text:p>atanbis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2014-01-25_17:56:38_370716</text:p>
          </table:table-cell>
          <table:table-cell office:value-type="float" office:value="2122.28125">
            <text:p>2122.28125</text:p>
          </table:table-cell>
          <table:table-cell office:value-type="float" office:value="0.2">
            <text:p>0.2</text:p>
          </table:table-cell>
          <table:table-cell office:value-type="float" office:value="35">
            <text:p>35</text:p>
          </table:table-cell>
          <table:table-cell office:value-type="float" office:value="151">
            <text:p>151</text:p>
          </table:table-cell>
          <table:table-cell office:value-type="float" office:value="-207">
            <text:p>-207</text:p>
          </table:table-cell>
          <table:table-cell office:value-type="float" office:value="-0.537353515625">
            <text:p>-0.5373535156</text:p>
          </table:table-cell>
          <table:table-cell office:value-type="float" office:value="0.076904296875">
            <text:p>0.0769042969</text:p>
          </table:table-cell>
          <table:table-cell table:formula="of:=[.H2]*[.$Q$1]" office:value-type="float" office:value="76.904296875">
            <text:p>76.904296875</text:p>
          </table:table-cell>
          <table:table-cell office:value-type="float" office:value="0.78173828125">
            <text:p>0.7817382813</text:p>
          </table:table-cell>
          <table:table-cell office:value-type="float" office:value="-3.40458015267176">
            <text:p>-3.4045801527</text:p>
          </table:table-cell>
          <table:table-cell office:value-type="float" office:value="0.0152671755725191">
            <text:p>0.0152671756</text:p>
          </table:table-cell>
          <table:table-cell/>
          <table:table-cell office:value-type="float" office:value="0.389312977099237">
            <text:p>0.3893129771</text:p>
          </table:table-cell>
          <table:table-cell office:value-type="float" office:value="28.07">
            <text:p>28.07</text:p>
          </table:table-cell>
          <table:table-cell office:value-type="float" office:value="220">
            <text:p>220</text:p>
          </table:table-cell>
          <table:table-cell/>
          <table:table-cell office:value-type="float" office:value="-0.5">
            <text:p>-0.5</text:p>
          </table:table-cell>
          <table:table-cell table:formula="of:=[.R2]*28.66" office:value-type="float" office:value="-14.33">
            <text:p>-14.33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formula="of:=([.B3]-[.B2])/1000000" office:value-type="float" office:value="0.011331703125">
            <text:p>0.0113317031</text:p>
          </table:table-cell>
          <table:table-cell table:formula="of:=ATAN([.E2]/[.F2])" office:value-type="float" office:value="-0.630231005660569">
            <text:p>-0.6302310057</text:p>
          </table:table-cell>
          <table:table-cell table:formula="of:=[.W2]*28" office:value-type="float" office:value="-17.6464681584959">
            <text:p>-17.6464681585</text:p>
          </table:table-cell>
          <table:table-cell table:number-columns-repeated="1000"/>
        </table:table-row>
        <table:table-row table:style-name="ro1">
          <table:table-cell office:value-type="string">
            <text:p>2014-01-25_17:56:38_484206</text:p>
          </table:table-cell>
          <table:table-cell office:value-type="float" office:value="13453.984375">
            <text:p>13453.984375</text:p>
          </table:table-cell>
          <table:table-cell office:value-type="float" office:value="0.4">
            <text:p>0.4</text:p>
          </table:table-cell>
          <table:table-cell office:value-type="float" office:value="49">
            <text:p>49</text:p>
          </table:table-cell>
          <table:table-cell office:value-type="float" office:value="152">
            <text:p>152</text:p>
          </table:table-cell>
          <table:table-cell office:value-type="float" office:value="-217">
            <text:p>-217</text:p>
          </table:table-cell>
          <table:table-cell office:value-type="float" office:value="-0.51953125">
            <text:p>-0.51953125</text:p>
          </table:table-cell>
          <table:table-cell office:value-type="float" office:value="0.08349609375">
            <text:p>0.0834960938</text:p>
          </table:table-cell>
          <table:table-cell table:formula="of:=[.H3]*[.$Q$1]" office:value-type="float" office:value="83.49609375">
            <text:p>83.49609375</text:p>
          </table:table-cell>
          <table:table-cell office:value-type="float" office:value="0.764404296875">
            <text:p>0.7644042969</text:p>
          </table:table-cell>
          <table:table-cell office:value-type="float" office:value="-2.6793893129771">
            <text:p>-2.679389313</text:p>
          </table:table-cell>
          <table:table-cell office:value-type="float" office:value="1.94656488549618">
            <text:p>1.9465648855</text:p>
          </table:table-cell>
          <table:table-cell table:formula="of:=[.M2]-([.L3]/8)*[.$V$2]" office:value-type="float" office:value="-0.00275723692449904">
            <text:p>-0.0027572369</text:p>
          </table:table-cell>
          <table:table-cell office:value-type="float" office:value="0.687022900763359">
            <text:p>0.6870229008</text:p>
          </table:table-cell>
          <table:table-cell office:value-type="float" office:value="20.5">
            <text:p>20.5</text:p>
          </table:table-cell>
          <table:table-cell office:value-type="float" office:value="221">
            <text:p>221</text:p>
          </table:table-cell>
          <table:table-cell/>
          <table:table-cell table:formula="of:=[.$T$2]*([.R2]-([.L3]/8)*[.$V$2])+[.$U$2]*[.W3]" office:value-type="float" office:value="-0.513585031129477">
            <text:p>-0.5135850311</text:p>
          </table:table-cell>
          <table:table-cell table:formula="of:=[.R3]*28.66" office:value-type="float" office:value="-14.7193469921708">
            <text:p>-14.719346992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ATAN([.E3]/[.F3])" office:value-type="float" office:value="-0.611035178974282">
            <text:p>-0.611035179</text:p>
          </table:table-cell>
          <table:table-cell table:formula="of:=[.W3]*28" office:value-type="float" office:value="-17.1089850112799">
            <text:p>-17.1089850113</text:p>
          </table:table-cell>
          <table:table-cell table:number-columns-repeated="1000"/>
        </table:table-row>
        <table:table-row table:style-name="ro1">
          <table:table-cell office:value-type="string">
            <text:p>2014-01-25_17:56:38_598034</text:p>
          </table:table-cell>
          <table:table-cell office:value-type="float" office:value="24866.375">
            <text:p>24866.375</text:p>
          </table:table-cell>
          <table:table-cell office:value-type="float" office:value="0.6">
            <text:p>0.6</text:p>
          </table:table-cell>
          <table:table-cell office:value-type="float" office:value="52">
            <text:p>52</text:p>
          </table:table-cell>
          <table:table-cell office:value-type="float" office:value="169">
            <text:p>169</text:p>
          </table:table-cell>
          <table:table-cell office:value-type="float" office:value="-232">
            <text:p>-232</text:p>
          </table:table-cell>
          <table:table-cell office:value-type="float" office:value="-0.533203125">
            <text:p>-0.533203125</text:p>
          </table:table-cell>
          <table:table-cell office:value-type="float" office:value="0.068115234375">
            <text:p>0.0681152344</text:p>
          </table:table-cell>
          <table:table-cell table:formula="of:=[.H4]*[.$Q$1]" office:value-type="float" office:value="68.115234375">
            <text:p>68.115234375</text:p>
          </table:table-cell>
          <table:table-cell office:value-type="float" office:value="0.770751953125">
            <text:p>0.7707519531</text:p>
          </table:table-cell>
          <table:table-cell office:value-type="float" office:value="-3.33587786259542">
            <text:p>-3.3358778626</text:p>
          </table:table-cell>
          <table:table-cell office:value-type="float" office:value="1.75572519083969">
            <text:p>1.7557251908</text:p>
          </table:table-cell>
          <table:table-cell table:formula="of:=[.M3]-([.L4]/8)*[.$V$2]" office:value-type="float" office:value="-0.00524415650345896">
            <text:p>-0.0052441565</text:p>
          </table:table-cell>
          <table:table-cell office:value-type="float" office:value="0.381679389312977">
            <text:p>0.3816793893</text:p>
          </table:table-cell>
          <table:table-cell office:value-type="float" office:value="21.15">
            <text:p>21.15</text:p>
          </table:table-cell>
          <table:table-cell office:value-type="float" office:value="222">
            <text:p>222</text:p>
          </table:table-cell>
          <table:table-cell/>
          <table:table-cell table:formula="of:=[.$T$2]*([.R3]-([.L4]/8)*[.$V$2])+[.$U$2]*[.W4]" office:value-type="float" office:value="-0.527421228526306">
            <text:p>-0.5274212285</text:p>
          </table:table-cell>
          <table:table-cell table:formula="of:=[.R4]*28.66" office:value-type="float" office:value="-15.1158924095639">
            <text:p>-15.1158924096</text:p>
          </table:table-cell>
          <table:table-cell table:number-columns-repeated="3"/>
          <table:table-cell table:formula="of:=ATAN([.E4]/[.F4])" office:value-type="float" office:value="-0.629564728887128">
            <text:p>-0.6295647289</text:p>
          </table:table-cell>
          <table:table-cell table:formula="of:=[.W4]*28" office:value-type="float" office:value="-17.6278124088396">
            <text:p>-17.6278124088</text:p>
          </table:table-cell>
          <table:table-cell table:number-columns-repeated="1000"/>
        </table:table-row>
        <table:table-row table:style-name="ro1">
          <table:table-cell office:value-type="string">
            <text:p>2014-01-25_17:56:38_712148</text:p>
          </table:table-cell>
          <table:table-cell office:value-type="float" office:value="36293.28125">
            <text:p>36293.28125</text:p>
          </table:table-cell>
          <table:table-cell office:value-type="float" office:value="0.8">
            <text:p>0.8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206">
            <text:p>-206</text:p>
          </table:table-cell>
          <table:table-cell office:value-type="float" office:value="-0.517333984375">
            <text:p>-0.5173339844</text:p>
          </table:table-cell>
          <table:table-cell office:value-type="float" office:value="0.016845703125">
            <text:p>0.0168457031</text:p>
          </table:table-cell>
          <table:table-cell table:formula="of:=[.H5]*[.$Q$1]" office:value-type="float" office:value="16.845703125">
            <text:p>16.845703125</text:p>
          </table:table-cell>
          <table:table-cell office:value-type="float" office:value="0.88525390625">
            <text:p>0.8852539063</text:p>
          </table:table-cell>
          <table:table-cell office:value-type="float" office:value="-2.99236641221374">
            <text:p>-2.9923664122</text:p>
          </table:table-cell>
          <table:table-cell office:value-type="float" office:value="3.73282442748092">
            <text:p>3.7328244275</text:p>
          </table:table-cell>
          <table:table-cell table:formula="of:=[.M4]-([.L5]/8)*[.$V$2]" office:value-type="float" office:value="-0.0105315637822042">
            <text:p>-0.0105315638</text:p>
          </table:table-cell>
          <table:table-cell office:value-type="float" office:value="0.541984732824427">
            <text:p>0.5419847328</text:p>
          </table:table-cell>
          <table:table-cell office:value-type="float" office:value="20.74">
            <text:p>20.74</text:p>
          </table:table-cell>
          <table:table-cell office:value-type="float" office:value="223">
            <text:p>223</text:p>
          </table:table-cell>
          <table:table-cell/>
          <table:table-cell table:formula="of:=[.$T$2]*([.R4]-([.L5]/8)*[.$V$2])+[.$U$2]*[.W5]" office:value-type="float" office:value="-0.545474839624124">
            <text:p>-0.5454748396</text:p>
          </table:table-cell>
          <table:table-cell table:formula="of:=[.R5]*28.66" office:value-type="float" office:value="-15.6333089036274">
            <text:p>-15.6333089036</text:p>
          </table:table-cell>
          <table:table-cell table:number-columns-repeated="3"/>
          <table:table-cell table:formula="of:=ATAN([.E5]/[.F5])" office:value-type="float" office:value="-0.660370673995778">
            <text:p>-0.660370674</text:p>
          </table:table-cell>
          <table:table-cell table:formula="of:=[.W5]*28" office:value-type="float" office:value="-18.4903788718818">
            <text:p>-18.4903788719</text:p>
          </table:table-cell>
          <table:table-cell table:number-columns-repeated="1000"/>
        </table:table-row>
        <table:table-row table:style-name="ro1">
          <table:table-cell office:value-type="string">
            <text:p>2014-01-25_17:56:38_826893</text:p>
          </table:table-cell>
          <table:table-cell office:value-type="float" office:value="47723.78125">
            <text:p>47723.7812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float" office:value="-228">
            <text:p>-228</text:p>
          </table:table-cell>
          <table:table-cell office:value-type="float" office:value="-0.544677734375">
            <text:p>-0.5446777344</text:p>
          </table:table-cell>
          <table:table-cell office:value-type="float" office:value="0.041748046875">
            <text:p>0.0417480469</text:p>
          </table:table-cell>
          <table:table-cell table:formula="of:=[.H6]*[.$Q$1]" office:value-type="float" office:value="41.748046875">
            <text:p>41.748046875</text:p>
          </table:table-cell>
          <table:table-cell office:value-type="float" office:value="0.759033203125">
            <text:p>0.7590332031</text:p>
          </table:table-cell>
          <table:table-cell office:value-type="float" office:value="-3.46564885496183">
            <text:p>-3.465648855</text:p>
          </table:table-cell>
          <table:table-cell office:value-type="float" office:value="3.85496183206107">
            <text:p>3.8549618321</text:p>
          </table:table-cell>
          <table:table-cell table:formula="of:=[.M5]-([.L6]/8)*[.$V$2]" office:value-type="float" office:value="-0.0159919741620945">
            <text:p>-0.0159919742</text:p>
          </table:table-cell>
          <table:table-cell office:value-type="float" office:value="0.526717557251908">
            <text:p>0.5267175573</text:p>
          </table:table-cell>
          <table:table-cell office:value-type="float" office:value="21.4">
            <text:p>21.4</text:p>
          </table:table-cell>
          <table:table-cell office:value-type="float" office:value="223">
            <text:p>223</text:p>
          </table:table-cell>
          <table:table-cell/>
          <table:table-cell table:formula="of:=[.$T$2]*([.R5]-([.L6]/8)*[.$V$2])+[.$U$2]*[.W6]" office:value-type="float" office:value="-0.55464198535837">
            <text:p>-0.5546419854</text:p>
          </table:table-cell>
          <table:table-cell table:formula="of:=[.R6]*28.66" office:value-type="float" office:value="-15.8960393003709">
            <text:p>-15.8960393004</text:p>
          </table:table-cell>
          <table:table-cell table:number-columns-repeated="3"/>
          <table:table-cell table:formula="of:=ATAN([.E6]/[.F6])" office:value-type="float" office:value="-0.588002603547568">
            <text:p>-0.5880026035</text:p>
          </table:table-cell>
          <table:table-cell table:formula="of:=[.W6]*28" office:value-type="float" office:value="-16.4640728993319">
            <text:p>-16.4640728993</text:p>
          </table:table-cell>
          <table:table-cell table:number-columns-repeated="1000"/>
        </table:table-row>
        <table:table-row table:style-name="ro1">
          <table:table-cell office:value-type="string">
            <text:p>2014-01-25_17:56:38_939798</text:p>
          </table:table-cell>
          <table:table-cell office:value-type="float" office:value="59017.171875">
            <text:p>59017.171875</text:p>
          </table:table-cell>
          <table:table-cell office:value-type="float" office:value="1.2">
            <text:p>1.2</text:p>
          </table:table-cell>
          <table:table-cell office:value-type="float" office:value="62">
            <text:p>62</text:p>
          </table:table-cell>
          <table:table-cell office:value-type="float" office:value="153">
            <text:p>153</text:p>
          </table:table-cell>
          <table:table-cell office:value-type="float" office:value="-218">
            <text:p>-218</text:p>
          </table:table-cell>
          <table:table-cell office:value-type="float" office:value="-0.50634765625">
            <text:p>-0.5063476563</text:p>
          </table:table-cell>
          <table:table-cell office:value-type="float" office:value="0.066162109375">
            <text:p>0.0661621094</text:p>
          </table:table-cell>
          <table:table-cell table:formula="of:=[.H7]*[.$Q$1]" office:value-type="float" office:value="66.162109375">
            <text:p>66.162109375</text:p>
          </table:table-cell>
          <table:table-cell office:value-type="float" office:value="0.8623046875">
            <text:p>0.8623046875</text:p>
          </table:table-cell>
          <table:table-cell office:value-type="float" office:value="-3.22137404580153">
            <text:p>-3.2213740458</text:p>
          </table:table-cell>
          <table:table-cell office:value-type="float" office:value="2.21374045801527">
            <text:p>2.213740458</text:p>
          </table:table-cell>
          <table:table-cell table:formula="of:=[.M6]-([.L7]/8)*[.$V$2]" office:value-type="float" office:value="-0.0191276553703483">
            <text:p>-0.0191276554</text:p>
          </table:table-cell>
          <table:table-cell office:value-type="float" office:value="0.259541984732824">
            <text:p>0.2595419847</text:p>
          </table:table-cell>
          <table:table-cell office:value-type="float" office:value="21.37">
            <text:p>21.37</text:p>
          </table:table-cell>
          <table:table-cell office:value-type="float" office:value="224">
            <text:p>224</text:p>
          </table:table-cell>
          <table:table-cell/>
          <table:table-cell table:formula="of:=[.$T$2]*([.R6]-([.L7]/8)*[.$V$2])+[.$U$2]*[.W7]" office:value-type="float" office:value="-0.563195535351697">
            <text:p>-0.5631955354</text:p>
          </table:table-cell>
          <table:table-cell table:formula="of:=[.R7]*28.66" office:value-type="float" office:value="-16.1411840431796">
            <text:p>-16.1411840432</text:p>
          </table:table-cell>
          <table:table-cell table:number-columns-repeated="3"/>
          <table:table-cell table:formula="of:=ATAN([.E7]/[.F7])" office:value-type="float" office:value="-0.61195635441736">
            <text:p>-0.6119563544</text:p>
          </table:table-cell>
          <table:table-cell table:formula="of:=[.W7]*28" office:value-type="float" office:value="-17.1347779236861">
            <text:p>-17.1347779237</text:p>
          </table:table-cell>
          <table:table-cell table:number-columns-repeated="1000"/>
        </table:table-row>
        <table:table-row table:style-name="ro1">
          <table:table-cell office:value-type="string">
            <text:p>2014-01-25_17:56:39_053903</text:p>
          </table:table-cell>
          <table:table-cell office:value-type="float" office:value="70424.78125">
            <text:p>70424.78125</text:p>
          </table:table-cell>
          <table:table-cell office:value-type="float" office:value="1.4">
            <text:p>1.4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-0.55029296875">
            <text:p>-0.5502929688</text:p>
          </table:table-cell>
          <table:table-cell office:value-type="float" office:value="0.07470703125">
            <text:p>0.0747070313</text:p>
          </table:table-cell>
          <table:table-cell table:formula="of:=[.H8]*[.$Q$1]" office:value-type="float" office:value="74.70703125">
            <text:p>74.70703125</text:p>
          </table:table-cell>
          <table:table-cell office:value-type="float" office:value="0.748779296875">
            <text:p>0.7487792969</text:p>
          </table:table-cell>
          <table:table-cell office:value-type="float" office:value="-3.90076335877863">
            <text:p>-3.9007633588</text:p>
          </table:table-cell>
          <table:table-cell office:value-type="float" office:value="0.854961832061069">
            <text:p>0.8549618321</text:p>
          </table:table-cell>
          <table:table-cell table:formula="of:=[.M7]-([.L8]/8)*[.$V$2]" office:value-type="float" office:value="-0.0203386770783636">
            <text:p>-0.0203386771</text:p>
          </table:table-cell>
          <table:table-cell office:value-type="float" office:value="0.595419847328244">
            <text:p>0.5954198473</text:p>
          </table:table-cell>
          <table:table-cell office:value-type="float" office:value="22.79">
            <text:p>22.79</text:p>
          </table:table-cell>
          <table:table-cell office:value-type="float" office:value="225">
            <text:p>225</text:p>
          </table:table-cell>
          <table:table-cell/>
          <table:table-cell table:formula="of:=[.$T$2]*([.R7]-([.L8]/8)*[.$V$2])+[.$U$2]*[.W8]" office:value-type="float" office:value="-0.57159138723508">
            <text:p>-0.5715913872</text:p>
          </table:table-cell>
          <table:table-cell table:formula="of:=[.R8]*28.66" office:value-type="float" office:value="-16.3818091581574">
            <text:p>-16.3818091582</text:p>
          </table:table-cell>
          <table:table-cell table:number-columns-repeated="3"/>
          <table:table-cell table:formula="of:=ATAN([.E8]/[.F8])" office:value-type="float" office:value="-0.636254858813387">
            <text:p>-0.6362548588</text:p>
          </table:table-cell>
          <table:table-cell table:formula="of:=[.W8]*28" office:value-type="float" office:value="-17.8151360467748">
            <text:p>-17.8151360468</text:p>
          </table:table-cell>
          <table:table-cell table:number-columns-repeated="1000"/>
        </table:table-row>
        <table:table-row table:style-name="ro1">
          <table:table-cell office:value-type="string">
            <text:p>2014-01-25_17:56:39_167893</text:p>
          </table:table-cell>
          <table:table-cell office:value-type="float" office:value="81822.578125">
            <text:p>81822.578125</text:p>
          </table:table-cell>
          <table:table-cell office:value-type="float" office:value="1.6">
            <text:p>1.6</text:p>
          </table:table-cell>
          <table:table-cell office:value-type="float" office:value="65">
            <text:p>65</text:p>
          </table:table-cell>
          <table:table-cell office:value-type="float" office:value="189">
            <text:p>189</text:p>
          </table:table-cell>
          <table:table-cell office:value-type="float" office:value="-210">
            <text:p>-210</text:p>
          </table:table-cell>
          <table:table-cell office:value-type="float" office:value="-0.54345703125">
            <text:p>-0.5434570313</text:p>
          </table:table-cell>
          <table:table-cell office:value-type="float" office:value="0.097900390625">
            <text:p>0.0979003906</text:p>
          </table:table-cell>
          <table:table-cell table:formula="of:=[.H9]*[.$Q$1]" office:value-type="float" office:value="97.900390625">
            <text:p>97.900390625</text:p>
          </table:table-cell>
          <table:table-cell office:value-type="float" office:value="0.783203125">
            <text:p>0.783203125</text:p>
          </table:table-cell>
          <table:table-cell office:value-type="float" office:value="-3.41221374045802">
            <text:p>-3.4122137405</text:p>
          </table:table-cell>
          <table:table-cell office:value-type="float" office:value="3.69465648854962">
            <text:p>3.6946564885</text:p>
          </table:table-cell>
          <table:table-cell table:formula="of:=[.M8]-([.L9]/8)*[.$V$2]" office:value-type="float" office:value="-0.025572020888001">
            <text:p>-0.0255720209</text:p>
          </table:table-cell>
          <table:table-cell office:value-type="float" office:value="0.549618320610687">
            <text:p>0.5496183206</text:p>
          </table:table-cell>
          <table:table-cell office:value-type="float" office:value="38.05">
            <text:p>38.05</text:p>
          </table:table-cell>
          <table:table-cell office:value-type="float" office:value="226">
            <text:p>226</text:p>
          </table:table-cell>
          <table:table-cell/>
          <table:table-cell table:formula="of:=[.$T$2]*([.R8]-([.L9]/8)*[.$V$2])+[.$U$2]*[.W9]" office:value-type="float" office:value="-0.592423768118896">
            <text:p>-0.5924237681</text:p>
          </table:table-cell>
          <table:table-cell table:formula="of:=[.R9]*28.66" office:value-type="float" office:value="-16.9788651942876">
            <text:p>-16.9788651943</text:p>
          </table:table-cell>
          <table:table-cell table:number-columns-repeated="3"/>
          <table:table-cell table:formula="of:=ATAN([.E9]/[.F9])" office:value-type="float" office:value="-0.732815101786507">
            <text:p>-0.7328151018</text:p>
          </table:table-cell>
          <table:table-cell table:formula="of:=[.W9]*28" office:value-type="float" office:value="-20.5188228500222">
            <text:p>-20.51882285</text:p>
          </table:table-cell>
          <table:table-cell table:number-columns-repeated="1000"/>
        </table:table-row>
        <table:table-row table:style-name="ro1">
          <table:table-cell office:value-type="string">
            <text:p>2014-01-25_17:56:39_282148</text:p>
          </table:table-cell>
          <table:table-cell office:value-type="float" office:value="93249.390625">
            <text:p>93249.390625</text:p>
          </table:table-cell>
          <table:table-cell office:value-type="float" office:value="1.8">
            <text:p>1.8</text:p>
          </table:table-cell>
          <table:table-cell office:value-type="float" office:value="50">
            <text:p>50</text:p>
          </table:table-cell>
          <table:table-cell office:value-type="float" office:value="169">
            <text:p>169</text:p>
          </table:table-cell>
          <table:table-cell office:value-type="float" office:value="-209">
            <text:p>-209</text:p>
          </table:table-cell>
          <table:table-cell office:value-type="float" office:value="-0.50537109375">
            <text:p>-0.5053710938</text:p>
          </table:table-cell>
          <table:table-cell office:value-type="float" office:value="0.06689453125">
            <text:p>0.0668945313</text:p>
          </table:table-cell>
          <table:table-cell table:formula="of:=[.H10]*[.$Q$1]" office:value-type="float" office:value="66.89453125">
            <text:p>66.89453125</text:p>
          </table:table-cell>
          <table:table-cell office:value-type="float" office:value="0.76416015625">
            <text:p>0.7641601563</text:p>
          </table:table-cell>
          <table:table-cell office:value-type="float" office:value="-3.68702290076336">
            <text:p>-3.6870229008</text:p>
          </table:table-cell>
          <table:table-cell office:value-type="float" office:value="1.0763358778626">
            <text:p>1.0763358779</text:p>
          </table:table-cell>
          <table:table-cell table:formula="of:=[.M9]-([.L10]/8)*[.$V$2]" office:value-type="float" office:value="-0.0270966107168416">
            <text:p>-0.0270966107</text:p>
          </table:table-cell>
          <table:table-cell office:value-type="float" office:value="0.183206106870229">
            <text:p>0.1832061069</text:p>
          </table:table-cell>
          <table:table-cell office:value-type="float" office:value="20.77">
            <text:p>20.77</text:p>
          </table:table-cell>
          <table:table-cell office:value-type="float" office:value="226">
            <text:p>226</text:p>
          </table:table-cell>
          <table:table-cell/>
          <table:table-cell table:formula="of:=[.$T$2]*([.R9]-([.L10]/8)*[.$V$2])+[.$U$2]*[.W10]" office:value-type="float" office:value="-0.602550563380419">
            <text:p>-0.6025505634</text:p>
          </table:table-cell>
          <table:table-cell table:formula="of:=[.R10]*28.66" office:value-type="float" office:value="-17.2690991464828">
            <text:p>-17.2690991465</text:p>
          </table:table-cell>
          <table:table-cell table:number-columns-repeated="3"/>
          <table:table-cell table:formula="of:=ATAN([.E10]/[.F10])" office:value-type="float" office:value="-0.679970412274558">
            <text:p>-0.6799704123</text:p>
          </table:table-cell>
          <table:table-cell table:formula="of:=[.W10]*28" office:value-type="float" office:value="-19.0391715436876">
            <text:p>-19.0391715437</text:p>
          </table:table-cell>
          <table:table-cell table:number-columns-repeated="1000"/>
        </table:table-row>
        <table:table-row table:style-name="ro1">
          <table:table-cell office:value-type="string">
            <text:p>2014-01-25_17:56:39_395546</text:p>
          </table:table-cell>
          <table:table-cell office:value-type="float" office:value="104588.78125">
            <text:p>104588.7812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21">
            <text:p>121</text:p>
          </table:table-cell>
          <table:table-cell office:value-type="float" office:value="-218">
            <text:p>-218</text:p>
          </table:table-cell>
          <table:table-cell office:value-type="float" office:value="-0.5751953125">
            <text:p>-0.5751953125</text:p>
          </table:table-cell>
          <table:table-cell office:value-type="float" office:value="0.074951171875">
            <text:p>0.0749511719</text:p>
          </table:table-cell>
          <table:table-cell table:formula="of:=[.H11]*[.$Q$1]" office:value-type="float" office:value="74.951171875">
            <text:p>74.951171875</text:p>
          </table:table-cell>
          <table:table-cell office:value-type="float" office:value="0.71142578125">
            <text:p>0.7114257813</text:p>
          </table:table-cell>
          <table:table-cell office:value-type="float" office:value="-0.83206106870229">
            <text:p>-0.8320610687</text:p>
          </table:table-cell>
          <table:table-cell office:value-type="float" office:value="3.23664122137405">
            <text:p>3.2366412214</text:p>
          </table:table-cell>
          <table:table-cell table:formula="of:=[.M10]-([.L11]/8)*[.$V$2]" office:value-type="float" office:value="-0.0316811928971851">
            <text:p>-0.0316811929</text:p>
          </table:table-cell>
          <table:table-cell office:value-type="float" office:value="0.633587786259542">
            <text:p>0.6335877863</text:p>
          </table:table-cell>
          <table:table-cell office:value-type="float" office:value="20.98">
            <text:p>20.98</text:p>
          </table:table-cell>
          <table:table-cell office:value-type="float" office:value="227">
            <text:p>227</text:p>
          </table:table-cell>
          <table:table-cell/>
          <table:table-cell table:formula="of:=[.$T$2]*([.R10]-([.L11]/8)*[.$V$2])+[.$U$2]*[.W11]" office:value-type="float" office:value="-0.597092525466148">
            <text:p>-0.5970925255</text:p>
          </table:table-cell>
          <table:table-cell table:formula="of:=[.R11]*28.66" office:value-type="float" office:value="-17.1126717798598">
            <text:p>-17.1126717799</text:p>
          </table:table-cell>
          <table:table-cell table:number-columns-repeated="3"/>
          <table:table-cell table:formula="of:=ATAN([.E11]/[.F11])" office:value-type="float" office:value="-0.506708944614614">
            <text:p>-0.5067089446</text:p>
          </table:table-cell>
          <table:table-cell table:formula="of:=[.W11]*28" office:value-type="float" office:value="-14.1878504492092">
            <text:p>-14.1878504492</text:p>
          </table:table-cell>
          <table:table-cell table:number-columns-repeated="1000"/>
        </table:table-row>
        <table:table-row table:style-name="ro1">
          <table:table-cell office:value-type="string">
            <text:p>2014-01-25_17:56:39_509161</text:p>
          </table:table-cell>
          <table:table-cell office:value-type="float" office:value="115982.984375">
            <text:p>115982.984375</text:p>
          </table:table-cell>
          <table:table-cell office:value-type="float" office:value="2.2">
            <text:p>2.2</text:p>
          </table:table-cell>
          <table:table-cell office:value-type="float" office:value="144">
            <text:p>144</text:p>
          </table:table-cell>
          <table:table-cell office:value-type="float" office:value="181">
            <text:p>181</text:p>
          </table:table-cell>
          <table:table-cell office:value-type="float" office:value="-228">
            <text:p>-228</text:p>
          </table:table-cell>
          <table:table-cell office:value-type="float" office:value="-0.5703125">
            <text:p>-0.5703125</text:p>
          </table:table-cell>
          <table:table-cell office:value-type="float" office:value="0.101806640625">
            <text:p>0.1018066406</text:p>
          </table:table-cell>
          <table:table-cell table:formula="of:=[.H12]*[.$Q$1]" office:value-type="float" office:value="101.806640625">
            <text:p>101.806640625</text:p>
          </table:table-cell>
          <table:table-cell office:value-type="float" office:value="0.73876953125">
            <text:p>0.7387695313</text:p>
          </table:table-cell>
          <table:table-cell office:value-type="float" office:value="-4.96946564885496">
            <text:p>-4.9694656489</text:p>
          </table:table-cell>
          <table:table-cell office:value-type="float" office:value="0.763358778625954">
            <text:p>0.7633587786</text:p>
          </table:table-cell>
          <table:table-cell table:formula="of:=[.M11]-([.L12]/8)*[.$V$2]" office:value-type="float" office:value="-0.0327624622793416">
            <text:p>-0.0327624623</text:p>
          </table:table-cell>
          <table:table-cell office:value-type="float" office:value="1.24427480916031">
            <text:p>1.2442748092</text:p>
          </table:table-cell>
          <table:table-cell office:value-type="float" office:value="20.4">
            <text:p>20.4</text:p>
          </table:table-cell>
          <table:table-cell office:value-type="float" office:value="228">
            <text:p>228</text:p>
          </table:table-cell>
          <table:table-cell/>
          <table:table-cell table:formula="of:=[.$T$2]*([.R11]-([.L12]/8)*[.$V$2])+[.$U$2]*[.W12]" office:value-type="float" office:value="-0.605454974870495">
            <text:p>-0.6054549749</text:p>
          </table:table-cell>
          <table:table-cell table:formula="of:=[.R12]*28.66" office:value-type="float" office:value="-17.3523395797884">
            <text:p>-17.3523395798</text:p>
          </table:table-cell>
          <table:table-cell table:number-columns-repeated="3"/>
          <table:table-cell table:formula="of:=ATAN([.E12]/[.F12])" office:value-type="float" office:value="-0.670985595070212">
            <text:p>-0.6709855951</text:p>
          </table:table-cell>
          <table:table-cell table:formula="of:=[.W12]*28" office:value-type="float" office:value="-18.7875966619659">
            <text:p>-18.787596662</text:p>
          </table:table-cell>
          <table:table-cell table:number-columns-repeated="1000"/>
        </table:table-row>
        <table:table-row table:style-name="ro1">
          <table:table-cell office:value-type="string">
            <text:p>2014-01-25_17:56:39_624850</text:p>
          </table:table-cell>
          <table:table-cell office:value-type="float" office:value="127570.578125">
            <text:p>127570.578125</text:p>
          </table:table-cell>
          <table:table-cell office:value-type="float" office:value="2.4">
            <text:p>2.4</text:p>
          </table:table-cell>
          <table:table-cell office:value-type="float" office:value="76">
            <text:p>76</text:p>
          </table:table-cell>
          <table:table-cell office:value-type="float" office:value="198">
            <text:p>198</text:p>
          </table:table-cell>
          <table:table-cell office:value-type="float" office:value="-227">
            <text:p>-227</text:p>
          </table:table-cell>
          <table:table-cell office:value-type="float" office:value="-0.550048828125">
            <text:p>-0.5500488281</text:p>
          </table:table-cell>
          <table:table-cell office:value-type="float" office:value="0.146484375">
            <text:p>0.146484375</text:p>
          </table:table-cell>
          <table:table-cell table:formula="of:=[.H13]*[.$Q$1]" office:value-type="float" office:value="146.484375">
            <text:p>146.484375</text:p>
          </table:table-cell>
          <table:table-cell office:value-type="float" office:value="0.502197265625">
            <text:p>0.5021972656</text:p>
          </table:table-cell>
          <table:table-cell office:value-type="float" office:value="-4.23664122137405">
            <text:p>-4.2366412214</text:p>
          </table:table-cell>
          <table:table-cell office:value-type="float" office:value="0.251908396946565">
            <text:p>0.2519083969</text:p>
          </table:table-cell>
          <table:table-cell table:formula="of:=[.M12]-([.L13]/8)*[.$V$2]" office:value-type="float" office:value="-0.0331192811754533">
            <text:p>-0.0331192812</text:p>
          </table:table-cell>
          <table:table-cell office:value-type="float" office:value="1.37404580152672">
            <text:p>1.3740458015</text:p>
          </table:table-cell>
          <table:table-cell office:value-type="float" office:value="41.75">
            <text:p>41.75</text:p>
          </table:table-cell>
          <table:table-cell office:value-type="float" office:value="229">
            <text:p>229</text:p>
          </table:table-cell>
          <table:table-cell/>
          <table:table-cell table:formula="of:=[.$T$2]*([.R12]-([.L13]/8)*[.$V$2])+[.$U$2]*[.W13]" office:value-type="float" office:value="-0.61695746207428">
            <text:p>-0.6169574621</text:p>
          </table:table-cell>
          <table:table-cell table:formula="of:=[.R13]*28.66" office:value-type="float" office:value="-17.6820008630489">
            <text:p>-17.682000863</text:p>
          </table:table-cell>
          <table:table-cell table:number-columns-repeated="3"/>
          <table:table-cell table:formula="of:=ATAN([.E13]/[.F13])" office:value-type="float" office:value="-0.717268476843337">
            <text:p>-0.7172684768</text:p>
          </table:table-cell>
          <table:table-cell table:formula="of:=[.W13]*28" office:value-type="float" office:value="-20.0835173516134">
            <text:p>-20.0835173516</text:p>
          </table:table-cell>
          <table:table-cell table:number-columns-repeated="1000"/>
        </table:table-row>
        <table:table-row table:style-name="ro1">
          <table:table-cell office:value-type="string">
            <text:p>2014-01-25_17:56:39_739461</text:p>
          </table:table-cell>
          <table:table-cell office:value-type="float" office:value="138980.1875">
            <text:p>138980.1875</text:p>
          </table:table-cell>
          <table:table-cell office:value-type="float" office:value="2.6">
            <text:p>2.6</text:p>
          </table:table-cell>
          <table:table-cell office:value-type="float" office:value="54">
            <text:p>54</text:p>
          </table:table-cell>
          <table:table-cell office:value-type="float" office:value="176">
            <text:p>176</text:p>
          </table:table-cell>
          <table:table-cell office:value-type="float" office:value="-224">
            <text:p>-224</text:p>
          </table:table-cell>
          <table:table-cell office:value-type="float" office:value="-0.565185546875">
            <text:p>-0.5651855469</text:p>
          </table:table-cell>
          <table:table-cell office:value-type="float" office:value="0.03759765625">
            <text:p>0.0375976563</text:p>
          </table:table-cell>
          <table:table-cell table:formula="of:=[.H14]*[.$Q$1]" office:value-type="float" office:value="37.59765625">
            <text:p>37.59765625</text:p>
          </table:table-cell>
          <table:table-cell office:value-type="float" office:value="0.6435546875">
            <text:p>0.6435546875</text:p>
          </table:table-cell>
          <table:table-cell office:value-type="float" office:value="-1.57251908396947">
            <text:p>-1.572519084</text:p>
          </table:table-cell>
          <table:table-cell office:value-type="float" office:value="3.59541984732824">
            <text:p>3.5954198473</text:p>
          </table:table-cell>
          <table:table-cell table:formula="of:=[.M13]-([.L14]/8)*[.$V$2]" office:value-type="float" office:value="-0.0382120599654103">
            <text:p>-0.03821206</text:p>
          </table:table-cell>
          <table:table-cell office:value-type="float" office:value="0.0916030534351145">
            <text:p>0.0916030534</text:p>
          </table:table-cell>
          <table:table-cell office:value-type="float" office:value="20.98">
            <text:p>20.98</text:p>
          </table:table-cell>
          <table:table-cell office:value-type="float" office:value="229">
            <text:p>229</text:p>
          </table:table-cell>
          <table:table-cell/>
          <table:table-cell table:formula="of:=[.$T$2]*([.R13]-([.L14]/8)*[.$V$2])+[.$U$2]*[.W14]" office:value-type="float" office:value="-0.626442140515724">
            <text:p>-0.6264421405</text:p>
          </table:table-cell>
          <table:table-cell table:formula="of:=[.R14]*28.66" office:value-type="float" office:value="-17.9538317471807">
            <text:p>-17.9538317472</text:p>
          </table:table-cell>
          <table:table-cell table:number-columns-repeated="3"/>
          <table:table-cell table:formula="of:=ATAN([.E14]/[.F14])" office:value-type="float" office:value="-0.66596923737911">
            <text:p>-0.6659692374</text:p>
          </table:table-cell>
          <table:table-cell table:formula="of:=[.W14]*28" office:value-type="float" office:value="-18.6471386466151">
            <text:p>-18.6471386466</text:p>
          </table:table-cell>
          <table:table-cell table:number-columns-repeated="1000"/>
        </table:table-row>
        <table:table-row table:style-name="ro1">
          <table:table-cell office:value-type="string">
            <text:p>2014-01-25_17:56:39_852467</text:p>
          </table:table-cell>
          <table:table-cell office:value-type="float" office:value="150280.875">
            <text:p>150280.875</text:p>
          </table:table-cell>
          <table:table-cell office:value-type="float" office:value="2.8">
            <text:p>2.8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float" office:value="-202">
            <text:p>-202</text:p>
          </table:table-cell>
          <table:table-cell office:value-type="float" office:value="-0.5859375">
            <text:p>-0.5859375</text:p>
          </table:table-cell>
          <table:table-cell office:value-type="float" office:value="0.05517578125">
            <text:p>0.0551757813</text:p>
          </table:table-cell>
          <table:table-cell table:formula="of:=[.H15]*[.$Q$1]" office:value-type="float" office:value="55.17578125">
            <text:p>55.17578125</text:p>
          </table:table-cell>
          <table:table-cell office:value-type="float" office:value="0.677734375">
            <text:p>0.677734375</text:p>
          </table:table-cell>
          <table:table-cell office:value-type="float" office:value="-5.58778625954199">
            <text:p>-5.5877862595</text:p>
          </table:table-cell>
          <table:table-cell office:value-type="float" office:value="2.12213740458015">
            <text:p>2.1221374046</text:p>
          </table:table-cell>
          <table:table-cell table:formula="of:=[.M14]-([.L15]/8)*[.$V$2]" office:value-type="float" office:value="-0.0412179888478054">
            <text:p>-0.0412179888</text:p>
          </table:table-cell>
          <table:table-cell office:value-type="float" office:value="0.33587786259542">
            <text:p>0.3358778626</text:p>
          </table:table-cell>
          <table:table-cell office:value-type="float" office:value="19.06">
            <text:p>19.06</text:p>
          </table:table-cell>
          <table:table-cell office:value-type="float" office:value="230">
            <text:p>230</text:p>
          </table:table-cell>
          <table:table-cell/>
          <table:table-cell table:formula="of:=[.$T$2]*([.R14]-([.L15]/8)*[.$V$2])+[.$U$2]*[.W15]" office:value-type="float" office:value="-0.633795978403142">
            <text:p>-0.6337959784</text:p>
          </table:table-cell>
          <table:table-cell table:formula="of:=[.R15]*28.66" office:value-type="float" office:value="-18.1645927410341">
            <text:p>-18.164592741</text:p>
          </table:table-cell>
          <table:table-cell table:number-columns-repeated="3"/>
          <table:table-cell table:formula="of:=ATAN([.E15]/[.F15])" office:value-type="float" office:value="-0.672927159448346">
            <text:p>-0.6729271594</text:p>
          </table:table-cell>
          <table:table-cell table:formula="of:=[.W15]*28" office:value-type="float" office:value="-18.8419604645537">
            <text:p>-18.8419604646</text:p>
          </table:table-cell>
          <table:table-cell table:number-columns-repeated="1000"/>
        </table:table-row>
        <table:table-row table:style-name="ro1">
          <table:table-cell office:value-type="string">
            <text:p>2014-01-25_17:56:39_966367</text:p>
          </table:table-cell>
          <table:table-cell office:value-type="float" office:value="161671.671875">
            <text:p>161671.67187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float" office:value="-248">
            <text:p>-248</text:p>
          </table:table-cell>
          <table:table-cell office:value-type="float" office:value="-0.4833984375">
            <text:p>-0.4833984375</text:p>
          </table:table-cell>
          <table:table-cell office:value-type="float" office:value="0.0634765625">
            <text:p>0.0634765625</text:p>
          </table:table-cell>
          <table:table-cell table:formula="of:=[.H16]*[.$Q$1]" office:value-type="float" office:value="63.4765625">
            <text:p>63.4765625</text:p>
          </table:table-cell>
          <table:table-cell office:value-type="float" office:value="0.7666015625">
            <text:p>0.7666015625</text:p>
          </table:table-cell>
          <table:table-cell office:value-type="float" office:value="-3.48854961832061">
            <text:p>-3.4885496183</text:p>
          </table:table-cell>
          <table:table-cell office:value-type="float" office:value="1.06870229007634">
            <text:p>1.0687022901</text:p>
          </table:table-cell>
          <table:table-cell table:formula="of:=[.M15]-([.L16]/8)*[.$V$2]" office:value-type="float" office:value="-0.0427317659828244">
            <text:p>-0.042731766</text:p>
          </table:table-cell>
          <table:table-cell office:value-type="float" office:value="0.190839694656489">
            <text:p>0.1908396947</text:p>
          </table:table-cell>
          <table:table-cell office:value-type="float" office:value="23.12">
            <text:p>23.12</text:p>
          </table:table-cell>
          <table:table-cell office:value-type="float" office:value="231">
            <text:p>231</text:p>
          </table:table-cell>
          <table:table-cell/>
          <table:table-cell table:formula="of:=[.$T$2]*([.R15]-([.L16]/8)*[.$V$2])+[.$U$2]*[.W16]" office:value-type="float" office:value="-0.63104285890546">
            <text:p>-0.6310428589</text:p>
          </table:table-cell>
          <table:table-cell table:formula="of:=[.R16]*28.66" office:value-type="float" office:value="-18.0856883362305">
            <text:p>-18.0856883362</text:p>
          </table:table-cell>
          <table:table-cell table:number-columns-repeated="3"/>
          <table:table-cell table:formula="of:=ATAN([.E16]/[.F16])" office:value-type="float" office:value="-0.592640789211147">
            <text:p>-0.5926407892</text:p>
          </table:table-cell>
          <table:table-cell table:formula="of:=[.W16]*28" office:value-type="float" office:value="-16.5939420979121">
            <text:p>-16.5939420979</text:p>
          </table:table-cell>
          <table:table-cell table:number-columns-repeated="1000"/>
        </table:table-row>
        <table:table-row table:style-name="ro1">
          <table:table-cell office:value-type="string">
            <text:p>2014-01-25_17:56:40_079321</text:p>
          </table:table-cell>
          <table:table-cell office:value-type="float" office:value="172966">
            <text:p>172966</text:p>
          </table:table-cell>
          <table:table-cell office:value-type="float" office:value="3.2">
            <text:p>3.2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office:value-type="float" office:value="-218">
            <text:p>-218</text:p>
          </table:table-cell>
          <table:table-cell office:value-type="float" office:value="-0.50537109375">
            <text:p>-0.5053710938</text:p>
          </table:table-cell>
          <table:table-cell office:value-type="float" office:value="-0.03759765625">
            <text:p>-0.0375976563</text:p>
          </table:table-cell>
          <table:table-cell table:formula="of:=[.H17]*[.$Q$1]" office:value-type="float" office:value="-37.59765625">
            <text:p>-37.59765625</text:p>
          </table:table-cell>
          <table:table-cell office:value-type="float" office:value="0.550537109375">
            <text:p>0.5505371094</text:p>
          </table:table-cell>
          <table:table-cell office:value-type="float" office:value="-2.66412213740458">
            <text:p>-2.6641221374</text:p>
          </table:table-cell>
          <table:table-cell office:value-type="float" office:value="0.603053435114504">
            <text:p>0.6030534351</text:p>
          </table:table-cell>
          <table:table-cell table:formula="of:=[.M16]-([.L17]/8)*[.$V$2]" office:value-type="float" office:value="-0.0435859687947281">
            <text:p>-0.0435859688</text:p>
          </table:table-cell>
          <table:table-cell office:value-type="float" office:value="0.610687022900763">
            <text:p>0.6106870229</text:p>
          </table:table-cell>
          <table:table-cell office:value-type="float" office:value="21.98">
            <text:p>21.98</text:p>
          </table:table-cell>
          <table:table-cell office:value-type="float" office:value="232">
            <text:p>232</text:p>
          </table:table-cell>
          <table:table-cell/>
          <table:table-cell table:formula="of:=[.$T$2]*([.R16]-([.L17]/8)*[.$V$2])+[.$U$2]*[.W17]" office:value-type="float" office:value="-0.628035037170185">
            <text:p>-0.6280350372</text:p>
          </table:table-cell>
          <table:table-cell table:formula="of:=[.R17]*28.66" office:value-type="float" office:value="-17.9994841652975">
            <text:p>-17.9994841653</text:p>
          </table:table-cell>
          <table:table-cell table:number-columns-repeated="3"/>
          <table:table-cell table:formula="of:=ATAN([.E17]/[.F17])" office:value-type="float" office:value="-0.593276816245579">
            <text:p>-0.5932768162</text:p>
          </table:table-cell>
          <table:table-cell table:formula="of:=[.W17]*28" office:value-type="float" office:value="-16.6117508548762">
            <text:p>-16.6117508549</text:p>
          </table:table-cell>
          <table:table-cell table:number-columns-repeated="1000"/>
        </table:table-row>
        <table:table-row table:style-name="ro1">
          <table:table-cell office:value-type="string">
            <text:p>2014-01-25_17:56:40_193031</text:p>
          </table:table-cell>
          <table:table-cell office:value-type="float" office:value="184337.890625">
            <text:p>184337.890625</text:p>
          </table:table-cell>
          <table:table-cell office:value-type="float" office:value="3.4">
            <text:p>3.4</text:p>
          </table:table-cell>
          <table:table-cell office:value-type="float" office:value="68">
            <text:p>68</text:p>
          </table:table-cell>
          <table:table-cell office:value-type="float" office:value="149">
            <text:p>149</text:p>
          </table:table-cell>
          <table:table-cell office:value-type="float" office:value="-236">
            <text:p>-236</text:p>
          </table:table-cell>
          <table:table-cell office:value-type="float" office:value="-0.52197265625">
            <text:p>-0.5219726563</text:p>
          </table:table-cell>
          <table:table-cell office:value-type="float" office:value="0.112548828125">
            <text:p>0.1125488281</text:p>
          </table:table-cell>
          <table:table-cell table:formula="of:=[.H18]*[.$Q$1]" office:value-type="float" office:value="112.548828125">
            <text:p>112.548828125</text:p>
          </table:table-cell>
          <table:table-cell office:value-type="float" office:value="0.729248046875">
            <text:p>0.7292480469</text:p>
          </table:table-cell>
          <table:table-cell office:value-type="float" office:value="-0.862595419847328">
            <text:p>-0.8625954198</text:p>
          </table:table-cell>
          <table:table-cell office:value-type="float" office:value="3.87786259541985">
            <text:p>3.8778625954</text:p>
          </table:table-cell>
          <table:table-cell table:formula="of:=[.M17]-([.L18]/8)*[.$V$2]" office:value-type="float" office:value="-0.049078817256083">
            <text:p>-0.0490788173</text:p>
          </table:table-cell>
          <table:table-cell office:value-type="float" office:value="1.91603053435115">
            <text:p>1.9160305344</text:p>
          </table:table-cell>
          <table:table-cell office:value-type="float" office:value="22.37">
            <text:p>22.37</text:p>
          </table:table-cell>
          <table:table-cell office:value-type="float" office:value="232">
            <text:p>232</text:p>
          </table:table-cell>
          <table:table-cell/>
          <table:table-cell table:formula="of:=[.$T$2]*([.R17]-([.L18]/8)*[.$V$2])+[.$U$2]*[.W18]" office:value-type="float" office:value="-0.626490779340167">
            <text:p>-0.6264907793</text:p>
          </table:table-cell>
          <table:table-cell table:formula="of:=[.R18]*28.66" office:value-type="float" office:value="-17.9552257358892">
            <text:p>-17.9552257359</text:p>
          </table:table-cell>
          <table:table-cell table:number-columns-repeated="3"/>
          <table:table-cell table:formula="of:=ATAN([.E18]/[.F18])" office:value-type="float" office:value="-0.563156822717809">
            <text:p>-0.5631568227</text:p>
          </table:table-cell>
          <table:table-cell table:formula="of:=[.W18]*28" office:value-type="float" office:value="-15.7683910360987">
            <text:p>-15.7683910361</text:p>
          </table:table-cell>
          <table:table-cell table:number-columns-repeated="1000"/>
        </table:table-row>
        <table:table-row table:style-name="ro1">
          <table:table-cell office:value-type="string">
            <text:p>2014-01-25_17:56:40_306883</text:p>
          </table:table-cell>
          <table:table-cell office:value-type="float" office:value="195722.28125">
            <text:p>195722.28125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-209">
            <text:p>-209</text:p>
          </table:table-cell>
          <table:table-cell office:value-type="float" office:value="-0.572021484375">
            <text:p>-0.5720214844</text:p>
          </table:table-cell>
          <table:table-cell office:value-type="float" office:value="0.108642578125">
            <text:p>0.1086425781</text:p>
          </table:table-cell>
          <table:table-cell table:formula="of:=[.H19]*[.$Q$1]" office:value-type="float" office:value="108.642578125">
            <text:p>108.642578125</text:p>
          </table:table-cell>
          <table:table-cell office:value-type="float" office:value="0.73193359375">
            <text:p>0.7319335938</text:p>
          </table:table-cell>
          <table:table-cell office:value-type="float" office:value="-3.6030534351145">
            <text:p>-3.6030534351</text:p>
          </table:table-cell>
          <table:table-cell office:value-type="float" office:value="0.580152671755725">
            <text:p>0.5801526718</text:p>
          </table:table-cell>
          <table:table-cell table:formula="of:=[.M18]-([.L19]/8)*[.$V$2]" office:value-type="float" office:value="-0.049900581986522">
            <text:p>-0.049900582</text:p>
          </table:table-cell>
          <table:table-cell office:value-type="float" office:value="0.190839694656489">
            <text:p>0.1908396947</text:p>
          </table:table-cell>
          <table:table-cell office:value-type="float" office:value="27.32">
            <text:p>27.32</text:p>
          </table:table-cell>
          <table:table-cell office:value-type="float" office:value="233">
            <text:p>233</text:p>
          </table:table-cell>
          <table:table-cell/>
          <table:table-cell table:formula="of:=[.$T$2]*([.R18]-([.L19]/8)*[.$V$2])+[.$U$2]*[.W19]" office:value-type="float" office:value="-0.629007911622052">
            <text:p>-0.6290079116</text:p>
          </table:table-cell>
          <table:table-cell table:formula="of:=[.R19]*28.66" office:value-type="float" office:value="-18.027366747088">
            <text:p>-18.0273667471</text:p>
          </table:table-cell>
          <table:table-cell table:number-columns-repeated="3"/>
          <table:table-cell table:formula="of:=ATAN([.E19]/[.F19])" office:value-type="float" office:value="-0.644266219585074">
            <text:p>-0.6442662196</text:p>
          </table:table-cell>
          <table:table-cell table:formula="of:=[.W19]*28" office:value-type="float" office:value="-18.0394541483821">
            <text:p>-18.0394541484</text:p>
          </table:table-cell>
          <table:table-cell table:number-columns-repeated="1000"/>
        </table:table-row>
        <table:table-row table:style-name="ro1">
          <table:table-cell office:value-type="string">
            <text:p>2014-01-25_17:56:40_421940</text:p>
          </table:table-cell>
          <table:table-cell office:value-type="float" office:value="207228.796875">
            <text:p>207228.796875</text:p>
          </table:table-cell>
          <table:table-cell office:value-type="float" office:value="3.8">
            <text:p>3.8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 office:value-type="float" office:value="-243">
            <text:p>-243</text:p>
          </table:table-cell>
          <table:table-cell office:value-type="float" office:value="-0.507568359375">
            <text:p>-0.5075683594</text:p>
          </table:table-cell>
          <table:table-cell office:value-type="float" office:value="0.0087890625">
            <text:p>0.0087890625</text:p>
          </table:table-cell>
          <table:table-cell table:formula="of:=[.H20]*[.$Q$1]" office:value-type="float" office:value="8.7890625">
            <text:p>8.7890625</text:p>
          </table:table-cell>
          <table:table-cell office:value-type="float" office:value="0.840576171875">
            <text:p>0.8405761719</text:p>
          </table:table-cell>
          <table:table-cell office:value-type="float" office:value="-2">
            <text:p>-2</text:p>
          </table:table-cell>
          <table:table-cell office:value-type="float" office:value="0.702290076335878">
            <text:p>0.7022900763</text:p>
          </table:table-cell>
          <table:table-cell table:formula="of:=[.M19]-([.L20]/8)*[.$V$2]" office:value-type="float" office:value="-0.0508953498181059">
            <text:p>-0.0508953498</text:p>
          </table:table-cell>
          <table:table-cell office:value-type="float" office:value="0.893129770992366">
            <text:p>0.893129771</text:p>
          </table:table-cell>
          <table:table-cell office:value-type="float" office:value="42.84">
            <text:p>42.84</text:p>
          </table:table-cell>
          <table:table-cell office:value-type="float" office:value="234">
            <text:p>234</text:p>
          </table:table-cell>
          <table:table-cell/>
          <table:table-cell table:formula="of:=[.$T$2]*([.R19]-([.L20]/8)*[.$V$2])+[.$U$2]*[.W20]" office:value-type="float" office:value="-0.622899325289464">
            <text:p>-0.6228993253</text:p>
          </table:table-cell>
          <table:table-cell table:formula="of:=[.R20]*28.66" office:value-type="float" office:value="-17.852294662796">
            <text:p>-17.8522946628</text:p>
          </table:table-cell>
          <table:table-cell table:number-columns-repeated="3"/>
          <table:table-cell table:formula="of:=ATAN([.E20]/[.F20])" office:value-type="float" office:value="-0.558969137811909">
            <text:p>-0.5589691378</text:p>
          </table:table-cell>
          <table:table-cell table:formula="of:=[.W20]*28" office:value-type="float" office:value="-15.6511358587335">
            <text:p>-15.6511358587</text:p>
          </table:table-cell>
          <table:table-cell table:number-columns-repeated="1000"/>
        </table:table-row>
        <table:table-row table:style-name="ro1">
          <table:table-cell office:value-type="string">
            <text:p>2014-01-25_17:56:40_535343</text:p>
          </table:table-cell>
          <table:table-cell office:value-type="float" office:value="218568.078125">
            <text:p>218568.078125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-0.530517578125">
            <text:p>-0.5305175781</text:p>
          </table:table-cell>
          <table:table-cell office:value-type="float" office:value="0.094970703125">
            <text:p>0.0949707031</text:p>
          </table:table-cell>
          <table:table-cell table:formula="of:=[.H21]*[.$Q$1]" office:value-type="float" office:value="94.970703125">
            <text:p>94.970703125</text:p>
          </table:table-cell>
          <table:table-cell office:value-type="float" office:value="0.775146484375">
            <text:p>0.7751464844</text:p>
          </table:table-cell>
          <table:table-cell office:value-type="float" office:value="-3.90076335877863">
            <text:p>-3.9007633588</text:p>
          </table:table-cell>
          <table:table-cell office:value-type="float" office:value="1.88549618320611">
            <text:p>1.8854961832</text:p>
          </table:table-cell>
          <table:table-cell table:formula="of:=[.M20]-([.L21]/8)*[.$V$2]" office:value-type="float" office:value="-0.0535660851920325">
            <text:p>-0.0535660852</text:p>
          </table:table-cell>
          <table:table-cell office:value-type="float" office:value="0.763358778625954">
            <text:p>0.7633587786</text:p>
          </table:table-cell>
          <table:table-cell office:value-type="float" office:value="29.05">
            <text:p>29.05</text:p>
          </table:table-cell>
          <table:table-cell office:value-type="float" office:value="235">
            <text:p>235</text:p>
          </table:table-cell>
          <table:table-cell/>
          <table:table-cell table:formula="of:=[.$T$2]*([.R20]-([.L21]/8)*[.$V$2])+[.$U$2]*[.W21]" office:value-type="float" office:value="-0.622220644674582">
            <text:p>-0.6222206447</text:p>
          </table:table-cell>
          <table:table-cell table:formula="of:=[.R21]*28.66" office:value-type="float" office:value="-17.8328436763735">
            <text:p>-17.8328436764</text:p>
          </table:table-cell>
          <table:table-cell table:number-columns-repeated="3"/>
          <table:table-cell table:formula="of:=ATAN([.E21]/[.F21])" office:value-type="float" office:value="-0.592075900775309">
            <text:p>-0.5920759008</text:p>
          </table:table-cell>
          <table:table-cell table:formula="of:=[.W21]*28" office:value-type="float" office:value="-16.5781252217086">
            <text:p>-16.5781252217</text:p>
          </table:table-cell>
          <table:table-cell table:number-columns-repeated="1000"/>
        </table:table-row>
        <table:table-row table:style-name="ro1">
          <table:table-cell office:value-type="string">
            <text:p>2014-01-25_17:56:40_649464</text:p>
          </table:table-cell>
          <table:table-cell office:value-type="float" office:value="229981.296875">
            <text:p>229981.296875</text:p>
          </table:table-cell>
          <table:table-cell office:value-type="float" office:value="4.2">
            <text:p>4.2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13">
            <text:p>-213</text:p>
          </table:table-cell>
          <table:table-cell office:value-type="float" office:value="-0.5859375">
            <text:p>-0.5859375</text:p>
          </table:table-cell>
          <table:table-cell office:value-type="float" office:value="0.075927734375">
            <text:p>0.0759277344</text:p>
          </table:table-cell>
          <table:table-cell table:formula="of:=[.H22]*[.$Q$1]" office:value-type="float" office:value="75.927734375">
            <text:p>75.927734375</text:p>
          </table:table-cell>
          <table:table-cell office:value-type="float" office:value="0.972900390625">
            <text:p>0.9729003906</text:p>
          </table:table-cell>
          <table:table-cell office:value-type="float" office:value="-1.99236641221374">
            <text:p>-1.9923664122</text:p>
          </table:table-cell>
          <table:table-cell office:value-type="float" office:value="0.213740458015267">
            <text:p>0.213740458</text:p>
          </table:table-cell>
          <table:table-cell table:formula="of:=[.M21]-([.L22]/8)*[.$V$2]" office:value-type="float" office:value="-0.0538688406190363">
            <text:p>-0.0538688406</text:p>
          </table:table-cell>
          <table:table-cell office:value-type="float" office:value="1.10687022900763">
            <text:p>1.106870229</text:p>
          </table:table-cell>
          <table:table-cell office:value-type="float" office:value="21.47">
            <text:p>21.47</text:p>
          </table:table-cell>
          <table:table-cell office:value-type="float" office:value="235">
            <text:p>235</text:p>
          </table:table-cell>
          <table:table-cell/>
          <table:table-cell table:formula="of:=[.$T$2]*([.R21]-([.L22]/8)*[.$V$2])+[.$U$2]*[.W22]" office:value-type="float" office:value="-0.621626674642619">
            <text:p>-0.6216266746</text:p>
          </table:table-cell>
          <table:table-cell table:formula="of:=[.R22]*28.66" office:value-type="float" office:value="-17.8158204952575">
            <text:p>-17.8158204953</text:p>
          </table:table-cell>
          <table:table-cell table:number-columns-repeated="3"/>
          <table:table-cell table:formula="of:=ATAN([.E22]/[.F22])" office:value-type="float" office:value="-0.613556145511917">
            <text:p>-0.6135561455</text:p>
          </table:table-cell>
          <table:table-cell table:formula="of:=[.W22]*28" office:value-type="float" office:value="-17.1795720743337">
            <text:p>-17.1795720743</text:p>
          </table:table-cell>
          <table:table-cell table:number-columns-repeated="1000"/>
        </table:table-row>
        <table:table-row table:style-name="ro1">
          <table:table-cell office:value-type="string">
            <text:p>2014-01-25_17:56:40_763497</text:p>
          </table:table-cell>
          <table:table-cell office:value-type="float" office:value="241383.96875">
            <text:p>241383.96875</text:p>
          </table:table-cell>
          <table:table-cell office:value-type="float" office:value="4.4">
            <text:p>4.4</text:p>
          </table:table-cell>
          <table:table-cell office:value-type="float" office:value="29">
            <text:p>29</text:p>
          </table:table-cell>
          <table:table-cell office:value-type="float" office:value="156">
            <text:p>156</text:p>
          </table:table-cell>
          <table:table-cell office:value-type="float" office:value="-223">
            <text:p>-223</text:p>
          </table:table-cell>
          <table:table-cell office:value-type="float" office:value="-0.59326171875">
            <text:p>-0.5932617188</text:p>
          </table:table-cell>
          <table:table-cell office:value-type="float" office:value="0.098876953125">
            <text:p>0.0988769531</text:p>
          </table:table-cell>
          <table:table-cell table:formula="of:=[.H23]*[.$Q$1]" office:value-type="float" office:value="98.876953125">
            <text:p>98.876953125</text:p>
          </table:table-cell>
          <table:table-cell office:value-type="float" office:value="0.96533203125">
            <text:p>0.9653320313</text:p>
          </table:table-cell>
          <table:table-cell office:value-type="float" office:value="-4.44274809160305">
            <text:p>-4.4427480916</text:p>
          </table:table-cell>
          <table:table-cell office:value-type="float" office:value="3.13740458015267">
            <text:p>3.1374045802</text:p>
          </table:table-cell>
          <table:table-cell table:formula="of:=[.M22]-([.L23]/8)*[.$V$2]" office:value-type="float" office:value="-0.0583128577796994">
            <text:p>-0.0583128578</text:p>
          </table:table-cell>
          <table:table-cell office:value-type="float" office:value="0.770992366412214">
            <text:p>0.7709923664</text:p>
          </table:table-cell>
          <table:table-cell office:value-type="float" office:value="19.75">
            <text:p>19.75</text:p>
          </table:table-cell>
          <table:table-cell office:value-type="float" office:value="236">
            <text:p>236</text:p>
          </table:table-cell>
          <table:table-cell/>
          <table:table-cell table:formula="of:=[.$T$2]*([.R22]-([.L23]/8)*[.$V$2])+[.$U$2]*[.W23]" office:value-type="float" office:value="-0.624506116714801">
            <text:p>-0.6245061167</text:p>
          </table:table-cell>
          <table:table-cell table:formula="of:=[.R23]*28.66" office:value-type="float" office:value="-17.8983453050462">
            <text:p>-17.898345305</text:p>
          </table:table-cell>
          <table:table-cell table:number-columns-repeated="3"/>
          <table:table-cell table:formula="of:=ATAN([.E23]/[.F23])" office:value-type="float" office:value="-0.61042494091847">
            <text:p>-0.6104249409</text:p>
          </table:table-cell>
          <table:table-cell table:formula="of:=[.W23]*28" office:value-type="float" office:value="-17.0918983457172">
            <text:p>-17.0918983457</text:p>
          </table:table-cell>
          <table:table-cell table:number-columns-repeated="1000"/>
        </table:table-row>
        <table:table-row table:style-name="ro1">
          <table:table-cell office:value-type="string">
            <text:p>2014-01-25_17:56:40_876884</text:p>
          </table:table-cell>
          <table:table-cell office:value-type="float" office:value="252722.09375">
            <text:p>252722.09375</text:p>
          </table:table-cell>
          <table:table-cell office:value-type="float" office:value="4.6">
            <text:p>4.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-242">
            <text:p>-242</text:p>
          </table:table-cell>
          <table:table-cell office:value-type="float" office:value="-0.503662109375">
            <text:p>-0.5036621094</text:p>
          </table:table-cell>
          <table:table-cell office:value-type="float" office:value="0.0751953125">
            <text:p>0.0751953125</text:p>
          </table:table-cell>
          <table:table-cell table:formula="of:=[.H24]*[.$Q$1]" office:value-type="float" office:value="75.1953125">
            <text:p>75.1953125</text:p>
          </table:table-cell>
          <table:table-cell office:value-type="float" office:value="0.859130859375">
            <text:p>0.8591308594</text:p>
          </table:table-cell>
          <table:table-cell office:value-type="float" office:value="-0.801526717557252">
            <text:p>-0.8015267176</text:p>
          </table:table-cell>
          <table:table-cell office:value-type="float" office:value="1.27480916030534">
            <text:p>1.2748091603</text:p>
          </table:table-cell>
          <table:table-cell table:formula="of:=[.M23]-([.L24]/8)*[.$V$2]" office:value-type="float" office:value="-0.0601185776479008">
            <text:p>-0.0601185776</text:p>
          </table:table-cell>
          <table:table-cell office:value-type="float" office:value="0.717557251908397">
            <text:p>0.7175572519</text:p>
          </table:table-cell>
          <table:table-cell office:value-type="float" office:value="29.17">
            <text:p>29.17</text:p>
          </table:table-cell>
          <table:table-cell office:value-type="float" office:value="237">
            <text:p>237</text:p>
          </table:table-cell>
          <table:table-cell/>
          <table:table-cell table:formula="of:=[.$T$2]*([.R23]-([.L24]/8)*[.$V$2])+[.$U$2]*[.W24]" office:value-type="float" office:value="-0.627632887919487">
            <text:p>-0.6276328879</text:p>
          </table:table-cell>
          <table:table-cell table:formula="of:=[.R24]*28.66" office:value-type="float" office:value="-17.9879585677725">
            <text:p>-17.9879585678</text:p>
          </table:table-cell>
          <table:table-cell table:number-columns-repeated="3"/>
          <table:table-cell table:formula="of:=ATAN([.E24]/[.F24])" office:value-type="float" office:value="-0.639522349947845">
            <text:p>-0.6395223499</text:p>
          </table:table-cell>
          <table:table-cell table:formula="of:=[.W24]*28" office:value-type="float" office:value="-17.9066257985397">
            <text:p>-17.9066257985</text:p>
          </table:table-cell>
          <table:table-cell table:number-columns-repeated="1000"/>
        </table:table-row>
        <table:table-row table:style-name="ro1">
          <table:table-cell office:value-type="string">
            <text:p>2014-01-25_17:56:40_990673</text:p>
          </table:table-cell>
          <table:table-cell office:value-type="float" office:value="264101.875">
            <text:p>264101.875</text:p>
          </table:table-cell>
          <table:table-cell office:value-type="float" office:value="4.8">
            <text:p>4.8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office:value-type="float" office:value="-217">
            <text:p>-217</text:p>
          </table:table-cell>
          <table:table-cell office:value-type="float" office:value="-0.53564453125">
            <text:p>-0.5356445313</text:p>
          </table:table-cell>
          <table:table-cell office:value-type="float" office:value="0.02392578125">
            <text:p>0.0239257813</text:p>
          </table:table-cell>
          <table:table-cell table:formula="of:=[.H25]*[.$Q$1]" office:value-type="float" office:value="23.92578125">
            <text:p>23.92578125</text:p>
          </table:table-cell>
          <table:table-cell office:value-type="float" office:value="0.7734375">
            <text:p>0.7734375</text:p>
          </table:table-cell>
          <table:table-cell office:value-type="float" office:value="-1.48091603053435">
            <text:p>-1.4809160305</text:p>
          </table:table-cell>
          <table:table-cell office:value-type="float" office:value="1.86259541984733">
            <text:p>1.8625954198</text:p>
          </table:table-cell>
          <table:table-cell table:formula="of:=[.M24]-([.L25]/8)*[.$V$2]" office:value-type="float" office:value="-0.0627568749403626">
            <text:p>-0.0627568749</text:p>
          </table:table-cell>
          <table:table-cell office:value-type="float" office:value="0.33587786259542">
            <text:p>0.3358778626</text:p>
          </table:table-cell>
          <table:table-cell office:value-type="float" office:value="21.59">
            <text:p>21.59</text:p>
          </table:table-cell>
          <table:table-cell office:value-type="float" office:value="238">
            <text:p>238</text:p>
          </table:table-cell>
          <table:table-cell/>
          <table:table-cell table:formula="of:=[.$T$2]*([.R24]-([.L25]/8)*[.$V$2])+[.$U$2]*[.W25]" office:value-type="float" office:value="-0.633124670302501">
            <text:p>-0.6331246703</text:p>
          </table:table-cell>
          <table:table-cell table:formula="of:=[.R25]*28.66" office:value-type="float" office:value="-18.1453530508697">
            <text:p>-18.1453530509</text:p>
          </table:table-cell>
          <table:table-cell table:number-columns-repeated="3"/>
          <table:table-cell table:formula="of:=ATAN([.E25]/[.F25])" office:value-type="float" office:value="-0.658806036117476">
            <text:p>-0.6588060361</text:p>
          </table:table-cell>
          <table:table-cell table:formula="of:=[.W25]*28" office:value-type="float" office:value="-18.4465690112893">
            <text:p>-18.4465690113</text:p>
          </table:table-cell>
          <table:table-cell table:number-columns-repeated="1000"/>
        </table:table-row>
        <table:table-row table:style-name="ro1">
          <table:table-cell office:value-type="string">
            <text:p>2014-01-25_17:56:41_104635</text:p>
          </table:table-cell>
          <table:table-cell office:value-type="float" office:value="275530.96875">
            <text:p>275530.9687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-184">
            <text:p>-184</text:p>
          </table:table-cell>
          <table:table-cell office:value-type="float" office:value="-0.576416015625">
            <text:p>-0.5764160156</text:p>
          </table:table-cell>
          <table:table-cell office:value-type="float" office:value="0.18505859375">
            <text:p>0.1850585938</text:p>
          </table:table-cell>
          <table:table-cell table:formula="of:=[.H26]*[.$Q$1]" office:value-type="float" office:value="185.05859375">
            <text:p>185.05859375</text:p>
          </table:table-cell>
          <table:table-cell office:value-type="float" office:value="0.72900390625">
            <text:p>0.7290039063</text:p>
          </table:table-cell>
          <table:table-cell office:value-type="float" office:value="-0.0916030534351145">
            <text:p>-0.0916030534</text:p>
          </table:table-cell>
          <table:table-cell office:value-type="float" office:value="3.69465648854962">
            <text:p>3.6946564885</text:p>
          </table:table-cell>
          <table:table-cell table:formula="of:=[.M25]-([.L26]/8)*[.$V$2]" office:value-type="float" office:value="-0.06799021875">
            <text:p>-0.0679902188</text:p>
          </table:table-cell>
          <table:table-cell office:value-type="float" office:value="-0.442748091603054">
            <text:p>-0.4427480916</text:p>
          </table:table-cell>
          <table:table-cell office:value-type="float" office:value="21.37">
            <text:p>21.37</text:p>
          </table:table-cell>
          <table:table-cell office:value-type="float" office:value="239">
            <text:p>239</text:p>
          </table:table-cell>
          <table:table-cell/>
          <table:table-cell table:formula="of:=[.$T$2]*([.R25]-([.L26]/8)*[.$V$2])+[.$U$2]*[.W26]" office:value-type="float" office:value="-0.644528233273764">
            <text:p>-0.6445282333</text:p>
          </table:table-cell>
          <table:table-cell table:formula="of:=[.R26]*28.66" office:value-type="float" office:value="-18.4721791656261">
            <text:p>-18.4721791656</text:p>
          </table:table-cell>
          <table:table-cell table:number-columns-repeated="3"/>
          <table:table-cell table:formula="of:=ATAN([.E26]/[.F26])" office:value-type="float" office:value="-0.700060205728391">
            <text:p>-0.7000602057</text:p>
          </table:table-cell>
          <table:table-cell table:formula="of:=[.W26]*28" office:value-type="float" office:value="-19.601685760395">
            <text:p>-19.6016857604</text:p>
          </table:table-cell>
          <table:table-cell table:number-columns-repeated="1000"/>
        </table:table-row>
        <table:table-row table:style-name="ro1">
          <table:table-cell office:value-type="string">
            <text:p>2014-01-25_17:56:41_219094</text:p>
          </table:table-cell>
          <table:table-cell office:value-type="float" office:value="286943.09375">
            <text:p>286943.09375</text:p>
          </table:table-cell>
          <table:table-cell office:value-type="float" office:value="5.2">
            <text:p>5.2</text:p>
          </table:table-cell>
          <table:table-cell office:value-type="float" office:value="63">
            <text:p>63</text:p>
          </table:table-cell>
          <table:table-cell office:value-type="float" office:value="151">
            <text:p>151</text:p>
          </table:table-cell>
          <table:table-cell office:value-type="float" office:value="-206">
            <text:p>-206</text:p>
          </table:table-cell>
          <table:table-cell office:value-type="float" office:value="-0.46484375">
            <text:p>-0.46484375</text:p>
          </table:table-cell>
          <table:table-cell office:value-type="float" office:value="0.070556640625">
            <text:p>0.0705566406</text:p>
          </table:table-cell>
          <table:table-cell table:formula="of:=[.H27]*[.$Q$1]" office:value-type="float" office:value="70.556640625">
            <text:p>70.556640625</text:p>
          </table:table-cell>
          <table:table-cell office:value-type="float" office:value="0.794189453125">
            <text:p>0.7941894531</text:p>
          </table:table-cell>
          <table:table-cell office:value-type="float" office:value="-5.0381679389313">
            <text:p>-5.0381679389</text:p>
          </table:table-cell>
          <table:table-cell office:value-type="float" office:value="0.870229007633588">
            <text:p>0.8702290076</text:p>
          </table:table-cell>
          <table:table-cell table:formula="of:=[.M26]-([.L27]/8)*[.$V$2]" office:value-type="float" office:value="-0.0692228658456584">
            <text:p>-0.0692228658</text:p>
          </table:table-cell>
          <table:table-cell office:value-type="float" office:value="0.465648854961832">
            <text:p>0.465648855</text:p>
          </table:table-cell>
          <table:table-cell office:value-type="float" office:value="22.73">
            <text:p>22.73</text:p>
          </table:table-cell>
          <table:table-cell office:value-type="float" office:value="239">
            <text:p>239</text:p>
          </table:table-cell>
          <table:table-cell/>
          <table:table-cell table:formula="of:=[.$T$2]*([.R26]-([.L27]/8)*[.$V$2])+[.$U$2]*[.W27]" office:value-type="float" office:value="-0.64443862763263">
            <text:p>-0.6444386276</text:p>
          </table:table-cell>
          <table:table-cell table:formula="of:=[.R27]*28.66" office:value-type="float" office:value="-18.4696110679512">
            <text:p>-18.469611068</text:p>
          </table:table-cell>
          <table:table-cell table:number-columns-repeated="3"/>
          <table:table-cell table:formula="of:=ATAN([.E27]/[.F27])" office:value-type="float" office:value="-0.632538353001503">
            <text:p>-0.632538353</text:p>
          </table:table-cell>
          <table:table-cell table:formula="of:=[.W27]*28" office:value-type="float" office:value="-17.7110738840421">
            <text:p>-17.711073884</text:p>
          </table:table-cell>
          <table:table-cell table:number-columns-repeated="1000"/>
        </table:table-row>
        <table:table-row table:style-name="ro1">
          <table:table-cell office:value-type="string">
            <text:p>2014-01-25_17:56:41_332492</text:p>
          </table:table-cell>
          <table:table-cell office:value-type="float" office:value="298283.28125">
            <text:p>298283.28125</text:p>
          </table:table-cell>
          <table:table-cell office:value-type="float" office:value="5.4">
            <text:p>5.4</text:p>
          </table:table-cell>
          <table:table-cell office:value-type="float" office:value="57">
            <text:p>57</text:p>
          </table:table-cell>
          <table:table-cell office:value-type="float" office:value="169">
            <text:p>169</text:p>
          </table:table-cell>
          <table:table-cell office:value-type="float" office:value="-259">
            <text:p>-259</text:p>
          </table:table-cell>
          <table:table-cell office:value-type="float" office:value="-0.482421875">
            <text:p>-0.482421875</text:p>
          </table:table-cell>
          <table:table-cell office:value-type="float" office:value="0.157958984375">
            <text:p>0.1579589844</text:p>
          </table:table-cell>
          <table:table-cell table:formula="of:=[.H28]*[.$Q$1]" office:value-type="float" office:value="157.958984375">
            <text:p>157.958984375</text:p>
          </table:table-cell>
          <table:table-cell office:value-type="float" office:value="0.70458984375">
            <text:p>0.7045898438</text:p>
          </table:table-cell>
          <table:table-cell office:value-type="float" office:value="-4.73282442748092">
            <text:p>-4.7328244275</text:p>
          </table:table-cell>
          <table:table-cell office:value-type="float" office:value="1.47328244274809">
            <text:p>1.4732824427</text:p>
          </table:table-cell>
          <table:table-cell table:formula="of:=[.M27]-([.L28]/8)*[.$V$2]" office:value-type="float" office:value="-0.0713097157532204">
            <text:p>-0.0713097158</text:p>
          </table:table-cell>
          <table:table-cell office:value-type="float" office:value="-1.9236641221374">
            <text:p>-1.9236641221</text:p>
          </table:table-cell>
          <table:table-cell office:value-type="float" office:value="19.96">
            <text:p>19.96</text:p>
          </table:table-cell>
          <table:table-cell office:value-type="float" office:value="240">
            <text:p>240</text:p>
          </table:table-cell>
          <table:table-cell/>
          <table:table-cell table:formula="of:=[.$T$2]*([.R27]-([.L28]/8)*[.$V$2])+[.$U$2]*[.W28]" office:value-type="float" office:value="-0.639686675059918">
            <text:p>-0.6396866751</text:p>
          </table:table-cell>
          <table:table-cell table:formula="of:=[.R28]*28.66" office:value-type="float" office:value="-18.3334201072172">
            <text:p>-18.3334201072</text:p>
          </table:table-cell>
          <table:table-cell table:number-columns-repeated="3"/>
          <table:table-cell table:formula="of:=ATAN([.E28]/[.F28])" office:value-type="float" office:value="-0.578137452737448">
            <text:p>-0.5781374527</text:p>
          </table:table-cell>
          <table:table-cell table:formula="of:=[.W28]*28" office:value-type="float" office:value="-16.1878486766486">
            <text:p>-16.1878486766</text:p>
          </table:table-cell>
          <table:table-cell table:number-columns-repeated="1000"/>
        </table:table-row>
        <table:table-row table:style-name="ro1">
          <table:table-cell office:value-type="string">
            <text:p>2014-01-25_17:56:41_446558</text:p>
          </table:table-cell>
          <table:table-cell office:value-type="float" office:value="309690.484375">
            <text:p>309690.484375</text:p>
          </table:table-cell>
          <table:table-cell office:value-type="float" office:value="5.6">
            <text:p>5.6</text:p>
          </table:table-cell>
          <table:table-cell office:value-type="float" office:value="50">
            <text:p>50</text:p>
          </table:table-cell>
          <table:table-cell office:value-type="float" office:value="165">
            <text:p>165</text:p>
          </table:table-cell>
          <table:table-cell office:value-type="float" office:value="-212">
            <text:p>-212</text:p>
          </table:table-cell>
          <table:table-cell office:value-type="float" office:value="-0.601318359375">
            <text:p>-0.6013183594</text:p>
          </table:table-cell>
          <table:table-cell office:value-type="float" office:value="0.02294921875">
            <text:p>0.0229492188</text:p>
          </table:table-cell>
          <table:table-cell table:formula="of:=[.H29]*[.$Q$1]" office:value-type="float" office:value="22.94921875">
            <text:p>22.94921875</text:p>
          </table:table-cell>
          <table:table-cell office:value-type="float" office:value="0.48291015625">
            <text:p>0.4829101563</text:p>
          </table:table-cell>
          <table:table-cell office:value-type="float" office:value="-6.15267175572519">
            <text:p>-6.1526717557</text:p>
          </table:table-cell>
          <table:table-cell office:value-type="float" office:value="0.66412213740458">
            <text:p>0.6641221374</text:p>
          </table:table-cell>
          <table:table-cell table:formula="of:=[.M28]-([.L29]/8)*[.$V$2]" office:value-type="float" office:value="-0.0722504201156966">
            <text:p>-0.0722504201</text:p>
          </table:table-cell>
          <table:table-cell office:value-type="float" office:value="-0.320610687022901">
            <text:p>-0.320610687</text:p>
          </table:table-cell>
          <table:table-cell office:value-type="float" office:value="18.22">
            <text:p>18.22</text:p>
          </table:table-cell>
          <table:table-cell office:value-type="float" office:value="241">
            <text:p>241</text:p>
          </table:table-cell>
          <table:table-cell/>
          <table:table-cell table:formula="of:=[.$T$2]*([.R28]-([.L29]/8)*[.$V$2])+[.$U$2]*[.W29]" office:value-type="float" office:value="-0.642701606095046">
            <text:p>-0.6427016061</text:p>
          </table:table-cell>
          <table:table-cell table:formula="of:=[.R29]*28.66" office:value-type="float" office:value="-18.419828030684">
            <text:p>-18.4198280307</text:p>
          </table:table-cell>
          <table:table-cell table:number-columns-repeated="3"/>
          <table:table-cell table:formula="of:=ATAN([.E29]/[.F29])" office:value-type="float" office:value="-0.661369646148914">
            <text:p>-0.6613696461</text:p>
          </table:table-cell>
          <table:table-cell table:formula="of:=[.W29]*28" office:value-type="float" office:value="-18.5183500921696">
            <text:p>-18.5183500922</text:p>
          </table:table-cell>
          <table:table-cell table:number-columns-repeated="1000"/>
        </table:table-row>
        <table:table-row table:style-name="ro1">
          <table:table-cell office:value-type="string">
            <text:p>2014-01-25_17:56:41_559310</text:p>
          </table:table-cell>
          <table:table-cell office:value-type="float" office:value="320964.59375">
            <text:p>320964.59375</text:p>
          </table:table-cell>
          <table:table-cell office:value-type="float" office:value="5.8">
            <text:p>5.8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office:value-type="float" office:value="-250">
            <text:p>-250</text:p>
          </table:table-cell>
          <table:table-cell office:value-type="float" office:value="-0.586669921875">
            <text:p>-0.5866699219</text:p>
          </table:table-cell>
          <table:table-cell office:value-type="float" office:value="0.0751953125">
            <text:p>0.0751953125</text:p>
          </table:table-cell>
          <table:table-cell table:formula="of:=[.H30]*[.$Q$1]" office:value-type="float" office:value="75.1953125">
            <text:p>75.1953125</text:p>
          </table:table-cell>
          <table:table-cell office:value-type="float" office:value="0.985595703125">
            <text:p>0.9855957031</text:p>
          </table:table-cell>
          <table:table-cell office:value-type="float" office:value="-1.49618320610687">
            <text:p>-1.4961832061</text:p>
          </table:table-cell>
          <table:table-cell office:value-type="float" office:value="4.36641221374046">
            <text:p>4.3664122137</text:p>
          </table:table-cell>
          <table:table-cell table:formula="of:=[.M29]-([.L30]/8)*[.$V$2]" office:value-type="float" office:value="-0.0784352809816317">
            <text:p>-0.078435281</text:p>
          </table:table-cell>
          <table:table-cell office:value-type="float" office:value="0.679389312977099">
            <text:p>0.679389313</text:p>
          </table:table-cell>
          <table:table-cell office:value-type="float" office:value="19.35">
            <text:p>19.35</text:p>
          </table:table-cell>
          <table:table-cell office:value-type="float" office:value="242">
            <text:p>242</text:p>
          </table:table-cell>
          <table:table-cell/>
          <table:table-cell table:formula="of:=[.$T$2]*([.R29]-([.L30]/8)*[.$V$2])+[.$U$2]*[.W30]" office:value-type="float" office:value="-0.640073191322297">
            <text:p>-0.6400731913</text:p>
          </table:table-cell>
          <table:table-cell table:formula="of:=[.R30]*28.66" office:value-type="float" office:value="-18.344497663297">
            <text:p>-18.3444976633</text:p>
          </table:table-cell>
          <table:table-cell table:number-columns-repeated="3"/>
          <table:table-cell table:formula="of:=ATAN([.E30]/[.F30])" office:value-type="float" office:value="-0.56075371057414">
            <text:p>-0.5607537106</text:p>
          </table:table-cell>
          <table:table-cell table:formula="of:=[.W30]*28" office:value-type="float" office:value="-15.7011038960759">
            <text:p>-15.7011038961</text:p>
          </table:table-cell>
          <table:table-cell table:number-columns-repeated="1000"/>
        </table:table-row>
        <table:table-row table:style-name="ro1">
          <table:table-cell office:value-type="string">
            <text:p>2014-01-25_17:56:41_673385</text:p>
          </table:table-cell>
          <table:table-cell office:value-type="float" office:value="332374">
            <text:p>33237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float" office:value="-252">
            <text:p>-252</text:p>
          </table:table-cell>
          <table:table-cell office:value-type="float" office:value="-0.543212890625">
            <text:p>-0.5432128906</text:p>
          </table:table-cell>
          <table:table-cell office:value-type="float" office:value="0.186279296875">
            <text:p>0.1862792969</text:p>
          </table:table-cell>
          <table:table-cell table:formula="of:=[.H31]*[.$Q$1]" office:value-type="float" office:value="186.279296875">
            <text:p>186.279296875</text:p>
          </table:table-cell>
          <table:table-cell office:value-type="float" office:value="0.607421875">
            <text:p>0.607421875</text:p>
          </table:table-cell>
          <table:table-cell office:value-type="float" office:value="-3.97709923664122">
            <text:p>-3.9770992366</text:p>
          </table:table-cell>
          <table:table-cell office:value-type="float" office:value="0.351145038167939">
            <text:p>0.3511450382</text:p>
          </table:table-cell>
          <table:table-cell table:formula="of:=[.M30]-([.L31]/8)*[.$V$2]" office:value-type="float" office:value="-0.0789326648974237">
            <text:p>-0.0789326649</text:p>
          </table:table-cell>
          <table:table-cell office:value-type="float" office:value="0.083969465648855">
            <text:p>0.0839694656</text:p>
          </table:table-cell>
          <table:table-cell office:value-type="float" office:value="23.14">
            <text:p>23.14</text:p>
          </table:table-cell>
          <table:table-cell office:value-type="float" office:value="242">
            <text:p>242</text:p>
          </table:table-cell>
          <table:table-cell/>
          <table:table-cell table:formula="of:=[.$T$2]*([.R30]-([.L31]/8)*[.$V$2])+[.$U$2]*[.W31]" office:value-type="float" office:value="-0.634206812216026">
            <text:p>-0.6342068122</text:p>
          </table:table-cell>
          <table:table-cell table:formula="of:=[.R31]*28.66" office:value-type="float" office:value="-18.1763672381113">
            <text:p>-18.1763672381</text:p>
          </table:table-cell>
          <table:table-cell table:number-columns-repeated="3"/>
          <table:table-cell table:formula="of:=ATAN([.E31]/[.F31])" office:value-type="float" office:value="-0.576932945017461">
            <text:p>-0.576932945</text:p>
          </table:table-cell>
          <table:table-cell table:formula="of:=[.W31]*28" office:value-type="float" office:value="-16.1541224604889">
            <text:p>-16.1541224605</text:p>
          </table:table-cell>
          <table:table-cell table:number-columns-repeated="1000"/>
        </table:table-row>
        <table:table-row table:style-name="ro1">
          <table:table-cell office:value-type="string">
            <text:p>2014-01-25_17:56:41_786662</text:p>
          </table:table-cell>
          <table:table-cell office:value-type="float" office:value="343699.5">
            <text:p>343699.5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-197">
            <text:p>-197</text:p>
          </table:table-cell>
          <table:table-cell office:value-type="float" office:value="-0.58544921875">
            <text:p>-0.5854492188</text:p>
          </table:table-cell>
          <table:table-cell office:value-type="float" office:value="0.038818359375">
            <text:p>0.0388183594</text:p>
          </table:table-cell>
          <table:table-cell table:formula="of:=[.H32]*[.$Q$1]" office:value-type="float" office:value="38.818359375">
            <text:p>38.818359375</text:p>
          </table:table-cell>
          <table:table-cell office:value-type="float" office:value="0.511962890625">
            <text:p>0.5119628906</text:p>
          </table:table-cell>
          <table:table-cell office:value-type="float" office:value="2.85496183206107">
            <text:p>2.8549618321</text:p>
          </table:table-cell>
          <table:table-cell office:value-type="float" office:value="4.03053435114504">
            <text:p>4.0305343511</text:p>
          </table:table-cell>
          <table:table-cell table:formula="of:=[.M31]-([.L32]/8)*[.$V$2]" office:value-type="float" office:value="-0.0846417672352099">
            <text:p>-0.0846417672</text:p>
          </table:table-cell>
          <table:table-cell office:value-type="float" office:value="-0.274809160305343">
            <text:p>-0.2748091603</text:p>
          </table:table-cell>
          <table:table-cell office:value-type="float" office:value="21.08">
            <text:p>21.08</text:p>
          </table:table-cell>
          <table:table-cell office:value-type="float" office:value="243">
            <text:p>243</text:p>
          </table:table-cell>
          <table:table-cell/>
          <table:table-cell table:formula="of:=[.$T$2]*([.R31]-([.L32]/8)*[.$V$2])+[.$U$2]*[.W32]" office:value-type="float" office:value="-0.646535589298902">
            <text:p>-0.6465355893</text:p>
          </table:table-cell>
          <table:table-cell table:formula="of:=[.R32]*28.66" office:value-type="float" office:value="-18.5297099893065">
            <text:p>-18.5297099893</text:p>
          </table:table-cell>
          <table:table-cell table:number-columns-repeated="3"/>
          <table:table-cell table:formula="of:=ATAN([.E32]/[.F32])" office:value-type="float" office:value="-0.706112662004703">
            <text:p>-0.706112662</text:p>
          </table:table-cell>
          <table:table-cell table:formula="of:=[.W32]*28" office:value-type="float" office:value="-19.7711545361317">
            <text:p>-19.7711545361</text:p>
          </table:table-cell>
          <table:table-cell table:number-columns-repeated="1000"/>
        </table:table-row>
        <table:table-row table:style-name="ro1">
          <table:table-cell office:value-type="string">
            <text:p>2014-01-25_17:56:41_900628</text:p>
          </table:table-cell>
          <table:table-cell office:value-type="float" office:value="355097.78125">
            <text:p>355097.78125</text:p>
          </table:table-cell>
          <table:table-cell office:value-type="float" office:value="6.4">
            <text:p>6.4</text:p>
          </table:table-cell>
          <table:table-cell office:value-type="float" office:value="63">
            <text:p>63</text:p>
          </table:table-cell>
          <table:table-cell office:value-type="float" office:value="191">
            <text:p>191</text:p>
          </table:table-cell>
          <table:table-cell office:value-type="float" office:value="-329">
            <text:p>-329</text:p>
          </table:table-cell>
          <table:table-cell office:value-type="float" office:value="-0.564208984375">
            <text:p>-0.5642089844</text:p>
          </table:table-cell>
          <table:table-cell office:value-type="float" office:value="0.263916015625">
            <text:p>0.2639160156</text:p>
          </table:table-cell>
          <table:table-cell table:formula="of:=[.H33]*[.$Q$1]" office:value-type="float" office:value="263.916015625">
            <text:p>263.916015625</text:p>
          </table:table-cell>
          <table:table-cell office:value-type="float" office:value="0.919921875">
            <text:p>0.919921875</text:p>
          </table:table-cell>
          <table:table-cell office:value-type="float" office:value="-4.43511450381679">
            <text:p>-4.4351145038</text:p>
          </table:table-cell>
          <table:table-cell office:value-type="float" office:value="4.6793893129771">
            <text:p>4.679389313</text:p>
          </table:table-cell>
          <table:table-cell table:formula="of:=[.M32]-([.L33]/8)*[.$V$2]" office:value-type="float" office:value="-0.0912699485478292">
            <text:p>-0.0912699485</text:p>
          </table:table-cell>
          <table:table-cell office:value-type="float" office:value="0.083969465648855">
            <text:p>0.0839694656</text:p>
          </table:table-cell>
          <table:table-cell office:value-type="float" office:value="18.99">
            <text:p>18.99</text:p>
          </table:table-cell>
          <table:table-cell office:value-type="float" office:value="244">
            <text:p>244</text:p>
          </table:table-cell>
          <table:table-cell/>
          <table:table-cell table:formula="of:=[.$T$2]*([.R32]-([.L33]/8)*[.$V$2])+[.$U$2]*[.W33]" office:value-type="float" office:value="-0.640446702458931">
            <text:p>-0.6404467025</text:p>
          </table:table-cell>
          <table:table-cell table:formula="of:=[.R33]*28.66" office:value-type="float" office:value="-18.355202492473">
            <text:p>-18.3552024925</text:p>
          </table:table-cell>
          <table:table-cell table:number-columns-repeated="3"/>
          <table:table-cell table:formula="of:=ATAN([.E33]/[.F33])" office:value-type="float" office:value="-0.525993089085624">
            <text:p>-0.5259930891</text:p>
          </table:table-cell>
          <table:table-cell table:formula="of:=[.W33]*28" office:value-type="float" office:value="-14.7278064943975">
            <text:p>-14.7278064944</text:p>
          </table:table-cell>
          <table:table-cell table:number-columns-repeated="1000"/>
        </table:table-row>
        <table:table-row table:style-name="ro1">
          <table:table-cell office:value-type="string">
            <text:p>2014-01-25_17:56:42_014796</text:p>
          </table:table-cell>
          <table:table-cell office:value-type="float" office:value="366552.484375">
            <text:p>366552.484375</text:p>
          </table:table-cell>
          <table:table-cell office:value-type="float" office:value="6.6">
            <text:p>6.6</text:p>
          </table:table-cell>
          <table:table-cell office:value-type="float" office:value="84">
            <text:p>84</text:p>
          </table:table-cell>
          <table:table-cell office:value-type="float" office:value="206">
            <text:p>206</text:p>
          </table:table-cell>
          <table:table-cell office:value-type="float" office:value="-217">
            <text:p>-217</text:p>
          </table:table-cell>
          <table:table-cell office:value-type="float" office:value="-0.505126953125">
            <text:p>-0.5051269531</text:p>
          </table:table-cell>
          <table:table-cell office:value-type="float" office:value="0.22900390625">
            <text:p>0.2290039063</text:p>
          </table:table-cell>
          <table:table-cell table:formula="of:=[.H34]*[.$Q$1]" office:value-type="float" office:value="229.00390625">
            <text:p>229.00390625</text:p>
          </table:table-cell>
          <table:table-cell office:value-type="float" office:value="0.722412109375">
            <text:p>0.7224121094</text:p>
          </table:table-cell>
          <table:table-cell office:value-type="float" office:value="-0.618320610687023">
            <text:p>-0.6183206107</text:p>
          </table:table-cell>
          <table:table-cell office:value-type="float" office:value="2.56488549618321">
            <text:p>2.5648854962</text:p>
          </table:table-cell>
          <table:table-cell table:formula="of:=[.M33]-([.L34]/8)*[.$V$2]" office:value-type="float" office:value="-0.094903013671875">
            <text:p>-0.0949030137</text:p>
          </table:table-cell>
          <table:table-cell office:value-type="float" office:value="0.0534351145038168">
            <text:p>0.0534351145</text:p>
          </table:table-cell>
          <table:table-cell office:value-type="float" office:value="21.88">
            <text:p>21.88</text:p>
          </table:table-cell>
          <table:table-cell office:value-type="float" office:value="245">
            <text:p>245</text:p>
          </table:table-cell>
          <table:table-cell/>
          <table:table-cell table:formula="of:=[.$T$2]*([.R33]-([.L34]/8)*[.$V$2])+[.$U$2]*[.W34]" office:value-type="float" office:value="-0.655611720299803">
            <text:p>-0.6556117203</text:p>
          </table:table-cell>
          <table:table-cell table:formula="of:=[.R34]*28.66" office:value-type="float" office:value="-18.7898319037924">
            <text:p>-18.7898319038</text:p>
          </table:table-cell>
          <table:table-cell table:number-columns-repeated="3"/>
          <table:table-cell table:formula="of:=ATAN([.E34]/[.F34])" office:value-type="float" office:value="-0.759399294751238">
            <text:p>-0.7593992948</text:p>
          </table:table-cell>
          <table:table-cell table:formula="of:=[.W34]*28" office:value-type="float" office:value="-21.2631802530347">
            <text:p>-21.263180253</text:p>
          </table:table-cell>
          <table:table-cell table:number-columns-repeated="1000"/>
        </table:table-row>
        <table:table-row table:style-name="ro1">
          <table:table-cell office:value-type="string">
            <text:p>2014-01-25_17:56:42_129472</text:p>
          </table:table-cell>
          <table:table-cell office:value-type="float" office:value="377981.671875">
            <text:p>377981.671875</text:p>
          </table:table-cell>
          <table:table-cell office:value-type="float" office:value="6.8">
            <text:p>6.8</text:p>
          </table:table-cell>
          <table:table-cell office:value-type="float" office:value="43">
            <text:p>43</text:p>
          </table:table-cell>
          <table:table-cell office:value-type="float" office:value="135">
            <text:p>135</text:p>
          </table:table-cell>
          <table:table-cell office:value-type="float" office:value="-107">
            <text:p>-107</text:p>
          </table:table-cell>
          <table:table-cell office:value-type="float" office:value="-0.55615234375">
            <text:p>-0.5561523438</text:p>
          </table:table-cell>
          <table:table-cell office:value-type="float" office:value="0.064453125">
            <text:p>0.064453125</text:p>
          </table:table-cell>
          <table:table-cell table:formula="of:=[.H35]*[.$Q$1]" office:value-type="float" office:value="64.453125">
            <text:p>64.453125</text:p>
          </table:table-cell>
          <table:table-cell office:value-type="float" office:value="0.744140625">
            <text:p>0.744140625</text:p>
          </table:table-cell>
          <table:table-cell office:value-type="float" office:value="3.24427480916031">
            <text:p>3.2442748092</text:p>
          </table:table-cell>
          <table:table-cell office:value-type="float" office:value="2.21374045801527">
            <text:p>2.213740458</text:p>
          </table:table-cell>
          <table:table-cell table:formula="of:=[.M34]-([.L35]/8)*[.$V$2]" office:value-type="float" office:value="-0.0980386948801288">
            <text:p>-0.0980386949</text:p>
          </table:table-cell>
          <table:table-cell office:value-type="float" office:value="-0.236641221374046">
            <text:p>-0.2366412214</text:p>
          </table:table-cell>
          <table:table-cell office:value-type="float" office:value="22.3">
            <text:p>22.3</text:p>
          </table:table-cell>
          <table:table-cell office:value-type="float" office:value="245">
            <text:p>245</text:p>
          </table:table-cell>
          <table:table-cell/>
          <table:table-cell table:formula="of:=[.$T$2]*([.R34]-([.L35]/8)*[.$V$2])+[.$U$2]*[.W35]" office:value-type="float" office:value="-0.682931505866265">
            <text:p>-0.6829315059</text:p>
          </table:table-cell>
          <table:table-cell table:formula="of:=[.R35]*28.66" office:value-type="float" office:value="-19.5728169581271">
            <text:p>-19.5728169581</text:p>
          </table:table-cell>
          <table:table-cell table:number-columns-repeated="3"/>
          <table:table-cell table:formula="of:=ATAN([.E35]/[.F35])" office:value-type="float" office:value="-0.900588445090132">
            <text:p>-0.9005884451</text:p>
          </table:table-cell>
          <table:table-cell table:formula="of:=[.W35]*28" office:value-type="float" office:value="-25.2164764625237">
            <text:p>-25.2164764625</text:p>
          </table:table-cell>
          <table:table-cell table:number-columns-repeated="1000"/>
        </table:table-row>
        <table:table-row table:style-name="ro1">
          <table:table-cell office:value-type="string">
            <text:p>2014-01-25_17:56:42_242616</text:p>
          </table:table-cell>
          <table:table-cell office:value-type="float" office:value="389324.890625">
            <text:p>389324.89062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float" office:value="-283">
            <text:p>-283</text:p>
          </table:table-cell>
          <table:table-cell office:value-type="float" office:value="-0.621826171875">
            <text:p>-0.6218261719</text:p>
          </table:table-cell>
          <table:table-cell office:value-type="float" office:value="-0.11181640625">
            <text:p>-0.1118164063</text:p>
          </table:table-cell>
          <table:table-cell table:formula="of:=[.H36]*[.$Q$1]" office:value-type="float" office:value="-111.81640625">
            <text:p>-111.81640625</text:p>
          </table:table-cell>
          <table:table-cell office:value-type="float" office:value="0.41748046875">
            <text:p>0.4174804688</text:p>
          </table:table-cell>
          <table:table-cell office:value-type="float" office:value="-7.99236641221374">
            <text:p>-7.9923664122</text:p>
          </table:table-cell>
          <table:table-cell office:value-type="float" office:value="1.51908396946565">
            <text:p>1.5190839695</text:p>
          </table:table-cell>
          <table:table-cell table:formula="of:=[.M35]-([.L36]/8)*[.$V$2]" office:value-type="float" office:value="-0.10019042095062">
            <text:p>-0.100190421</text:p>
          </table:table-cell>
          <table:table-cell office:value-type="float" office:value="0.839694656488549">
            <text:p>0.8396946565</text:p>
          </table:table-cell>
          <table:table-cell office:value-type="float" office:value="19.86">
            <text:p>19.86</text:p>
          </table:table-cell>
          <table:table-cell office:value-type="float" office:value="246">
            <text:p>246</text:p>
          </table:table-cell>
          <table:table-cell/>
          <table:table-cell table:formula="of:=[.$T$2]*([.R35]-([.L36]/8)*[.$V$2])+[.$U$2]*[.W36]" office:value-type="float" office:value="-0.669360380393365">
            <text:p>-0.6693603804</text:p>
          </table:table-cell>
          <table:table-cell table:formula="of:=[.R36]*28.66" office:value-type="float" office:value="-19.1838685020738">
            <text:p>-19.1838685021</text:p>
          </table:table-cell>
          <table:table-cell table:number-columns-repeated="3"/>
          <table:table-cell table:formula="of:=ATAN([.E36]/[.F36])" office:value-type="float" office:value="-0.527854716502847">
            <text:p>-0.5278547165</text:p>
          </table:table-cell>
          <table:table-cell table:formula="of:=[.W36]*28" office:value-type="float" office:value="-14.7799320620797">
            <text:p>-14.7799320621</text:p>
          </table:table-cell>
          <table:table-cell table:number-columns-repeated="1000"/>
        </table:table-row>
        <table:table-row table:style-name="ro1">
          <table:table-cell office:value-type="string">
            <text:p>2014-01-25_17:56:42_356958</text:p>
          </table:table-cell>
          <table:table-cell office:value-type="float" office:value="400762.78125">
            <text:p>400762.78125</text:p>
          </table:table-cell>
          <table:table-cell office:value-type="float" office:value="7.2">
            <text:p>7.2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-270">
            <text:p>-270</text:p>
          </table:table-cell>
          <table:table-cell office:value-type="float" office:value="-0.65234375">
            <text:p>-0.65234375</text:p>
          </table:table-cell>
          <table:table-cell office:value-type="float" office:value="0.02099609375">
            <text:p>0.0209960938</text:p>
          </table:table-cell>
          <table:table-cell table:formula="of:=[.H37]*[.$Q$1]" office:value-type="float" office:value="20.99609375">
            <text:p>20.99609375</text:p>
          </table:table-cell>
          <table:table-cell office:value-type="float" office:value="0.392578125">
            <text:p>0.392578125</text:p>
          </table:table-cell>
          <table:table-cell office:value-type="float" office:value="-7.61068702290076">
            <text:p>-7.6106870229</text:p>
          </table:table-cell>
          <table:table-cell office:value-type="float" office:value="2.02290076335878">
            <text:p>2.0229007634</text:p>
          </table:table-cell>
          <table:table-cell table:formula="of:=[.M36]-([.L37]/8)*[.$V$2]" office:value-type="float" office:value="-0.103055784813335">
            <text:p>-0.1030557848</text:p>
          </table:table-cell>
          <table:table-cell office:value-type="float" office:value="0.541984732824427">
            <text:p>0.5419847328</text:p>
          </table:table-cell>
          <table:table-cell office:value-type="float" office:value="20.08">
            <text:p>20.08</text:p>
          </table:table-cell>
          <table:table-cell office:value-type="float" office:value="247">
            <text:p>247</text:p>
          </table:table-cell>
          <table:table-cell/>
          <table:table-cell table:formula="of:=[.$T$2]*([.R36]-([.L37]/8)*[.$V$2])+[.$U$2]*[.W37]" office:value-type="float" office:value="-0.657116984178884">
            <text:p>-0.6571169842</text:p>
          </table:table-cell>
          <table:table-cell table:formula="of:=[.R37]*28.66" office:value-type="float" office:value="-18.8329727665668">
            <text:p>-18.8329727666</text:p>
          </table:table-cell>
          <table:table-cell table:number-columns-repeated="3"/>
          <table:table-cell table:formula="of:=ATAN([.E37]/[.F37])" office:value-type="float" office:value="-0.521138143484118">
            <text:p>-0.5211381435</text:p>
          </table:table-cell>
          <table:table-cell table:formula="of:=[.W37]*28" office:value-type="float" office:value="-14.5918680175553">
            <text:p>-14.5918680176</text:p>
          </table:table-cell>
          <table:table-cell table:number-columns-repeated="1000"/>
        </table:table-row>
        <table:table-row table:style-name="ro1">
          <table:table-cell office:value-type="string">
            <text:p>2014-01-25_17:56:42_470103</text:p>
          </table:table-cell>
          <table:table-cell office:value-type="float" office:value="412044.09375">
            <text:p>412044.09375</text:p>
          </table:table-cell>
          <table:table-cell office:value-type="float" office:value="7.4">
            <text:p>7.4</text:p>
          </table:table-cell>
          <table:table-cell office:value-type="float" office:value="42">
            <text:p>42</text:p>
          </table:table-cell>
          <table:table-cell office:value-type="float" office:value="169">
            <text:p>169</text:p>
          </table:table-cell>
          <table:table-cell office:value-type="float" office:value="-256">
            <text:p>-256</text:p>
          </table:table-cell>
          <table:table-cell office:value-type="float" office:value="-0.479248046875">
            <text:p>-0.4792480469</text:p>
          </table:table-cell>
          <table:table-cell office:value-type="float" office:value="0.270751953125">
            <text:p>0.2707519531</text:p>
          </table:table-cell>
          <table:table-cell table:formula="of:=[.H38]*[.$Q$1]" office:value-type="float" office:value="270.751953125">
            <text:p>270.751953125</text:p>
          </table:table-cell>
          <table:table-cell office:value-type="float" office:value="0.30712890625">
            <text:p>0.3071289063</text:p>
          </table:table-cell>
          <table:table-cell office:value-type="float" office:value="-2.09160305343511">
            <text:p>-2.0916030534</text:p>
          </table:table-cell>
          <table:table-cell office:value-type="float" office:value="1.7175572519084">
            <text:p>1.7175572519</text:p>
          </table:table-cell>
          <table:table-cell table:formula="of:=[.M37]-([.L38]/8)*[.$V$2]" office:value-type="float" office:value="-0.105488640923187">
            <text:p>-0.1054886409</text:p>
          </table:table-cell>
          <table:table-cell office:value-type="float" office:value="-0.404580152671756">
            <text:p>-0.4045801527</text:p>
          </table:table-cell>
          <table:table-cell office:value-type="float" office:value="19.81">
            <text:p>19.81</text:p>
          </table:table-cell>
          <table:table-cell office:value-type="float" office:value="248">
            <text:p>248</text:p>
          </table:table-cell>
          <table:table-cell/>
          <table:table-cell table:formula="of:=[.$T$2]*([.R37]-([.L38]/8)*[.$V$2])+[.$U$2]*[.W38]" office:value-type="float" office:value="-0.651943040128384">
            <text:p>-0.6519430401</text:p>
          </table:table-cell>
          <table:table-cell table:formula="of:=[.R38]*28.66" office:value-type="float" office:value="-18.6846875300795">
            <text:p>-18.6846875301</text:p>
          </table:table-cell>
          <table:table-cell table:number-columns-repeated="3"/>
          <table:table-cell table:formula="of:=ATAN([.E38]/[.F38])" office:value-type="float" office:value="-0.583481838685215">
            <text:p>-0.5834818387</text:p>
          </table:table-cell>
          <table:table-cell table:formula="of:=[.W38]*28" office:value-type="float" office:value="-16.337491483186">
            <text:p>-16.3374914832</text:p>
          </table:table-cell>
          <table:table-cell table:number-columns-repeated="1000"/>
        </table:table-row>
        <table:table-row table:style-name="ro1">
          <table:table-cell office:value-type="string">
            <text:p>2014-01-25_17:56:42_583765</text:p>
          </table:table-cell>
          <table:table-cell office:value-type="float" office:value="423440.375">
            <text:p>423440.375</text:p>
          </table:table-cell>
          <table:table-cell office:value-type="float" office:value="7.6">
            <text:p>7.6</text:p>
          </table:table-cell>
          <table:table-cell office:value-type="float" office:value="26">
            <text:p>26</text:p>
          </table:table-cell>
          <table:table-cell office:value-type="float" office:value="114">
            <text:p>114</text:p>
          </table:table-cell>
          <table:table-cell office:value-type="float" office:value="-164">
            <text:p>-164</text:p>
          </table:table-cell>
          <table:table-cell office:value-type="float" office:value="-0.6259765625">
            <text:p>-0.6259765625</text:p>
          </table:table-cell>
          <table:table-cell office:value-type="float" office:value="0.0810546875">
            <text:p>0.0810546875</text:p>
          </table:table-cell>
          <table:table-cell table:formula="of:=[.H39]*[.$Q$1]" office:value-type="float" office:value="81.0546875">
            <text:p>81.0546875</text:p>
          </table:table-cell>
          <table:table-cell office:value-type="float" office:value="0.441162109375">
            <text:p>0.4411621094</text:p>
          </table:table-cell>
          <table:table-cell office:value-type="float" office:value="-3.29007633587786">
            <text:p>-3.2900763359</text:p>
          </table:table-cell>
          <table:table-cell office:value-type="float" office:value="2.81679389312977">
            <text:p>2.8167938931</text:p>
          </table:table-cell>
          <table:table-cell table:formula="of:=[.M38]-([.L39]/8)*[.$V$2]" office:value-type="float" office:value="-0.109478524943345">
            <text:p>-0.1094785249</text:p>
          </table:table-cell>
          <table:table-cell office:value-type="float" office:value="-0.885496183206107">
            <text:p>-0.8854961832</text:p>
          </table:table-cell>
          <table:table-cell office:value-type="float" office:value="19.48">
            <text:p>19.48</text:p>
          </table:table-cell>
          <table:table-cell office:value-type="float" office:value="248">
            <text:p>248</text:p>
          </table:table-cell>
          <table:table-cell/>
          <table:table-cell table:formula="of:=[.$T$2]*([.R38]-([.L39]/8)*[.$V$2])+[.$U$2]*[.W39]" office:value-type="float" office:value="-0.651084091532452">
            <text:p>-0.6510840915</text:p>
          </table:table-cell>
          <table:table-cell table:formula="of:=[.R39]*28.66" office:value-type="float" office:value="-18.6600700633201">
            <text:p>-18.6600700633</text:p>
          </table:table-cell>
          <table:table-cell table:number-columns-repeated="3"/>
          <table:table-cell table:formula="of:=ATAN([.E39]/[.F39])" office:value-type="float" office:value="-0.607444597987648">
            <text:p>-0.607444598</text:p>
          </table:table-cell>
          <table:table-cell table:formula="of:=[.W39]*28" office:value-type="float" office:value="-17.0084487436541">
            <text:p>-17.0084487437</text:p>
          </table:table-cell>
          <table:table-cell table:number-columns-repeated="1000"/>
        </table:table-row>
        <table:table-row table:style-name="ro1">
          <table:table-cell office:value-type="string">
            <text:p>2014-01-25_17:56:42_696759</text:p>
          </table:table-cell>
          <table:table-cell office:value-type="float" office:value="434714.09375">
            <text:p>434714.09375</text:p>
          </table:table-cell>
          <table:table-cell office:value-type="float" office:value="7.8">
            <text:p>7.8</text:p>
          </table:table-cell>
          <table:table-cell office:value-type="float" office:value="-11">
            <text:p>-11</text:p>
          </table:table-cell>
          <table:table-cell office:value-type="float" office:value="172">
            <text:p>172</text:p>
          </table:table-cell>
          <table:table-cell office:value-type="float" office:value="-221">
            <text:p>-221</text:p>
          </table:table-cell>
          <table:table-cell office:value-type="float" office:value="-0.552490234375">
            <text:p>-0.5524902344</text:p>
          </table:table-cell>
          <table:table-cell office:value-type="float" office:value="0.097412109375">
            <text:p>0.0974121094</text:p>
          </table:table-cell>
          <table:table-cell table:formula="of:=[.H40]*[.$Q$1]" office:value-type="float" office:value="97.412109375">
            <text:p>97.412109375</text:p>
          </table:table-cell>
          <table:table-cell office:value-type="float" office:value="0.579345703125">
            <text:p>0.5793457031</text:p>
          </table:table-cell>
          <table:table-cell office:value-type="float" office:value="-11.0916030534351">
            <text:p>-11.0916030534</text:p>
          </table:table-cell>
          <table:table-cell office:value-type="float" office:value="3.08396946564885">
            <text:p>3.0839694656</text:p>
          </table:table-cell>
          <table:table-cell table:formula="of:=[.M39]-([.L40]/8)*[.$V$2]" office:value-type="float" office:value="-0.113846853247257">
            <text:p>-0.1138468532</text:p>
          </table:table-cell>
          <table:table-cell office:value-type="float" office:value="0.274809160305343">
            <text:p>0.2748091603</text:p>
          </table:table-cell>
          <table:table-cell office:value-type="float" office:value="18.48">
            <text:p>18.48</text:p>
          </table:table-cell>
          <table:table-cell office:value-type="float" office:value="249">
            <text:p>249</text:p>
          </table:table-cell>
          <table:table-cell/>
          <table:table-cell table:formula="of:=[.$T$2]*([.R39]-([.L40]/8)*[.$V$2])+[.$U$2]*[.W40]" office:value-type="float" office:value="-0.656042813246011">
            <text:p>-0.6560428132</text:p>
          </table:table-cell>
          <table:table-cell table:formula="of:=[.R40]*28.66" office:value-type="float" office:value="-18.8021870276307">
            <text:p>-18.8021870276</text:p>
          </table:table-cell>
          <table:table-cell table:number-columns-repeated="3"/>
          <table:table-cell table:formula="of:=ATAN([.E40]/[.F40])" office:value-type="float" office:value="-0.661356353932837">
            <text:p>-0.6613563539</text:p>
          </table:table-cell>
          <table:table-cell table:formula="of:=[.W40]*28" office:value-type="float" office:value="-18.5179779101194">
            <text:p>-18.5179779101</text:p>
          </table:table-cell>
          <table:table-cell table:number-columns-repeated="1000"/>
        </table:table-row>
        <table:table-row table:style-name="ro1">
          <table:table-cell office:value-type="string">
            <text:p>2014-01-25_17:56:42_810760</text:p>
          </table:table-cell>
          <table:table-cell office:value-type="float" office:value="446110.6875">
            <text:p>446110.6875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146">
            <text:p>146</text:p>
          </table:table-cell>
          <table:table-cell office:value-type="float" office:value="-255">
            <text:p>-255</text:p>
          </table:table-cell>
          <table:table-cell office:value-type="float" office:value="-0.556884765625">
            <text:p>-0.5568847656</text:p>
          </table:table-cell>
          <table:table-cell office:value-type="float" office:value="-0.13720703125">
            <text:p>-0.1372070313</text:p>
          </table:table-cell>
          <table:table-cell table:formula="of:=[.H41]*[.$Q$1]" office:value-type="float" office:value="-137.20703125">
            <text:p>-137.20703125</text:p>
          </table:table-cell>
          <table:table-cell office:value-type="float" office:value="0.947021484375">
            <text:p>0.9470214844</text:p>
          </table:table-cell>
          <table:table-cell office:value-type="float" office:value="-4.17557251908397">
            <text:p>-4.1755725191</text:p>
          </table:table-cell>
          <table:table-cell office:value-type="float" office:value="0.396946564885496">
            <text:p>0.3969465649</text:p>
          </table:table-cell>
          <table:table-cell table:formula="of:=[.M40]-([.L41]/8)*[.$V$2]" office:value-type="float" office:value="-0.114409113325978">
            <text:p>-0.1144091133</text:p>
          </table:table-cell>
          <table:table-cell office:value-type="float" office:value="0.33587786259542">
            <text:p>0.3358778626</text:p>
          </table:table-cell>
          <table:table-cell office:value-type="float" office:value="18.89">
            <text:p>18.89</text:p>
          </table:table-cell>
          <table:table-cell office:value-type="float" office:value="250">
            <text:p>250</text:p>
          </table:table-cell>
          <table:table-cell/>
          <table:table-cell table:formula="of:=[.$T$2]*([.R40]-([.L41]/8)*[.$V$2])+[.$U$2]*[.W41]" office:value-type="float" office:value="-0.642943601204368">
            <text:p>-0.6429436012</text:p>
          </table:table-cell>
          <table:table-cell table:formula="of:=[.R41]*28.66" office:value-type="float" office:value="-18.4267636105172">
            <text:p>-18.4267636105</text:p>
          </table:table-cell>
          <table:table-cell table:number-columns-repeated="3"/>
          <table:table-cell table:formula="of:=ATAN([.E41]/[.F41])" office:value-type="float" office:value="-0.519990352121087">
            <text:p>-0.5199903521</text:p>
          </table:table-cell>
          <table:table-cell table:formula="of:=[.W41]*28" office:value-type="float" office:value="-14.5597298593904">
            <text:p>-14.5597298594</text:p>
          </table:table-cell>
          <table:table-cell table:number-columns-repeated="1000"/>
        </table:table-row>
        <table:table-row table:style-name="ro1">
          <table:table-cell office:value-type="string">
            <text:p>2014-01-25_17:56:42_923869</text:p>
          </table:table-cell>
          <table:table-cell office:value-type="float" office:value="457420.796875">
            <text:p>457420.796875</text:p>
          </table:table-cell>
          <table:table-cell office:value-type="float" office:value="8.2">
            <text:p>8.2</text:p>
          </table:table-cell>
          <table:table-cell office:value-type="float" office:value="38">
            <text:p>38</text:p>
          </table:table-cell>
          <table:table-cell office:value-type="float" office:value="154">
            <text:p>154</text:p>
          </table:table-cell>
          <table:table-cell office:value-type="float" office:value="-242">
            <text:p>-242</text:p>
          </table:table-cell>
          <table:table-cell office:value-type="float" office:value="-0.46435546875">
            <text:p>-0.4643554688</text:p>
          </table:table-cell>
          <table:table-cell office:value-type="float" office:value="-0.050537109375">
            <text:p>-0.0505371094</text:p>
          </table:table-cell>
          <table:table-cell table:formula="of:=[.H42]*[.$Q$1]" office:value-type="float" office:value="-50.537109375">
            <text:p>-50.537109375</text:p>
          </table:table-cell>
          <table:table-cell office:value-type="float" office:value="1.4521484375">
            <text:p>1.4521484375</text:p>
          </table:table-cell>
          <table:table-cell office:value-type="float" office:value="-4.64885496183206">
            <text:p>-4.6488549618</text:p>
          </table:table-cell>
          <table:table-cell office:value-type="float" office:value="0.969465648854962">
            <text:p>0.9694656489</text:p>
          </table:table-cell>
          <table:table-cell table:formula="of:=[.M41]-([.L42]/8)*[.$V$2]" office:value-type="float" office:value="-0.115782325441317">
            <text:p>-0.1157823254</text:p>
          </table:table-cell>
          <table:table-cell office:value-type="float" office:value="0.702290076335878">
            <text:p>0.7022900763</text:p>
          </table:table-cell>
          <table:table-cell office:value-type="float" office:value="21.44">
            <text:p>21.44</text:p>
          </table:table-cell>
          <table:table-cell office:value-type="float" office:value="251">
            <text:p>251</text:p>
          </table:table-cell>
          <table:table-cell/>
          <table:table-cell table:formula="of:=[.$T$2]*([.R41]-([.L42]/8)*[.$V$2])+[.$U$2]*[.W42]" office:value-type="float" office:value="-0.636558053740087">
            <text:p>-0.6365580537</text:p>
          </table:table-cell>
          <table:table-cell table:formula="of:=[.R42]*28.66" office:value-type="float" office:value="-18.2437538201909">
            <text:p>-18.2437538202</text:p>
          </table:table-cell>
          <table:table-cell table:number-columns-repeated="3"/>
          <table:table-cell table:formula="of:=ATAN([.E42]/[.F42])" office:value-type="float" office:value="-0.566729217523506">
            <text:p>-0.5667292175</text:p>
          </table:table-cell>
          <table:table-cell table:formula="of:=[.W42]*28" office:value-type="float" office:value="-15.8684180906582">
            <text:p>-15.8684180907</text:p>
          </table:table-cell>
          <table:table-cell table:number-columns-repeated="1000"/>
        </table:table-row>
        <table:table-row table:style-name="ro1">
          <table:table-cell office:value-type="string">
            <text:p>2014-01-25_17:56:43_037805</text:p>
          </table:table-cell>
          <table:table-cell office:value-type="float" office:value="468814.890625">
            <text:p>468814.890625</text:p>
          </table:table-cell>
          <table:table-cell office:value-type="float" office:value="8.4">
            <text:p>8.4</text:p>
          </table:table-cell>
          <table:table-cell office:value-type="float" office:value="14">
            <text:p>14</text:p>
          </table:table-cell>
          <table:table-cell office:value-type="float" office:value="163">
            <text:p>163</text:p>
          </table:table-cell>
          <table:table-cell office:value-type="float" office:value="-258">
            <text:p>-258</text:p>
          </table:table-cell>
          <table:table-cell office:value-type="float" office:value="-0.4599609375">
            <text:p>-0.4599609375</text:p>
          </table:table-cell>
          <table:table-cell office:value-type="float" office:value="0.2734375">
            <text:p>0.2734375</text:p>
          </table:table-cell>
          <table:table-cell table:formula="of:=[.H43]*[.$Q$1]" office:value-type="float" office:value="273.4375">
            <text:p>273.4375</text:p>
          </table:table-cell>
          <table:table-cell office:value-type="float" office:value="0.92724609375">
            <text:p>0.9272460938</text:p>
          </table:table-cell>
          <table:table-cell office:value-type="float" office:value="-8.87786259541985">
            <text:p>-8.8778625954</text:p>
          </table:table-cell>
          <table:table-cell office:value-type="float" office:value="2.58015267175573">
            <text:p>2.5801526718</text:p>
          </table:table-cell>
          <table:table-cell table:formula="of:=[.M42]-([.L43]/8)*[.$V$2]" office:value-type="float" office:value="-0.119437015953006">
            <text:p>-0.119437016</text:p>
          </table:table-cell>
          <table:table-cell office:value-type="float" office:value="-0.748091603053435">
            <text:p>-0.7480916031</text:p>
          </table:table-cell>
          <table:table-cell office:value-type="float" office:value="19.09">
            <text:p>19.09</text:p>
          </table:table-cell>
          <table:table-cell office:value-type="float" office:value="251">
            <text:p>251</text:p>
          </table:table-cell>
          <table:table-cell/>
          <table:table-cell table:formula="of:=[.$T$2]*([.R42]-([.L43]/8)*[.$V$2])+[.$U$2]*[.W43]" office:value-type="float" office:value="-0.632537677486336">
            <text:p>-0.6325376775</text:p>
          </table:table-cell>
          <table:table-cell table:formula="of:=[.R43]*28.66" office:value-type="float" office:value="-18.1285298367584">
            <text:p>-18.1285298368</text:p>
          </table:table-cell>
          <table:table-cell table:number-columns-repeated="3"/>
          <table:table-cell table:formula="of:=ATAN([.E43]/[.F43])" office:value-type="float" office:value="-0.56346207659738">
            <text:p>-0.5634620766</text:p>
          </table:table-cell>
          <table:table-cell table:formula="of:=[.W43]*28" office:value-type="float" office:value="-15.7769381447266">
            <text:p>-15.7769381447</text:p>
          </table:table-cell>
          <table:table-cell table:number-columns-repeated="1000"/>
        </table:table-row>
        <table:table-row table:style-name="ro1">
          <table:table-cell office:value-type="string">
            <text:p>2014-01-25_17:56:43_150683</text:p>
          </table:table-cell>
          <table:table-cell office:value-type="float" office:value="480106.078125">
            <text:p>480106.078125</text:p>
          </table:table-cell>
          <table:table-cell office:value-type="float" office:value="8.6">
            <text:p>8.6</text:p>
          </table:table-cell>
          <table:table-cell office:value-type="float" office:value="62">
            <text:p>62</text:p>
          </table:table-cell>
          <table:table-cell office:value-type="float" office:value="165">
            <text:p>165</text:p>
          </table:table-cell>
          <table:table-cell office:value-type="float" office:value="-269">
            <text:p>-269</text:p>
          </table:table-cell>
          <table:table-cell office:value-type="float" office:value="-0.513916015625">
            <text:p>-0.5139160156</text:p>
          </table:table-cell>
          <table:table-cell office:value-type="float" office:value="0.158203125">
            <text:p>0.158203125</text:p>
          </table:table-cell>
          <table:table-cell table:formula="of:=[.H44]*[.$Q$1]" office:value-type="float" office:value="158.203125">
            <text:p>158.203125</text:p>
          </table:table-cell>
          <table:table-cell office:value-type="float" office:value="0.74267578125">
            <text:p>0.7426757813</text:p>
          </table:table-cell>
          <table:table-cell office:value-type="float" office:value="2.0381679389313">
            <text:p>2.0381679389</text:p>
          </table:table-cell>
          <table:table-cell office:value-type="float" office:value="3.84732824427481">
            <text:p>3.8473282443</text:p>
          </table:table-cell>
          <table:table-cell table:formula="of:=[.M43]-([.L44]/8)*[.$V$2]" office:value-type="float" office:value="-0.124886613639074">
            <text:p>-0.1248866136</text:p>
          </table:table-cell>
          <table:table-cell office:value-type="float" office:value="1.53435114503817">
            <text:p>1.534351145</text:p>
          </table:table-cell>
          <table:table-cell office:value-type="float" office:value="21.93">
            <text:p>21.93</text:p>
          </table:table-cell>
          <table:table-cell office:value-type="float" office:value="252">
            <text:p>252</text:p>
          </table:table-cell>
          <table:table-cell/>
          <table:table-cell table:formula="of:=[.$T$2]*([.R43]-([.L44]/8)*[.$V$2])+[.$U$2]*[.W44]" office:value-type="float" office:value="-0.629208727347243">
            <text:p>-0.6292087273</text:p>
          </table:table-cell>
          <table:table-cell table:formula="of:=[.R44]*28.66" office:value-type="float" office:value="-18.033122125772">
            <text:p>-18.0331221258</text:p>
          </table:table-cell>
          <table:table-cell table:number-columns-repeated="3"/>
          <table:table-cell table:formula="of:=ATAN([.E44]/[.F44])" office:value-type="float" office:value="-0.550201796920786">
            <text:p>-0.5502017969</text:p>
          </table:table-cell>
          <table:table-cell table:formula="of:=[.W44]*28" office:value-type="float" office:value="-15.405650313782">
            <text:p>-15.4056503138</text:p>
          </table:table-cell>
          <table:table-cell table:number-columns-repeated="1000"/>
        </table:table-row>
        <table:table-row table:style-name="ro1">
          <table:table-cell office:value-type="string">
            <text:p>2014-01-25_17:56:43_264290</text:p>
          </table:table-cell>
          <table:table-cell office:value-type="float" office:value="491462.984375">
            <text:p>491462.984375</text:p>
          </table:table-cell>
          <table:table-cell office:value-type="float" office:value="8.8">
            <text:p>8.8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float" office:value="-358">
            <text:p>-358</text:p>
          </table:table-cell>
          <table:table-cell office:value-type="float" office:value="-0.4892578125">
            <text:p>-0.4892578125</text:p>
          </table:table-cell>
          <table:table-cell office:value-type="float" office:value="0.01318359375">
            <text:p>0.0131835938</text:p>
          </table:table-cell>
          <table:table-cell table:formula="of:=[.H45]*[.$Q$1]" office:value-type="float" office:value="13.18359375">
            <text:p>13.18359375</text:p>
          </table:table-cell>
          <table:table-cell office:value-type="float" office:value="0.74951171875">
            <text:p>0.7495117188</text:p>
          </table:table-cell>
          <table:table-cell office:value-type="float" office:value="-9.2824427480916">
            <text:p>-9.2824427481</text:p>
          </table:table-cell>
          <table:table-cell office:value-type="float" office:value="3.88549618320611">
            <text:p>3.8854961832</text:p>
          </table:table-cell>
          <table:table-cell table:formula="of:=[.M44]-([.L45]/8)*[.$V$2]" office:value-type="float" office:value="-0.130390274794251">
            <text:p>-0.1303902748</text:p>
          </table:table-cell>
          <table:table-cell office:value-type="float" office:value="0.213740458015267">
            <text:p>0.213740458</text:p>
          </table:table-cell>
          <table:table-cell office:value-type="float" office:value="17.83">
            <text:p>17.83</text:p>
          </table:table-cell>
          <table:table-cell office:value-type="float" office:value="253">
            <text:p>253</text:p>
          </table:table-cell>
          <table:table-cell/>
          <table:table-cell table:formula="of:=[.$T$2]*([.R44]-([.L45]/8)*[.$V$2])+[.$U$2]*[.W45]" office:value-type="float" office:value="-0.606073386846238">
            <text:p>-0.6060733868</text:p>
          </table:table-cell>
          <table:table-cell table:formula="of:=[.R45]*28.66" office:value-type="float" office:value="-17.3700632670132">
            <text:p>-17.370063267</text:p>
          </table:table-cell>
          <table:table-cell table:number-columns-repeated="3"/>
          <table:table-cell table:formula="of:=ATAN([.E45]/[.F45])" office:value-type="float" office:value="-0.34832237194061">
            <text:p>-0.3483223719</text:p>
          </table:table-cell>
          <table:table-cell table:formula="of:=[.W45]*28" office:value-type="float" office:value="-9.75302641433707">
            <text:p>-9.7530264143</text:p>
          </table:table-cell>
          <table:table-cell table:number-columns-repeated="1000"/>
        </table:table-row>
        <table:table-row table:style-name="ro1">
          <table:table-cell office:value-type="string">
            <text:p>2014-01-25_17:56:43_377228</text:p>
          </table:table-cell>
          <table:table-cell office:value-type="float" office:value="502760.6875">
            <text:p>502760.687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-265">
            <text:p>-265</text:p>
          </table:table-cell>
          <table:table-cell office:value-type="float" office:value="-0.70751953125">
            <text:p>-0.7075195313</text:p>
          </table:table-cell>
          <table:table-cell office:value-type="float" office:value="-0.1396484375">
            <text:p>-0.1396484375</text:p>
          </table:table-cell>
          <table:table-cell table:formula="of:=[.H46]*[.$Q$1]" office:value-type="float" office:value="-139.6484375">
            <text:p>-139.6484375</text:p>
          </table:table-cell>
          <table:table-cell office:value-type="float" office:value="0.789306640625">
            <text:p>0.7893066406</text:p>
          </table:table-cell>
          <table:table-cell office:value-type="float" office:value="-5.72519083969466">
            <text:p>-5.7251908397</text:p>
          </table:table-cell>
          <table:table-cell office:value-type="float" office:value="2.65648854961832">
            <text:p>2.6564885496</text:p>
          </table:table-cell>
          <table:table-cell table:formula="of:=[.M45]-([.L46]/8)*[.$V$2]" office:value-type="float" office:value="-0.134153092244156">
            <text:p>-0.1341530922</text:p>
          </table:table-cell>
          <table:table-cell office:value-type="float" office:value="0.33587786259542">
            <text:p>0.3358778626</text:p>
          </table:table-cell>
          <table:table-cell office:value-type="float" office:value="16.37">
            <text:p>16.37</text:p>
          </table:table-cell>
          <table:table-cell office:value-type="float" office:value="254">
            <text:p>254</text:p>
          </table:table-cell>
          <table:table-cell/>
          <table:table-cell table:formula="of:=[.$T$2]*([.R45]-([.L46]/8)*[.$V$2])+[.$U$2]*[.W46]" office:value-type="float" office:value="-0.605623114177437">
            <text:p>-0.6056231142</text:p>
          </table:table-cell>
          <table:table-cell table:formula="of:=[.R46]*28.66" office:value-type="float" office:value="-17.3571584523253">
            <text:p>-17.3571584523</text:p>
          </table:table-cell>
          <table:table-cell table:number-columns-repeated="3"/>
          <table:table-cell table:formula="of:=ATAN([.E46]/[.F46])" office:value-type="float" office:value="-0.567705303109079">
            <text:p>-0.5677053031</text:p>
          </table:table-cell>
          <table:table-cell table:formula="of:=[.W46]*28" office:value-type="float" office:value="-15.8957484870542">
            <text:p>-15.8957484871</text:p>
          </table:table-cell>
          <table:table-cell table:number-columns-repeated="1000"/>
        </table:table-row>
        <table:table-row table:style-name="ro1">
          <table:table-cell office:value-type="string">
            <text:p>2014-01-25_17:56:43_490951</text:p>
          </table:table-cell>
          <table:table-cell office:value-type="float" office:value="514129.984375">
            <text:p>514129.984375</text:p>
          </table:table-cell>
          <table:table-cell office:value-type="float" office:value="9.2">
            <text:p>9.2</text:p>
          </table:table-cell>
          <table:table-cell office:value-type="float" office:value="-19">
            <text:p>-19</text:p>
          </table:table-cell>
          <table:table-cell office:value-type="float" office:value="120">
            <text:p>120</text:p>
          </table:table-cell>
          <table:table-cell office:value-type="float" office:value="-213">
            <text:p>-213</text:p>
          </table:table-cell>
          <table:table-cell office:value-type="float" office:value="-0.62255859375">
            <text:p>-0.6225585938</text:p>
          </table:table-cell>
          <table:table-cell office:value-type="float" office:value="0.1728515625">
            <text:p>0.1728515625</text:p>
          </table:table-cell>
          <table:table-cell table:formula="of:=[.H47]*[.$Q$1]" office:value-type="float" office:value="172.8515625">
            <text:p>172.8515625</text:p>
          </table:table-cell>
          <table:table-cell office:value-type="float" office:value="0.67919921875">
            <text:p>0.6791992188</text:p>
          </table:table-cell>
          <table:table-cell office:value-type="float" office:value="-1.09923664122137">
            <text:p>-1.0992366412</text:p>
          </table:table-cell>
          <table:table-cell office:value-type="float" office:value="2.89312977099237">
            <text:p>2.893129771</text:p>
          </table:table-cell>
          <table:table-cell table:formula="of:=[.M46]-([.L47]/8)*[.$V$2]" office:value-type="float" office:value="-0.138251103202529">
            <text:p>-0.1382511032</text:p>
          </table:table-cell>
          <table:table-cell office:value-type="float" office:value="0.175572519083969">
            <text:p>0.1755725191</text:p>
          </table:table-cell>
          <table:table-cell office:value-type="float" office:value="20.31">
            <text:p>20.31</text:p>
          </table:table-cell>
          <table:table-cell office:value-type="float" office:value="254">
            <text:p>254</text:p>
          </table:table-cell>
          <table:table-cell/>
          <table:table-cell table:formula="of:=[.$T$2]*([.R46]-([.L47]/8)*[.$V$2])+[.$U$2]*[.W47]" office:value-type="float" office:value="-0.600054803563133">
            <text:p>-0.6000548036</text:p>
          </table:table-cell>
          <table:table-cell table:formula="of:=[.R47]*28.66" office:value-type="float" office:value="-17.1975706701194">
            <text:p>-17.1975706701</text:p>
          </table:table-cell>
          <table:table-cell table:number-columns-repeated="3"/>
          <table:table-cell table:formula="of:=ATAN([.E47]/[.F47])" office:value-type="float" office:value="-0.513057909409039">
            <text:p>-0.5130579094</text:p>
          </table:table-cell>
          <table:table-cell table:formula="of:=[.W47]*28" office:value-type="float" office:value="-14.3656214634531">
            <text:p>-14.3656214635</text:p>
          </table:table-cell>
          <table:table-cell table:number-columns-repeated="1000"/>
        </table:table-row>
        <table:table-row table:style-name="ro1">
          <table:table-cell office:value-type="string">
            <text:p>2014-01-25_17:56:43_605341</text:p>
          </table:table-cell>
          <table:table-cell office:value-type="float" office:value="525624.296875">
            <text:p>525624.296875</text:p>
          </table:table-cell>
          <table:table-cell office:value-type="float" office:value="9.4">
            <text:p>9.4</text:p>
          </table:table-cell>
          <table:table-cell office:value-type="float" office:value="32">
            <text:p>32</text:p>
          </table:table-cell>
          <table:table-cell office:value-type="float" office:value="141">
            <text:p>141</text:p>
          </table:table-cell>
          <table:table-cell office:value-type="float" office:value="-184">
            <text:p>-184</text:p>
          </table:table-cell>
          <table:table-cell office:value-type="float" office:value="-0.570068359375">
            <text:p>-0.5700683594</text:p>
          </table:table-cell>
          <table:table-cell office:value-type="float" office:value="0.22021484375">
            <text:p>0.2202148438</text:p>
          </table:table-cell>
          <table:table-cell table:formula="of:=[.H48]*[.$Q$1]" office:value-type="float" office:value="220.21484375">
            <text:p>220.21484375</text:p>
          </table:table-cell>
          <table:table-cell office:value-type="float" office:value="1.011962890625">
            <text:p>1.0119628906</text:p>
          </table:table-cell>
          <table:table-cell office:value-type="float" office:value="-0.99236641221374">
            <text:p>-0.9923664122</text:p>
          </table:table-cell>
          <table:table-cell office:value-type="float" office:value="1.9236641221374">
            <text:p>1.9236641221</text:p>
          </table:table-cell>
          <table:table-cell table:formula="of:=[.M47]-([.L48]/8)*[.$V$2]" office:value-type="float" office:value="-0.140975902045563">
            <text:p>-0.140975902</text:p>
          </table:table-cell>
          <table:table-cell office:value-type="float" office:value="0.206106870229008">
            <text:p>0.2061068702</text:p>
          </table:table-cell>
          <table:table-cell office:value-type="float" office:value="20.6">
            <text:p>20.6</text:p>
          </table:table-cell>
          <table:table-cell office:value-type="float" office:value="255">
            <text:p>255</text:p>
          </table:table-cell>
          <table:table-cell/>
          <table:table-cell table:formula="of:=[.$T$2]*([.R47]-([.L48]/8)*[.$V$2])+[.$U$2]*[.W48]" office:value-type="float" office:value="-0.60788709137333">
            <text:p>-0.6078870914</text:p>
          </table:table-cell>
          <table:table-cell table:formula="of:=[.R48]*28.66" office:value-type="float" office:value="-17.4220440387596">
            <text:p>-17.4220440388</text:p>
          </table:table-cell>
          <table:table-cell table:number-columns-repeated="3"/>
          <table:table-cell table:formula="of:=ATAN([.E48]/[.F48])" office:value-type="float" office:value="-0.6538544920778">
            <text:p>-0.6538544921</text:p>
          </table:table-cell>
          <table:table-cell table:formula="of:=[.W48]*28" office:value-type="float" office:value="-18.3079257781784">
            <text:p>-18.3079257782</text:p>
          </table:table-cell>
          <table:table-cell table:number-columns-repeated="1000"/>
        </table:table-row>
        <table:table-row table:style-name="ro1">
          <table:table-cell office:value-type="string">
            <text:p>2014-01-25_17:56:43_721251</text:p>
          </table:table-cell>
          <table:table-cell office:value-type="float" office:value="537163.171875">
            <text:p>537163.171875</text:p>
          </table:table-cell>
          <table:table-cell office:value-type="float" office:value="9.6">
            <text:p>9.6</text:p>
          </table:table-cell>
          <table:table-cell office:value-type="float" office:value="39">
            <text:p>39</text:p>
          </table:table-cell>
          <table:table-cell office:value-type="float" office:value="131">
            <text:p>131</text:p>
          </table:table-cell>
          <table:table-cell office:value-type="float" office:value="-183">
            <text:p>-183</text:p>
          </table:table-cell>
          <table:table-cell office:value-type="float" office:value="-0.5419921875">
            <text:p>-0.5419921875</text:p>
          </table:table-cell>
          <table:table-cell office:value-type="float" office:value="-0.0849609375">
            <text:p>-0.0849609375</text:p>
          </table:table-cell>
          <table:table-cell table:formula="of:=[.H49]*[.$Q$1]" office:value-type="float" office:value="-84.9609375">
            <text:p>-84.9609375</text:p>
          </table:table-cell>
          <table:table-cell office:value-type="float" office:value="0.63623046875">
            <text:p>0.6362304688</text:p>
          </table:table-cell>
          <table:table-cell office:value-type="float" office:value="-3.29770992366412">
            <text:p>-3.2977099237</text:p>
          </table:table-cell>
          <table:table-cell office:value-type="float" office:value="1.70229007633588">
            <text:p>1.7022900763</text:p>
          </table:table-cell>
          <table:table-cell table:formula="of:=[.M48]-([.L49]/8)*[.$V$2]" office:value-type="float" office:value="-0.143387132767772">
            <text:p>-0.1433871328</text:p>
          </table:table-cell>
          <table:table-cell office:value-type="float" office:value="0.442748091603054">
            <text:p>0.4427480916</text:p>
          </table:table-cell>
          <table:table-cell office:value-type="float" office:value="28.06">
            <text:p>28.06</text:p>
          </table:table-cell>
          <table:table-cell office:value-type="float" office:value="256">
            <text:p>256</text:p>
          </table:table-cell>
          <table:table-cell/>
          <table:table-cell table:formula="of:=[.$T$2]*([.R48]-([.L49]/8)*[.$V$2])+[.$U$2]*[.W49]" office:value-type="float" office:value="-0.611396744232642">
            <text:p>-0.6113967442</text:p>
          </table:table-cell>
          <table:table-cell table:formula="of:=[.R49]*28.66" office:value-type="float" office:value="-17.5226306897075">
            <text:p>-17.5226306897</text:p>
          </table:table-cell>
          <table:table-cell table:number-columns-repeated="3"/>
          <table:table-cell table:formula="of:=ATAN([.E49]/[.F49])" office:value-type="float" office:value="-0.621282543466565">
            <text:p>-0.6212825435</text:p>
          </table:table-cell>
          <table:table-cell table:formula="of:=[.W49]*28" office:value-type="float" office:value="-17.3959112170638">
            <text:p>-17.3959112171</text:p>
          </table:table-cell>
          <table:table-cell table:number-columns-repeated="1000"/>
        </table:table-row>
        <table:table-row table:style-name="ro1">
          <table:table-cell office:value-type="string">
            <text:p>2014-01-25_17:56:43_834372</text:p>
          </table:table-cell>
          <table:table-cell office:value-type="float" office:value="548471.484375">
            <text:p>548471.484375</text:p>
          </table:table-cell>
          <table:table-cell office:value-type="float" office:value="9.8">
            <text:p>9.8</text:p>
          </table:table-cell>
          <table:table-cell office:value-type="float" office:value="83">
            <text:p>83</text:p>
          </table:table-cell>
          <table:table-cell office:value-type="float" office:value="226">
            <text:p>226</text:p>
          </table:table-cell>
          <table:table-cell office:value-type="float" office:value="-265">
            <text:p>-265</text:p>
          </table:table-cell>
          <table:table-cell office:value-type="float" office:value="-0.33740234375">
            <text:p>-0.3374023438</text:p>
          </table:table-cell>
          <table:table-cell office:value-type="float" office:value="0.353515625">
            <text:p>0.353515625</text:p>
          </table:table-cell>
          <table:table-cell table:formula="of:=[.H50]*[.$Q$1]" office:value-type="float" office:value="353.515625">
            <text:p>353.515625</text:p>
          </table:table-cell>
          <table:table-cell office:value-type="float" office:value="0.92822265625">
            <text:p>0.9282226563</text:p>
          </table:table-cell>
          <table:table-cell office:value-type="float" office:value="-5.55725190839695">
            <text:p>-5.5572519084</text:p>
          </table:table-cell>
          <table:table-cell office:value-type="float" office:value="1.21374045801527">
            <text:p>1.213740458</text:p>
          </table:table-cell>
          <table:table-cell table:formula="of:=[.M49]-([.L50]/8)*[.$V$2]" office:value-type="float" office:value="-0.145106351085401">
            <text:p>-0.1451063511</text:p>
          </table:table-cell>
          <table:table-cell office:value-type="float" office:value="0.366412213740458">
            <text:p>0.3664122137</text:p>
          </table:table-cell>
          <table:table-cell office:value-type="float" office:value="18.6">
            <text:p>18.6</text:p>
          </table:table-cell>
          <table:table-cell office:value-type="float" office:value="257">
            <text:p>257</text:p>
          </table:table-cell>
          <table:table-cell/>
          <table:table-cell table:formula="of:=[.$T$2]*([.R49]-([.L50]/8)*[.$V$2])+[.$U$2]*[.W50]" office:value-type="float" office:value="-0.622417850454526">
            <text:p>-0.6224178505</text:p>
          </table:table-cell>
          <table:table-cell table:formula="of:=[.R50]*28.66" office:value-type="float" office:value="-17.8384955940267">
            <text:p>-17.838495594</text:p>
          </table:table-cell>
          <table:table-cell table:number-columns-repeated="3"/>
          <table:table-cell table:formula="of:=ATAN([.E50]/[.F50])" office:value-type="float" office:value="-0.706134841592824">
            <text:p>-0.7061348416</text:p>
          </table:table-cell>
          <table:table-cell table:formula="of:=[.W50]*28" office:value-type="float" office:value="-19.7717755645991">
            <text:p>-19.7717755646</text:p>
          </table:table-cell>
          <table:table-cell table:number-columns-repeated="1000"/>
        </table:table-row>
        <table:table-row table:style-name="ro1">
          <table:table-cell office:value-type="string">
            <text:p>2014-01-25_17:56:43_947842</text:p>
          </table:table-cell>
          <table:table-cell office:value-type="float" office:value="559818.09375">
            <text:p>559818.09375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166">
            <text:p>166</text:p>
          </table:table-cell>
          <table:table-cell office:value-type="float" office:value="-182">
            <text:p>-182</text:p>
          </table:table-cell>
          <table:table-cell office:value-type="float" office:value="-0.640380859375">
            <text:p>-0.6403808594</text:p>
          </table:table-cell>
          <table:table-cell office:value-type="float" office:value="0.133544921875">
            <text:p>0.1335449219</text:p>
          </table:table-cell>
          <table:table-cell table:formula="of:=[.H51]*[.$Q$1]" office:value-type="float" office:value="133.544921875">
            <text:p>133.544921875</text:p>
          </table:table-cell>
          <table:table-cell office:value-type="float" office:value="0.505126953125">
            <text:p>0.5051269531</text:p>
          </table:table-cell>
          <table:table-cell office:value-type="float" office:value="2.61068702290076">
            <text:p>2.6106870229</text:p>
          </table:table-cell>
          <table:table-cell office:value-type="float" office:value="3.34351145038168">
            <text:p>3.3435114504</text:p>
          </table:table-cell>
          <table:table-cell table:formula="of:=[.M50]-([.L51]/8)*[.$V$2]" office:value-type="float" office:value="-0.149842310979246">
            <text:p>-0.149842311</text:p>
          </table:table-cell>
          <table:table-cell office:value-type="float" office:value="0.572519083969466">
            <text:p>0.572519084</text:p>
          </table:table-cell>
          <table:table-cell office:value-type="float" office:value="17.61">
            <text:p>17.61</text:p>
          </table:table-cell>
          <table:table-cell office:value-type="float" office:value="258">
            <text:p>258</text:p>
          </table:table-cell>
          <table:table-cell/>
          <table:table-cell table:formula="of:=[.$T$2]*([.R50]-([.L51]/8)*[.$V$2])+[.$U$2]*[.W51]" office:value-type="float" office:value="-0.638383780072467">
            <text:p>-0.6383837801</text:p>
          </table:table-cell>
          <table:table-cell table:formula="of:=[.R51]*28.66" office:value-type="float" office:value="-18.2960791368769">
            <text:p>-18.2960791369</text:p>
          </table:table-cell>
          <table:table-cell table:number-columns-repeated="3"/>
          <table:table-cell table:formula="of:=ATAN([.E51]/[.F51])" office:value-type="float" office:value="-0.739453507589329">
            <text:p>-0.7394535076</text:p>
          </table:table-cell>
          <table:table-cell table:formula="of:=[.W51]*28" office:value-type="float" office:value="-20.7046982125012">
            <text:p>-20.7046982125</text:p>
          </table:table-cell>
          <table:table-cell table:number-columns-repeated="1000"/>
        </table:table-row>
        <table:table-row table:style-name="ro1">
          <table:table-cell office:value-type="string">
            <text:p>2014-01-25_17:56:44_061486</text:p>
          </table:table-cell>
          <table:table-cell office:value-type="float" office:value="571189.6875">
            <text:p>571189.6875</text:p>
          </table:table-cell>
          <table:table-cell office:value-type="float" office:value="10.2">
            <text:p>10.2</text:p>
          </table:table-cell>
          <table:table-cell office:value-type="float" office:value="133">
            <text:p>133</text:p>
          </table:table-cell>
          <table:table-cell office:value-type="float" office:value="194">
            <text:p>194</text:p>
          </table:table-cell>
          <table:table-cell office:value-type="float" office:value="-373">
            <text:p>-373</text:p>
          </table:table-cell>
          <table:table-cell office:value-type="float" office:value="-0.51513671875">
            <text:p>-0.5151367188</text:p>
          </table:table-cell>
          <table:table-cell office:value-type="float" office:value="0.04638671875">
            <text:p>0.0463867188</text:p>
          </table:table-cell>
          <table:table-cell table:formula="of:=[.H52]*[.$Q$1]" office:value-type="float" office:value="46.38671875">
            <text:p>46.38671875</text:p>
          </table:table-cell>
          <table:table-cell office:value-type="float" office:value="0.9521484375">
            <text:p>0.9521484375</text:p>
          </table:table-cell>
          <table:table-cell office:value-type="float" office:value="-2.36641221374046">
            <text:p>-2.3664122137</text:p>
          </table:table-cell>
          <table:table-cell office:value-type="float" office:value="2.51908396946565">
            <text:p>2.5190839695</text:p>
          </table:table-cell>
          <table:table-cell table:formula="of:=[.M51]-([.L52]/8)*[.$V$2]" office:value-type="float" office:value="-0.153410499940363">
            <text:p>-0.1534104999</text:p>
          </table:table-cell>
          <table:table-cell office:value-type="float" office:value="-1.90839694656489">
            <text:p>-1.9083969466</text:p>
          </table:table-cell>
          <table:table-cell office:value-type="float" office:value="19.58">
            <text:p>19.58</text:p>
          </table:table-cell>
          <table:table-cell office:value-type="float" office:value="258">
            <text:p>258</text:p>
          </table:table-cell>
          <table:table-cell/>
          <table:table-cell table:formula="of:=[.$T$2]*([.R51]-([.L52]/8)*[.$V$2])+[.$U$2]*[.W52]" office:value-type="float" office:value="-0.625717142284981">
            <text:p>-0.6257171423</text:p>
          </table:table-cell>
          <table:table-cell table:formula="of:=[.R52]*28.66" office:value-type="float" office:value="-17.9330532978876">
            <text:p>-17.9330532979</text:p>
          </table:table-cell>
          <table:table-cell table:number-columns-repeated="3"/>
          <table:table-cell table:formula="of:=ATAN([.E52]/[.F52])" office:value-type="float" office:value="-0.479603701547557">
            <text:p>-0.4796037015</text:p>
          </table:table-cell>
          <table:table-cell table:formula="of:=[.W52]*28" office:value-type="float" office:value="-13.4289036433316">
            <text:p>-13.4289036433</text:p>
          </table:table-cell>
          <table:table-cell table:number-columns-repeated="1000"/>
        </table:table-row>
        <table:table-row table:style-name="ro1">
          <table:table-cell office:value-type="string">
            <text:p>2014-01-25_17:56:44_175509</text:p>
          </table:table-cell>
          <table:table-cell office:value-type="float" office:value="582587.1875">
            <text:p>582587.1875</text:p>
          </table:table-cell>
          <table:table-cell office:value-type="float" office:value="10.4">
            <text:p>10.4</text:p>
          </table:table-cell>
          <table:table-cell office:value-type="float" office:value="-65">
            <text:p>-65</text:p>
          </table:table-cell>
          <table:table-cell office:value-type="float" office:value="66">
            <text:p>66</text:p>
          </table:table-cell>
          <table:table-cell office:value-type="float" office:value="-142">
            <text:p>-142</text:p>
          </table:table-cell>
          <table:table-cell office:value-type="float" office:value="-0.461181640625">
            <text:p>-0.4611816406</text:p>
          </table:table-cell>
          <table:table-cell office:value-type="float" office:value="-0.1064453125">
            <text:p>-0.1064453125</text:p>
          </table:table-cell>
          <table:table-cell table:formula="of:=[.H53]*[.$Q$1]" office:value-type="float" office:value="-106.4453125">
            <text:p>-106.4453125</text:p>
          </table:table-cell>
          <table:table-cell office:value-type="float" office:value="0.74658203125">
            <text:p>0.7465820313</text:p>
          </table:table-cell>
          <table:table-cell office:value-type="float" office:value="-0.824427480916031">
            <text:p>-0.8244274809</text:p>
          </table:table-cell>
          <table:table-cell office:value-type="float" office:value="1.45038167938931">
            <text:p>1.4503816794</text:p>
          </table:table-cell>
          <table:table-cell table:formula="of:=[.M52]-([.L53]/8)*[.$V$2]" office:value-type="float" office:value="-0.15546491176646">
            <text:p>-0.1554649118</text:p>
          </table:table-cell>
          <table:table-cell office:value-type="float" office:value="0.412213740458015">
            <text:p>0.4122137405</text:p>
          </table:table-cell>
          <table:table-cell office:value-type="float" office:value="17.78">
            <text:p>17.78</text:p>
          </table:table-cell>
          <table:table-cell office:value-type="float" office:value="259">
            <text:p>259</text:p>
          </table:table-cell>
          <table:table-cell/>
          <table:table-cell table:formula="of:=[.$T$2]*([.R52]-([.L53]/8)*[.$V$2])+[.$U$2]*[.W53]" office:value-type="float" office:value="-0.608502793816175">
            <text:p>-0.6085027938</text:p>
          </table:table-cell>
          <table:table-cell table:formula="of:=[.R53]*28.66" office:value-type="float" office:value="-17.4396900707716">
            <text:p>-17.4396900708</text:p>
          </table:table-cell>
          <table:table-cell table:number-columns-repeated="3"/>
          <table:table-cell table:formula="of:=ATAN([.E53]/[.F53])" office:value-type="float" office:value="-0.435083951162046">
            <text:p>-0.4350839512</text:p>
          </table:table-cell>
          <table:table-cell table:formula="of:=[.W53]*28" office:value-type="float" office:value="-12.1823506325373">
            <text:p>-12.1823506325</text:p>
          </table:table-cell>
          <table:table-cell table:number-columns-repeated="1000"/>
        </table:table-row>
        <table:table-row table:style-name="ro1">
          <table:table-cell office:value-type="string">
            <text:p>2014-01-25_17:56:44_288351</text:p>
          </table:table-cell>
          <table:table-cell office:value-type="float" office:value="593868.578125">
            <text:p>593868.578125</text:p>
          </table:table-cell>
          <table:table-cell office:value-type="float" office:value="10.6">
            <text:p>10.6</text:p>
          </table:table-cell>
          <table:table-cell office:value-type="float" office:value="192">
            <text:p>192</text:p>
          </table:table-cell>
          <table:table-cell office:value-type="float" office:value="209">
            <text:p>209</text:p>
          </table:table-cell>
          <table:table-cell office:value-type="float" office:value="-170">
            <text:p>-170</text:p>
          </table:table-cell>
          <table:table-cell office:value-type="float" office:value="-0.40185546875">
            <text:p>-0.4018554688</text:p>
          </table:table-cell>
          <table:table-cell office:value-type="float" office:value="0.196044921875">
            <text:p>0.1960449219</text:p>
          </table:table-cell>
          <table:table-cell table:formula="of:=[.H54]*[.$Q$1]" office:value-type="float" office:value="196.044921875">
            <text:p>196.044921875</text:p>
          </table:table-cell>
          <table:table-cell office:value-type="float" office:value="1.1328125">
            <text:p>1.1328125</text:p>
          </table:table-cell>
          <table:table-cell office:value-type="float" office:value="-1.45038167938931">
            <text:p>-1.4503816794</text:p>
          </table:table-cell>
          <table:table-cell office:value-type="float" office:value="1.40458015267176">
            <text:p>1.4045801527</text:p>
          </table:table-cell>
          <table:table-cell table:formula="of:=[.M53]-([.L54]/8)*[.$V$2]" office:value-type="float" office:value="-0.157454447429628">
            <text:p>-0.1574544474</text:p>
          </table:table-cell>
          <table:table-cell office:value-type="float" office:value="0.251908396946565">
            <text:p>0.2519083969</text:p>
          </table:table-cell>
          <table:table-cell office:value-type="float" office:value="18.99">
            <text:p>18.99</text:p>
          </table:table-cell>
          <table:table-cell office:value-type="float" office:value="260">
            <text:p>260</text:p>
          </table:table-cell>
          <table:table-cell/>
          <table:table-cell table:formula="of:=[.$T$2]*([.R53]-([.L54]/8)*[.$V$2])+[.$U$2]*[.W54]" office:value-type="float" office:value="-0.638237058604442">
            <text:p>-0.6382370586</text:p>
          </table:table-cell>
          <table:table-cell table:formula="of:=[.R54]*28.66" office:value-type="float" office:value="-18.2918740996033">
            <text:p>-18.2918740996</text:p>
          </table:table-cell>
          <table:table-cell table:number-columns-repeated="3"/>
          <table:table-cell table:formula="of:=ATAN([.E54]/[.F54])" office:value-type="float" office:value="-0.887939620730333">
            <text:p>-0.8879396207</text:p>
          </table:table-cell>
          <table:table-cell table:formula="of:=[.W54]*28" office:value-type="float" office:value="-24.8623093804493">
            <text:p>-24.8623093804</text:p>
          </table:table-cell>
          <table:table-cell table:number-columns-repeated="1000"/>
        </table:table-row>
        <table:table-row table:style-name="ro1">
          <table:table-cell office:value-type="string">
            <text:p>2014-01-25_17:56:44_402450</text:p>
          </table:table-cell>
          <table:table-cell office:value-type="float" office:value="605279.671875">
            <text:p>605279.671875</text:p>
          </table:table-cell>
          <table:table-cell office:value-type="float" office:value="10.8">
            <text:p>10.8</text:p>
          </table:table-cell>
          <table:table-cell office:value-type="float" office:value="86">
            <text:p>86</text:p>
          </table:table-cell>
          <table:table-cell office:value-type="float" office:value="186">
            <text:p>186</text:p>
          </table:table-cell>
          <table:table-cell office:value-type="float" office:value="-207">
            <text:p>-207</text:p>
          </table:table-cell>
          <table:table-cell office:value-type="float" office:value="-0.54443359375">
            <text:p>-0.5444335938</text:p>
          </table:table-cell>
          <table:table-cell office:value-type="float" office:value="-0.039794921875">
            <text:p>-0.0397949219</text:p>
          </table:table-cell>
          <table:table-cell table:formula="of:=[.H55]*[.$Q$1]" office:value-type="float" office:value="-39.794921875">
            <text:p>-39.794921875</text:p>
          </table:table-cell>
          <table:table-cell office:value-type="float" office:value="1.0849609375">
            <text:p>1.0849609375</text:p>
          </table:table-cell>
          <table:table-cell office:value-type="float" office:value="-4.56488549618321">
            <text:p>-4.5648854962</text:p>
          </table:table-cell>
          <table:table-cell office:value-type="float" office:value="1.46564885496183">
            <text:p>1.465648855</text:p>
          </table:table-cell>
          <table:table-cell table:formula="of:=[.M54]-([.L55]/8)*[.$V$2]" office:value-type="float" office:value="-0.159530484643368">
            <text:p>-0.1595304846</text:p>
          </table:table-cell>
          <table:table-cell office:value-type="float" office:value="1.58015267175573">
            <text:p>1.5801526718</text:p>
          </table:table-cell>
          <table:table-cell office:value-type="float" office:value="18.26">
            <text:p>18.26</text:p>
          </table:table-cell>
          <table:table-cell office:value-type="float" office:value="261">
            <text:p>261</text:p>
          </table:table-cell>
          <table:table-cell/>
          <table:table-cell table:formula="of:=[.$T$2]*([.R54]-([.L55]/8)*[.$V$2])+[.$U$2]*[.W55]" office:value-type="float" office:value="-0.649483168227036">
            <text:p>-0.6494831682</text:p>
          </table:table-cell>
          <table:table-cell table:formula="of:=[.R55]*28.66" office:value-type="float" office:value="-18.6141876013868">
            <text:p>-18.6141876014</text:p>
          </table:table-cell>
          <table:table-cell table:number-columns-repeated="3"/>
          <table:table-cell table:formula="of:=ATAN([.E55]/[.F55])" office:value-type="float" office:value="-0.732013819906713">
            <text:p>-0.7320138199</text:p>
          </table:table-cell>
          <table:table-cell table:formula="of:=[.W55]*28" office:value-type="float" office:value="-20.496386957388">
            <text:p>-20.4963869574</text:p>
          </table:table-cell>
          <table:table-cell table:number-columns-repeated="1000"/>
        </table:table-row>
        <table:table-row table:style-name="ro1">
          <table:table-cell office:value-type="string">
            <text:p>2014-01-25_17:56:44_515279</text:p>
          </table:table-cell>
          <table:table-cell office:value-type="float" office:value="616561.484375">
            <text:p>616561.484375</text:p>
          </table:table-cell>
          <table:table-cell office:value-type="float" office:value="11">
            <text:p>11</text:p>
          </table:table-cell>
          <table:table-cell office:value-type="float" office:value="-61">
            <text:p>-61</text:p>
          </table:table-cell>
          <table:table-cell office:value-type="float" office:value="158">
            <text:p>158</text:p>
          </table:table-cell>
          <table:table-cell office:value-type="float" office:value="-275">
            <text:p>-275</text:p>
          </table:table-cell>
          <table:table-cell office:value-type="float" office:value="-0.405029296875">
            <text:p>-0.4050292969</text:p>
          </table:table-cell>
          <table:table-cell office:value-type="float" office:value="0.109375">
            <text:p>0.109375</text:p>
          </table:table-cell>
          <table:table-cell table:formula="of:=[.H56]*[.$Q$1]" office:value-type="float" office:value="109.375">
            <text:p>109.375</text:p>
          </table:table-cell>
          <table:table-cell office:value-type="float" office:value="0.67919921875">
            <text:p>0.6791992188</text:p>
          </table:table-cell>
          <table:table-cell office:value-type="float" office:value="-2.66412213740458">
            <text:p>-2.6641221374</text:p>
          </table:table-cell>
          <table:table-cell office:value-type="float" office:value="0.709923664122137">
            <text:p>0.7099236641</text:p>
          </table:table-cell>
          <table:table-cell table:formula="of:=[.M55]-([.L56]/8)*[.$V$2]" office:value-type="float" office:value="-0.160536065168774">
            <text:p>-0.1605360652</text:p>
          </table:table-cell>
          <table:table-cell office:value-type="float" office:value="0.0610687022900763">
            <text:p>0.0610687023</text:p>
          </table:table-cell>
          <table:table-cell office:value-type="float" office:value="17.15">
            <text:p>17.15</text:p>
          </table:table-cell>
          <table:table-cell office:value-type="float" office:value="261">
            <text:p>261</text:p>
          </table:table-cell>
          <table:table-cell/>
          <table:table-cell table:formula="of:=[.$T$2]*([.R55]-([.L56]/8)*[.$V$2])+[.$U$2]*[.W56]" office:value-type="float" office:value="-0.637589134851631">
            <text:p>-0.6375891349</text:p>
          </table:table-cell>
          <table:table-cell table:formula="of:=[.R56]*28.66" office:value-type="float" office:value="-18.2733046048477">
            <text:p>-18.2733046048</text:p>
          </table:table-cell>
          <table:table-cell table:number-columns-repeated="3"/>
          <table:table-cell table:formula="of:=ATAN([.E56]/[.F56])" office:value-type="float" office:value="-0.521492609744338">
            <text:p>-0.5214926097</text:p>
          </table:table-cell>
          <table:table-cell table:formula="of:=[.W56]*28" office:value-type="float" office:value="-14.6017930728415">
            <text:p>-14.6017930728</text:p>
          </table:table-cell>
          <table:table-cell table:number-columns-repeated="1000"/>
        </table:table-row>
        <table:table-row table:style-name="ro1">
          <table:table-cell office:value-type="string">
            <text:p>2014-01-25_17:56:44_628723</text:p>
          </table:table-cell>
          <table:table-cell office:value-type="float" office:value="627906.484375">
            <text:p>627906.484375</text:p>
          </table:table-cell>
          <table:table-cell office:value-type="float" office:value="11.2">
            <text:p>11.2</text:p>
          </table:table-cell>
          <table:table-cell office:value-type="float" office:value="117">
            <text:p>117</text:p>
          </table:table-cell>
          <table:table-cell office:value-type="float" office:value="169">
            <text:p>169</text:p>
          </table:table-cell>
          <table:table-cell office:value-type="float" office:value="-230">
            <text:p>-230</text:p>
          </table:table-cell>
          <table:table-cell office:value-type="float" office:value="-0.572265625">
            <text:p>-0.572265625</text:p>
          </table:table-cell>
          <table:table-cell office:value-type="float" office:value="0.129638671875">
            <text:p>0.1296386719</text:p>
          </table:table-cell>
          <table:table-cell table:formula="of:=[.H57]*[.$Q$1]" office:value-type="float" office:value="129.638671875">
            <text:p>129.638671875</text:p>
          </table:table-cell>
          <table:table-cell office:value-type="float" office:value="0.938232421875">
            <text:p>0.9382324219</text:p>
          </table:table-cell>
          <table:table-cell office:value-type="float" office:value="0.572519083969466">
            <text:p>0.572519084</text:p>
          </table:table-cell>
          <table:table-cell office:value-type="float" office:value="1.66412213740458">
            <text:p>1.6641221374</text:p>
          </table:table-cell>
          <table:table-cell table:formula="of:=[.M56]-([.L57]/8)*[.$V$2]" office:value-type="float" office:value="-0.162893232421875">
            <text:p>-0.1628932324</text:p>
          </table:table-cell>
          <table:table-cell office:value-type="float" office:value="-0.213740458015267">
            <text:p>-0.213740458</text:p>
          </table:table-cell>
          <table:table-cell office:value-type="float" office:value="19.07">
            <text:p>19.07</text:p>
          </table:table-cell>
          <table:table-cell office:value-type="float" office:value="262">
            <text:p>262</text:p>
          </table:table-cell>
          <table:table-cell/>
          <table:table-cell table:formula="of:=[.$T$2]*([.R56]-([.L57]/8)*[.$V$2])+[.$U$2]*[.W57]" office:value-type="float" office:value="-0.63932073506149">
            <text:p>-0.6393207351</text:p>
          </table:table-cell>
          <table:table-cell table:formula="of:=[.R57]*28.66" office:value-type="float" office:value="-18.3229322668623">
            <text:p>-18.3229322669</text:p>
          </table:table-cell>
          <table:table-cell table:number-columns-repeated="3"/>
          <table:table-cell table:formula="of:=ATAN([.E57]/[.F57])" office:value-type="float" office:value="-0.633690631672309">
            <text:p>-0.6336906317</text:p>
          </table:table-cell>
          <table:table-cell table:formula="of:=[.W57]*28" office:value-type="float" office:value="-17.7433376868247">
            <text:p>-17.7433376868</text:p>
          </table:table-cell>
          <table:table-cell table:number-columns-repeated="1000"/>
        </table:table-row>
        <table:table-row table:style-name="ro1">
          <table:table-cell office:value-type="string">
            <text:p>2014-01-25_17:56:44_743071</text:p>
          </table:table-cell>
          <table:table-cell office:value-type="float" office:value="639342.28125">
            <text:p>639342.28125</text:p>
          </table:table-cell>
          <table:table-cell office:value-type="float" office:value="11.4">
            <text:p>11.4</text:p>
          </table:table-cell>
          <table:table-cell office:value-type="float" office:value="130">
            <text:p>130</text:p>
          </table:table-cell>
          <table:table-cell office:value-type="float" office:value="233">
            <text:p>233</text:p>
          </table:table-cell>
          <table:table-cell office:value-type="float" office:value="-293">
            <text:p>-293</text:p>
          </table:table-cell>
          <table:table-cell office:value-type="float" office:value="-0.709716796875">
            <text:p>-0.7097167969</text:p>
          </table:table-cell>
          <table:table-cell office:value-type="float" office:value="-0.061767578125">
            <text:p>-0.0617675781</text:p>
          </table:table-cell>
          <table:table-cell table:formula="of:=[.H58]*[.$Q$1]" office:value-type="float" office:value="-61.767578125">
            <text:p>-61.767578125</text:p>
          </table:table-cell>
          <table:table-cell office:value-type="float" office:value="0.49169921875">
            <text:p>0.4916992188</text:p>
          </table:table-cell>
          <table:table-cell office:value-type="float" office:value="-0.49618320610687">
            <text:p>-0.4961832061</text:p>
          </table:table-cell>
          <table:table-cell office:value-type="float" office:value="2.76335877862595">
            <text:p>2.7633587786</text:p>
          </table:table-cell>
          <table:table-cell table:formula="of:=[.M57]-([.L58]/8)*[.$V$2]" office:value-type="float" office:value="-0.166807427585282">
            <text:p>-0.1668074276</text:p>
          </table:table-cell>
          <table:table-cell office:value-type="float" office:value="1.46564885496183">
            <text:p>1.465648855</text:p>
          </table:table-cell>
          <table:table-cell office:value-type="float" office:value="18.58">
            <text:p>18.58</text:p>
          </table:table-cell>
          <table:table-cell office:value-type="float" office:value="263">
            <text:p>263</text:p>
          </table:table-cell>
          <table:table-cell/>
          <table:table-cell table:formula="of:=[.$T$2]*([.R57]-([.L58]/8)*[.$V$2])+[.$U$2]*[.W58]" office:value-type="float" office:value="-0.646093500548631">
            <text:p>-0.6460935005</text:p>
          </table:table-cell>
          <table:table-cell table:formula="of:=[.R58]*28.66" office:value-type="float" office:value="-18.5170397257238">
            <text:p>-18.5170397257</text:p>
          </table:table-cell>
          <table:table-cell table:number-columns-repeated="3"/>
          <table:table-cell table:formula="of:=ATAN([.E58]/[.F58])" office:value-type="float" office:value="-0.671820633462248">
            <text:p>-0.6718206335</text:p>
          </table:table-cell>
          <table:table-cell table:formula="of:=[.W58]*28" office:value-type="float" office:value="-18.8109777369429">
            <text:p>-18.8109777369</text:p>
          </table:table-cell>
          <table:table-cell table:number-columns-repeated="1000"/>
        </table:table-row>
        <table:table-row table:style-name="ro1">
          <table:table-cell office:value-type="string">
            <text:p>2014-01-25_17:56:44_855765</text:p>
          </table:table-cell>
          <table:table-cell office:value-type="float" office:value="650610.078125">
            <text:p>650610.078125</text:p>
          </table:table-cell>
          <table:table-cell office:value-type="float" office:value="11.6">
            <text:p>11.6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 office:value-type="float" office:value="-176">
            <text:p>-176</text:p>
          </table:table-cell>
          <table:table-cell office:value-type="float" office:value="-0.625732421875">
            <text:p>-0.6257324219</text:p>
          </table:table-cell>
          <table:table-cell office:value-type="float" office:value="-0.09912109375">
            <text:p>-0.0991210938</text:p>
          </table:table-cell>
          <table:table-cell table:formula="of:=[.H59]*[.$Q$1]" office:value-type="float" office:value="-99.12109375">
            <text:p>-99.12109375</text:p>
          </table:table-cell>
          <table:table-cell office:value-type="float" office:value="0.74755859375">
            <text:p>0.7475585938</text:p>
          </table:table-cell>
          <table:table-cell office:value-type="float" office:value="-4.80916030534351">
            <text:p>-4.8091603053</text:p>
          </table:table-cell>
          <table:table-cell office:value-type="float" office:value="0.0763358778625954">
            <text:p>0.0763358779</text:p>
          </table:table-cell>
          <table:table-cell table:formula="of:=[.M58]-([.L59]/8)*[.$V$2]" office:value-type="float" office:value="-0.166915554523497">
            <text:p>-0.1669155545</text:p>
          </table:table-cell>
          <table:table-cell office:value-type="float" office:value="-1.32824427480916">
            <text:p>-1.3282442748</text:p>
          </table:table-cell>
          <table:table-cell office:value-type="float" office:value="16.39">
            <text:p>16.39</text:p>
          </table:table-cell>
          <table:table-cell office:value-type="float" office:value="264">
            <text:p>264</text:p>
          </table:table-cell>
          <table:table-cell/>
          <table:table-cell table:formula="of:=[.$T$2]*([.R58]-([.L59]/8)*[.$V$2])+[.$U$2]*[.W59]" office:value-type="float" office:value="-0.642958474239819">
            <text:p>-0.6429584742</text:p>
          </table:table-cell>
          <table:table-cell table:formula="of:=[.R59]*28.66" office:value-type="float" office:value="-18.4271898717132">
            <text:p>-18.4271898717</text:p>
          </table:table-cell>
          <table:table-cell table:number-columns-repeated="3"/>
          <table:table-cell table:formula="of:=ATAN([.E59]/[.F59])" office:value-type="float" office:value="-0.613770095016568">
            <text:p>-0.613770095</text:p>
          </table:table-cell>
          <table:table-cell table:formula="of:=[.W59]*28" office:value-type="float" office:value="-17.1855626604639">
            <text:p>-17.1855626605</text:p>
          </table:table-cell>
          <table:table-cell table:number-columns-repeated="1000"/>
        </table:table-row>
        <table:table-row table:style-name="ro1">
          <table:table-cell office:value-type="string">
            <text:p>2014-01-25_17:56:44_969840</text:p>
          </table:table-cell>
          <table:table-cell office:value-type="float" office:value="662019.078125">
            <text:p>662019.078125</text:p>
          </table:table-cell>
          <table:table-cell office:value-type="float" office:value="11.8">
            <text:p>11.8</text:p>
          </table:table-cell>
          <table:table-cell office:value-type="float" office:value="34">
            <text:p>34</text:p>
          </table:table-cell>
          <table:table-cell office:value-type="float" office:value="182">
            <text:p>182</text:p>
          </table:table-cell>
          <table:table-cell office:value-type="float" office:value="-299">
            <text:p>-299</text:p>
          </table:table-cell>
          <table:table-cell office:value-type="float" office:value="-0.58935546875">
            <text:p>-0.5893554688</text:p>
          </table:table-cell>
          <table:table-cell office:value-type="float" office:value="0.23828125">
            <text:p>0.23828125</text:p>
          </table:table-cell>
          <table:table-cell table:formula="of:=[.H60]*[.$Q$1]" office:value-type="float" office:value="238.28125">
            <text:p>238.28125</text:p>
          </table:table-cell>
          <table:table-cell office:value-type="float" office:value="0.88916015625">
            <text:p>0.8891601563</text:p>
          </table:table-cell>
          <table:table-cell office:value-type="float" office:value="-2.33587786259542">
            <text:p>-2.3358778626</text:p>
          </table:table-cell>
          <table:table-cell office:value-type="float" office:value="1.52671755725191">
            <text:p>1.5267175573</text:p>
          </table:table-cell>
          <table:table-cell table:formula="of:=[.M59]-([.L60]/8)*[.$V$2]" office:value-type="float" office:value="-0.16907809328781">
            <text:p>-0.1690780933</text:p>
          </table:table-cell>
          <table:table-cell office:value-type="float" office:value="1.18320610687023">
            <text:p>1.1832061069</text:p>
          </table:table-cell>
          <table:table-cell office:value-type="float" office:value="18.63">
            <text:p>18.63</text:p>
          </table:table-cell>
          <table:table-cell office:value-type="float" office:value="264">
            <text:p>264</text:p>
          </table:table-cell>
          <table:table-cell/>
          <table:table-cell table:formula="of:=[.$T$2]*([.R59]-([.L60]/8)*[.$V$2])+[.$U$2]*[.W60]" office:value-type="float" office:value="-0.635287795792644">
            <text:p>-0.6352877958</text:p>
          </table:table-cell>
          <table:table-cell table:formula="of:=[.R60]*28.66" office:value-type="float" office:value="-18.2073482274172">
            <text:p>-18.2073482274</text:p>
          </table:table-cell>
          <table:table-cell table:number-columns-repeated="3"/>
          <table:table-cell table:formula="of:=ATAN([.E60]/[.F60])" office:value-type="float" office:value="-0.546788840889247">
            <text:p>-0.5467888409</text:p>
          </table:table-cell>
          <table:table-cell table:formula="of:=[.W60]*28" office:value-type="float" office:value="-15.3100875448989">
            <text:p>-15.3100875449</text:p>
          </table:table-cell>
          <table:table-cell table:number-columns-repeated="1000"/>
        </table:table-row>
        <table:table-row table:style-name="ro1">
          <table:table-cell office:value-type="string">
            <text:p>2014-01-25_17:56:45_083105</text:p>
          </table:table-cell>
          <table:table-cell office:value-type="float" office:value="673377.578125">
            <text:p>673377.578125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158">
            <text:p>158</text:p>
          </table:table-cell>
          <table:table-cell office:value-type="float" office:value="-164">
            <text:p>-164</text:p>
          </table:table-cell>
          <table:table-cell office:value-type="float" office:value="-0.579833984375">
            <text:p>-0.5798339844</text:p>
          </table:table-cell>
          <table:table-cell office:value-type="float" office:value="0.132080078125">
            <text:p>0.1320800781</text:p>
          </table:table-cell>
          <table:table-cell table:formula="of:=[.H61]*[.$Q$1]" office:value-type="float" office:value="132.080078125">
            <text:p>132.080078125</text:p>
          </table:table-cell>
          <table:table-cell office:value-type="float" office:value="0.662109375">
            <text:p>0.662109375</text:p>
          </table:table-cell>
          <table:table-cell office:value-type="float" office:value="-0.900763358778626">
            <text:p>-0.9007633588</text:p>
          </table:table-cell>
          <table:table-cell office:value-type="float" office:value="0.694656488549618">
            <text:p>0.6946564885</text:p>
          </table:table-cell>
          <table:table-cell table:formula="of:=[.M60]-([.L61]/8)*[.$V$2]" office:value-type="float" office:value="-0.170062048425573">
            <text:p>-0.1700620484</text:p>
          </table:table-cell>
          <table:table-cell office:value-type="float" office:value="1.56488549618321">
            <text:p>1.5648854962</text:p>
          </table:table-cell>
          <table:table-cell office:value-type="float" office:value="18.53">
            <text:p>18.53</text:p>
          </table:table-cell>
          <table:table-cell office:value-type="float" office:value="265">
            <text:p>265</text:p>
          </table:table-cell>
          <table:table-cell/>
          <table:table-cell table:formula="of:=[.$T$2]*([.R60]-([.L61]/8)*[.$V$2])+[.$U$2]*[.W61]" office:value-type="float" office:value="-0.649321253752584">
            <text:p>-0.6493212538</text:p>
          </table:table-cell>
          <table:table-cell table:formula="of:=[.R61]*28.66" office:value-type="float" office:value="-18.6095471325491">
            <text:p>-18.6095471325</text:p>
          </table:table-cell>
          <table:table-cell table:number-columns-repeated="3"/>
          <table:table-cell table:formula="of:=ATAN([.E61]/[.F61])" office:value-type="float" office:value="-0.766766779152183">
            <text:p>-0.7667667792</text:p>
          </table:table-cell>
          <table:table-cell table:formula="of:=[.W61]*28" office:value-type="float" office:value="-21.4694698162611">
            <text:p>-21.4694698163</text:p>
          </table:table-cell>
          <table:table-cell table:number-columns-repeated="1000"/>
        </table:table-row>
        <table:table-row table:style-name="ro1">
          <table:table-cell office:value-type="string">
            <text:p>2014-01-25_17:56:45_197482</text:p>
          </table:table-cell>
          <table:table-cell office:value-type="float" office:value="684783.1875">
            <text:p>684783.1875</text:p>
          </table:table-cell>
          <table:table-cell office:value-type="float" office:value="12.2">
            <text:p>12.2</text:p>
          </table:table-cell>
          <table:table-cell office:value-type="float" office:value="-12">
            <text:p>-12</text:p>
          </table:table-cell>
          <table:table-cell office:value-type="float" office:value="133">
            <text:p>133</text:p>
          </table:table-cell>
          <table:table-cell office:value-type="float" office:value="-267">
            <text:p>-267</text:p>
          </table:table-cell>
          <table:table-cell office:value-type="float" office:value="-0.49560546875">
            <text:p>-0.4956054688</text:p>
          </table:table-cell>
          <table:table-cell office:value-type="float" office:value="0.139892578125">
            <text:p>0.1398925781</text:p>
          </table:table-cell>
          <table:table-cell table:formula="of:=[.H62]*[.$Q$1]" office:value-type="float" office:value="139.892578125">
            <text:p>139.892578125</text:p>
          </table:table-cell>
          <table:table-cell office:value-type="float" office:value="0.82470703125">
            <text:p>0.8247070313</text:p>
          </table:table-cell>
          <table:table-cell office:value-type="float" office:value="-4.13740458015267">
            <text:p>-4.1374045802</text:p>
          </table:table-cell>
          <table:table-cell office:value-type="float" office:value="3.55725190839695">
            <text:p>3.5572519084</text:p>
          </table:table-cell>
          <table:table-cell table:formula="of:=[.M61]-([.L62]/8)*[.$V$2]" office:value-type="float" office:value="-0.175100763746422">
            <text:p>-0.1751007637</text:p>
          </table:table-cell>
          <table:table-cell office:value-type="float" office:value="0.870229007633588">
            <text:p>0.8702290076</text:p>
          </table:table-cell>
          <table:table-cell office:value-type="float" office:value="16.74">
            <text:p>16.74</text:p>
          </table:table-cell>
          <table:table-cell office:value-type="float" office:value="266">
            <text:p>266</text:p>
          </table:table-cell>
          <table:table-cell/>
          <table:table-cell table:formula="of:=[.$T$2]*([.R61]-([.L62]/8)*[.$V$2])+[.$U$2]*[.W62]" office:value-type="float" office:value="-0.63513880814102">
            <text:p>-0.6351388081</text:p>
          </table:table-cell>
          <table:table-cell table:formula="of:=[.R62]*28.66" office:value-type="float" office:value="-18.2030782413216">
            <text:p>-18.2030782413</text:p>
          </table:table-cell>
          <table:table-cell table:number-columns-repeated="3"/>
          <table:table-cell table:formula="of:=ATAN([.E62]/[.F62])" office:value-type="float" office:value="-0.462148359749306">
            <text:p>-0.4621483597</text:p>
          </table:table-cell>
          <table:table-cell table:formula="of:=[.W62]*28" office:value-type="float" office:value="-12.9401540729806">
            <text:p>-12.940154073</text:p>
          </table:table-cell>
          <table:table-cell table:number-columns-repeated="1000"/>
        </table:table-row>
        <table:table-row table:style-name="ro1">
          <table:table-cell office:value-type="string">
            <text:p>2014-01-25_17:56:45_310141</text:p>
          </table:table-cell>
          <table:table-cell office:value-type="float" office:value="696048.28125">
            <text:p>696048.28125</text:p>
          </table:table-cell>
          <table:table-cell office:value-type="float" office:value="12.4">
            <text:p>12.4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-147">
            <text:p>-147</text:p>
          </table:table-cell>
          <table:table-cell office:value-type="float" office:value="-0.595947265625">
            <text:p>-0.5959472656</text:p>
          </table:table-cell>
          <table:table-cell office:value-type="float" office:value="0.12939453125">
            <text:p>0.1293945313</text:p>
          </table:table-cell>
          <table:table-cell table:formula="of:=[.H63]*[.$Q$1]" office:value-type="float" office:value="129.39453125">
            <text:p>129.39453125</text:p>
          </table:table-cell>
          <table:table-cell office:value-type="float" office:value="0.8916015625">
            <text:p>0.8916015625</text:p>
          </table:table-cell>
          <table:table-cell office:value-type="float" office:value="0.603053435114504">
            <text:p>0.6030534351</text:p>
          </table:table-cell>
          <table:table-cell office:value-type="float" office:value="2.34351145038168">
            <text:p>2.3435114504</text:p>
          </table:table-cell>
          <table:table-cell table:formula="of:=[.M62]-([.L63]/8)*[.$V$2]" office:value-type="float" office:value="-0.178420260749642">
            <text:p>-0.1784202607</text:p>
          </table:table-cell>
          <table:table-cell office:value-type="float" office:value="0.778625954198473">
            <text:p>0.7786259542</text:p>
          </table:table-cell>
          <table:table-cell office:value-type="float" office:value="17.59">
            <text:p>17.59</text:p>
          </table:table-cell>
          <table:table-cell office:value-type="float" office:value="267">
            <text:p>267</text:p>
          </table:table-cell>
          <table:table-cell/>
          <table:table-cell table:formula="of:=[.$T$2]*([.R62]-([.L63]/8)*[.$V$2])+[.$U$2]*[.W63]" office:value-type="float" office:value="-0.626527086054469">
            <text:p>-0.6265270861</text:p>
          </table:table-cell>
          <table:table-cell table:formula="of:=[.R63]*28.66" office:value-type="float" office:value="-17.9562662863211">
            <text:p>-17.9562662863</text:p>
          </table:table-cell>
          <table:table-cell table:number-columns-repeated="3"/>
          <table:table-cell table:formula="of:=ATAN([.E63]/[.F63])" office:value-type="float" office:value="-0.519146114246523">
            <text:p>-0.5191461142</text:p>
          </table:table-cell>
          <table:table-cell table:formula="of:=[.W63]*28" office:value-type="float" office:value="-14.5360911989026">
            <text:p>-14.5360911989</text:p>
          </table:table-cell>
          <table:table-cell table:number-columns-repeated="1000"/>
        </table:table-row>
        <table:table-row table:style-name="ro1">
          <table:table-cell office:value-type="string">
            <text:p>2014-01-25_17:56:45_424502</text:p>
          </table:table-cell>
          <table:table-cell office:value-type="float" office:value="707484.46875">
            <text:p>707484.46875</text:p>
          </table:table-cell>
          <table:table-cell office:value-type="float" office:value="12.6">
            <text:p>12.6</text:p>
          </table:table-cell>
          <table:table-cell office:value-type="float" office:value="124">
            <text:p>124</text:p>
          </table:table-cell>
          <table:table-cell office:value-type="float" office:value="184">
            <text:p>184</text:p>
          </table:table-cell>
          <table:table-cell office:value-type="float" office:value="-63">
            <text:p>-63</text:p>
          </table:table-cell>
          <table:table-cell office:value-type="float" office:value="-0.5634765625">
            <text:p>-0.5634765625</text:p>
          </table:table-cell>
          <table:table-cell office:value-type="float" office:value="0.181396484375">
            <text:p>0.1813964844</text:p>
          </table:table-cell>
          <table:table-cell table:formula="of:=[.H64]*[.$Q$1]" office:value-type="float" office:value="181.396484375">
            <text:p>181.396484375</text:p>
          </table:table-cell>
          <table:table-cell office:value-type="float" office:value="0.94482421875">
            <text:p>0.9448242188</text:p>
          </table:table-cell>
          <table:table-cell office:value-type="float" office:value="-4.67175572519084">
            <text:p>-4.6717557252</text:p>
          </table:table-cell>
          <table:table-cell office:value-type="float" office:value="0.450381679389313">
            <text:p>0.4503816794</text:p>
          </table:table-cell>
          <table:table-cell table:formula="of:=[.M63]-([.L64]/8)*[.$V$2]" office:value-type="float" office:value="-0.179058209685115">
            <text:p>-0.1790582097</text:p>
          </table:table-cell>
          <table:table-cell office:value-type="float" office:value="1.13740458015267">
            <text:p>1.1374045802</text:p>
          </table:table-cell>
          <table:table-cell office:value-type="float" office:value="17.71">
            <text:p>17.71</text:p>
          </table:table-cell>
          <table:table-cell office:value-type="float" office:value="267">
            <text:p>267</text:p>
          </table:table-cell>
          <table:table-cell/>
          <table:table-cell table:formula="of:=[.$T$2]*([.R63]-([.L64]/8)*[.$V$2])+[.$U$2]*[.W64]" office:value-type="float" office:value="-0.688540118512778">
            <text:p>-0.6885401185</text:p>
          </table:table-cell>
          <table:table-cell table:formula="of:=[.R64]*28.66" office:value-type="float" office:value="-19.7335597965762">
            <text:p>-19.7335597966</text:p>
          </table:table-cell>
          <table:table-cell table:number-columns-repeated="3"/>
          <table:table-cell table:formula="of:=ATAN([.E64]/[.F64])" office:value-type="float" office:value="-1.24091587021831">
            <text:p>-1.2409158702</text:p>
          </table:table-cell>
          <table:table-cell table:formula="of:=[.W64]*28" office:value-type="float" office:value="-34.7456443661127">
            <text:p>-34.7456443661</text:p>
          </table:table-cell>
          <table:table-cell table:number-columns-repeated="1000"/>
        </table:table-row>
        <table:table-row table:style-name="ro1">
          <table:table-cell office:value-type="string">
            <text:p>2014-01-25_17:56:45_537176</text:p>
          </table:table-cell>
          <table:table-cell office:value-type="float" office:value="718759.796875">
            <text:p>718759.796875</text:p>
          </table:table-cell>
          <table:table-cell office:value-type="float" office:value="12.8">
            <text:p>12.8</text:p>
          </table:table-cell>
          <table:table-cell office:value-type="float" office:value="240">
            <text:p>240</text:p>
          </table:table-cell>
          <table:table-cell office:value-type="float" office:value="164">
            <text:p>164</text:p>
          </table:table-cell>
          <table:table-cell office:value-type="float" office:value="-206">
            <text:p>-206</text:p>
          </table:table-cell>
          <table:table-cell office:value-type="float" office:value="-0.395263671875">
            <text:p>-0.3952636719</text:p>
          </table:table-cell>
          <table:table-cell office:value-type="float" office:value="0.274169921875">
            <text:p>0.2741699219</text:p>
          </table:table-cell>
          <table:table-cell table:formula="of:=[.H65]*[.$Q$1]" office:value-type="float" office:value="274.169921875">
            <text:p>274.169921875</text:p>
          </table:table-cell>
          <table:table-cell office:value-type="float" office:value="0.24658203125">
            <text:p>0.2465820313</text:p>
          </table:table-cell>
          <table:table-cell office:value-type="float" office:value="-6.16030534351145">
            <text:p>-6.1603053435</text:p>
          </table:table-cell>
          <table:table-cell office:value-type="float" office:value="-1.89312977099237">
            <text:p>-1.893129771</text:p>
          </table:table-cell>
          <table:table-cell table:formula="of:=[.M64]-([.L65]/8)*[.$V$2]" office:value-type="float" office:value="-0.176376661617366">
            <text:p>-0.1763766616</text:p>
          </table:table-cell>
          <table:table-cell office:value-type="float" office:value="0.816793893129771">
            <text:p>0.8167938931</text:p>
          </table:table-cell>
          <table:table-cell office:value-type="float" office:value="16.8">
            <text:p>16.8</text:p>
          </table:table-cell>
          <table:table-cell office:value-type="float" office:value="268">
            <text:p>268</text:p>
          </table:table-cell>
          <table:table-cell/>
          <table:table-cell table:formula="of:=[.$T$2]*([.R64]-([.L65]/8)*[.$V$2])+[.$U$2]*[.W65]" office:value-type="float" office:value="-0.684509560143929">
            <text:p>-0.6845095601</text:p>
          </table:table-cell>
          <table:table-cell table:formula="of:=[.R65]*28.66" office:value-type="float" office:value="-19.618043993725">
            <text:p>-19.6180439937</text:p>
          </table:table-cell>
          <table:table-cell table:number-columns-repeated="3"/>
          <table:table-cell table:formula="of:=ATAN([.E65]/[.F65])" office:value-type="float" office:value="-0.672368467434022">
            <text:p>-0.6723684674</text:p>
          </table:table-cell>
          <table:table-cell table:formula="of:=[.W65]*28" office:value-type="float" office:value="-18.8263170881526">
            <text:p>-18.8263170882</text:p>
          </table:table-cell>
          <table:table-cell table:number-columns-repeated="1000"/>
        </table:table-row>
        <table:table-row table:style-name="ro1">
          <table:table-cell office:value-type="string">
            <text:p>2014-01-25_17:56:45_650865</text:p>
          </table:table-cell>
          <table:table-cell office:value-type="float" office:value="730120.671875">
            <text:p>730120.671875</text:p>
          </table:table-cell>
          <table:table-cell office:value-type="float" office:value="13">
            <text:p>13</text:p>
          </table:table-cell>
          <table:table-cell office:value-type="float" office:value="-9">
            <text:p>-9</text:p>
          </table:table-cell>
          <table:table-cell office:value-type="float" office:value="277">
            <text:p>277</text:p>
          </table:table-cell>
          <table:table-cell office:value-type="float" office:value="-375">
            <text:p>-375</text:p>
          </table:table-cell>
          <table:table-cell office:value-type="float" office:value="-0.461669921875">
            <text:p>-0.4616699219</text:p>
          </table:table-cell>
          <table:table-cell office:value-type="float" office:value="0.231201171875">
            <text:p>0.2312011719</text:p>
          </table:table-cell>
          <table:table-cell table:formula="of:=[.H66]*[.$Q$1]" office:value-type="float" office:value="231.201171875">
            <text:p>231.201171875</text:p>
          </table:table-cell>
          <table:table-cell office:value-type="float" office:value="1.300048828125">
            <text:p>1.3000488281</text:p>
          </table:table-cell>
          <table:table-cell office:value-type="float" office:value="-1.70992366412214">
            <text:p>-1.7099236641</text:p>
          </table:table-cell>
          <table:table-cell office:value-type="float" office:value="-0.396946564885496">
            <text:p>-0.3969465649</text:p>
          </table:table-cell>
          <table:table-cell table:formula="of:=[.M65]-([.L66]/8)*[.$V$2]" office:value-type="float" office:value="-0.175814401538645">
            <text:p>-0.1758144015</text:p>
          </table:table-cell>
          <table:table-cell office:value-type="float" office:value="-0.923664122137405">
            <text:p>-0.9236641221</text:p>
          </table:table-cell>
          <table:table-cell office:value-type="float" office:value="16.03">
            <text:p>16.03</text:p>
          </table:table-cell>
          <table:table-cell office:value-type="float" office:value="269">
            <text:p>269</text:p>
          </table:table-cell>
          <table:table-cell/>
          <table:table-cell table:formula="of:=[.$T$2]*([.R65]-([.L66]/8)*[.$V$2])+[.$U$2]*[.W66]" office:value-type="float" office:value="-0.679173393138307">
            <text:p>-0.6791733931</text:p>
          </table:table-cell>
          <table:table-cell table:formula="of:=[.R66]*28.66" office:value-type="float" office:value="-19.4651094473439">
            <text:p>-19.4651094473</text:p>
          </table:table-cell>
          <table:table-cell table:number-columns-repeated="3"/>
          <table:table-cell table:formula="of:=ATAN([.E66]/[.F66])" office:value-type="float" office:value="-0.6362082307962">
            <text:p>-0.6362082308</text:p>
          </table:table-cell>
          <table:table-cell table:formula="of:=[.W66]*28" office:value-type="float" office:value="-17.8138304622936">
            <text:p>-17.8138304623</text:p>
          </table:table-cell>
          <table:table-cell table:number-columns-repeated="1000"/>
        </table:table-row>
        <table:table-row table:style-name="ro1">
          <table:table-cell office:value-type="string">
            <text:p>2014-01-25_17:56:45_764976</text:p>
          </table:table-cell>
          <table:table-cell office:value-type="float" office:value="741531.890625">
            <text:p>741531.890625</text:p>
          </table:table-cell>
          <table:table-cell office:value-type="float" office:value="13.2">
            <text:p>13.2</text:p>
          </table:table-cell>
          <table:table-cell office:value-type="float" office:value="-13">
            <text:p>-13</text:p>
          </table:table-cell>
          <table:table-cell office:value-type="float" office:value="241">
            <text:p>241</text:p>
          </table:table-cell>
          <table:table-cell office:value-type="float" office:value="-309">
            <text:p>-309</text:p>
          </table:table-cell>
          <table:table-cell office:value-type="float" office:value="-0.709228515625">
            <text:p>-0.7092285156</text:p>
          </table:table-cell>
          <table:table-cell office:value-type="float" office:value="-0.1962890625">
            <text:p>-0.1962890625</text:p>
          </table:table-cell>
          <table:table-cell table:formula="of:=[.H67]*[.$Q$1]" office:value-type="float" office:value="-196.2890625">
            <text:p>-196.2890625</text:p>
          </table:table-cell>
          <table:table-cell office:value-type="float" office:value="1.226806640625">
            <text:p>1.2268066406</text:p>
          </table:table-cell>
          <table:table-cell office:value-type="float" office:value="-7.50381679389313">
            <text:p>-7.5038167939</text:p>
          </table:table-cell>
          <table:table-cell office:value-type="float" office:value="4.7175572519084">
            <text:p>4.7175572519</text:p>
          </table:table-cell>
          <table:table-cell table:formula="of:=[.M66]-([.L67]/8)*[.$V$2]" office:value-type="float" office:value="-0.182496646320372">
            <text:p>-0.1824966463</text:p>
          </table:table-cell>
          <table:table-cell office:value-type="float" office:value="1.44274809160305">
            <text:p>1.4427480916</text:p>
          </table:table-cell>
          <table:table-cell office:value-type="float" office:value="18.12">
            <text:p>18.12</text:p>
          </table:table-cell>
          <table:table-cell office:value-type="float" office:value="270">
            <text:p>270</text:p>
          </table:table-cell>
          <table:table-cell/>
          <table:table-cell table:formula="of:=[.$T$2]*([.R66]-([.L67]/8)*[.$V$2])+[.$U$2]*[.W67]" office:value-type="float" office:value="-0.683508679204535">
            <text:p>-0.6835086792</text:p>
          </table:table-cell>
          <table:table-cell table:formula="of:=[.R67]*28.66" office:value-type="float" office:value="-19.589358746002">
            <text:p>-19.589358746</text:p>
          </table:table-cell>
          <table:table-cell table:number-columns-repeated="3"/>
          <table:table-cell table:formula="of:=ATAN([.E67]/[.F67])" office:value-type="float" office:value="-0.662386050765041">
            <text:p>-0.6623860508</text:p>
          </table:table-cell>
          <table:table-cell table:formula="of:=[.W67]*28" office:value-type="float" office:value="-18.5468094214212">
            <text:p>-18.5468094214</text:p>
          </table:table-cell>
          <table:table-cell table:number-columns-repeated="1000"/>
        </table:table-row>
        <table:table-row table:style-name="ro1">
          <table:table-cell office:value-type="string">
            <text:p>2014-01-25_17:56:45_878019</text:p>
          </table:table-cell>
          <table:table-cell office:value-type="float" office:value="752836.203125">
            <text:p>752836.203125</text:p>
          </table:table-cell>
          <table:table-cell office:value-type="float" office:value="13.4">
            <text:p>13.4</text:p>
          </table:table-cell>
          <table:table-cell office:value-type="float" office:value="-149">
            <text:p>-149</text:p>
          </table:table-cell>
          <table:table-cell office:value-type="float" office:value="125">
            <text:p>125</text:p>
          </table:table-cell>
          <table:table-cell office:value-type="float" office:value="-122">
            <text:p>-122</text:p>
          </table:table-cell>
          <table:table-cell office:value-type="float" office:value="-0.563720703125">
            <text:p>-0.5637207031</text:p>
          </table:table-cell>
          <table:table-cell office:value-type="float" office:value="0.0185546875">
            <text:p>0.0185546875</text:p>
          </table:table-cell>
          <table:table-cell table:formula="of:=[.H68]*[.$Q$1]" office:value-type="float" office:value="18.5546875">
            <text:p>18.5546875</text:p>
          </table:table-cell>
          <table:table-cell office:value-type="float" office:value="1.028076171875">
            <text:p>1.0280761719</text:p>
          </table:table-cell>
          <table:table-cell office:value-type="float" office:value="9.86259541984733">
            <text:p>9.8625954198</text:p>
          </table:table-cell>
          <table:table-cell office:value-type="float" office:value="3.19083969465649">
            <text:p>3.1908396947</text:p>
          </table:table-cell>
          <table:table-cell table:formula="of:=[.M67]-([.L68]/8)*[.$V$2]" office:value-type="float" office:value="-0.187016352337786">
            <text:p>-0.1870163523</text:p>
          </table:table-cell>
          <table:table-cell office:value-type="float" office:value="1.89312977099237">
            <text:p>1.893129771</text:p>
          </table:table-cell>
          <table:table-cell office:value-type="float" office:value="19.31">
            <text:p>19.31</text:p>
          </table:table-cell>
          <table:table-cell office:value-type="float" office:value="270">
            <text:p>270</text:p>
          </table:table-cell>
          <table:table-cell/>
          <table:table-cell table:formula="of:=[.$T$2]*([.R67]-([.L68]/8)*[.$V$2])+[.$U$2]*[.W68]" office:value-type="float" office:value="-0.69897987821919">
            <text:p>-0.6989798782</text:p>
          </table:table-cell>
          <table:table-cell table:formula="of:=[.R68]*28.66" office:value-type="float" office:value="-20.032763309762">
            <text:p>-20.0327633098</text:p>
          </table:table-cell>
          <table:table-cell table:number-columns-repeated="3"/>
          <table:table-cell table:formula="of:=ATAN([.E68]/[.F68])" office:value-type="float" office:value="-0.79754331519436">
            <text:p>-0.7975433152</text:p>
          </table:table-cell>
          <table:table-cell table:formula="of:=[.W68]*28" office:value-type="float" office:value="-22.3312128254421">
            <text:p>-22.3312128254</text:p>
          </table:table-cell>
          <table:table-cell table:number-columns-repeated="1000"/>
        </table:table-row>
        <table:table-row table:style-name="ro1">
          <table:table-cell office:value-type="string">
            <text:p>2014-01-25_17:56:45_991755</text:p>
          </table:table-cell>
          <table:table-cell office:value-type="float" office:value="764210.078125">
            <text:p>764210.078125</text:p>
          </table:table-cell>
          <table:table-cell office:value-type="float" office:value="13.6">
            <text:p>13.6</text:p>
          </table:table-cell>
          <table:table-cell office:value-type="float" office:value="-42">
            <text:p>-42</text:p>
          </table:table-cell>
          <table:table-cell office:value-type="float" office:value="217">
            <text:p>217</text:p>
          </table:table-cell>
          <table:table-cell office:value-type="float" office:value="-241">
            <text:p>-241</text:p>
          </table:table-cell>
          <table:table-cell office:value-type="float" office:value="-0.572509765625">
            <text:p>-0.5725097656</text:p>
          </table:table-cell>
          <table:table-cell office:value-type="float" office:value="0.54052734375">
            <text:p>0.5405273438</text:p>
          </table:table-cell>
          <table:table-cell table:formula="of:=[.H69]*[.$Q$1]" office:value-type="float" office:value="540.52734375">
            <text:p>540.52734375</text:p>
          </table:table-cell>
          <table:table-cell office:value-type="float" office:value="0.60888671875">
            <text:p>0.6088867188</text:p>
          </table:table-cell>
          <table:table-cell office:value-type="float" office:value="-7.9618320610687">
            <text:p>-7.9618320611</text:p>
          </table:table-cell>
          <table:table-cell office:value-type="float" office:value="4.77099236641221">
            <text:p>4.7709923664</text:p>
          </table:table-cell>
          <table:table-cell table:formula="of:=[.M68]-([.L69]/8)*[.$V$2]" office:value-type="float" office:value="-0.193774285976264">
            <text:p>-0.193774286</text:p>
          </table:table-cell>
          <table:table-cell office:value-type="float" office:value="2.76335877862595">
            <text:p>2.7633587786</text:p>
          </table:table-cell>
          <table:table-cell office:value-type="float" office:value="16.01">
            <text:p>16.01</text:p>
          </table:table-cell>
          <table:table-cell office:value-type="float" office:value="271">
            <text:p>271</text:p>
          </table:table-cell>
          <table:table-cell/>
          <table:table-cell table:formula="of:=[.$T$2]*([.R68]-([.L69]/8)*[.$V$2])+[.$U$2]*[.W69]" office:value-type="float" office:value="-0.708468460859319">
            <text:p>-0.7084684609</text:p>
          </table:table-cell>
          <table:table-cell table:formula="of:=[.R69]*28.66" office:value-type="float" office:value="-20.3047060882281">
            <text:p>-20.3047060882</text:p>
          </table:table-cell>
          <table:table-cell table:number-columns-repeated="3"/>
          <table:table-cell table:formula="of:=ATAN([.E69]/[.F69])" office:value-type="float" office:value="-0.733044301874173">
            <text:p>-0.7330443019</text:p>
          </table:table-cell>
          <table:table-cell table:formula="of:=[.W69]*28" office:value-type="float" office:value="-20.5252404524768">
            <text:p>-20.5252404525</text:p>
          </table:table-cell>
          <table:table-cell table:number-columns-repeated="1000"/>
        </table:table-row>
        <table:table-row table:style-name="ro1">
          <table:table-cell office:value-type="string">
            <text:p>2014-01-25_17:56:46_106090</text:p>
          </table:table-cell>
          <table:table-cell office:value-type="float" office:value="775667.875">
            <text:p>775667.875</text:p>
          </table:table-cell>
          <table:table-cell office:value-type="float" office:value="13.8">
            <text:p>13.8</text:p>
          </table:table-cell>
          <table:table-cell office:value-type="float" office:value="80">
            <text:p>80</text:p>
          </table:table-cell>
          <table:table-cell office:value-type="float" office:value="271">
            <text:p>271</text:p>
          </table:table-cell>
          <table:table-cell office:value-type="float" office:value="-167">
            <text:p>-167</text:p>
          </table:table-cell>
          <table:table-cell office:value-type="float" office:value="-0.588134765625">
            <text:p>-0.5881347656</text:p>
          </table:table-cell>
          <table:table-cell office:value-type="float" office:value="-0.249267578125">
            <text:p>-0.2492675781</text:p>
          </table:table-cell>
          <table:table-cell table:formula="of:=[.H70]*[.$Q$1]" office:value-type="float" office:value="-249.267578125">
            <text:p>-249.267578125</text:p>
          </table:table-cell>
          <table:table-cell office:value-type="float" office:value="0.870361328125">
            <text:p>0.8703613281</text:p>
          </table:table-cell>
          <table:table-cell office:value-type="float" office:value="-2.26717557251908">
            <text:p>-2.2671755725</text:p>
          </table:table-cell>
          <table:table-cell office:value-type="float" office:value="2.29007633587786">
            <text:p>2.2900763359</text:p>
          </table:table-cell>
          <table:table-cell table:formula="of:=[.M69]-([.L70]/8)*[.$V$2]" office:value-type="float" office:value="-0.197018094122734">
            <text:p>-0.1970180941</text:p>
          </table:table-cell>
          <table:table-cell office:value-type="float" office:value="-2.14503816793893">
            <text:p>-2.1450381679</text:p>
          </table:table-cell>
          <table:table-cell office:value-type="float" office:value="21.2">
            <text:p>21.2</text:p>
          </table:table-cell>
          <table:table-cell office:value-type="float" office:value="272">
            <text:p>272</text:p>
          </table:table-cell>
          <table:table-cell/>
          <table:table-cell table:formula="of:=[.$T$2]*([.R69]-([.L70]/8)*[.$V$2])+[.$U$2]*[.W70]" office:value-type="float" office:value="-0.742393435440698">
            <text:p>-0.7423934354</text:p>
          </table:table-cell>
          <table:table-cell table:formula="of:=[.R70]*28.66" office:value-type="float" office:value="-21.2769958597304">
            <text:p>-21.2769958597</text:p>
          </table:table-cell>
          <table:table-cell table:number-columns-repeated="3"/>
          <table:table-cell table:formula="of:=ATAN([.E70]/[.F70])" office:value-type="float" office:value="-1.01852393335489">
            <text:p>-1.0185239334</text:p>
          </table:table-cell>
          <table:table-cell table:formula="of:=[.W70]*28" office:value-type="float" office:value="-28.5186701339368">
            <text:p>-28.5186701339</text:p>
          </table:table-cell>
          <table:table-cell table:number-columns-repeated="1000"/>
        </table:table-row>
        <table:table-row table:style-name="ro1">
          <table:table-cell office:value-type="string">
            <text:p>2014-01-25_17:56:46_220297</text:p>
          </table:table-cell>
          <table:table-cell office:value-type="float" office:value="787063.59375">
            <text:p>787063.59375</text:p>
          </table:table-cell>
          <table:table-cell office:value-type="float" office:value="14">
            <text:p>14</text:p>
          </table:table-cell>
          <table:table-cell office:value-type="float" office:value="-70">
            <text:p>-70</text:p>
          </table:table-cell>
          <table:table-cell office:value-type="float" office:value="136">
            <text:p>136</text:p>
          </table:table-cell>
          <table:table-cell office:value-type="float" office:value="-297">
            <text:p>-297</text:p>
          </table:table-cell>
          <table:table-cell office:value-type="float" office:value="-0.49609375">
            <text:p>-0.49609375</text:p>
          </table:table-cell>
          <table:table-cell office:value-type="float" office:value="0.163818359375">
            <text:p>0.1638183594</text:p>
          </table:table-cell>
          <table:table-cell table:formula="of:=[.H71]*[.$Q$1]" office:value-type="float" office:value="163.818359375">
            <text:p>163.818359375</text:p>
          </table:table-cell>
          <table:table-cell office:value-type="float" office:value="1.115478515625">
            <text:p>1.1154785156</text:p>
          </table:table-cell>
          <table:table-cell office:value-type="float" office:value="8.81679389312977">
            <text:p>8.8167938931</text:p>
          </table:table-cell>
          <table:table-cell office:value-type="float" office:value="2.11450381679389">
            <text:p>2.1145038168</text:p>
          </table:table-cell>
          <table:table-cell table:formula="of:=[.M70]-([.L71]/8)*[.$V$2]" office:value-type="float" office:value="-0.200013210311307">
            <text:p>-0.2000132103</text:p>
          </table:table-cell>
          <table:table-cell office:value-type="float" office:value="-0.824427480916031">
            <text:p>-0.8244274809</text:p>
          </table:table-cell>
          <table:table-cell office:value-type="float" office:value="18.51">
            <text:p>18.51</text:p>
          </table:table-cell>
          <table:table-cell office:value-type="float" office:value="273">
            <text:p>273</text:p>
          </table:table-cell>
          <table:table-cell/>
          <table:table-cell table:formula="of:=[.$T$2]*([.R70]-([.L71]/8)*[.$V$2])+[.$U$2]*[.W71]" office:value-type="float" office:value="-0.713791137735487">
            <text:p>-0.7137911377</text:p>
          </table:table-cell>
          <table:table-cell table:formula="of:=[.R71]*28.66" office:value-type="float" office:value="-20.4572540074991">
            <text:p>-20.4572540075</text:p>
          </table:table-cell>
          <table:table-cell table:number-columns-repeated="3"/>
          <table:table-cell table:formula="of:=ATAN([.E71]/[.F71])" office:value-type="float" office:value="-0.429414412691425">
            <text:p>-0.4294144127</text:p>
          </table:table-cell>
          <table:table-cell table:formula="of:=[.W71]*28" office:value-type="float" office:value="-12.0236035553599">
            <text:p>-12.0236035554</text:p>
          </table:table-cell>
          <table:table-cell table:number-columns-repeated="1000"/>
        </table:table-row>
        <table:table-row table:style-name="ro1">
          <table:table-cell office:value-type="string">
            <text:p>2014-01-25_17:56:46_333754</text:p>
          </table:table-cell>
          <table:table-cell office:value-type="float" office:value="798444.984375">
            <text:p>798444.984375</text:p>
          </table:table-cell>
          <table:table-cell office:value-type="float" office:value="14.2">
            <text:p>14.2</text:p>
          </table:table-cell>
          <table:table-cell office:value-type="float" office:value="-127">
            <text:p>-127</text:p>
          </table:table-cell>
          <table:table-cell office:value-type="float" office:value="165">
            <text:p>165</text:p>
          </table:table-cell>
          <table:table-cell office:value-type="float" office:value="-339">
            <text:p>-339</text:p>
          </table:table-cell>
          <table:table-cell office:value-type="float" office:value="-0.557373046875">
            <text:p>-0.5573730469</text:p>
          </table:table-cell>
          <table:table-cell office:value-type="float" office:value="0.174072265625">
            <text:p>0.1740722656</text:p>
          </table:table-cell>
          <table:table-cell table:formula="of:=[.H72]*[.$Q$1]" office:value-type="float" office:value="174.072265625">
            <text:p>174.072265625</text:p>
          </table:table-cell>
          <table:table-cell office:value-type="float" office:value="0.947998046875">
            <text:p>0.9479980469</text:p>
          </table:table-cell>
          <table:table-cell office:value-type="float" office:value="3.66412213740458">
            <text:p>3.6641221374</text:p>
          </table:table-cell>
          <table:table-cell office:value-type="float" office:value="-1.27480916030534">
            <text:p>-1.2748091603</text:p>
          </table:table-cell>
          <table:table-cell table:formula="of:=[.M71]-([.L72]/8)*[.$V$2]" office:value-type="float" office:value="-0.198207490443106">
            <text:p>-0.1982074904</text:p>
          </table:table-cell>
          <table:table-cell office:value-type="float" office:value="1.00763358778626">
            <text:p>1.0076335878</text:p>
          </table:table-cell>
          <table:table-cell office:value-type="float" office:value="18.66">
            <text:p>18.66</text:p>
          </table:table-cell>
          <table:table-cell office:value-type="float" office:value="273">
            <text:p>273</text:p>
          </table:table-cell>
          <table:table-cell/>
          <table:table-cell table:formula="of:=[.$T$2]*([.R71]-([.L72]/8)*[.$V$2])+[.$U$2]*[.W72]" office:value-type="float" office:value="-0.686084061881892">
            <text:p>-0.6860840619</text:p>
          </table:table-cell>
          <table:table-cell table:formula="of:=[.R72]*28.66" office:value-type="float" office:value="-19.663169213535">
            <text:p>-19.6631692135</text:p>
          </table:table-cell>
          <table:table-cell table:number-columns-repeated="3"/>
          <table:table-cell table:formula="of:=ATAN([.E72]/[.F72])" office:value-type="float" office:value="-0.452971858013351">
            <text:p>-0.452971858</text:p>
          </table:table-cell>
          <table:table-cell table:formula="of:=[.W72]*28" office:value-type="float" office:value="-12.6832120243738">
            <text:p>-12.6832120244</text:p>
          </table:table-cell>
          <table:table-cell table:number-columns-repeated="1000"/>
        </table:table-row>
        <table:table-row table:style-name="ro1">
          <table:table-cell office:value-type="string">
            <text:p>2014-01-25_17:56:46_449240</text:p>
          </table:table-cell>
          <table:table-cell office:value-type="float" office:value="809966.390625">
            <text:p>809966.390625</text:p>
          </table:table-cell>
          <table:table-cell office:value-type="float" office:value="14.4">
            <text:p>14.4</text:p>
          </table:table-cell>
          <table:table-cell office:value-type="float" office:value="-137">
            <text:p>-137</text:p>
          </table:table-cell>
          <table:table-cell office:value-type="float" office:value="266">
            <text:p>266</text:p>
          </table:table-cell>
          <table:table-cell office:value-type="float" office:value="-257">
            <text:p>-257</text:p>
          </table:table-cell>
          <table:table-cell office:value-type="float" office:value="-0.62353515625">
            <text:p>-0.6235351563</text:p>
          </table:table-cell>
          <table:table-cell office:value-type="float" office:value="-0.29931640625">
            <text:p>-0.2993164063</text:p>
          </table:table-cell>
          <table:table-cell table:formula="of:=[.H73]*[.$Q$1]" office:value-type="float" office:value="-299.31640625">
            <text:p>-299.31640625</text:p>
          </table:table-cell>
          <table:table-cell office:value-type="float" office:value="0.54736328125">
            <text:p>0.5473632813</text:p>
          </table:table-cell>
          <table:table-cell office:value-type="float" office:value="5">
            <text:p>5</text:p>
          </table:table-cell>
          <table:table-cell office:value-type="float" office:value="2.80916030534351">
            <text:p>2.8091603053</text:p>
          </table:table-cell>
          <table:table-cell table:formula="of:=[.M72]-([.L73]/8)*[.$V$2]" office:value-type="float" office:value="-0.202186561769442">
            <text:p>-0.2021865618</text:p>
          </table:table-cell>
          <table:table-cell office:value-type="float" office:value="-0.534351145038168">
            <text:p>-0.534351145</text:p>
          </table:table-cell>
          <table:table-cell office:value-type="float" office:value="17.32">
            <text:p>17.32</text:p>
          </table:table-cell>
          <table:table-cell office:value-type="float" office:value="274">
            <text:p>274</text:p>
          </table:table-cell>
          <table:table-cell/>
          <table:table-cell table:formula="of:=[.$T$2]*([.R72]-([.L73]/8)*[.$V$2])+[.$U$2]*[.W73]" office:value-type="float" office:value="-0.701317307693571">
            <text:p>-0.7013173077</text:p>
          </table:table-cell>
          <table:table-cell table:formula="of:=[.R73]*28.66" office:value-type="float" office:value="-20.0997540384977">
            <text:p>-20.0997540385</text:p>
          </table:table-cell>
          <table:table-cell table:number-columns-repeated="3"/>
          <table:table-cell table:formula="of:=ATAN([.E73]/[.F73])" office:value-type="float" office:value="-0.802604878061653">
            <text:p>-0.8026048781</text:p>
          </table:table-cell>
          <table:table-cell table:formula="of:=[.W73]*28" office:value-type="float" office:value="-22.4729365857263">
            <text:p>-22.4729365857</text:p>
          </table:table-cell>
          <table:table-cell table:number-columns-repeated="1000"/>
        </table:table-row>
        <table:table-row table:style-name="ro1">
          <table:table-cell office:value-type="string">
            <text:p>2014-01-25_17:56:46_562244</text:p>
          </table:table-cell>
          <table:table-cell office:value-type="float" office:value="821292.890625">
            <text:p>821292.890625</text:p>
          </table:table-cell>
          <table:table-cell office:value-type="float" office:value="14.6">
            <text:p>14.6</text:p>
          </table:table-cell>
          <table:table-cell office:value-type="float" office:value="10">
            <text:p>10</text:p>
          </table:table-cell>
          <table:table-cell office:value-type="float" office:value="184">
            <text:p>184</text:p>
          </table:table-cell>
          <table:table-cell office:value-type="float" office:value="-341">
            <text:p>-341</text:p>
          </table:table-cell>
          <table:table-cell office:value-type="float" office:value="-0.55224609375">
            <text:p>-0.5522460938</text:p>
          </table:table-cell>
          <table:table-cell office:value-type="float" office:value="0.40869140625">
            <text:p>0.4086914063</text:p>
          </table:table-cell>
          <table:table-cell table:formula="of:=[.H74]*[.$Q$1]" office:value-type="float" office:value="408.69140625">
            <text:p>408.69140625</text:p>
          </table:table-cell>
          <table:table-cell office:value-type="float" office:value="0.568359375">
            <text:p>0.568359375</text:p>
          </table:table-cell>
          <table:table-cell office:value-type="float" office:value="3.09923664122137">
            <text:p>3.0992366412</text:p>
          </table:table-cell>
          <table:table-cell office:value-type="float" office:value="3.51145038167939">
            <text:p>3.5114503817</text:p>
          </table:table-cell>
          <table:table-cell table:formula="of:=[.M73]-([.L74]/8)*[.$V$2]" office:value-type="float" office:value="-0.207160400927362">
            <text:p>-0.2071604009</text:p>
          </table:table-cell>
          <table:table-cell office:value-type="float" office:value="-2.3587786259542">
            <text:p>-2.358778626</text:p>
          </table:table-cell>
          <table:table-cell office:value-type="float" office:value="17.44">
            <text:p>17.44</text:p>
          </table:table-cell>
          <table:table-cell office:value-type="float" office:value="275">
            <text:p>275</text:p>
          </table:table-cell>
          <table:table-cell/>
          <table:table-cell table:formula="of:=[.$T$2]*([.R73]-([.L74]/8)*[.$V$2])+[.$U$2]*[.W74]" office:value-type="float" office:value="-0.68514356634421">
            <text:p>-0.6851435663</text:p>
          </table:table-cell>
          <table:table-cell table:formula="of:=[.R74]*28.66" office:value-type="float" office:value="-19.6362146114251">
            <text:p>-19.6362146114</text:p>
          </table:table-cell>
          <table:table-cell table:number-columns-repeated="3"/>
          <table:table-cell table:formula="of:=ATAN([.E74]/[.F74])" office:value-type="float" office:value="-0.494815341778688">
            <text:p>-0.4948153418</text:p>
          </table:table-cell>
          <table:table-cell table:formula="of:=[.W74]*28" office:value-type="float" office:value="-13.8548295698033">
            <text:p>-13.8548295698</text:p>
          </table:table-cell>
          <table:table-cell table:number-columns-repeated="1000"/>
        </table:table-row>
        <table:table-row table:style-name="ro1">
          <table:table-cell office:value-type="string">
            <text:p>2014-01-25_17:56:46_676350</text:p>
          </table:table-cell>
          <table:table-cell office:value-type="float" office:value="832702.171875">
            <text:p>832702.171875</text:p>
          </table:table-cell>
          <table:table-cell office:value-type="float" office:value="14.8">
            <text:p>14.8</text:p>
          </table:table-cell>
          <table:table-cell office:value-type="float" office:value="181">
            <text:p>181</text:p>
          </table:table-cell>
          <table:table-cell office:value-type="float" office:value="278">
            <text:p>278</text:p>
          </table:table-cell>
          <table:table-cell office:value-type="float" office:value="-140">
            <text:p>-140</text:p>
          </table:table-cell>
          <table:table-cell office:value-type="float" office:value="-0.6396484375">
            <text:p>-0.6396484375</text:p>
          </table:table-cell>
          <table:table-cell office:value-type="float" office:value="0.215087890625">
            <text:p>0.2150878906</text:p>
          </table:table-cell>
          <table:table-cell table:formula="of:=[.H75]*[.$Q$1]" office:value-type="float" office:value="215.087890625">
            <text:p>215.087890625</text:p>
          </table:table-cell>
          <table:table-cell office:value-type="float" office:value="0.97509765625">
            <text:p>0.9750976563</text:p>
          </table:table-cell>
          <table:table-cell office:value-type="float" office:value="-1.01526717557252">
            <text:p>-1.0152671756</text:p>
          </table:table-cell>
          <table:table-cell office:value-type="float" office:value="5.51145038167939">
            <text:p>5.5114503817</text:p>
          </table:table-cell>
          <table:table-cell table:formula="of:=[.M74]-([.L75]/8)*[.$V$2]" office:value-type="float" office:value="-0.214967165866532">
            <text:p>-0.2149671659</text:p>
          </table:table-cell>
          <table:table-cell office:value-type="float" office:value="-1.36641221374046">
            <text:p>-1.3664122137</text:p>
          </table:table-cell>
          <table:table-cell office:value-type="float" office:value="18.16">
            <text:p>18.16</text:p>
          </table:table-cell>
          <table:table-cell office:value-type="float" office:value="276">
            <text:p>276</text:p>
          </table:table-cell>
          <table:table-cell/>
          <table:table-cell table:formula="of:=[.$T$2]*([.R74]-([.L75]/8)*[.$V$2])+[.$U$2]*[.W75]" office:value-type="float" office:value="-0.734082814403544">
            <text:p>-0.7340828144</text:p>
          </table:table-cell>
          <table:table-cell table:formula="of:=[.R75]*28.66" office:value-type="float" office:value="-21.0388134608056">
            <text:p>-21.0388134608</text:p>
          </table:table-cell>
          <table:table-cell table:number-columns-repeated="3"/>
          <table:table-cell table:formula="of:=ATAN([.E75]/[.F75])" office:value-type="float" office:value="-1.10427516248501">
            <text:p>-1.1042751625</text:p>
          </table:table-cell>
          <table:table-cell table:formula="of:=[.W75]*28" office:value-type="float" office:value="-30.9197045495804">
            <text:p>-30.9197045496</text:p>
          </table:table-cell>
          <table:table-cell table:number-columns-repeated="1000"/>
        </table:table-row>
        <table:table-row table:style-name="ro1">
          <table:table-cell office:value-type="string">
            <text:p>2014-01-25_17:56:46_789531</text:p>
          </table:table-cell>
          <table:table-cell office:value-type="float" office:value="843986.890625">
            <text:p>843986.890625</text:p>
          </table:table-cell>
          <table:table-cell office:value-type="float" office:value="15">
            <text:p>15</text:p>
          </table:table-cell>
          <table:table-cell office:value-type="float" office:value="259">
            <text:p>259</text:p>
          </table:table-cell>
          <table:table-cell office:value-type="float" office:value="229">
            <text:p>229</text:p>
          </table:table-cell>
          <table:table-cell office:value-type="float" office:value="-388">
            <text:p>-388</text:p>
          </table:table-cell>
          <table:table-cell office:value-type="float" office:value="-0.553466796875">
            <text:p>-0.5534667969</text:p>
          </table:table-cell>
          <table:table-cell office:value-type="float" office:value="0.198486328125">
            <text:p>0.1984863281</text:p>
          </table:table-cell>
          <table:table-cell table:formula="of:=[.H76]*[.$Q$1]" office:value-type="float" office:value="198.486328125">
            <text:p>198.486328125</text:p>
          </table:table-cell>
          <table:table-cell office:value-type="float" office:value="1.080322265625">
            <text:p>1.0803222656</text:p>
          </table:table-cell>
          <table:table-cell office:value-type="float" office:value="-15.5419847328244">
            <text:p>-15.5419847328</text:p>
          </table:table-cell>
          <table:table-cell office:value-type="float" office:value="4.83206106870229">
            <text:p>4.8320610687</text:p>
          </table:table-cell>
          <table:table-cell table:formula="of:=[.M75]-([.L76]/8)*[.$V$2]" office:value-type="float" office:value="-0.221811601055582">
            <text:p>-0.2218116011</text:p>
          </table:table-cell>
          <table:table-cell office:value-type="float" office:value="0.564885496183206">
            <text:p>0.5648854962</text:p>
          </table:table-cell>
          <table:table-cell office:value-type="float" office:value="18.92">
            <text:p>18.92</text:p>
          </table:table-cell>
          <table:table-cell office:value-type="float" office:value="276">
            <text:p>276</text:p>
          </table:table-cell>
          <table:table-cell/>
          <table:table-cell table:formula="of:=[.$T$2]*([.R75]-([.L76]/8)*[.$V$2])+[.$U$2]*[.W76]" office:value-type="float" office:value="-0.720153228801545">
            <text:p>-0.7201532288</text:p>
          </table:table-cell>
          <table:table-cell table:formula="of:=[.R76]*28.66" office:value-type="float" office:value="-20.6395915374523">
            <text:p>-20.6395915375</text:p>
          </table:table-cell>
          <table:table-cell table:number-columns-repeated="3"/>
          <table:table-cell table:formula="of:=ATAN([.E76]/[.F76])" office:value-type="float" office:value="-0.5331870416821">
            <text:p>-0.5331870417</text:p>
          </table:table-cell>
          <table:table-cell table:formula="of:=[.W76]*28" office:value-type="float" office:value="-14.9292371670988">
            <text:p>-14.9292371671</text:p>
          </table:table-cell>
          <table:table-cell table:number-columns-repeated="1000"/>
        </table:table-row>
        <table:table-row table:style-name="ro1">
          <table:table-cell office:value-type="string">
            <text:p>2014-01-25_17:56:46_903300</text:p>
          </table:table-cell>
          <table:table-cell office:value-type="float" office:value="855364.296875">
            <text:p>855364.296875</text:p>
          </table:table-cell>
          <table:table-cell office:value-type="float" office:value="15.2">
            <text:p>15.2</text:p>
          </table:table-cell>
          <table:table-cell office:value-type="float" office:value="183">
            <text:p>183</text:p>
          </table:table-cell>
          <table:table-cell office:value-type="float" office:value="254">
            <text:p>254</text:p>
          </table:table-cell>
          <table:table-cell office:value-type="float" office:value="-167">
            <text:p>-167</text:p>
          </table:table-cell>
          <table:table-cell office:value-type="float" office:value="-0.569091796875">
            <text:p>-0.5690917969</text:p>
          </table:table-cell>
          <table:table-cell office:value-type="float" office:value="0.01123046875">
            <text:p>0.0112304688</text:p>
          </table:table-cell>
          <table:table-cell table:formula="of:=[.H77]*[.$Q$1]" office:value-type="float" office:value="11.23046875">
            <text:p>11.23046875</text:p>
          </table:table-cell>
          <table:table-cell office:value-type="float" office:value="0.650146484375">
            <text:p>0.6501464844</text:p>
          </table:table-cell>
          <table:table-cell office:value-type="float" office:value="-4.82442748091603">
            <text:p>-4.8244274809</text:p>
          </table:table-cell>
          <table:table-cell office:value-type="float" office:value="-9.72519083969466">
            <text:p>-9.7251908397</text:p>
          </table:table-cell>
          <table:table-cell table:formula="of:=[.M76]-([.L77]/8)*[.$V$2]" office:value-type="float" office:value="-0.208036229126908">
            <text:p>-0.2080362291</text:p>
          </table:table-cell>
          <table:table-cell office:value-type="float" office:value="1.3587786259542">
            <text:p>1.358778626</text:p>
          </table:table-cell>
          <table:table-cell office:value-type="float" office:value="19.03">
            <text:p>19.03</text:p>
          </table:table-cell>
          <table:table-cell office:value-type="float" office:value="277">
            <text:p>277</text:p>
          </table:table-cell>
          <table:table-cell/>
          <table:table-cell table:formula="of:=[.$T$2]*([.R76]-([.L77]/8)*[.$V$2])+[.$U$2]*[.W77]" office:value-type="float" office:value="-0.734658120957489">
            <text:p>-0.734658121</text:p>
          </table:table-cell>
          <table:table-cell table:formula="of:=[.R77]*28.66" office:value-type="float" office:value="-21.0553017466416">
            <text:p>-21.0553017466</text:p>
          </table:table-cell>
          <table:table-cell table:number-columns-repeated="3"/>
          <table:table-cell table:formula="of:=ATAN([.E77]/[.F77])" office:value-type="float" office:value="-0.989180497719046">
            <text:p>-0.9891804977</text:p>
          </table:table-cell>
          <table:table-cell table:formula="of:=[.W77]*28" office:value-type="float" office:value="-27.6970539361333">
            <text:p>-27.6970539361</text:p>
          </table:table-cell>
          <table:table-cell table:number-columns-repeated="1000"/>
        </table:table-row>
        <table:table-row table:style-name="ro1">
          <table:table-cell office:value-type="string">
            <text:p>2014-01-25_17:56:47_016052</text:p>
          </table:table-cell>
          <table:table-cell office:value-type="float" office:value="866638.890625">
            <text:p>866638.890625</text:p>
          </table:table-cell>
          <table:table-cell office:value-type="float" office:value="15.4">
            <text:p>15.4</text:p>
          </table:table-cell>
          <table:table-cell office:value-type="float" office:value="90">
            <text:p>90</text:p>
          </table:table-cell>
          <table:table-cell office:value-type="float" office:value="233">
            <text:p>233</text:p>
          </table:table-cell>
          <table:table-cell office:value-type="float" office:value="-161">
            <text:p>-161</text:p>
          </table:table-cell>
          <table:table-cell office:value-type="float" office:value="-0.635498046875">
            <text:p>-0.6354980469</text:p>
          </table:table-cell>
          <table:table-cell office:value-type="float" office:value="-0.21142578125">
            <text:p>-0.2114257813</text:p>
          </table:table-cell>
          <table:table-cell table:formula="of:=[.H78]*[.$Q$1]" office:value-type="float" office:value="-211.42578125">
            <text:p>-211.42578125</text:p>
          </table:table-cell>
          <table:table-cell office:value-type="float" office:value="0.940673828125">
            <text:p>0.9406738281</text:p>
          </table:table-cell>
          <table:table-cell office:value-type="float" office:value="-2.11450381679389">
            <text:p>-2.1145038168</text:p>
          </table:table-cell>
          <table:table-cell office:value-type="float" office:value="1.2824427480916">
            <text:p>1.2824427481</text:p>
          </table:table-cell>
          <table:table-cell table:formula="of:=[.M77]-([.L78]/8)*[.$V$2]" office:value-type="float" office:value="-0.209852761688931">
            <text:p>-0.2098527617</text:p>
          </table:table-cell>
          <table:table-cell office:value-type="float" office:value="1.32824427480916">
            <text:p>1.3282442748</text:p>
          </table:table-cell>
          <table:table-cell office:value-type="float" office:value="17.8">
            <text:p>17.8</text:p>
          </table:table-cell>
          <table:table-cell office:value-type="float" office:value="278">
            <text:p>278</text:p>
          </table:table-cell>
          <table:table-cell/>
          <table:table-cell table:formula="of:=[.$T$2]*([.R77]-([.L78]/8)*[.$V$2])+[.$U$2]*[.W78]" office:value-type="float" office:value="-0.759441680054577">
            <text:p>-0.7594416801</text:p>
          </table:table-cell>
          <table:table-cell table:formula="of:=[.R78]*28.66" office:value-type="float" office:value="-21.7655985503642">
            <text:p>-21.7655985504</text:p>
          </table:table-cell>
          <table:table-cell table:number-columns-repeated="3"/>
          <table:table-cell table:formula="of:=ATAN([.E78]/[.F78])" office:value-type="float" office:value="-0.966144918870169">
            <text:p>-0.9661449189</text:p>
          </table:table-cell>
          <table:table-cell table:formula="of:=[.W78]*28" office:value-type="float" office:value="-27.0520577283647">
            <text:p>-27.0520577284</text:p>
          </table:table-cell>
          <table:table-cell table:number-columns-repeated="1000"/>
        </table:table-row>
        <table:table-row table:style-name="ro1">
          <table:table-cell office:value-type="string">
            <text:p>2014-01-25_17:56:47_129783</text:p>
          </table:table-cell>
          <table:table-cell office:value-type="float" office:value="878012.890625">
            <text:p>878012.890625</text:p>
          </table:table-cell>
          <table:table-cell office:value-type="float" office:value="15.6">
            <text:p>15.6</text:p>
          </table:table-cell>
          <table:table-cell office:value-type="float" office:value="-98">
            <text:p>-98</text:p>
          </table:table-cell>
          <table:table-cell office:value-type="float" office:value="173">
            <text:p>173</text:p>
          </table:table-cell>
          <table:table-cell office:value-type="float" office:value="-183">
            <text:p>-183</text:p>
          </table:table-cell>
          <table:table-cell office:value-type="float" office:value="-0.2802734375">
            <text:p>-0.2802734375</text:p>
          </table:table-cell>
          <table:table-cell office:value-type="float" office:value="0.66650390625">
            <text:p>0.6665039063</text:p>
          </table:table-cell>
          <table:table-cell table:formula="of:=[.H79]*[.$Q$1]" office:value-type="float" office:value="666.50390625">
            <text:p>666.50390625</text:p>
          </table:table-cell>
          <table:table-cell office:value-type="float" office:value="1.260498046875">
            <text:p>1.2604980469</text:p>
          </table:table-cell>
          <table:table-cell office:value-type="float" office:value="-13.1526717557252">
            <text:p>-13.1526717557</text:p>
          </table:table-cell>
          <table:table-cell office:value-type="float" office:value="-1.30534351145038">
            <text:p>-1.3053435115</text:p>
          </table:table-cell>
          <table:table-cell table:formula="of:=[.M78]-([.L79]/8)*[.$V$2]" office:value-type="float" office:value="-0.208003791045444">
            <text:p>-0.208003791</text:p>
          </table:table-cell>
          <table:table-cell office:value-type="float" office:value="0.923664122137405">
            <text:p>0.9236641221</text:p>
          </table:table-cell>
          <table:table-cell office:value-type="float" office:value="15.98">
            <text:p>15.98</text:p>
          </table:table-cell>
          <table:table-cell office:value-type="float" office:value="279">
            <text:p>279</text:p>
          </table:table-cell>
          <table:table-cell/>
          <table:table-cell table:formula="of:=[.$T$2]*([.R78]-([.L79]/8)*[.$V$2])+[.$U$2]*[.W79]" office:value-type="float" office:value="-0.757565004499282">
            <text:p>-0.7575650045</text:p>
          </table:table-cell>
          <table:table-cell table:formula="of:=[.R79]*28.66" office:value-type="float" office:value="-21.7118130289494">
            <text:p>-21.7118130289</text:p>
          </table:table-cell>
          <table:table-cell table:number-columns-repeated="3"/>
          <table:table-cell table:formula="of:=ATAN([.E79]/[.F79])" office:value-type="float" office:value="-0.757315660293009">
            <text:p>-0.7573156603</text:p>
          </table:table-cell>
          <table:table-cell table:formula="of:=[.W79]*28" office:value-type="float" office:value="-21.2048384882043">
            <text:p>-21.2048384882</text:p>
          </table:table-cell>
          <table:table-cell table:number-columns-repeated="1000"/>
        </table:table-row>
        <table:table-row table:style-name="ro1">
          <table:table-cell office:value-type="string">
            <text:p>2014-01-25_17:56:47_242972</text:p>
          </table:table-cell>
          <table:table-cell office:value-type="float" office:value="889359.390625">
            <text:p>889359.390625</text:p>
          </table:table-cell>
          <table:table-cell office:value-type="float" office:value="15.8">
            <text:p>15.8</text:p>
          </table:table-cell>
          <table:table-cell office:value-type="float" office:value="127">
            <text:p>127</text:p>
          </table:table-cell>
          <table:table-cell office:value-type="float" office:value="270">
            <text:p>270</text:p>
          </table:table-cell>
          <table:table-cell office:value-type="float" office:value="-187">
            <text:p>-187</text:p>
          </table:table-cell>
          <table:table-cell office:value-type="float" office:value="-0.54931640625">
            <text:p>-0.5493164063</text:p>
          </table:table-cell>
          <table:table-cell office:value-type="float" office:value="-0.09130859375">
            <text:p>-0.0913085938</text:p>
          </table:table-cell>
          <table:table-cell table:formula="of:=[.H80]*[.$Q$1]" office:value-type="float" office:value="-91.30859375">
            <text:p>-91.30859375</text:p>
          </table:table-cell>
          <table:table-cell office:value-type="float" office:value="1.111572265625">
            <text:p>1.1115722656</text:p>
          </table:table-cell>
          <table:table-cell office:value-type="float" office:value="-8.26717557251908">
            <text:p>-8.2671755725</text:p>
          </table:table-cell>
          <table:table-cell office:value-type="float" office:value="-7.47328244274809">
            <text:p>-7.4732824427</text:p>
          </table:table-cell>
          <table:table-cell table:formula="of:=[.M79]-([.L80]/8)*[.$V$2]" office:value-type="float" office:value="-0.197418163794132">
            <text:p>-0.1974181638</text:p>
          </table:table-cell>
          <table:table-cell office:value-type="float" office:value="3.40458015267176">
            <text:p>3.4045801527</text:p>
          </table:table-cell>
          <table:table-cell office:value-type="float" office:value="17.27">
            <text:p>17.27</text:p>
          </table:table-cell>
          <table:table-cell office:value-type="float" office:value="280">
            <text:p>280</text:p>
          </table:table-cell>
          <table:table-cell/>
          <table:table-cell table:formula="of:=[.$T$2]*([.R79]-([.L80]/8)*[.$V$2])+[.$U$2]*[.W80]" office:value-type="float" office:value="-0.768787349150703">
            <text:p>-0.7687873492</text:p>
          </table:table-cell>
          <table:table-cell table:formula="of:=[.R80]*28.66" office:value-type="float" office:value="-22.0334454266591">
            <text:p>-22.0334454267</text:p>
          </table:table-cell>
          <table:table-cell table:number-columns-repeated="3"/>
          <table:table-cell table:formula="of:=ATAN([.E80]/[.F80])" office:value-type="float" office:value="-0.965059096275303">
            <text:p>-0.9650590963</text:p>
          </table:table-cell>
          <table:table-cell table:formula="of:=[.W80]*28" office:value-type="float" office:value="-27.0216546957085">
            <text:p>-27.0216546957</text:p>
          </table:table-cell>
          <table:table-cell table:number-columns-repeated="1000"/>
        </table:table-row>
        <table:table-row table:style-name="ro1">
          <table:table-cell office:value-type="string">
            <text:p>2014-01-25_17:56:47_357151</text:p>
          </table:table-cell>
          <table:table-cell office:value-type="float" office:value="900749.984375">
            <text:p>900749.984375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36">
            <text:p>136</text:p>
          </table:table-cell>
          <table:table-cell office:value-type="float" office:value="-402">
            <text:p>-402</text:p>
          </table:table-cell>
          <table:table-cell office:value-type="float" office:value="-0.54931640625">
            <text:p>-0.5493164063</text:p>
          </table:table-cell>
          <table:table-cell office:value-type="float" office:value="0.021484375">
            <text:p>0.021484375</text:p>
          </table:table-cell>
          <table:table-cell table:formula="of:=[.H81]*[.$Q$1]" office:value-type="float" office:value="21.484375">
            <text:p>21.484375</text:p>
          </table:table-cell>
          <table:table-cell office:value-type="float" office:value="0.493408203125">
            <text:p>0.4934082031</text:p>
          </table:table-cell>
          <table:table-cell office:value-type="float" office:value="2.89312977099237">
            <text:p>2.893129771</text:p>
          </table:table-cell>
          <table:table-cell office:value-type="float" office:value="-16.4732824427481">
            <text:p>-16.4732824427</text:p>
          </table:table-cell>
          <table:table-cell table:formula="of:=[.M80]-([.L81]/8)*[.$V$2]" office:value-type="float" office:value="-0.174084370527195">
            <text:p>-0.1740843705</text:p>
          </table:table-cell>
          <table:table-cell office:value-type="float" office:value="0.33587786259542">
            <text:p>0.3358778626</text:p>
          </table:table-cell>
          <table:table-cell office:value-type="float" office:value="15.49">
            <text:p>15.49</text:p>
          </table:table-cell>
          <table:table-cell office:value-type="float" office:value="280">
            <text:p>280</text:p>
          </table:table-cell>
          <table:table-cell/>
          <table:table-cell table:formula="of:=[.$T$2]*([.R80]-([.L81]/8)*[.$V$2])+[.$U$2]*[.W81]" office:value-type="float" office:value="-0.703530346645776">
            <text:p>-0.7035303466</text:p>
          </table:table-cell>
          <table:table-cell table:formula="of:=[.R81]*28.66" office:value-type="float" office:value="-20.1631797348679">
            <text:p>-20.1631797349</text:p>
          </table:table-cell>
          <table:table-cell table:number-columns-repeated="3"/>
          <table:table-cell table:formula="of:=ATAN([.E81]/[.F81])" office:value-type="float" office:value="-0.326221463503863">
            <text:p>-0.3262214635</text:p>
          </table:table-cell>
          <table:table-cell table:formula="of:=[.W81]*28" office:value-type="float" office:value="-9.13420097810816">
            <text:p>-9.1342009781</text:p>
          </table:table-cell>
          <table:table-cell table:number-columns-repeated="1000"/>
        </table:table-row>
        <table:table-row table:style-name="ro1">
          <table:table-cell office:value-type="string">
            <text:p>2014-01-25_17:56:47_470419</text:p>
          </table:table-cell>
          <table:table-cell office:value-type="float" office:value="912075.78125">
            <text:p>912075.78125</text:p>
          </table:table-cell>
          <table:table-cell office:value-type="float" office:value="16.2">
            <text:p>16.2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-149">
            <text:p>-149</text:p>
          </table:table-cell>
          <table:table-cell office:value-type="float" office:value="-0.623046875">
            <text:p>-0.623046875</text:p>
          </table:table-cell>
          <table:table-cell office:value-type="float" office:value="-0.133544921875">
            <text:p>-0.1335449219</text:p>
          </table:table-cell>
          <table:table-cell table:formula="of:=[.H82]*[.$Q$1]" office:value-type="float" office:value="-133.544921875">
            <text:p>-133.544921875</text:p>
          </table:table-cell>
          <table:table-cell office:value-type="float" office:value="0.704345703125">
            <text:p>0.7043457031</text:p>
          </table:table-cell>
          <table:table-cell office:value-type="float" office:value="-1.45801526717557">
            <text:p>-1.4580152672</text:p>
          </table:table-cell>
          <table:table-cell office:value-type="float" office:value="-17.9465648854962">
            <text:p>-17.9465648855</text:p>
          </table:table-cell>
          <table:table-cell table:formula="of:=[.M81]-([.L82]/8)*[.$V$2]" office:value-type="float" office:value="-0.148663727352696">
            <text:p>-0.1486637274</text:p>
          </table:table-cell>
          <table:table-cell office:value-type="float" office:value="0.633587786259542">
            <text:p>0.6335877863</text:p>
          </table:table-cell>
          <table:table-cell office:value-type="float" office:value="16.18">
            <text:p>16.18</text:p>
          </table:table-cell>
          <table:table-cell office:value-type="float" office:value="281">
            <text:p>281</text:p>
          </table:table-cell>
          <table:table-cell/>
          <table:table-cell table:formula="of:=[.$T$2]*([.R81]-([.L82]/8)*[.$V$2])+[.$U$2]*[.W82]" office:value-type="float" office:value="-0.620995997071083">
            <text:p>-0.6209959971</text:p>
          </table:table-cell>
          <table:table-cell table:formula="of:=[.R82]*28.66" office:value-type="float" office:value="-17.7977452760572">
            <text:p>-17.7977452761</text:p>
          </table:table-cell>
          <table:table-cell table:number-columns-repeated="3"/>
          <table:table-cell table:formula="of:=ATAN([.E82]/[.F82])" office:value-type="float" office:value="-0.106972639469345">
            <text:p>-0.1069726395</text:p>
          </table:table-cell>
          <table:table-cell table:formula="of:=[.W82]*28" office:value-type="float" office:value="-2.99523390514165">
            <text:p>-2.9952339051</text:p>
          </table:table-cell>
          <table:table-cell table:number-columns-repeated="1000"/>
        </table:table-row>
        <table:table-row table:style-name="ro1">
          <table:table-cell office:value-type="string">
            <text:p>2014-01-25_17:56:47_583932</text:p>
          </table:table-cell>
          <table:table-cell office:value-type="float" office:value="923427.6875">
            <text:p>923427.6875</text:p>
          </table:table-cell>
          <table:table-cell office:value-type="float" office:value="16.4">
            <text:p>16.4</text:p>
          </table:table-cell>
          <table:table-cell office:value-type="float" office:value="-79">
            <text:p>-79</text:p>
          </table:table-cell>
          <table:table-cell office:value-type="float" office:value="31">
            <text:p>31</text:p>
          </table:table-cell>
          <table:table-cell office:value-type="float" office:value="-266">
            <text:p>-266</text:p>
          </table:table-cell>
          <table:table-cell office:value-type="float" office:value="-0.53759765625">
            <text:p>-0.5375976563</text:p>
          </table:table-cell>
          <table:table-cell office:value-type="float" office:value="0.0732421875">
            <text:p>0.0732421875</text:p>
          </table:table-cell>
          <table:table-cell table:formula="of:=[.H83]*[.$Q$1]" office:value-type="float" office:value="73.2421875">
            <text:p>73.2421875</text:p>
          </table:table-cell>
          <table:table-cell office:value-type="float" office:value="0.89111328125">
            <text:p>0.8911132813</text:p>
          </table:table-cell>
          <table:table-cell office:value-type="float" office:value="-4.52671755725191">
            <text:p>-4.5267175573</text:p>
          </table:table-cell>
          <table:table-cell office:value-type="float" office:value="-21.3053435114504">
            <text:p>-21.3053435115</text:p>
          </table:table-cell>
          <table:table-cell table:formula="of:=[.M82]-([.L83]/8)*[.$V$2]" office:value-type="float" office:value="-0.118485498896708">
            <text:p>-0.1184854989</text:p>
          </table:table-cell>
          <table:table-cell office:value-type="float" office:value="-1.22137404580153">
            <text:p>-1.2213740458</text:p>
          </table:table-cell>
          <table:table-cell office:value-type="float" office:value="16.66">
            <text:p>16.66</text:p>
          </table:table-cell>
          <table:table-cell office:value-type="float" office:value="282">
            <text:p>282</text:p>
          </table:table-cell>
          <table:table-cell/>
          <table:table-cell table:formula="of:=[.$T$2]*([.R82]-([.L83]/8)*[.$V$2])+[.$U$2]*[.W83]" office:value-type="float" office:value="-0.543337791209899">
            <text:p>-0.5433377912</text:p>
          </table:table-cell>
          <table:table-cell table:formula="of:=[.R83]*28.66" office:value-type="float" office:value="-15.5720610960757">
            <text:p>-15.5720610961</text:p>
          </table:table-cell>
          <table:table-cell table:number-columns-repeated="3"/>
          <table:table-cell table:formula="of:=ATAN([.E83]/[.F83])" office:value-type="float" office:value="-0.116017994563132">
            <text:p>-0.1160179946</text:p>
          </table:table-cell>
          <table:table-cell table:formula="of:=[.W83]*28" office:value-type="float" office:value="-3.24850384776771">
            <text:p>-3.2485038478</text:p>
          </table:table-cell>
          <table:table-cell table:number-columns-repeated="1000"/>
        </table:table-row>
        <table:table-row table:style-name="ro1">
          <table:table-cell office:value-type="string">
            <text:p>2014-01-25_17:56:47_696568</text:p>
          </table:table-cell>
          <table:table-cell office:value-type="float" office:value="934690.6875">
            <text:p>934690.6875</text:p>
          </table:table-cell>
          <table:table-cell office:value-type="float" office:value="16.6">
            <text:p>16.6</text:p>
          </table:table-cell>
          <table:table-cell office:value-type="float" office:value="-57">
            <text:p>-57</text:p>
          </table:table-cell>
          <table:table-cell office:value-type="float" office:value="241">
            <text:p>241</text:p>
          </table:table-cell>
          <table:table-cell office:value-type="float" office:value="-321">
            <text:p>-321</text:p>
          </table:table-cell>
          <table:table-cell office:value-type="float" office:value="-0.507568359375">
            <text:p>-0.5075683594</text:p>
          </table:table-cell>
          <table:table-cell office:value-type="float" office:value="-0.06396484375">
            <text:p>-0.0639648438</text:p>
          </table:table-cell>
          <table:table-cell table:formula="of:=[.H84]*[.$Q$1]" office:value-type="float" office:value="-63.96484375">
            <text:p>-63.96484375</text:p>
          </table:table-cell>
          <table:table-cell office:value-type="float" office:value="0.791748046875">
            <text:p>0.7917480469</text:p>
          </table:table-cell>
          <table:table-cell office:value-type="float" office:value="0">
            <text:p>0</text:p>
          </table:table-cell>
          <table:table-cell office:value-type="float" office:value="-16.4274809160305">
            <text:p>-16.427480916</text:p>
          </table:table-cell>
          <table:table-cell table:formula="of:=[.M83]-([.L84]/8)*[.$V$2]" office:value-type="float" office:value="-0.0952165817927004">
            <text:p>-0.0952165818</text:p>
          </table:table-cell>
          <table:table-cell office:value-type="float" office:value="0.427480916030534">
            <text:p>0.427480916</text:p>
          </table:table-cell>
          <table:table-cell office:value-type="float" office:value="17.97">
            <text:p>17.97</text:p>
          </table:table-cell>
          <table:table-cell office:value-type="float" office:value="283">
            <text:p>283</text:p>
          </table:table-cell>
          <table:table-cell/>
          <table:table-cell table:formula="of:=[.$T$2]*([.R83]-([.L84]/8)*[.$V$2])+[.$U$2]*[.W84]" office:value-type="float" office:value="-0.532461923180872">
            <text:p>-0.5324619232</text:p>
          </table:table-cell>
          <table:table-cell table:formula="of:=[.R84]*28.66" office:value-type="float" office:value="-15.2603587183638">
            <text:p>-15.2603587184</text:p>
          </table:table-cell>
          <table:table-cell table:number-columns-repeated="3"/>
          <table:table-cell table:formula="of:=ATAN([.E84]/[.F84])" office:value-type="float" office:value="-0.643999364855689">
            <text:p>-0.6439993649</text:p>
          </table:table-cell>
          <table:table-cell table:formula="of:=[.W84]*28" office:value-type="float" office:value="-18.0319822159593">
            <text:p>-18.031982216</text:p>
          </table:table-cell>
          <table:table-cell table:number-columns-repeated="1000"/>
        </table:table-row>
        <table:table-row table:style-name="ro1">
          <table:table-cell office:value-type="string">
            <text:p>2014-01-25_17:56:47_810466</text:p>
          </table:table-cell>
          <table:table-cell office:value-type="float" office:value="946080.484375">
            <text:p>946080.484375</text:p>
          </table:table-cell>
          <table:table-cell office:value-type="float" office:value="16.8">
            <text:p>16.8</text:p>
          </table:table-cell>
          <table:table-cell office:value-type="float" office:value="147">
            <text:p>147</text:p>
          </table:table-cell>
          <table:table-cell office:value-type="float" office:value="270">
            <text:p>270</text:p>
          </table:table-cell>
          <table:table-cell office:value-type="float" office:value="-201">
            <text:p>-201</text:p>
          </table:table-cell>
          <table:table-cell office:value-type="float" office:value="-0.38525390625">
            <text:p>-0.3852539063</text:p>
          </table:table-cell>
          <table:table-cell office:value-type="float" office:value="0.114501953125">
            <text:p>0.1145019531</text:p>
          </table:table-cell>
          <table:table-cell table:formula="of:=[.H85]*[.$Q$1]" office:value-type="float" office:value="114.501953125">
            <text:p>114.501953125</text:p>
          </table:table-cell>
          <table:table-cell office:value-type="float" office:value="0.341064453125">
            <text:p>0.3410644531</text:p>
          </table:table-cell>
          <table:table-cell office:value-type="float" office:value="-0.129770992366412">
            <text:p>-0.1297709924</text:p>
          </table:table-cell>
          <table:table-cell office:value-type="float" office:value="-11.0763358778626">
            <text:p>-11.0763358779</text:p>
          </table:table-cell>
          <table:table-cell table:formula="of:=[.M84]-([.L85]/8)*[.$V$2]" office:value-type="float" office:value="-0.0795273630576097">
            <text:p>-0.0795273631</text:p>
          </table:table-cell>
          <table:table-cell office:value-type="float" office:value="-0.99236641221374">
            <text:p>-0.9923664122</text:p>
          </table:table-cell>
          <table:table-cell office:value-type="float" office:value="18.58">
            <text:p>18.58</text:p>
          </table:table-cell>
          <table:table-cell office:value-type="float" office:value="283">
            <text:p>283</text:p>
          </table:table-cell>
          <table:table-cell/>
          <table:table-cell table:formula="of:=[.$T$2]*([.R84]-([.L85]/8)*[.$V$2])+[.$U$2]*[.W85]" office:value-type="float" office:value="-0.558181460529876">
            <text:p>-0.5581814605</text:p>
          </table:table-cell>
          <table:table-cell table:formula="of:=[.R85]*28.66" office:value-type="float" office:value="-15.9974806587862">
            <text:p>-15.9974806588</text:p>
          </table:table-cell>
          <table:table-cell table:number-columns-repeated="3"/>
          <table:table-cell table:formula="of:=ATAN([.E85]/[.F85])" office:value-type="float" office:value="-0.930860265286731">
            <text:p>-0.9308602653</text:p>
          </table:table-cell>
          <table:table-cell table:formula="of:=[.W85]*28" office:value-type="float" office:value="-26.0640874280285">
            <text:p>-26.064087428</text:p>
          </table:table-cell>
          <table:table-cell table:number-columns-repeated="1000"/>
        </table:table-row>
        <table:table-row table:style-name="ro1">
          <table:table-cell office:value-type="string">
            <text:p>2014-01-25_17:56:47_923350</text:p>
          </table:table-cell>
          <table:table-cell office:value-type="float" office:value="957368.578125">
            <text:p>957368.578125</text:p>
          </table:table-cell>
          <table:table-cell table:number-columns-repeated="2" office:value-type="float" office:value="17">
            <text:p>17</text:p>
          </table:table-cell>
          <table:table-cell office:value-type="float" office:value="188">
            <text:p>188</text:p>
          </table:table-cell>
          <table:table-cell office:value-type="float" office:value="-187">
            <text:p>-187</text:p>
          </table:table-cell>
          <table:table-cell office:value-type="float" office:value="-0.21240234375">
            <text:p>-0.2124023438</text:p>
          </table:table-cell>
          <table:table-cell office:value-type="float" office:value="0.263916015625">
            <text:p>0.2639160156</text:p>
          </table:table-cell>
          <table:table-cell table:formula="of:=[.H86]*[.$Q$1]" office:value-type="float" office:value="263.916015625">
            <text:p>263.916015625</text:p>
          </table:table-cell>
          <table:table-cell office:value-type="float" office:value="0.89111328125">
            <text:p>0.8911132813</text:p>
          </table:table-cell>
          <table:table-cell office:value-type="float" office:value="-7.86259541984733">
            <text:p>-7.8625954198</text:p>
          </table:table-cell>
          <table:table-cell office:value-type="float" office:value="1.77099236641221">
            <text:p>1.7709923664</text:p>
          </table:table-cell>
          <table:table-cell table:formula="of:=[.M85]-([.L86]/8)*[.$V$2]" office:value-type="float" office:value="-0.0820359080242128">
            <text:p>-0.082035908</text:p>
          </table:table-cell>
          <table:table-cell office:value-type="float" office:value="0.595419847328244">
            <text:p>0.5954198473</text:p>
          </table:table-cell>
          <table:table-cell office:value-type="float" office:value="16.97">
            <text:p>16.97</text:p>
          </table:table-cell>
          <table:table-cell office:value-type="float" office:value="284">
            <text:p>284</text:p>
          </table:table-cell>
          <table:table-cell/>
          <table:table-cell table:formula="of:=[.$T$2]*([.R85]-([.L86]/8)*[.$V$2])+[.$U$2]*[.W86]" office:value-type="float" office:value="-0.583427487321146">
            <text:p>-0.5834274873</text:p>
          </table:table-cell>
          <table:table-cell table:formula="of:=[.R86]*28.66" office:value-type="float" office:value="-16.7210317866241">
            <text:p>-16.7210317866</text:p>
          </table:table-cell>
          <table:table-cell table:number-columns-repeated="3"/>
          <table:table-cell table:formula="of:=ATAN([.E86]/[.F86])" office:value-type="float" office:value="-0.788064823743154">
            <text:p>-0.7880648237</text:p>
          </table:table-cell>
          <table:table-cell table:formula="of:=[.W86]*28" office:value-type="float" office:value="-22.0658150648083">
            <text:p>-22.0658150648</text:p>
          </table:table-cell>
          <table:table-cell table:number-columns-repeated="1000"/>
        </table:table-row>
        <table:table-row table:style-name="ro1">
          <table:table-cell office:value-type="string">
            <text:p>2014-01-25_17:56:48_037161</text:p>
          </table:table-cell>
          <table:table-cell office:value-type="float" office:value="968754.6875">
            <text:p>968754.6875</text:p>
          </table:table-cell>
          <table:table-cell office:value-type="float" office:value="17.2">
            <text:p>17.2</text:p>
          </table:table-cell>
          <table:table-cell office:value-type="float" office:value="-48">
            <text:p>-48</text:p>
          </table:table-cell>
          <table:table-cell office:value-type="float" office:value="224">
            <text:p>224</text:p>
          </table:table-cell>
          <table:table-cell office:value-type="float" office:value="-269">
            <text:p>-269</text:p>
          </table:table-cell>
          <table:table-cell office:value-type="float" office:value="-0.220458984375">
            <text:p>-0.2204589844</text:p>
          </table:table-cell>
          <table:table-cell office:value-type="float" office:value="0.2431640625">
            <text:p>0.2431640625</text:p>
          </table:table-cell>
          <table:table-cell table:formula="of:=[.H87]*[.$Q$1]" office:value-type="float" office:value="243.1640625">
            <text:p>243.1640625</text:p>
          </table:table-cell>
          <table:table-cell office:value-type="float" office:value="0.544677734375">
            <text:p>0.5446777344</text:p>
          </table:table-cell>
          <table:table-cell office:value-type="float" office:value="-10.5419847328244">
            <text:p>-10.5419847328</text:p>
          </table:table-cell>
          <table:table-cell office:value-type="float" office:value="4.90839694656489">
            <text:p>4.9083969466</text:p>
          </table:table-cell>
          <table:table-cell table:formula="of:=[.M86]-([.L87]/8)*[.$V$2]" office:value-type="float" office:value="-0.088988470151479">
            <text:p>-0.0889884702</text:p>
          </table:table-cell>
          <table:table-cell office:value-type="float" office:value="-0.83206106870229">
            <text:p>-0.8320610687</text:p>
          </table:table-cell>
          <table:table-cell office:value-type="float" office:value="16.66">
            <text:p>16.66</text:p>
          </table:table-cell>
          <table:table-cell office:value-type="float" office:value="285">
            <text:p>285</text:p>
          </table:table-cell>
          <table:table-cell/>
          <table:table-cell table:formula="of:=[.$T$2]*([.R86]-([.L87]/8)*[.$V$2])+[.$U$2]*[.W87]" office:value-type="float" office:value="-0.600779295680103">
            <text:p>-0.6007792957</text:p>
          </table:table-cell>
          <table:table-cell table:formula="of:=[.R87]*28.66" office:value-type="float" office:value="-17.2183346141918">
            <text:p>-17.2183346142</text:p>
          </table:table-cell>
          <table:table-cell table:number-columns-repeated="3"/>
          <table:table-cell table:formula="of:=ATAN([.E87]/[.F87])" office:value-type="float" office:value="-0.694372511765319">
            <text:p>-0.6943725118</text:p>
          </table:table-cell>
          <table:table-cell table:formula="of:=[.W87]*28" office:value-type="float" office:value="-19.4424303294289">
            <text:p>-19.4424303294</text:p>
          </table:table-cell>
          <table:table-cell table:number-columns-repeated="1000"/>
        </table:table-row>
        <table:table-row table:style-name="ro1">
          <table:table-cell office:value-type="string">
            <text:p>2014-01-25_17:56:48_149970</text:p>
          </table:table-cell>
          <table:table-cell office:value-type="float" office:value="980030.890625">
            <text:p>980030.890625</text:p>
          </table:table-cell>
          <table:table-cell office:value-type="float" office:value="17.4">
            <text:p>17.4</text:p>
          </table:table-cell>
          <table:table-cell office:value-type="float" office:value="-23">
            <text:p>-23</text:p>
          </table:table-cell>
          <table:table-cell office:value-type="float" office:value="228">
            <text:p>228</text:p>
          </table:table-cell>
          <table:table-cell office:value-type="float" office:value="-290">
            <text:p>-290</text:p>
          </table:table-cell>
          <table:table-cell office:value-type="float" office:value="-0.3740234375">
            <text:p>-0.3740234375</text:p>
          </table:table-cell>
          <table:table-cell office:value-type="float" office:value="-0.136962890625">
            <text:p>-0.1369628906</text:p>
          </table:table-cell>
          <table:table-cell table:formula="of:=[.H88]*[.$Q$1]" office:value-type="float" office:value="-136.962890625">
            <text:p>-136.962890625</text:p>
          </table:table-cell>
          <table:table-cell office:value-type="float" office:value="1.540283203125">
            <text:p>1.5402832031</text:p>
          </table:table-cell>
          <table:table-cell office:value-type="float" office:value="1.85496183206107">
            <text:p>1.8549618321</text:p>
          </table:table-cell>
          <table:table-cell office:value-type="float" office:value="4.64885496183206">
            <text:p>4.6488549618</text:p>
          </table:table-cell>
          <table:table-cell table:formula="of:=[.M87]-([.L88]/8)*[.$V$2]" office:value-type="float" office:value="-0.095573400688812">
            <text:p>-0.0955734007</text:p>
          </table:table-cell>
          <table:table-cell office:value-type="float" office:value="-0.816793893129771">
            <text:p>-0.8167938931</text:p>
          </table:table-cell>
          <table:table-cell office:value-type="float" office:value="19.18">
            <text:p>19.18</text:p>
          </table:table-cell>
          <table:table-cell office:value-type="float" office:value="286">
            <text:p>286</text:p>
          </table:table-cell>
          <table:table-cell/>
          <table:table-cell table:formula="of:=[.$T$2]*([.R87]-([.L88]/8)*[.$V$2])+[.$U$2]*[.W88]" office:value-type="float" office:value="-0.613255178002577">
            <text:p>-0.613255178</text:p>
          </table:table-cell>
          <table:table-cell table:formula="of:=[.R88]*28.66" office:value-type="float" office:value="-17.5758934015539">
            <text:p>-17.5758934016</text:p>
          </table:table-cell>
          <table:table-cell table:number-columns-repeated="3"/>
          <table:table-cell table:formula="of:=ATAN([.E88]/[.F88])" office:value-type="float" office:value="-0.666273744068846">
            <text:p>-0.6662737441</text:p>
          </table:table-cell>
          <table:table-cell table:formula="of:=[.W88]*28" office:value-type="float" office:value="-18.6556648339277">
            <text:p>-18.6556648339</text:p>
          </table:table-cell>
          <table:table-cell table:number-columns-repeated="1000"/>
        </table:table-row>
        <table:table-row table:style-name="ro1">
          <table:table-cell office:value-type="string">
            <text:p>2014-01-25_17:56:48_263598</text:p>
          </table:table-cell>
          <table:table-cell office:value-type="float" office:value="991425.484375">
            <text:p>991425.484375</text:p>
          </table:table-cell>
          <table:table-cell office:value-type="float" office:value="17.6">
            <text:p>17.6</text:p>
          </table:table-cell>
          <table:table-cell office:value-type="float" office:value="75">
            <text:p>75</text:p>
          </table:table-cell>
          <table:table-cell office:value-type="float" office:value="245">
            <text:p>245</text:p>
          </table:table-cell>
          <table:table-cell office:value-type="float" office:value="-262">
            <text:p>-262</text:p>
          </table:table-cell>
          <table:table-cell office:value-type="float" office:value="-0.4345703125">
            <text:p>-0.4345703125</text:p>
          </table:table-cell>
          <table:table-cell office:value-type="float" office:value="0.149169921875">
            <text:p>0.1491699219</text:p>
          </table:table-cell>
          <table:table-cell table:formula="of:=[.H89]*[.$Q$1]" office:value-type="float" office:value="149.169921875">
            <text:p>149.169921875</text:p>
          </table:table-cell>
          <table:table-cell office:value-type="float" office:value="0.984619140625">
            <text:p>0.9846191406</text:p>
          </table:table-cell>
          <table:table-cell office:value-type="float" office:value="4.78625954198473">
            <text:p>4.786259542</text:p>
          </table:table-cell>
          <table:table-cell office:value-type="float" office:value="5.93129770992367">
            <text:p>5.9312977099</text:p>
          </table:table-cell>
          <table:table-cell table:formula="of:=[.M88]-([.L89]/8)*[.$V$2]" office:value-type="float" office:value="-0.103974863788168">
            <text:p>-0.1039748638</text:p>
          </table:table-cell>
          <table:table-cell office:value-type="float" office:value="-0.366412213740458">
            <text:p>-0.3664122137</text:p>
          </table:table-cell>
          <table:table-cell office:value-type="float" office:value="20.01">
            <text:p>20.01</text:p>
          </table:table-cell>
          <table:table-cell office:value-type="float" office:value="286">
            <text:p>286</text:p>
          </table:table-cell>
          <table:table-cell/>
          <table:table-cell table:formula="of:=[.$T$2]*([.R88]-([.L89]/8)*[.$V$2])+[.$U$2]*[.W89]" office:value-type="float" office:value="-0.634678991898509">
            <text:p>-0.6346789919</text:p>
          </table:table-cell>
          <table:table-cell table:formula="of:=[.R89]*28.66" office:value-type="float" office:value="-18.1898999078113">
            <text:p>-18.1898999078</text:p>
          </table:table-cell>
          <table:table-cell table:number-columns-repeated="3"/>
          <table:table-cell table:formula="of:=ATAN([.E89]/[.F89])" office:value-type="float" office:value="-0.751880149067688">
            <text:p>-0.7518801491</text:p>
          </table:table-cell>
          <table:table-cell table:formula="of:=[.W89]*28" office:value-type="float" office:value="-21.0526441738953">
            <text:p>-21.0526441739</text:p>
          </table:table-cell>
          <table:table-cell table:number-columns-repeated="1000"/>
        </table:table-row>
        <table:table-row table:style-name="ro1">
          <table:table-cell office:value-type="string">
            <text:p>2014-01-25_17:56:48_377023</text:p>
          </table:table-cell>
          <table:table-cell office:value-type="float" office:value="1002735.484375">
            <text:p>1002735.484375</text:p>
          </table:table-cell>
          <table:table-cell office:value-type="float" office:value="17.8">
            <text:p>17.8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-286">
            <text:p>-286</text:p>
          </table:table-cell>
          <table:table-cell office:value-type="float" office:value="-0.415771484375">
            <text:p>-0.4157714844</text:p>
          </table:table-cell>
          <table:table-cell office:value-type="float" office:value="0.212158203125">
            <text:p>0.2121582031</text:p>
          </table:table-cell>
          <table:table-cell table:formula="of:=[.H90]*[.$Q$1]" office:value-type="float" office:value="212.158203125">
            <text:p>212.158203125</text:p>
          </table:table-cell>
          <table:table-cell office:value-type="float" office:value="0.54052734375">
            <text:p>0.5405273438</text:p>
          </table:table-cell>
          <table:table-cell office:value-type="float" office:value="-3.83206106870229">
            <text:p>-3.8320610687</text:p>
          </table:table-cell>
          <table:table-cell office:value-type="float" office:value="-6.50381679389313">
            <text:p>-6.5038167939</text:p>
          </table:table-cell>
          <table:table-cell table:formula="of:=[.M89]-([.L90]/8)*[.$V$2]" office:value-type="float" office:value="-0.0947624486521947">
            <text:p>-0.0947624487</text:p>
          </table:table-cell>
          <table:table-cell office:value-type="float" office:value="0.916030534351145">
            <text:p>0.9160305344</text:p>
          </table:table-cell>
          <table:table-cell office:value-type="float" office:value="18.12">
            <text:p>18.12</text:p>
          </table:table-cell>
          <table:table-cell office:value-type="float" office:value="287">
            <text:p>287</text:p>
          </table:table-cell>
          <table:table-cell/>
          <table:table-cell table:formula="of:=[.$T$2]*([.R89]-([.L90]/8)*[.$V$2])+[.$U$2]*[.W90]" office:value-type="float" office:value="-0.597178006529568">
            <text:p>-0.5971780065</text:p>
          </table:table-cell>
          <table:table-cell table:formula="of:=[.R90]*28.66" office:value-type="float" office:value="-17.1151216671374">
            <text:p>-17.1151216671</text:p>
          </table:table-cell>
          <table:table-cell table:number-columns-repeated="3"/>
          <table:table-cell table:formula="of:=ATAN([.E90]/[.F90])" office:value-type="float" office:value="-0.342580874432859">
            <text:p>-0.3425808744</text:p>
          </table:table-cell>
          <table:table-cell table:formula="of:=[.W90]*28" office:value-type="float" office:value="-9.59226448412006">
            <text:p>-9.5922644841</text:p>
          </table:table-cell>
          <table:table-cell table:number-columns-repeated="1000"/>
        </table:table-row>
        <table:table-row table:style-name="ro1">
          <table:table-cell office:value-type="string">
            <text:p>2014-01-25_17:56:48_490571</text:p>
          </table:table-cell>
          <table:table-cell office:value-type="float" office:value="1014095.1875">
            <text:p>1014095.1875</text:p>
          </table:table-cell>
          <table:table-cell office:value-type="float" office:value="18">
            <text:p>18</text:p>
          </table:table-cell>
          <table:table-cell office:value-type="float" office:value="-140">
            <text:p>-140</text:p>
          </table:table-cell>
          <table:table-cell office:value-type="float" office:value="71">
            <text:p>71</text:p>
          </table:table-cell>
          <table:table-cell office:value-type="float" office:value="-185">
            <text:p>-185</text:p>
          </table:table-cell>
          <table:table-cell office:value-type="float" office:value="-0.6015625">
            <text:p>-0.6015625</text:p>
          </table:table-cell>
          <table:table-cell office:value-type="float" office:value="-0.399658203125">
            <text:p>-0.3996582031</text:p>
          </table:table-cell>
          <table:table-cell table:formula="of:=[.H91]*[.$Q$1]" office:value-type="float" office:value="-399.658203125">
            <text:p>-399.658203125</text:p>
          </table:table-cell>
          <table:table-cell office:value-type="float" office:value="0.617919921875">
            <text:p>0.6179199219</text:p>
          </table:table-cell>
          <table:table-cell office:value-type="float" office:value="0.244274809160305">
            <text:p>0.2442748092</text:p>
          </table:table-cell>
          <table:table-cell office:value-type="float" office:value="-3.61832061068702">
            <text:p>-3.6183206107</text:p>
          </table:table-cell>
          <table:table-cell table:formula="of:=[.M90]-([.L91]/8)*[.$V$2]" office:value-type="float" office:value="-0.0896372317807729">
            <text:p>-0.0896372318</text:p>
          </table:table-cell>
          <table:table-cell office:value-type="float" office:value="1.89312977099237">
            <text:p>1.893129771</text:p>
          </table:table-cell>
          <table:table-cell office:value-type="float" office:value="18.78">
            <text:p>18.78</text:p>
          </table:table-cell>
          <table:table-cell office:value-type="float" office:value="288">
            <text:p>288</text:p>
          </table:table-cell>
          <table:table-cell/>
          <table:table-cell table:formula="of:=[.$T$2]*([.R90]-([.L91]/8)*[.$V$2])+[.$U$2]*[.W91]" office:value-type="float" office:value="-0.569492430318721">
            <text:p>-0.5694924303</text:p>
          </table:table-cell>
          <table:table-cell table:formula="of:=[.R91]*28.66" office:value-type="float" office:value="-16.3216530529345">
            <text:p>-16.3216530529</text:p>
          </table:table-cell>
          <table:table-cell table:number-columns-repeated="3"/>
          <table:table-cell table:formula="of:=ATAN([.E91]/[.F91])" office:value-type="float" office:value="-0.366449196263895">
            <text:p>-0.3664491963</text:p>
          </table:table-cell>
          <table:table-cell table:formula="of:=[.W91]*28" office:value-type="float" office:value="-10.2605774953891">
            <text:p>-10.2605774954</text:p>
          </table:table-cell>
          <table:table-cell table:number-columns-repeated="1000"/>
        </table:table-row>
        <table:table-row table:style-name="ro1">
          <table:table-cell office:value-type="string">
            <text:p>2014-01-25_17:56:48_603933</text:p>
          </table:table-cell>
          <table:table-cell office:value-type="float" office:value="1025426.78125">
            <text:p>1025426.78125</text:p>
          </table:table-cell>
          <table:table-cell office:value-type="float" office:value="18.2">
            <text:p>18.2</text:p>
          </table:table-cell>
          <table:table-cell office:value-type="float" office:value="-14">
            <text:p>-14</text:p>
          </table:table-cell>
          <table:table-cell office:value-type="float" office:value="11">
            <text:p>11</text:p>
          </table:table-cell>
          <table:table-cell office:value-type="float" office:value="-175">
            <text:p>-175</text:p>
          </table:table-cell>
          <table:table-cell office:value-type="float" office:value="-0.376708984375">
            <text:p>-0.3767089844</text:p>
          </table:table-cell>
          <table:table-cell office:value-type="float" office:value="0.1923828125">
            <text:p>0.1923828125</text:p>
          </table:table-cell>
          <table:table-cell table:formula="of:=[.H92]*[.$Q$1]" office:value-type="float" office:value="192.3828125">
            <text:p>192.3828125</text:p>
          </table:table-cell>
          <table:table-cell office:value-type="float" office:value="1.277099609375">
            <text:p>1.2770996094</text:p>
          </table:table-cell>
          <table:table-cell office:value-type="float" office:value="7.58778625954199">
            <text:p>7.5877862595</text:p>
          </table:table-cell>
          <table:table-cell office:value-type="float" office:value="-3.22900763358779">
            <text:p>-3.2290076336</text:p>
          </table:table-cell>
          <table:table-cell table:formula="of:=[.M91]-([.L92]/8)*[.$V$2]" office:value-type="float" office:value="-0.0850634622942509">
            <text:p>-0.0850634623</text:p>
          </table:table-cell>
          <table:table-cell office:value-type="float" office:value="-0.870229007633588">
            <text:p>-0.8702290076</text:p>
          </table:table-cell>
          <table:table-cell office:value-type="float" office:value="26.96">
            <text:p>26.96</text:p>
          </table:table-cell>
          <table:table-cell office:value-type="float" office:value="289">
            <text:p>289</text:p>
          </table:table-cell>
          <table:table-cell/>
          <table:table-cell table:formula="of:=[.$T$2]*([.R91]-([.L92]/8)*[.$V$2])+[.$U$2]*[.W92]" office:value-type="float" office:value="-0.514704250275712">
            <text:p>-0.5147042503</text:p>
          </table:table-cell>
          <table:table-cell table:formula="of:=[.R92]*28.66" office:value-type="float" office:value="-14.7514238129019">
            <text:p>-14.7514238129</text:p>
          </table:table-cell>
          <table:table-cell table:number-columns-repeated="3"/>
          <table:table-cell table:formula="of:=ATAN([.E92]/[.F92])" office:value-type="float" office:value="-0.0627745552673252">
            <text:p>-0.0627745553</text:p>
          </table:table-cell>
          <table:table-cell table:formula="of:=[.W92]*28" office:value-type="float" office:value="-1.75768754748511">
            <text:p>-1.7576875475</text:p>
          </table:table-cell>
          <table:table-cell table:number-columns-repeated="1000"/>
        </table:table-row>
        <table:table-row table:style-name="ro1">
          <table:table-cell office:value-type="string">
            <text:p>2014-01-25_17:56:48_717679</text:p>
          </table:table-cell>
          <table:table-cell office:value-type="float" office:value="1036835.1875">
            <text:p>1036835.1875</text:p>
          </table:table-cell>
          <table:table-cell office:value-type="float" office:value="18.4">
            <text:p>18.4</text:p>
          </table:table-cell>
          <table:table-cell office:value-type="float" office:value="-51">
            <text:p>-51</text:p>
          </table:table-cell>
          <table:table-cell office:value-type="float" office:value="69">
            <text:p>69</text:p>
          </table:table-cell>
          <table:table-cell office:value-type="float" office:value="-118">
            <text:p>-118</text:p>
          </table:table-cell>
          <table:table-cell office:value-type="float" office:value="-0.37548828125">
            <text:p>-0.3754882813</text:p>
          </table:table-cell>
          <table:table-cell office:value-type="float" office:value="0.40966796875">
            <text:p>0.4096679688</text:p>
          </table:table-cell>
          <table:table-cell table:formula="of:=[.H93]*[.$Q$1]" office:value-type="float" office:value="409.66796875">
            <text:p>409.66796875</text:p>
          </table:table-cell>
          <table:table-cell office:value-type="float" office:value="0.13720703125">
            <text:p>0.1372070313</text:p>
          </table:table-cell>
          <table:table-cell office:value-type="float" office:value="-3.32824427480916">
            <text:p>-3.3282442748</text:p>
          </table:table-cell>
          <table:table-cell office:value-type="float" office:value="-10.9618320610687">
            <text:p>-10.9618320611</text:p>
          </table:table-cell>
          <table:table-cell table:formula="of:=[.M92]-([.L93]/8)*[.$V$2]" office:value-type="float" office:value="-0.0695364339664838">
            <text:p>-0.069536434</text:p>
          </table:table-cell>
          <table:table-cell office:value-type="float" office:value="-0.152671755725191">
            <text:p>-0.1526717557</text:p>
          </table:table-cell>
          <table:table-cell office:value-type="float" office:value="19.77">
            <text:p>19.77</text:p>
          </table:table-cell>
          <table:table-cell office:value-type="float" office:value="289">
            <text:p>289</text:p>
          </table:table-cell>
          <table:table-cell/>
          <table:table-cell table:formula="of:=[.$T$2]*([.R92]-([.L93]/8)*[.$V$2])+[.$U$2]*[.W93]" office:value-type="float" office:value="-0.502172263145577">
            <text:p>-0.5021722631</text:p>
          </table:table-cell>
          <table:table-cell table:formula="of:=[.R93]*28.66" office:value-type="float" office:value="-14.3922570617522">
            <text:p>-14.3922570618</text:p>
          </table:table-cell>
          <table:table-cell table:number-columns-repeated="3"/>
          <table:table-cell table:formula="of:=ATAN([.E93]/[.F93])" office:value-type="float" office:value="-0.529127633924271">
            <text:p>-0.5291276339</text:p>
          </table:table-cell>
          <table:table-cell table:formula="of:=[.W93]*28" office:value-type="float" office:value="-14.8155737498796">
            <text:p>-14.8155737499</text:p>
          </table:table-cell>
          <table:table-cell table:number-columns-repeated="1000"/>
        </table:table-row>
        <table:table-row table:style-name="ro1">
          <table:table-cell office:value-type="string">
            <text:p>2014-01-25_17:56:48_831003</text:p>
          </table:table-cell>
          <table:table-cell office:value-type="float" office:value="1048133.890625">
            <text:p>1048133.890625</text:p>
          </table:table-cell>
          <table:table-cell office:value-type="float" office:value="18.6">
            <text:p>18.6</text:p>
          </table:table-cell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-323">
            <text:p>-323</text:p>
          </table:table-cell>
          <table:table-cell office:value-type="float" office:value="-0.3056640625">
            <text:p>-0.3056640625</text:p>
          </table:table-cell>
          <table:table-cell office:value-type="float" office:value="0.404052734375">
            <text:p>0.4040527344</text:p>
          </table:table-cell>
          <table:table-cell table:formula="of:=[.H94]*[.$Q$1]" office:value-type="float" office:value="404.052734375">
            <text:p>404.052734375</text:p>
          </table:table-cell>
          <table:table-cell office:value-type="float" office:value="1.085205078125">
            <text:p>1.0852050781</text:p>
          </table:table-cell>
          <table:table-cell office:value-type="float" office:value="8.70992366412214">
            <text:p>8.7099236641</text:p>
          </table:table-cell>
          <table:table-cell office:value-type="float" office:value="-10.4732824427481">
            <text:p>-10.4732824427</text:p>
          </table:table-cell>
          <table:table-cell table:formula="of:=[.M93]-([.L94]/8)*[.$V$2]" office:value-type="float" office:value="-0.0547014180432967">
            <text:p>-0.054701418</text:p>
          </table:table-cell>
          <table:table-cell office:value-type="float" office:value="1.9236641221374">
            <text:p>1.9236641221</text:p>
          </table:table-cell>
          <table:table-cell office:value-type="float" office:value="19.82">
            <text:p>19.82</text:p>
          </table:table-cell>
          <table:table-cell office:value-type="float" office:value="290">
            <text:p>290</text:p>
          </table:table-cell>
          <table:table-cell/>
          <table:table-cell table:formula="of:=[.$T$2]*([.R93]-([.L94]/8)*[.$V$2])+[.$U$2]*[.W94]" office:value-type="float" office:value="-0.464046128146679">
            <text:p>-0.4640461281</text:p>
          </table:table-cell>
          <table:table-cell table:formula="of:=[.R94]*28.66" office:value-type="float" office:value="-13.2995620326838">
            <text:p>-13.2995620327</text:p>
          </table:table-cell>
          <table:table-cell table:number-columns-repeated="3"/>
          <table:table-cell table:formula="of:=ATAN([.E94]/[.F94])" office:value-type="float" office:value="-0.254426056465276">
            <text:p>-0.2544260565</text:p>
          </table:table-cell>
          <table:table-cell table:formula="of:=[.W94]*28" office:value-type="float" office:value="-7.12392958102773">
            <text:p>-7.123929581</text:p>
          </table:table-cell>
          <table:table-cell table:number-columns-repeated="1000"/>
        </table:table-row>
        <table:table-row table:style-name="ro1">
          <table:table-cell office:value-type="string">
            <text:p>2014-01-25_17:56:48_945258</text:p>
          </table:table-cell>
          <table:table-cell office:value-type="float" office:value="1059560.390625">
            <text:p>1059560.390625</text:p>
          </table:table-cell>
          <table:table-cell office:value-type="float" office:value="18.8">
            <text:p>18.8</text:p>
          </table:table-cell>
          <table:table-cell office:value-type="float" office:value="-44">
            <text:p>-44</text:p>
          </table:table-cell>
          <table:table-cell office:value-type="float" office:value="67">
            <text:p>67</text:p>
          </table:table-cell>
          <table:table-cell office:value-type="float" office:value="-97">
            <text:p>-97</text:p>
          </table:table-cell>
          <table:table-cell office:value-type="float" office:value="-0.26171875">
            <text:p>-0.26171875</text:p>
          </table:table-cell>
          <table:table-cell office:value-type="float" office:value="0.04296875">
            <text:p>0.04296875</text:p>
          </table:table-cell>
          <table:table-cell table:formula="of:=[.H95]*[.$Q$1]" office:value-type="float" office:value="42.96875">
            <text:p>42.96875</text:p>
          </table:table-cell>
          <table:table-cell office:value-type="float" office:value="0.78515625">
            <text:p>0.78515625</text:p>
          </table:table-cell>
          <table:table-cell office:value-type="float" office:value="-12.2442748091603">
            <text:p>-12.2442748092</text:p>
          </table:table-cell>
          <table:table-cell office:value-type="float" office:value="-12.6030534351145">
            <text:p>-12.6030534351</text:p>
          </table:table-cell>
          <table:table-cell table:formula="of:=[.M94]-([.L95]/8)*[.$V$2]" office:value-type="float" office:value="-0.0368496605438931">
            <text:p>-0.0368496605</text:p>
          </table:table-cell>
          <table:table-cell office:value-type="float" office:value="2.01526717557252">
            <text:p>2.0152671756</text:p>
          </table:table-cell>
          <table:table-cell office:value-type="float" office:value="21.18">
            <text:p>21.18</text:p>
          </table:table-cell>
          <table:table-cell office:value-type="float" office:value="291">
            <text:p>291</text:p>
          </table:table-cell>
          <table:table-cell/>
          <table:table-cell table:formula="of:=[.$T$2]*([.R94]-([.L95]/8)*[.$V$2])+[.$U$2]*[.W95]" office:value-type="float" office:value="-0.46202210384688">
            <text:p>-0.4620221038</text:p>
          </table:table-cell>
          <table:table-cell table:formula="of:=[.R95]*28.66" office:value-type="float" office:value="-13.2415534962516">
            <text:p>-13.2415534963</text:p>
          </table:table-cell>
          <table:table-cell table:number-columns-repeated="3"/>
          <table:table-cell table:formula="of:=ATAN([.E95]/[.F95])" office:value-type="float" office:value="-0.604471702643327">
            <text:p>-0.6044717026</text:p>
          </table:table-cell>
          <table:table-cell table:formula="of:=[.W95]*28" office:value-type="float" office:value="-16.9252076740131">
            <text:p>-16.925207674</text:p>
          </table:table-cell>
          <table:table-cell table:number-columns-repeated="1000"/>
        </table:table-row>
        <table:table-row table:style-name="ro1">
          <table:table-cell office:value-type="string">
            <text:p>2014-01-25_17:56:49_058487</text:p>
          </table:table-cell>
          <table:table-cell office:value-type="float" office:value="1070882.984375">
            <text:p>1070882.984375</text:p>
          </table:table-cell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float" office:value="113">
            <text:p>113</text:p>
          </table:table-cell>
          <table:table-cell office:value-type="float" office:value="-274">
            <text:p>-274</text:p>
          </table:table-cell>
          <table:table-cell office:value-type="float" office:value="-0.18505859375">
            <text:p>-0.1850585938</text:p>
          </table:table-cell>
          <table:table-cell office:value-type="float" office:value="0.4033203125">
            <text:p>0.4033203125</text:p>
          </table:table-cell>
          <table:table-cell table:formula="of:=[.H96]*[.$Q$1]" office:value-type="float" office:value="403.3203125">
            <text:p>403.3203125</text:p>
          </table:table-cell>
          <table:table-cell office:value-type="float" office:value="1.8505859375">
            <text:p>1.8505859375</text:p>
          </table:table-cell>
          <table:table-cell office:value-type="float" office:value="-2.01526717557252">
            <text:p>-2.0152671756</text:p>
          </table:table-cell>
          <table:table-cell office:value-type="float" office:value="-10.9541984732824">
            <text:p>-10.9541984733</text:p>
          </table:table-cell>
          <table:table-cell table:formula="of:=[.M95]-([.L96]/8)*[.$V$2]" office:value-type="float" office:value="-0.0213334449099476">
            <text:p>-0.0213334449</text:p>
          </table:table-cell>
          <table:table-cell office:value-type="float" office:value="1.97709923664122">
            <text:p>1.9770992366</text:p>
          </table:table-cell>
          <table:table-cell office:value-type="float" office:value="20.74">
            <text:p>20.74</text:p>
          </table:table-cell>
          <table:table-cell office:value-type="float" office:value="292">
            <text:p>292</text:p>
          </table:table-cell>
          <table:table-cell/>
          <table:table-cell table:formula="of:=[.$T$2]*([.R95]-([.L96]/8)*[.$V$2])+[.$U$2]*[.W96]" office:value-type="float" office:value="-0.44097105972942">
            <text:p>-0.4409710597</text:p>
          </table:table-cell>
          <table:table-cell table:formula="of:=[.R96]*28.66" office:value-type="float" office:value="-12.6382305718452">
            <text:p>-12.6382305718</text:p>
          </table:table-cell>
          <table:table-cell table:number-columns-repeated="3"/>
          <table:table-cell table:formula="of:=ATAN([.E96]/[.F96])" office:value-type="float" office:value="-0.39115760337779">
            <text:p>-0.3911576034</text:p>
          </table:table-cell>
          <table:table-cell table:formula="of:=[.W96]*28" office:value-type="float" office:value="-10.9524128945781">
            <text:p>-10.9524128946</text:p>
          </table:table-cell>
          <table:table-cell table:number-columns-repeated="1000"/>
        </table:table-row>
        <table:table-row table:style-name="ro1">
          <table:table-cell office:value-type="string">
            <text:p>2014-01-25_17:56:49_173047</text:p>
          </table:table-cell>
          <table:table-cell office:value-type="float" office:value="1082339.5">
            <text:p>1082339.5</text:p>
          </table:table-cell>
          <table:table-cell office:value-type="float" office:value="19.2">
            <text:p>19.2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-206">
            <text:p>-206</text:p>
          </table:table-cell>
          <table:table-cell office:value-type="float" office:value="-0.27294921875">
            <text:p>-0.2729492188</text:p>
          </table:table-cell>
          <table:table-cell office:value-type="float" office:value="0.16162109375">
            <text:p>0.1616210938</text:p>
          </table:table-cell>
          <table:table-cell table:formula="of:=[.H97]*[.$Q$1]" office:value-type="float" office:value="161.62109375">
            <text:p>161.62109375</text:p>
          </table:table-cell>
          <table:table-cell office:value-type="float" office:value="0.364013671875">
            <text:p>0.3640136719</text:p>
          </table:table-cell>
          <table:table-cell office:value-type="float" office:value="-2.97709923664122">
            <text:p>-2.9770992366</text:p>
          </table:table-cell>
          <table:table-cell office:value-type="float" office:value="-14.3511450381679">
            <text:p>-14.3511450382</text:p>
          </table:table-cell>
          <table:table-cell table:formula="of:=[.M96]-([.L97]/8)*[.$V$2]" office:value-type="float" office:value="-0.00100558052540564">
            <text:p>-0.0010055805</text:p>
          </table:table-cell>
          <table:table-cell office:value-type="float" office:value="0.603053435114504">
            <text:p>0.6030534351</text:p>
          </table:table-cell>
          <table:table-cell office:value-type="float" office:value="24.27">
            <text:p>24.27</text:p>
          </table:table-cell>
          <table:table-cell office:value-type="float" office:value="292">
            <text:p>292</text:p>
          </table:table-cell>
          <table:table-cell/>
          <table:table-cell table:formula="of:=[.$T$2]*([.R96]-([.L97]/8)*[.$V$2])+[.$U$2]*[.W97]" office:value-type="float" office:value="-0.421788865191077">
            <text:p>-0.4217888652</text:p>
          </table:table-cell>
          <table:table-cell table:formula="of:=[.R97]*28.66" office:value-type="float" office:value="-12.0884688763763">
            <text:p>-12.0884688764</text:p>
          </table:table-cell>
          <table:table-cell table:number-columns-repeated="3"/>
          <table:table-cell table:formula="of:=ATAN([.E97]/[.F97])" office:value-type="float" office:value="-0.432099893806867">
            <text:p>-0.4320998938</text:p>
          </table:table-cell>
          <table:table-cell table:formula="of:=[.W97]*28" office:value-type="float" office:value="-12.0987970265923">
            <text:p>-12.0987970266</text:p>
          </table:table-cell>
          <table:table-cell table:number-columns-repeated="1000"/>
        </table:table-row>
        <table:table-row table:style-name="ro1">
          <table:table-cell office:value-type="string">
            <text:p>2014-01-25_17:56:49_286062</text:p>
          </table:table-cell>
          <table:table-cell office:value-type="float" office:value="1093639.890625">
            <text:p>1093639.890625</text:p>
          </table:table-cell>
          <table:table-cell office:value-type="float" office:value="19.4">
            <text:p>19.4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-315">
            <text:p>-315</text:p>
          </table:table-cell>
          <table:table-cell office:value-type="float" office:value="-0.11376953125">
            <text:p>-0.1137695313</text:p>
          </table:table-cell>
          <table:table-cell office:value-type="float" office:value="0.242919921875">
            <text:p>0.2429199219</text:p>
          </table:table-cell>
          <table:table-cell table:formula="of:=[.H98]*[.$Q$1]" office:value-type="float" office:value="242.919921875">
            <text:p>242.919921875</text:p>
          </table:table-cell>
          <table:table-cell office:value-type="float" office:value="1.33056640625">
            <text:p>1.3305664063</text:p>
          </table:table-cell>
          <table:table-cell office:value-type="float" office:value="-1.73282442748092">
            <text:p>-1.7328244275</text:p>
          </table:table-cell>
          <table:table-cell office:value-type="float" office:value="-18.0458015267176">
            <text:p>-18.0458015267</text:p>
          </table:table-cell>
          <table:table-cell table:formula="of:=[.M97]-([.L98]/8)*[.$V$2]" office:value-type="float" office:value="0.0245556276687738">
            <text:p>0.0245556277</text:p>
          </table:table-cell>
          <table:table-cell office:value-type="float" office:value="1.81679389312977">
            <text:p>1.8167938931</text:p>
          </table:table-cell>
          <table:table-cell office:value-type="float" office:value="21.37">
            <text:p>21.37</text:p>
          </table:table-cell>
          <table:table-cell office:value-type="float" office:value="293">
            <text:p>293</text:p>
          </table:table-cell>
          <table:table-cell/>
          <table:table-cell table:formula="of:=[.$T$2]*([.R97]-([.L98]/8)*[.$V$2])+[.$U$2]*[.W98]" office:value-type="float" office:value="-0.396556440697145">
            <text:p>-0.3965564407</text:p>
          </table:table-cell>
          <table:table-cell table:formula="of:=[.R98]*28.66" office:value-type="float" office:value="-11.3653075903802">
            <text:p>-11.3653075904</text:p>
          </table:table-cell>
          <table:table-cell table:number-columns-repeated="3"/>
          <table:table-cell table:formula="of:=ATAN([.E98]/[.F98])" office:value-type="float" office:value="-0.399515493999374">
            <text:p>-0.399515494</text:p>
          </table:table-cell>
          <table:table-cell table:formula="of:=[.W98]*28" office:value-type="float" office:value="-11.1864338319825">
            <text:p>-11.186433832</text:p>
          </table:table-cell>
          <table:table-cell table:number-columns-repeated="1000"/>
        </table:table-row>
        <table:table-row table:style-name="ro1">
          <table:table-cell office:value-type="string">
            <text:p>2014-01-25_17:56:49_400391</text:p>
          </table:table-cell>
          <table:table-cell office:value-type="float" office:value="1105073.6875">
            <text:p>1105073.6875</text:p>
          </table:table-cell>
          <table:table-cell office:value-type="float" office:value="19.6">
            <text:p>19.6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-363">
            <text:p>-363</text:p>
          </table:table-cell>
          <table:table-cell office:value-type="float" office:value="-0.15380859375">
            <text:p>-0.1538085938</text:p>
          </table:table-cell>
          <table:table-cell office:value-type="float" office:value="0.098388671875">
            <text:p>0.0983886719</text:p>
          </table:table-cell>
          <table:table-cell table:formula="of:=[.H99]*[.$Q$1]" office:value-type="float" office:value="98.388671875">
            <text:p>98.388671875</text:p>
          </table:table-cell>
          <table:table-cell office:value-type="float" office:value="0.2880859375">
            <text:p>0.2880859375</text:p>
          </table:table-cell>
          <table:table-cell office:value-type="float" office:value="-8.12977099236641">
            <text:p>-8.1297709924</text:p>
          </table:table-cell>
          <table:table-cell office:value-type="float" office:value="-24.4580152671756">
            <text:p>-24.4580152672</text:p>
          </table:table-cell>
          <table:table-cell table:formula="of:=[.M98]-([.L99]/8)*[.$V$2]" office:value-type="float" office:value="0.0591994986730677">
            <text:p>0.0591994987</text:p>
          </table:table-cell>
          <table:table-cell office:value-type="float" office:value="0.145038167938931">
            <text:p>0.1450381679</text:p>
          </table:table-cell>
          <table:table-cell office:value-type="float" office:value="24.16">
            <text:p>24.16</text:p>
          </table:table-cell>
          <table:table-cell office:value-type="float" office:value="294">
            <text:p>294</text:p>
          </table:table-cell>
          <table:table-cell/>
          <table:table-cell table:formula="of:=[.$T$2]*([.R98]-([.L99]/8)*[.$V$2])+[.$U$2]*[.W99]" office:value-type="float" office:value="-0.354386104964574">
            <text:p>-0.354386105</text:p>
          </table:table-cell>
          <table:table-cell table:formula="of:=[.R99]*28.66" office:value-type="float" office:value="-10.1567057682847">
            <text:p>-10.1567057683</text:p>
          </table:table-cell>
          <table:table-cell table:number-columns-repeated="3"/>
          <table:table-cell table:formula="of:=ATAN([.E99]/[.F99])" office:value-type="float" office:value="-0.286647922410073">
            <text:p>-0.2866479224</text:p>
          </table:table-cell>
          <table:table-cell table:formula="of:=[.W99]*28" office:value-type="float" office:value="-8.02614182748205">
            <text:p>-8.0261418275</text:p>
          </table:table-cell>
          <table:table-cell table:number-columns-repeated="1000"/>
        </table:table-row>
        <table:table-row table:style-name="ro1">
          <table:table-cell office:value-type="string">
            <text:p>2014-01-25_17:56:49_514310</text:p>
          </table:table-cell>
          <table:table-cell office:value-type="float" office:value="1116497.390625">
            <text:p>1116497.390625</text:p>
          </table:table-cell>
          <table:table-cell office:value-type="float" office:value="19.8">
            <text:p>19.8</text:p>
          </table:table-cell>
          <table:table-cell office:value-type="float" office:value="36">
            <text:p>36</text:p>
          </table:table-cell>
          <table:table-cell office:value-type="float" office:value="165">
            <text:p>165</text:p>
          </table:table-cell>
          <table:table-cell office:value-type="float" office:value="-129">
            <text:p>-129</text:p>
          </table:table-cell>
          <table:table-cell office:value-type="float" office:value="-0.120361328125">
            <text:p>-0.1203613281</text:p>
          </table:table-cell>
          <table:table-cell office:value-type="float" office:value="-0.179443359375">
            <text:p>-0.1794433594</text:p>
          </table:table-cell>
          <table:table-cell table:formula="of:=[.H100]*[.$Q$1]" office:value-type="float" office:value="-179.443359375">
            <text:p>-179.443359375</text:p>
          </table:table-cell>
          <table:table-cell office:value-type="float" office:value="1.93798828125">
            <text:p>1.9379882813</text:p>
          </table:table-cell>
          <table:table-cell office:value-type="float" office:value="3.56488549618321">
            <text:p>3.5648854962</text:p>
          </table:table-cell>
          <table:table-cell office:value-type="float" office:value="-27.206106870229">
            <text:p>-27.2061068702</text:p>
          </table:table-cell>
          <table:table-cell table:formula="of:=[.M99]-([.L100]/8)*[.$V$2]" office:value-type="float" office:value="0.097735939453125">
            <text:p>0.0977359395</text:p>
          </table:table-cell>
          <table:table-cell office:value-type="float" office:value="2.33587786259542">
            <text:p>2.3358778626</text:p>
          </table:table-cell>
          <table:table-cell office:value-type="float" office:value="23.82">
            <text:p>23.82</text:p>
          </table:table-cell>
          <table:table-cell office:value-type="float" office:value="295">
            <text:p>295</text:p>
          </table:table-cell>
          <table:table-cell/>
          <table:table-cell table:formula="of:=[.$T$2]*([.R99]-([.L100]/8)*[.$V$2])+[.$U$2]*[.W100]" office:value-type="float" office:value="-0.374988757807801">
            <text:p>-0.3749887578</text:p>
          </table:table-cell>
          <table:table-cell table:formula="of:=[.R100]*28.66" office:value-type="float" office:value="-10.7471777987716">
            <text:p>-10.7471777988</text:p>
          </table:table-cell>
          <table:table-cell table:number-columns-repeated="3"/>
          <table:table-cell table:formula="of:=ATAN([.E100]/[.F100])" office:value-type="float" office:value="-0.907240600417365">
            <text:p>-0.9072406004</text:p>
          </table:table-cell>
          <table:table-cell table:formula="of:=[.W100]*28" office:value-type="float" office:value="-25.4027368116862">
            <text:p>-25.4027368117</text:p>
          </table:table-cell>
          <table:table-cell table:number-columns-repeated="1000"/>
        </table:table-row>
        <table:table-row table:style-name="ro1">
          <table:table-cell office:value-type="string">
            <text:p>2014-01-25_17:56:49_629119</text:p>
          </table:table-cell>
          <table:table-cell office:value-type="float" office:value="1127946.390625">
            <text:p>1127946.390625</text:p>
          </table:table-cell>
          <table:table-cell office:value-type="float" office:value="20">
            <text:p>20</text:p>
          </table:table-cell>
          <table:table-cell office:value-type="float" office:value="-3">
            <text:p>-3</text:p>
          </table:table-cell>
          <table:table-cell office:value-type="float" office:value="-38">
            <text:p>-38</text:p>
          </table:table-cell>
          <table:table-cell office:value-type="float" office:value="-260">
            <text:p>-260</text:p>
          </table:table-cell>
          <table:table-cell office:value-type="float" office:value="-0.136962890625">
            <text:p>-0.1369628906</text:p>
          </table:table-cell>
          <table:table-cell office:value-type="float" office:value="-0.42333984375">
            <text:p>-0.4233398438</text:p>
          </table:table-cell>
          <table:table-cell table:formula="of:=[.H101]*[.$Q$1]" office:value-type="float" office:value="-423.33984375">
            <text:p>-423.33984375</text:p>
          </table:table-cell>
          <table:table-cell office:value-type="float" office:value="0.961669921875">
            <text:p>0.9616699219</text:p>
          </table:table-cell>
          <table:table-cell office:value-type="float" office:value="3.0381679389313">
            <text:p>3.0381679389</text:p>
          </table:table-cell>
          <table:table-cell office:value-type="float" office:value="-28.2595419847328">
            <text:p>-28.2595419847</text:p>
          </table:table-cell>
          <table:table-cell table:formula="of:=[.M100]-([.L101]/8)*[.$V$2]" office:value-type="float" office:value="0.137764531980558">
            <text:p>0.137764532</text:p>
          </table:table-cell>
          <table:table-cell office:value-type="float" office:value="3.67175572519084">
            <text:p>3.6717557252</text:p>
          </table:table-cell>
          <table:table-cell office:value-type="float" office:value="26.33">
            <text:p>26.33</text:p>
          </table:table-cell>
          <table:table-cell office:value-type="float" office:value="295">
            <text:p>295</text:p>
          </table:table-cell>
          <table:table-cell/>
          <table:table-cell table:formula="of:=[.$T$2]*([.R100]-([.L101]/8)*[.$V$2])+[.$U$2]*[.W101]" office:value-type="float" office:value="-0.286951516534991">
            <text:p>-0.2869515165</text:p>
          </table:table-cell>
          <table:table-cell table:formula="of:=[.R101]*28.66" office:value-type="float" office:value="-8.22403046389284">
            <text:p>-8.2240304639</text:p>
          </table:table-cell>
          <table:table-cell table:number-columns-repeated="3"/>
          <table:table-cell table:formula="of:=ATAN([.E101]/[.F101])" office:value-type="float" office:value="0.145126322173404">
            <text:p>0.1451263222</text:p>
          </table:table-cell>
          <table:table-cell table:formula="of:=[.W101]*28" office:value-type="float" office:value="4.0635370208553">
            <text:p>4.0635370209</text:p>
          </table:table-cell>
          <table:table-cell table:number-columns-repeated="1000"/>
        </table:table-row>
        <table:table-row table:style-name="ro1">
          <table:table-cell office:value-type="string">
            <text:p>2014-01-25_17:56:49_742711</text:p>
          </table:table-cell>
          <table:table-cell office:value-type="float" office:value="1139337.296875">
            <text:p>1139337.296875</text:p>
          </table:table-cell>
          <table:table-cell office:value-type="float" office:value="20.2">
            <text:p>20.2</text:p>
          </table:table-cell>
          <table:table-cell office:value-type="float" office:value="23">
            <text:p>23</text:p>
          </table:table-cell>
          <table:table-cell office:value-type="float" office:value="-51">
            <text:p>-51</text:p>
          </table:table-cell>
          <table:table-cell office:value-type="float" office:value="-224">
            <text:p>-224</text:p>
          </table:table-cell>
          <table:table-cell office:value-type="float" office:value="-0.029296875">
            <text:p>-0.029296875</text:p>
          </table:table-cell>
          <table:table-cell office:value-type="float" office:value="-0.0654296875">
            <text:p>-0.0654296875</text:p>
          </table:table-cell>
          <table:table-cell table:formula="of:=[.H102]*[.$Q$1]" office:value-type="float" office:value="-65.4296875">
            <text:p>-65.4296875</text:p>
          </table:table-cell>
          <table:table-cell office:value-type="float" office:value="0.77099609375">
            <text:p>0.7709960938</text:p>
          </table:table-cell>
          <table:table-cell office:value-type="float" office:value="-14.1068702290076">
            <text:p>-14.106870229</text:p>
          </table:table-cell>
          <table:table-cell office:value-type="float" office:value="-28.5725190839695">
            <text:p>-28.572519084</text:p>
          </table:table-cell>
          <table:table-cell table:formula="of:=[.M101]-([.L102]/8)*[.$V$2]" office:value-type="float" office:value="0.178236444954676">
            <text:p>0.178236445</text:p>
          </table:table-cell>
          <table:table-cell office:value-type="float" office:value="2.72519083969466">
            <text:p>2.7251908397</text:p>
          </table:table-cell>
          <table:table-cell office:value-type="float" office:value="22.47">
            <text:p>22.47</text:p>
          </table:table-cell>
          <table:table-cell office:value-type="float" office:value="296">
            <text:p>296</text:p>
          </table:table-cell>
          <table:table-cell/>
          <table:table-cell table:formula="of:=[.$T$2]*([.R101]-([.L102]/8)*[.$V$2])+[.$U$2]*[.W102]" office:value-type="float" office:value="-0.199445395402111">
            <text:p>-0.1994453954</text:p>
          </table:table-cell>
          <table:table-cell table:formula="of:=[.R102]*28.66" office:value-type="float" office:value="-5.71610503222451">
            <text:p>-5.7161050322</text:p>
          </table:table-cell>
          <table:table-cell table:number-columns-repeated="3"/>
          <table:table-cell table:formula="of:=ATAN([.E102]/[.F102])" office:value-type="float" office:value="0.223862478026748">
            <text:p>0.223862478</text:p>
          </table:table-cell>
          <table:table-cell table:formula="of:=[.W102]*28" office:value-type="float" office:value="6.26814938474894">
            <text:p>6.2681493847</text:p>
          </table:table-cell>
          <table:table-cell table:number-columns-repeated="1000"/>
        </table:table-row>
        <table:table-row table:style-name="ro1">
          <table:table-cell office:value-type="string">
            <text:p>2014-01-25_17:56:49_857496</text:p>
          </table:table-cell>
          <table:table-cell office:value-type="float" office:value="1150817.203125">
            <text:p>1150817.203125</text:p>
          </table:table-cell>
          <table:table-cell office:value-type="float" office:value="20.4">
            <text:p>20.4</text:p>
          </table:table-cell>
          <table:table-cell office:value-type="float" office:value="159">
            <text:p>159</text:p>
          </table:table-cell>
          <table:table-cell office:value-type="float" office:value="71">
            <text:p>71</text:p>
          </table:table-cell>
          <table:table-cell office:value-type="float" office:value="-215">
            <text:p>-215</text:p>
          </table:table-cell>
          <table:table-cell office:value-type="float" office:value="-0.100830078125">
            <text:p>-0.1008300781</text:p>
          </table:table-cell>
          <table:table-cell office:value-type="float" office:value="-0.017578125">
            <text:p>-0.017578125</text:p>
          </table:table-cell>
          <table:table-cell table:formula="of:=[.H103]*[.$Q$1]" office:value-type="float" office:value="-17.578125">
            <text:p>-17.578125</text:p>
          </table:table-cell>
          <table:table-cell office:value-type="float" office:value="1.27587890625">
            <text:p>1.2758789063</text:p>
          </table:table-cell>
          <table:table-cell office:value-type="float" office:value="12.7251908396947">
            <text:p>12.7251908397</text:p>
          </table:table-cell>
          <table:table-cell office:value-type="float" office:value="-25.3358778625954">
            <text:p>-25.3358778626</text:p>
          </table:table-cell>
          <table:table-cell table:formula="of:=[.M102]-([.L103]/8)*[.$V$2]" office:value-type="float" office:value="0.214123775748449">
            <text:p>0.2141237757</text:p>
          </table:table-cell>
          <table:table-cell office:value-type="float" office:value="2.6412213740458">
            <text:p>2.641221374</text:p>
          </table:table-cell>
          <table:table-cell office:value-type="float" office:value="23.44">
            <text:p>23.44</text:p>
          </table:table-cell>
          <table:table-cell office:value-type="float" office:value="297">
            <text:p>297</text:p>
          </table:table-cell>
          <table:table-cell/>
          <table:table-cell table:formula="of:=[.$T$2]*([.R102]-([.L103]/8)*[.$V$2])+[.$U$2]*[.W103]" office:value-type="float" office:value="-0.179097984704716">
            <text:p>-0.1790979847</text:p>
          </table:table-cell>
          <table:table-cell table:formula="of:=[.R103]*28.66" office:value-type="float" office:value="-5.13294824163717">
            <text:p>-5.1329482416</text:p>
          </table:table-cell>
          <table:table-cell table:number-columns-repeated="3"/>
          <table:table-cell table:formula="of:=ATAN([.E103]/[.F103])" office:value-type="float" office:value="-0.318957265572123">
            <text:p>-0.3189572656</text:p>
          </table:table-cell>
          <table:table-cell table:formula="of:=[.W103]*28" office:value-type="float" office:value="-8.93080343601945">
            <text:p>-8.930803436</text:p>
          </table:table-cell>
          <table:table-cell table:number-columns-repeated="1000"/>
        </table:table-row>
        <table:table-row table:style-name="ro1">
          <table:table-cell office:value-type="string">
            <text:p>2014-01-25_17:56:49_971398</text:p>
          </table:table-cell>
          <table:table-cell office:value-type="float" office:value="1162234.6875">
            <text:p>1162234.6875</text:p>
          </table:table-cell>
          <table:table-cell office:value-type="float" office:value="20.6">
            <text:p>20.6</text:p>
          </table:table-cell>
          <table:table-cell office:value-type="float" office:value="97">
            <text:p>97</text:p>
          </table:table-cell>
          <table:table-cell office:value-type="float" office:value="-74">
            <text:p>-74</text:p>
          </table:table-cell>
          <table:table-cell office:value-type="float" office:value="-428">
            <text:p>-428</text:p>
          </table:table-cell>
          <table:table-cell office:value-type="float" office:value="0.10302734375">
            <text:p>0.1030273438</text:p>
          </table:table-cell>
          <table:table-cell office:value-type="float" office:value="-0.10498046875">
            <text:p>-0.1049804688</text:p>
          </table:table-cell>
          <table:table-cell table:formula="of:=[.H104]*[.$Q$1]" office:value-type="float" office:value="-104.98046875">
            <text:p>-104.98046875</text:p>
          </table:table-cell>
          <table:table-cell office:value-type="float" office:value="1.635498046875">
            <text:p>1.6354980469</text:p>
          </table:table-cell>
          <table:table-cell office:value-type="float" office:value="-10.8396946564886">
            <text:p>-10.8396946565</text:p>
          </table:table-cell>
          <table:table-cell office:value-type="float" office:value="-26.4732824427481">
            <text:p>-26.4732824427</text:p>
          </table:table-cell>
          <table:table-cell table:formula="of:=[.M103]-([.L104]/8)*[.$V$2]" office:value-type="float" office:value="0.251622197921636">
            <text:p>0.2516221979</text:p>
          </table:table-cell>
          <table:table-cell office:value-type="float" office:value="2.16030534351145">
            <text:p>2.1603053435</text:p>
          </table:table-cell>
          <table:table-cell office:value-type="float" office:value="32.61">
            <text:p>32.61</text:p>
          </table:table-cell>
          <table:table-cell office:value-type="float" office:value="298">
            <text:p>298</text:p>
          </table:table-cell>
          <table:table-cell/>
          <table:table-cell table:formula="of:=[.$T$2]*([.R103]-([.L104]/8)*[.$V$2])+[.$U$2]*[.W104]" office:value-type="float" office:value="-0.110319144123499">
            <text:p>-0.1103191441</text:p>
          </table:table-cell>
          <table:table-cell table:formula="of:=[.R104]*28.66" office:value-type="float" office:value="-3.16174667057949">
            <text:p>-3.1617466706</text:p>
          </table:table-cell>
          <table:table-cell table:number-columns-repeated="3"/>
          <table:table-cell table:formula="of:=ATAN([.E104]/[.F104])" office:value-type="float" office:value="0.17120462154877">
            <text:p>0.1712046215</text:p>
          </table:table-cell>
          <table:table-cell table:formula="of:=[.W104]*28" office:value-type="float" office:value="4.79372940336555">
            <text:p>4.7937294034</text:p>
          </table:table-cell>
          <table:table-cell table:number-columns-repeated="1000"/>
        </table:table-row>
        <table:table-row table:style-name="ro1">
          <table:table-cell office:value-type="string">
            <text:p>2014-01-25_17:56:50_086838</text:p>
          </table:table-cell>
          <table:table-cell office:value-type="float" office:value="1173718.5">
            <text:p>1173718.5</text:p>
          </table:table-cell>
          <table:table-cell office:value-type="float" office:value="20.8">
            <text:p>20.8</text:p>
          </table:table-cell>
          <table:table-cell office:value-type="float" office:value="117">
            <text:p>117</text:p>
          </table:table-cell>
          <table:table-cell office:value-type="float" office:value="148">
            <text:p>148</text:p>
          </table:table-cell>
          <table:table-cell office:value-type="float" office:value="-333">
            <text:p>-333</text:p>
          </table:table-cell>
          <table:table-cell office:value-type="float" office:value="0.336181640625">
            <text:p>0.3361816406</text:p>
          </table:table-cell>
          <table:table-cell office:value-type="float" office:value="0.0126953125">
            <text:p>0.0126953125</text:p>
          </table:table-cell>
          <table:table-cell table:formula="of:=[.H105]*[.$Q$1]" office:value-type="float" office:value="12.6953125">
            <text:p>12.6953125</text:p>
          </table:table-cell>
          <table:table-cell office:value-type="float" office:value="0.5517578125">
            <text:p>0.5517578125</text:p>
          </table:table-cell>
          <table:table-cell office:value-type="float" office:value="-2.80916030534351">
            <text:p>-2.8091603053</text:p>
          </table:table-cell>
          <table:table-cell office:value-type="float" office:value="-37.1297709923664">
            <text:p>-37.1297709924</text:p>
          </table:table-cell>
          <table:table-cell table:formula="of:=[.M104]-([.L105]/8)*[.$V$2]" office:value-type="float" office:value="0.304215140669728">
            <text:p>0.3042151407</text:p>
          </table:table-cell>
          <table:table-cell office:value-type="float" office:value="2.80916030534351">
            <text:p>2.8091603053</text:p>
          </table:table-cell>
          <table:table-cell office:value-type="float" office:value="26.73">
            <text:p>26.73</text:p>
          </table:table-cell>
          <table:table-cell office:value-type="float" office:value="299">
            <text:p>299</text:p>
          </table:table-cell>
          <table:table-cell/>
          <table:table-cell table:formula="of:=[.$T$2]*([.R104]-([.L105]/8)*[.$V$2])+[.$U$2]*[.W105]" office:value-type="float" office:value="-0.0937760141957898">
            <text:p>-0.0937760142</text:p>
          </table:table-cell>
          <table:table-cell table:formula="of:=[.R105]*28.66" office:value-type="float" office:value="-2.68762056685134">
            <text:p>-2.6876205669</text:p>
          </table:table-cell>
          <table:table-cell table:number-columns-repeated="3"/>
          <table:table-cell table:formula="of:=ATAN([.E105]/[.F105])" office:value-type="float" office:value="-0.418224329579229">
            <text:p>-0.4182243296</text:p>
          </table:table-cell>
          <table:table-cell table:formula="of:=[.W105]*28" office:value-type="float" office:value="-11.7102812282184">
            <text:p>-11.7102812282</text:p>
          </table:table-cell>
          <table:table-cell table:number-columns-repeated="1000"/>
        </table:table-row>
        <table:table-row table:style-name="ro1">
          <table:table-cell office:value-type="string">
            <text:p>2014-01-25_17:56:50_200128</text:p>
          </table:table-cell>
          <table:table-cell office:value-type="float" office:value="1185046.875">
            <text:p>1185046.875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-153">
            <text:p>-153</text:p>
          </table:table-cell>
          <table:table-cell office:value-type="float" office:value="-230">
            <text:p>-230</text:p>
          </table:table-cell>
          <table:table-cell office:value-type="float" office:value="0.166748046875">
            <text:p>0.1667480469</text:p>
          </table:table-cell>
          <table:table-cell office:value-type="float" office:value="-0.38623046875">
            <text:p>-0.3862304688</text:p>
          </table:table-cell>
          <table:table-cell table:formula="of:=[.H106]*[.$Q$1]" office:value-type="float" office:value="-386.23046875">
            <text:p>-386.23046875</text:p>
          </table:table-cell>
          <table:table-cell office:value-type="float" office:value="1.486083984375">
            <text:p>1.4860839844</text:p>
          </table:table-cell>
          <table:table-cell office:value-type="float" office:value="-1.9236641221374">
            <text:p>-1.9236641221</text:p>
          </table:table-cell>
          <table:table-cell office:value-type="float" office:value="-48.6488549618321">
            <text:p>-48.6488549618</text:p>
          </table:table-cell>
          <table:table-cell table:formula="of:=[.M105]-([.L106]/8)*[.$V$2]" office:value-type="float" office:value="0.373124438394561">
            <text:p>0.3731244384</text:p>
          </table:table-cell>
          <table:table-cell office:value-type="float" office:value="4.20610687022901">
            <text:p>4.2061068702</text:p>
          </table:table-cell>
          <table:table-cell office:value-type="float" office:value="28.83">
            <text:p>28.83</text:p>
          </table:table-cell>
          <table:table-cell office:value-type="float" office:value="299">
            <text:p>299</text:p>
          </table:table-cell>
          <table:table-cell/>
          <table:table-cell table:formula="of:=[.$T$2]*([.R105]-([.L106]/8)*[.$V$2])+[.$U$2]*[.W106]" office:value-type="float" office:value="0.0363198139582065">
            <text:p>0.036319814</text:p>
          </table:table-cell>
          <table:table-cell table:formula="of:=[.R106]*28.66" office:value-type="float" office:value="1.0409258680422">
            <text:p>1.040925868</text:p>
          </table:table-cell>
          <table:table-cell table:number-columns-repeated="3"/>
          <table:table-cell table:formula="of:=ATAN([.E106]/[.F106])" office:value-type="float" office:value="0.586998587820676">
            <text:p>0.5869985878</text:p>
          </table:table-cell>
          <table:table-cell table:formula="of:=[.W106]*28" office:value-type="float" office:value="16.4359604589789">
            <text:p>16.435960459</text:p>
          </table:table-cell>
          <table:table-cell table:number-columns-repeated="1000"/>
        </table:table-row>
        <table:table-row table:style-name="ro1">
          <table:table-cell office:value-type="string">
            <text:p>2014-01-25_17:56:50_314739</text:p>
          </table:table-cell>
          <table:table-cell office:value-type="float" office:value="1196511.46875">
            <text:p>1196511.46875</text:p>
          </table:table-cell>
          <table:table-cell office:value-type="float" office:value="21.2">
            <text:p>21.2</text:p>
          </table:table-cell>
          <table:table-cell office:value-type="float" office:value="110">
            <text:p>110</text:p>
          </table:table-cell>
          <table:table-cell office:value-type="float" office:value="-150">
            <text:p>-150</text:p>
          </table:table-cell>
          <table:table-cell office:value-type="float" office:value="-406">
            <text:p>-406</text:p>
          </table:table-cell>
          <table:table-cell office:value-type="float" office:value="0.09814453125">
            <text:p>0.0981445313</text:p>
          </table:table-cell>
          <table:table-cell office:value-type="float" office:value="-0.04736328125">
            <text:p>-0.0473632813</text:p>
          </table:table-cell>
          <table:table-cell table:formula="of:=[.H107]*[.$Q$1]" office:value-type="float" office:value="-47.36328125">
            <text:p>-47.36328125</text:p>
          </table:table-cell>
          <table:table-cell office:value-type="float" office:value="1.0146484375">
            <text:p>1.0146484375</text:p>
          </table:table-cell>
          <table:table-cell office:value-type="float" office:value="-6.57251908396947">
            <text:p>-6.572519084</text:p>
          </table:table-cell>
          <table:table-cell office:value-type="float" office:value="-64.1450381679389">
            <text:p>-64.1450381679</text:p>
          </table:table-cell>
          <table:table-cell table:formula="of:=[.M106]-([.L107]/8)*[.$V$2]" office:value-type="float" office:value="0.463983504577171">
            <text:p>0.4639835046</text:p>
          </table:table-cell>
          <table:table-cell office:value-type="float" office:value="5.54198473282443">
            <text:p>5.5419847328</text:p>
          </table:table-cell>
          <table:table-cell office:value-type="float" office:value="28.68">
            <text:p>28.68</text:p>
          </table:table-cell>
          <table:table-cell office:value-type="float" office:value="300">
            <text:p>300</text:p>
          </table:table-cell>
          <table:table-cell/>
          <table:table-cell table:formula="of:=[.$T$2]*([.R106]-([.L107]/8)*[.$V$2])+[.$U$2]*[.W107]" office:value-type="float" office:value="0.149851313403469">
            <text:p>0.1498513134</text:p>
          </table:table-cell>
          <table:table-cell table:formula="of:=[.R107]*28.66" office:value-type="float" office:value="4.29473864214344">
            <text:p>4.2947386421</text:p>
          </table:table-cell>
          <table:table-cell table:number-columns-repeated="3"/>
          <table:table-cell table:formula="of:=ATAN([.E107]/[.F107])" office:value-type="float" office:value="0.353903212767349">
            <text:p>0.3539032128</text:p>
          </table:table-cell>
          <table:table-cell table:formula="of:=[.W107]*28" office:value-type="float" office:value="9.90928995748577">
            <text:p>9.9092899575</text:p>
          </table:table-cell>
          <table:table-cell table:number-columns-repeated="1000"/>
        </table:table-row>
        <table:table-row table:style-name="ro1">
          <table:table-cell office:value-type="string">
            <text:p>2014-01-25_17:56:50_428262</text:p>
          </table:table-cell>
          <table:table-cell office:value-type="float" office:value="1207859.796875">
            <text:p>1207859.796875</text:p>
          </table:table-cell>
          <table:table-cell office:value-type="float" office:value="21.4">
            <text:p>21.4</text:p>
          </table:table-cell>
          <table:table-cell office:value-type="float" office:value="184">
            <text:p>184</text:p>
          </table:table-cell>
          <table:table-cell office:value-type="float" office:value="-29">
            <text:p>-29</text:p>
          </table:table-cell>
          <table:table-cell office:value-type="float" office:value="-58">
            <text:p>-58</text:p>
          </table:table-cell>
          <table:table-cell office:value-type="float" office:value="0.7490234375">
            <text:p>0.7490234375</text:p>
          </table:table-cell>
          <table:table-cell office:value-type="float" office:value="0.06689453125">
            <text:p>0.0668945313</text:p>
          </table:table-cell>
          <table:table-cell table:formula="of:=[.H108]*[.$Q$1]" office:value-type="float" office:value="66.89453125">
            <text:p>66.89453125</text:p>
          </table:table-cell>
          <table:table-cell office:value-type="float" office:value="1.100830078125">
            <text:p>1.1008300781</text:p>
          </table:table-cell>
          <table:table-cell office:value-type="float" office:value="11.1603053435115">
            <text:p>11.1603053435</text:p>
          </table:table-cell>
          <table:table-cell office:value-type="float" office:value="-79.4503816793893">
            <text:p>-79.4503816794</text:p>
          </table:table-cell>
          <table:table-cell table:formula="of:=[.M107]-([.L108]/8)*[.$V$2]" office:value-type="float" office:value="0.576522021872018">
            <text:p>0.5765220219</text:p>
          </table:table-cell>
          <table:table-cell office:value-type="float" office:value="9.16793893129771">
            <text:p>9.1679389313</text:p>
          </table:table-cell>
          <table:table-cell office:value-type="float" office:value="30.48">
            <text:p>30.48</text:p>
          </table:table-cell>
          <table:table-cell office:value-type="float" office:value="301">
            <text:p>301</text:p>
          </table:table-cell>
          <table:table-cell/>
          <table:table-cell table:formula="of:=[.$T$2]*([.R107]-([.L108]/8)*[.$V$2])+[.$U$2]*[.W108]" office:value-type="float" office:value="0.282515608528566">
            <text:p>0.2825156085</text:p>
          </table:table-cell>
          <table:table-cell table:formula="of:=[.R108]*28.66" office:value-type="float" office:value="8.09689734042869">
            <text:p>8.0968973404</text:p>
          </table:table-cell>
          <table:table-cell table:number-columns-repeated="3"/>
          <table:table-cell table:formula="of:=ATAN([.E108]/[.F108])" office:value-type="float" office:value="0.463647609000806">
            <text:p>0.463647609</text:p>
          </table:table-cell>
          <table:table-cell table:formula="of:=[.W108]*28" office:value-type="float" office:value="12.9821330520226">
            <text:p>12.982133052</text:p>
          </table:table-cell>
          <table:table-cell table:number-columns-repeated="1000"/>
        </table:table-row>
        <table:table-row table:style-name="ro1">
          <table:table-cell office:value-type="string">
            <text:p>2014-01-25_17:56:50_543092</text:p>
          </table:table-cell>
          <table:table-cell office:value-type="float" office:value="1219344.390625">
            <text:p>1219344.390625</text:p>
          </table:table-cell>
          <table:table-cell office:value-type="float" office:value="21.4">
            <text:p>21.4</text:p>
          </table:table-cell>
          <table:table-cell office:value-type="float" office:value="128">
            <text:p>128</text:p>
          </table:table-cell>
          <table:table-cell office:value-type="float" office:value="-190">
            <text:p>-190</text:p>
          </table:table-cell>
          <table:table-cell office:value-type="float" office:value="-321">
            <text:p>-321</text:p>
          </table:table-cell>
          <table:table-cell office:value-type="float" office:value="0.760986328125">
            <text:p>0.7609863281</text:p>
          </table:table-cell>
          <table:table-cell office:value-type="float" office:value="-0.3681640625">
            <text:p>-0.3681640625</text:p>
          </table:table-cell>
          <table:table-cell table:formula="of:=[.H109]*[.$Q$1]" office:value-type="float" office:value="-368.1640625">
            <text:p>-368.1640625</text:p>
          </table:table-cell>
          <table:table-cell office:value-type="float" office:value="0.294921875">
            <text:p>0.294921875</text:p>
          </table:table-cell>
          <table:table-cell office:value-type="float" office:value="-0.908396946564885">
            <text:p>-0.9083969466</text:p>
          </table:table-cell>
          <table:table-cell office:value-type="float" office:value="10.236641221374">
            <text:p>10.2366412214</text:p>
          </table:table-cell>
          <table:table-cell table:formula="of:=[.M108]-([.L109]/8)*[.$V$2]" office:value-type="float" office:value="0.5620221994573">
            <text:p>0.5620221995</text:p>
          </table:table-cell>
          <table:table-cell office:value-type="float" office:value="2.52671755725191">
            <text:p>2.5267175573</text:p>
          </table:table-cell>
          <table:table-cell office:value-type="float" office:value="27.2">
            <text:p>27.2</text:p>
          </table:table-cell>
          <table:table-cell office:value-type="float" office:value="301">
            <text:p>301</text:p>
          </table:table-cell>
          <table:table-cell/>
          <table:table-cell table:formula="of:=[.$T$2]*([.R108]-([.L109]/8)*[.$V$2])+[.$U$2]*[.W109]" office:value-type="float" office:value="0.294658463497501">
            <text:p>0.2946584635</text:p>
          </table:table-cell>
          <table:table-cell table:formula="of:=[.R109]*28.66" office:value-type="float" office:value="8.44491156383839">
            <text:p>8.4449115638</text:p>
          </table:table-cell>
          <table:table-cell table:number-columns-repeated="3"/>
          <table:table-cell table:formula="of:=ATAN([.E109]/[.F109])" office:value-type="float" office:value="0.534442559950386">
            <text:p>0.53444256</text:p>
          </table:table-cell>
          <table:table-cell table:formula="of:=[.W109]*28" office:value-type="float" office:value="14.9643916786108">
            <text:p>14.9643916786</text:p>
          </table:table-cell>
          <table:table-cell table:number-columns-repeated="1000"/>
        </table:table-row>
        <table:table-row table:style-name="ro1">
          <table:table-cell office:value-type="string">
            <text:p>2014-01-25_17:56:50_656237</text:p>
          </table:table-cell>
          <table:table-cell office:value-type="float" office:value="1230656.96875">
            <text:p>1230656.96875</text:p>
          </table:table-cell>
          <table:table-cell office:value-type="float" office:value="21.4">
            <text:p>21.4</text:p>
          </table:table-cell>
          <table:table-cell office:value-type="float" office:value="91">
            <text:p>91</text:p>
          </table:table-cell>
          <table:table-cell office:value-type="float" office:value="-156">
            <text:p>-156</text:p>
          </table:table-cell>
          <table:table-cell office:value-type="float" office:value="-335">
            <text:p>-335</text:p>
          </table:table-cell>
          <table:table-cell office:value-type="float" office:value="0.694580078125">
            <text:p>0.6945800781</text:p>
          </table:table-cell>
          <table:table-cell office:value-type="float" office:value="-0.033447265625">
            <text:p>-0.0334472656</text:p>
          </table:table-cell>
          <table:table-cell table:formula="of:=[.H110]*[.$Q$1]" office:value-type="float" office:value="-33.447265625">
            <text:p>-33.447265625</text:p>
          </table:table-cell>
          <table:table-cell office:value-type="float" office:value="-0.00341796875">
            <text:p>-0.0034179688</text:p>
          </table:table-cell>
          <table:table-cell office:value-type="float" office:value="-4.73282442748092">
            <text:p>-4.7328244275</text:p>
          </table:table-cell>
          <table:table-cell office:value-type="float" office:value="5.00763358778626">
            <text:p>5.0076335878</text:p>
          </table:table-cell>
          <table:table-cell table:formula="of:=[.M109]-([.L110]/8)*[.$V$2]" office:value-type="float" office:value="0.554929072310353">
            <text:p>0.5549290723</text:p>
          </table:table-cell>
          <table:table-cell office:value-type="float" office:value="2.30534351145038">
            <text:p>2.3053435115</text:p>
          </table:table-cell>
          <table:table-cell office:value-type="float" office:value="23.41">
            <text:p>23.41</text:p>
          </table:table-cell>
          <table:table-cell office:value-type="float" office:value="301">
            <text:p>301</text:p>
          </table:table-cell>
          <table:table-cell/>
          <table:table-cell table:formula="of:=[.$T$2]*([.R109]-([.L110]/8)*[.$V$2])+[.$U$2]*[.W110]" office:value-type="float" office:value="0.302389779300312">
            <text:p>0.3023897793</text:p>
          </table:table-cell>
          <table:table-cell table:formula="of:=[.R110]*28.66" office:value-type="float" office:value="8.66649107474694">
            <text:p>8.6664910747</text:p>
          </table:table-cell>
          <table:table-cell table:number-columns-repeated="3"/>
          <table:table-cell table:formula="of:=ATAN([.E110]/[.F110])" office:value-type="float" office:value="0.435809765848126">
            <text:p>0.4358097658</text:p>
          </table:table-cell>
          <table:table-cell table:formula="of:=[.W110]*28" office:value-type="float" office:value="12.2026734437475">
            <text:p>12.2026734437</text:p>
          </table:table-cell>
          <table:table-cell table:number-columns-repeated="1000"/>
        </table:table-row>
        <table:table-row table:style-name="ro1">
          <table:table-cell office:value-type="string">
            <text:p>2014-01-25_17:56:50_770639</text:p>
          </table:table-cell>
          <table:table-cell office:value-type="float" office:value="1242098.390625">
            <text:p>1242098.390625</text:p>
          </table:table-cell>
          <table:table-cell office:value-type="float" office:value="21.4">
            <text:p>21.4</text:p>
          </table:table-cell>
          <table:table-cell office:value-type="float" office:value="29">
            <text:p>29</text:p>
          </table:table-cell>
          <table:table-cell office:value-type="float" office:value="-211">
            <text:p>-211</text:p>
          </table:table-cell>
          <table:table-cell office:value-type="float" office:value="-116">
            <text:p>-116</text:p>
          </table:table-cell>
          <table:table-cell office:value-type="float" office:value="0.736572265625">
            <text:p>0.7365722656</text:p>
          </table:table-cell>
          <table:table-cell office:value-type="float" office:value="0.513916015625">
            <text:p>0.5139160156</text:p>
          </table:table-cell>
          <table:table-cell table:formula="of:=[.H111]*[.$Q$1]" office:value-type="float" office:value="513.916015625">
            <text:p>513.916015625</text:p>
          </table:table-cell>
          <table:table-cell office:value-type="float" office:value="1.718505859375">
            <text:p>1.7185058594</text:p>
          </table:table-cell>
          <table:table-cell office:value-type="float" office:value="-12.9541984732824">
            <text:p>-12.9541984733</text:p>
          </table:table-cell>
          <table:table-cell office:value-type="float" office:value="-7.23664122137405">
            <text:p>-7.2366412214</text:p>
          </table:table-cell>
          <table:table-cell table:formula="of:=[.M110]-([.L111]/8)*[.$V$2]" office:value-type="float" office:value="0.565179506053197">
            <text:p>0.5651795061</text:p>
          </table:table-cell>
          <table:table-cell office:value-type="float" office:value="2.0381679389313">
            <text:p>2.0381679389</text:p>
          </table:table-cell>
          <table:table-cell office:value-type="float" office:value="26.88">
            <text:p>26.88</text:p>
          </table:table-cell>
          <table:table-cell office:value-type="float" office:value="301">
            <text:p>301</text:p>
          </table:table-cell>
          <table:table-cell/>
          <table:table-cell table:formula="of:=[.$T$2]*([.R110]-([.L111]/8)*[.$V$2])+[.$U$2]*[.W111]" office:value-type="float" office:value="0.388189698376289">
            <text:p>0.3881896984</text:p>
          </table:table-cell>
          <table:table-cell table:formula="of:=[.R111]*28.66" office:value-type="float" office:value="11.1255167554644">
            <text:p>11.1255167555</text:p>
          </table:table-cell>
          <table:table-cell table:number-columns-repeated="3"/>
          <table:table-cell table:formula="of:=ATAN([.E111]/[.F111])" office:value-type="float" office:value="1.06813506637449">
            <text:p>1.0681350664</text:p>
          </table:table-cell>
          <table:table-cell table:formula="of:=[.W111]*28" office:value-type="float" office:value="29.9077818584857">
            <text:p>29.9077818585</text:p>
          </table:table-cell>
          <table:table-cell table:number-columns-repeated="1000"/>
        </table:table-row>
        <table:table-row table:style-name="ro1">
          <table:table-cell office:value-type="string">
            <text:p>2014-01-25_17:56:50_885568</text:p>
          </table:table-cell>
          <table:table-cell office:value-type="float" office:value="1253623.078125">
            <text:p>1253623.078125</text:p>
          </table:table-cell>
          <table:table-cell office:value-type="float" office:value="21.4">
            <text:p>21.4</text:p>
          </table:table-cell>
          <table:table-cell office:value-type="float" office:value="36">
            <text:p>36</text:p>
          </table:table-cell>
          <table:table-cell office:value-type="float" office:value="-117">
            <text:p>-117</text:p>
          </table:table-cell>
          <table:table-cell office:value-type="float" office:value="-99">
            <text:p>-99</text:p>
          </table:table-cell>
          <table:table-cell office:value-type="float" office:value="0.5166015625">
            <text:p>0.5166015625</text:p>
          </table:table-cell>
          <table:table-cell office:value-type="float" office:value="0.366455078125">
            <text:p>0.3664550781</text:p>
          </table:table-cell>
          <table:table-cell table:formula="of:=[.H112]*[.$Q$1]" office:value-type="float" office:value="366.455078125">
            <text:p>366.455078125</text:p>
          </table:table-cell>
          <table:table-cell office:value-type="float" office:value="1.900390625">
            <text:p>1.900390625</text:p>
          </table:table-cell>
          <table:table-cell office:value-type="float" office:value="-3.7175572519084">
            <text:p>-3.7175572519</text:p>
          </table:table-cell>
          <table:table-cell office:value-type="float" office:value="7.80916030534351">
            <text:p>7.8091603053</text:p>
          </table:table-cell>
          <table:table-cell table:formula="of:=[.M111]-([.L112]/8)*[.$V$2]" office:value-type="float" office:value="0.554118120273736">
            <text:p>0.5541181203</text:p>
          </table:table-cell>
          <table:table-cell office:value-type="float" office:value="-3.31297709923664">
            <text:p>-3.3129770992</text:p>
          </table:table-cell>
          <table:table-cell office:value-type="float" office:value="30.22">
            <text:p>30.22</text:p>
          </table:table-cell>
          <table:table-cell office:value-type="float" office:value="301">
            <text:p>301</text:p>
          </table:table-cell>
          <table:table-cell/>
          <table:table-cell table:formula="of:=[.$T$2]*([.R111]-([.L112]/8)*[.$V$2])+[.$U$2]*[.W112]" office:value-type="float" office:value="0.426269420865734">
            <text:p>0.4262694209</text:p>
          </table:table-cell>
          <table:table-cell table:formula="of:=[.R112]*28.66" office:value-type="float" office:value="12.2168816020119">
            <text:p>12.216881602</text:p>
          </table:table-cell>
          <table:table-cell table:number-columns-repeated="3"/>
          <table:table-cell table:formula="of:=ATAN([.E112]/[.F112])" office:value-type="float" office:value="0.86853939528589">
            <text:p>0.8685393953</text:p>
          </table:table-cell>
          <table:table-cell table:formula="of:=[.W112]*28" office:value-type="float" office:value="24.3191030680049">
            <text:p>24.319103068</text:p>
          </table:table-cell>
          <table:table-cell table:number-columns-repeated="1000"/>
        </table:table-row>
        <table:table-row table:style-name="ro1">
          <table:table-cell office:value-type="string">
            <text:p>2014-01-25_17:56:51_000777</text:p>
          </table:table-cell>
          <table:table-cell office:value-type="float" office:value="1265112.890625">
            <text:p>1265112.890625</text:p>
          </table:table-cell>
          <table:table-cell office:value-type="float" office:value="21.4">
            <text:p>21.4</text:p>
          </table:table-cell>
          <table:table-cell office:value-type="float" office:value="94">
            <text:p>94</text:p>
          </table:table-cell>
          <table:table-cell office:value-type="float" office:value="-139">
            <text:p>-139</text:p>
          </table:table-cell>
          <table:table-cell office:value-type="float" office:value="-363">
            <text:p>-363</text:p>
          </table:table-cell>
          <table:table-cell office:value-type="float" office:value="0.72607421875">
            <text:p>0.7260742188</text:p>
          </table:table-cell>
          <table:table-cell office:value-type="float" office:value="0.34912109375">
            <text:p>0.3491210938</text:p>
          </table:table-cell>
          <table:table-cell table:formula="of:=[.H113]*[.$Q$1]" office:value-type="float" office:value="349.12109375">
            <text:p>349.12109375</text:p>
          </table:table-cell>
          <table:table-cell office:value-type="float" office:value="-0.245849609375">
            <text:p>-0.2458496094</text:p>
          </table:table-cell>
          <table:table-cell office:value-type="float" office:value="-12.2213740458015">
            <text:p>-12.2213740458</text:p>
          </table:table-cell>
          <table:table-cell office:value-type="float" office:value="-14.6641221374046">
            <text:p>-14.6641221374</text:p>
          </table:table-cell>
          <table:table-cell table:formula="of:=[.M112]-([.L113]/8)*[.$V$2]" office:value-type="float" office:value="0.574889305104962">
            <text:p>0.5748893051</text:p>
          </table:table-cell>
          <table:table-cell office:value-type="float" office:value="0.274809160305343">
            <text:p>0.2748091603</text:p>
          </table:table-cell>
          <table:table-cell office:value-type="float" office:value="28.42">
            <text:p>28.42</text:p>
          </table:table-cell>
          <table:table-cell office:value-type="float" office:value="301">
            <text:p>301</text:p>
          </table:table-cell>
          <table:table-cell/>
          <table:table-cell table:formula="of:=[.$T$2]*([.R112]-([.L113]/8)*[.$V$2])+[.$U$2]*[.W113]" office:value-type="float" office:value="0.438906163563067">
            <text:p>0.4389061636</text:p>
          </table:table-cell>
          <table:table-cell table:formula="of:=[.R113]*28.66" office:value-type="float" office:value="12.5790506477175">
            <text:p>12.5790506477</text:p>
          </table:table-cell>
          <table:table-cell table:number-columns-repeated="3"/>
          <table:table-cell table:formula="of:=ATAN([.E113]/[.F113])" office:value-type="float" office:value="0.365696184358029">
            <text:p>0.3656961844</text:p>
          </table:table-cell>
          <table:table-cell table:formula="of:=[.W113]*28" office:value-type="float" office:value="10.2394931620248">
            <text:p>10.239493162</text:p>
          </table:table-cell>
          <table:table-cell table:number-columns-repeated="1000"/>
        </table:table-row>
        <table:table-row table:style-name="ro1">
          <table:table-cell office:value-type="string">
            <text:p>2014-01-25_17:56:51_115821</text:p>
          </table:table-cell>
          <table:table-cell office:value-type="float" office:value="1276647.78125">
            <text:p>1276647.78125</text:p>
          </table:table-cell>
          <table:table-cell office:value-type="float" office:value="21.4">
            <text:p>21.4</text:p>
          </table:table-cell>
          <table:table-cell office:value-type="float" office:value="-21">
            <text:p>-21</text:p>
          </table:table-cell>
          <table:table-cell office:value-type="float" office:value="-114">
            <text:p>-114</text:p>
          </table:table-cell>
          <table:table-cell office:value-type="float" office:value="-158">
            <text:p>-158</text:p>
          </table:table-cell>
          <table:table-cell office:value-type="float" office:value="0.539794921875">
            <text:p>0.5397949219</text:p>
          </table:table-cell>
          <table:table-cell office:value-type="float" office:value="0.320068359375">
            <text:p>0.3200683594</text:p>
          </table:table-cell>
          <table:table-cell table:formula="of:=[.H114]*[.$Q$1]" office:value-type="float" office:value="320.068359375">
            <text:p>320.068359375</text:p>
          </table:table-cell>
          <table:table-cell office:value-type="float" office:value="1.43743896484375">
            <text:p>1.4374389648</text:p>
          </table:table-cell>
          <table:table-cell office:value-type="float" office:value="-10.9770992366412">
            <text:p>-10.9770992366</text:p>
          </table:table-cell>
          <table:table-cell office:value-type="float" office:value="16.7328244274809">
            <text:p>16.7328244275</text:p>
          </table:table-cell>
          <table:table-cell table:formula="of:=[.M113]-([.L114]/8)*[.$V$2]" office:value-type="float" office:value="0.551187880248092">
            <text:p>0.5511878802</text:p>
          </table:table-cell>
          <table:table-cell office:value-type="float" office:value="-0.526717557251908">
            <text:p>-0.5267175573</text:p>
          </table:table-cell>
          <table:table-cell office:value-type="float" office:value="22.36">
            <text:p>22.36</text:p>
          </table:table-cell>
          <table:table-cell office:value-type="float" office:value="301">
            <text:p>301</text:p>
          </table:table-cell>
          <table:table-cell/>
          <table:table-cell table:formula="of:=[.$T$2]*([.R113]-([.L114]/8)*[.$V$2])+[.$U$2]*[.W114]" office:value-type="float" office:value="0.436186536777727">
            <text:p>0.4361865368</text:p>
          </table:table-cell>
          <table:table-cell table:formula="of:=[.R114]*28.66" office:value-type="float" office:value="12.5011061440497">
            <text:p>12.501106144</text:p>
          </table:table-cell>
          <table:table-cell table:number-columns-repeated="3"/>
          <table:table-cell table:formula="of:=ATAN([.E114]/[.F114])" office:value-type="float" office:value="0.625022719421498">
            <text:p>0.6250227194</text:p>
          </table:table-cell>
          <table:table-cell table:formula="of:=[.W114]*28" office:value-type="float" office:value="17.5006361438019">
            <text:p>17.5006361438</text:p>
          </table:table-cell>
          <table:table-cell table:number-columns-repeated="1000"/>
        </table:table-row>
        <table:table-row table:style-name="ro1">
          <table:table-cell office:value-type="string">
            <text:p>2014-01-25_17:56:51_231074</text:p>
          </table:table-cell>
          <table:table-cell office:value-type="float" office:value="1288141.296875">
            <text:p>1288141.296875</text:p>
          </table:table-cell>
          <table:table-cell office:value-type="float" office:value="21.4">
            <text:p>21.4</text:p>
          </table:table-cell>
          <table:table-cell office:value-type="float" office:value="84">
            <text:p>84</text:p>
          </table:table-cell>
          <table:table-cell office:value-type="float" office:value="-151">
            <text:p>-151</text:p>
          </table:table-cell>
          <table:table-cell office:value-type="float" office:value="-327">
            <text:p>-327</text:p>
          </table:table-cell>
          <table:table-cell office:value-type="float" office:value="0.642578125">
            <text:p>0.642578125</text:p>
          </table:table-cell>
          <table:table-cell office:value-type="float" office:value="-0.115234375">
            <text:p>-0.115234375</text:p>
          </table:table-cell>
          <table:table-cell table:formula="of:=[.H115]*[.$Q$1]" office:value-type="float" office:value="-115.234375">
            <text:p>-115.234375</text:p>
          </table:table-cell>
          <table:table-cell office:value-type="float" office:value="1.8876953125">
            <text:p>1.8876953125</text:p>
          </table:table-cell>
          <table:table-cell office:value-type="float" office:value="-19.9770992366412">
            <text:p>-19.9770992366</text:p>
          </table:table-cell>
          <table:table-cell office:value-type="float" office:value="-11.4885496183206">
            <text:p>-11.4885496183</text:p>
          </table:table-cell>
          <table:table-cell table:formula="of:=[.M114]-([.L115]/8)*[.$V$2]" office:value-type="float" office:value="0.567460984449547">
            <text:p>0.5674609844</text:p>
          </table:table-cell>
          <table:table-cell office:value-type="float" office:value="0.809160305343511">
            <text:p>0.8091603053</text:p>
          </table:table-cell>
          <table:table-cell office:value-type="float" office:value="27.15">
            <text:p>27.15</text:p>
          </table:table-cell>
          <table:table-cell office:value-type="float" office:value="301">
            <text:p>301</text:p>
          </table:table-cell>
          <table:table-cell/>
          <table:table-cell table:formula="of:=[.$T$2]*([.R114]-([.L115]/8)*[.$V$2])+[.$U$2]*[.W115]" office:value-type="float" office:value="0.450473845556942">
            <text:p>0.4504738456</text:p>
          </table:table-cell>
          <table:table-cell table:formula="of:=[.R115]*28.66" office:value-type="float" office:value="12.910580413662">
            <text:p>12.9105804137</text:p>
          </table:table-cell>
          <table:table-cell table:number-columns-repeated="3"/>
          <table:table-cell table:formula="of:=ATAN([.E115]/[.F115])" office:value-type="float" office:value="0.432601686756783">
            <text:p>0.4326016868</text:p>
          </table:table-cell>
          <table:table-cell table:formula="of:=[.W115]*28" office:value-type="float" office:value="12.1128472291899">
            <text:p>12.1128472292</text:p>
          </table:table-cell>
          <table:table-cell table:number-columns-repeated="1000"/>
        </table:table-row>
        <table:table-row table:style-name="ro1">
          <table:table-cell office:value-type="string">
            <text:p>2014-01-25_17:56:51_346193</text:p>
          </table:table-cell>
          <table:table-cell office:value-type="float" office:value="1299677.890625">
            <text:p>1299677.890625</text:p>
          </table:table-cell>
          <table:table-cell office:value-type="float" office:value="21.4">
            <text:p>21.4</text:p>
          </table:table-cell>
          <table:table-cell office:value-type="float" office:value="58">
            <text:p>58</text:p>
          </table:table-cell>
          <table:table-cell office:value-type="float" office:value="-17">
            <text:p>-17</text:p>
          </table:table-cell>
          <table:table-cell office:value-type="float" office:value="-340">
            <text:p>-340</text:p>
          </table:table-cell>
          <table:table-cell office:value-type="float" office:value="0.40771484375">
            <text:p>0.4077148438</text:p>
          </table:table-cell>
          <table:table-cell office:value-type="float" office:value="0.046142578125">
            <text:p>0.0461425781</text:p>
          </table:table-cell>
          <table:table-cell table:formula="of:=[.H116]*[.$Q$1]" office:value-type="float" office:value="46.142578125">
            <text:p>46.142578125</text:p>
          </table:table-cell>
          <table:table-cell office:value-type="float" office:value="0.828369140625">
            <text:p>0.8283691406</text:p>
          </table:table-cell>
          <table:table-cell office:value-type="float" office:value="4.74809160305344">
            <text:p>4.7480916031</text:p>
          </table:table-cell>
          <table:table-cell office:value-type="float" office:value="9.65648854961832">
            <text:p>9.6564885496</text:p>
          </table:table-cell>
          <table:table-cell table:formula="of:=[.M115]-([.L116]/8)*[.$V$2]" office:value-type="float" office:value="0.553782926765267">
            <text:p>0.5537829268</text:p>
          </table:table-cell>
          <table:table-cell office:value-type="float" office:value="-0.99236641221374">
            <text:p>-0.9923664122</text:p>
          </table:table-cell>
          <table:table-cell office:value-type="float" office:value="31.08">
            <text:p>31.08</text:p>
          </table:table-cell>
          <table:table-cell office:value-type="float" office:value="301">
            <text:p>301</text:p>
          </table:table-cell>
          <table:table-cell/>
          <table:table-cell table:formula="of:=[.$T$2]*([.R115]-([.L116]/8)*[.$V$2])+[.$U$2]*[.W116]" office:value-type="float" office:value="0.398112048657591">
            <text:p>0.3981120487</text:p>
          </table:table-cell>
          <table:table-cell table:formula="of:=[.R116]*28.66" office:value-type="float" office:value="11.4098913145265">
            <text:p>11.4098913145</text:p>
          </table:table-cell>
          <table:table-cell table:number-columns-repeated="3"/>
          <table:table-cell table:formula="of:=ATAN([.E116]/[.F116])" office:value-type="float" office:value="0.0499583957219428">
            <text:p>0.0499583957</text:p>
          </table:table-cell>
          <table:table-cell table:formula="of:=[.W116]*28" office:value-type="float" office:value="1.3988350802144">
            <text:p>1.3988350802</text:p>
          </table:table-cell>
          <table:table-cell table:number-columns-repeated="1000"/>
        </table:table-row>
        <table:table-row table:style-name="ro1">
          <table:table-cell office:value-type="string">
            <text:p>2014-01-25_17:56:51_461081</text:p>
          </table:table-cell>
          <table:table-cell office:value-type="float" office:value="1311201.375">
            <text:p>1311201.375</text:p>
          </table:table-cell>
          <table:table-cell office:value-type="float" office:value="21.4">
            <text:p>21.4</text:p>
          </table:table-cell>
          <table:table-cell office:value-type="float" office:value="41">
            <text:p>41</text:p>
          </table:table-cell>
          <table:table-cell office:value-type="float" office:value="-94">
            <text:p>-94</text:p>
          </table:table-cell>
          <table:table-cell office:value-type="float" office:value="-275">
            <text:p>-275</text:p>
          </table:table-cell>
          <table:table-cell office:value-type="float" office:value="0.36669921875">
            <text:p>0.3666992188</text:p>
          </table:table-cell>
          <table:table-cell office:value-type="float" office:value="0.078369140625">
            <text:p>0.0783691406</text:p>
          </table:table-cell>
          <table:table-cell table:formula="of:=[.H117]*[.$Q$1]" office:value-type="float" office:value="78.369140625">
            <text:p>78.369140625</text:p>
          </table:table-cell>
          <table:table-cell office:value-type="float" office:value="-0.520751953125">
            <text:p>-0.5207519531</text:p>
          </table:table-cell>
          <table:table-cell office:value-type="float" office:value="-8.69465648854962">
            <text:p>-8.6946564885</text:p>
          </table:table-cell>
          <table:table-cell office:value-type="float" office:value="-4.58015267175573">
            <text:p>-4.5801526718</text:p>
          </table:table-cell>
          <table:table-cell table:formula="of:=[.M116]-([.L117]/8)*[.$V$2]" office:value-type="float" office:value="0.560270543058206">
            <text:p>0.5602705431</text:p>
          </table:table-cell>
          <table:table-cell office:value-type="float" office:value="-0.480916030534351">
            <text:p>-0.4809160305</text:p>
          </table:table-cell>
          <table:table-cell office:value-type="float" office:value="23.75">
            <text:p>23.75</text:p>
          </table:table-cell>
          <table:table-cell office:value-type="float" office:value="301">
            <text:p>301</text:p>
          </table:table-cell>
          <table:table-cell/>
          <table:table-cell table:formula="of:=[.$T$2]*([.R116]-([.L117]/8)*[.$V$2])+[.$U$2]*[.W117]" office:value-type="float" office:value="0.397076436662133">
            <text:p>0.3970764367</text:p>
          </table:table-cell>
          <table:table-cell table:formula="of:=[.R117]*28.66" office:value-type="float" office:value="11.3802106747367">
            <text:p>11.3802106747</text:p>
          </table:table-cell>
          <table:table-cell table:number-columns-repeated="3"/>
          <table:table-cell table:formula="of:=ATAN([.E117]/[.F117])" office:value-type="float" office:value="0.329367382066567">
            <text:p>0.3293673821</text:p>
          </table:table-cell>
          <table:table-cell table:formula="of:=[.W117]*28" office:value-type="float" office:value="9.22228669786388">
            <text:p>9.2222866979</text:p>
          </table:table-cell>
          <table:table-cell table:number-columns-repeated="1000"/>
        </table:table-row>
        <table:table-row table:style-name="ro1">
          <table:table-cell office:value-type="string">
            <text:p>2014-01-25_17:56:51_575442</text:p>
          </table:table-cell>
          <table:table-cell office:value-type="float" office:value="1322577.6875">
            <text:p>1322577.6875</text:p>
          </table:table-cell>
          <table:table-cell office:value-type="float" office:value="21.4">
            <text:p>21.4</text:p>
          </table:table-cell>
          <table:table-cell office:value-type="float" office:value="42">
            <text:p>42</text:p>
          </table:table-cell>
          <table:table-cell office:value-type="float" office:value="-152">
            <text:p>-152</text:p>
          </table:table-cell>
          <table:table-cell office:value-type="float" office:value="-419">
            <text:p>-419</text:p>
          </table:table-cell>
          <table:table-cell office:value-type="float" office:value="0.632080078125">
            <text:p>0.6320800781</text:p>
          </table:table-cell>
          <table:table-cell office:value-type="float" office:value="0.157470703125">
            <text:p>0.1574707031</text:p>
          </table:table-cell>
          <table:table-cell table:formula="of:=[.H118]*[.$Q$1]" office:value-type="float" office:value="157.470703125">
            <text:p>157.470703125</text:p>
          </table:table-cell>
          <table:table-cell office:value-type="float" office:value="1.986572265625">
            <text:p>1.9865722656</text:p>
          </table:table-cell>
          <table:table-cell office:value-type="float" office:value="-2.47328244274809">
            <text:p>-2.4732824427</text:p>
          </table:table-cell>
          <table:table-cell office:value-type="float" office:value="4.77099236641221">
            <text:p>4.7709923664</text:p>
          </table:table-cell>
          <table:table-cell table:formula="of:=[.M117]-([.L118]/8)*[.$V$2]" office:value-type="float" office:value="0.553512609419728">
            <text:p>0.5535126094</text:p>
          </table:table-cell>
          <table:table-cell office:value-type="float" office:value="0.99236641221374">
            <text:p>0.9923664122</text:p>
          </table:table-cell>
          <table:table-cell office:value-type="float" office:value="26.6">
            <text:p>26.6</text:p>
          </table:table-cell>
          <table:table-cell office:value-type="float" office:value="301">
            <text:p>301</text:p>
          </table:table-cell>
          <table:table-cell/>
          <table:table-cell table:formula="of:=[.$T$2]*([.R117]-([.L118]/8)*[.$V$2])+[.$U$2]*[.W118]" office:value-type="float" office:value="0.386087080677607">
            <text:p>0.3860870807</text:p>
          </table:table-cell>
          <table:table-cell table:formula="of:=[.R118]*28.66" office:value-type="float" office:value="11.0652557322202">
            <text:p>11.0652557322</text:p>
          </table:table-cell>
          <table:table-cell table:number-columns-repeated="3"/>
          <table:table-cell table:formula="of:=ATAN([.E118]/[.F118])" office:value-type="float" office:value="0.348004279563171">
            <text:p>0.3480042796</text:p>
          </table:table-cell>
          <table:table-cell table:formula="of:=[.W118]*28" office:value-type="float" office:value="9.74411982776879">
            <text:p>9.7441198278</text:p>
          </table:table-cell>
          <table:table-cell table:number-columns-repeated="1000"/>
        </table:table-row>
        <table:table-row table:style-name="ro1">
          <table:table-cell office:value-type="string">
            <text:p>2014-01-25_17:56:51_689495</text:p>
          </table:table-cell>
          <table:table-cell office:value-type="float" office:value="1333984.171875">
            <text:p>1333984.171875</text:p>
          </table:table-cell>
          <table:table-cell office:value-type="float" office:value="21.4">
            <text:p>21.4</text:p>
          </table:table-cell>
          <table:table-cell office:value-type="float" office:value="-51">
            <text:p>-51</text:p>
          </table:table-cell>
          <table:table-cell office:value-type="float" office:value="-83">
            <text:p>-83</text:p>
          </table:table-cell>
          <table:table-cell office:value-type="float" office:value="-330">
            <text:p>-330</text:p>
          </table:table-cell>
          <table:table-cell office:value-type="float" office:value="0.72314453125">
            <text:p>0.7231445313</text:p>
          </table:table-cell>
          <table:table-cell office:value-type="float" office:value="-0.02685546875">
            <text:p>-0.0268554688</text:p>
          </table:table-cell>
          <table:table-cell table:formula="of:=[.H119]*[.$Q$1]" office:value-type="float" office:value="-26.85546875">
            <text:p>-26.85546875</text:p>
          </table:table-cell>
          <table:table-cell office:value-type="float" office:value="1.037841796875">
            <text:p>1.0378417969</text:p>
          </table:table-cell>
          <table:table-cell office:value-type="float" office:value="2.95419847328244">
            <text:p>2.9541984733</text:p>
          </table:table-cell>
          <table:table-cell office:value-type="float" office:value="3.55725190839695">
            <text:p>3.5572519084</text:p>
          </table:table-cell>
          <table:table-cell table:formula="of:=[.M118]-([.L119]/8)*[.$V$2]" office:value-type="float" office:value="0.548473894098879">
            <text:p>0.5484738941</text:p>
          </table:table-cell>
          <table:table-cell office:value-type="float" office:value="-1.56488549618321">
            <text:p>-1.5648854962</text:p>
          </table:table-cell>
          <table:table-cell office:value-type="float" office:value="23">
            <text:p>23</text:p>
          </table:table-cell>
          <table:table-cell office:value-type="float" office:value="301">
            <text:p>301</text:p>
          </table:table-cell>
          <table:table-cell/>
          <table:table-cell table:formula="of:=[.$T$2]*([.R118]-([.L119]/8)*[.$V$2])+[.$U$2]*[.W119]" office:value-type="float" office:value="0.367583946712191">
            <text:p>0.3675839467</text:p>
          </table:table-cell>
          <table:table-cell table:formula="of:=[.R119]*28.66" office:value-type="float" office:value="10.5349559127714">
            <text:p>10.5349559128</text:p>
          </table:table-cell>
          <table:table-cell table:number-columns-repeated="3"/>
          <table:table-cell table:formula="of:=ATAN([.E119]/[.F119])" office:value-type="float" office:value="0.246404178911091">
            <text:p>0.2464041789</text:p>
          </table:table-cell>
          <table:table-cell table:formula="of:=[.W119]*28" office:value-type="float" office:value="6.89931700951054">
            <text:p>6.8993170095</text:p>
          </table:table-cell>
          <table:table-cell table:number-columns-repeated="1000"/>
        </table:table-row>
        <table:table-row table:style-name="ro1">
          <table:table-cell office:value-type="string">
            <text:p>2014-01-25_17:56:51_804508</text:p>
          </table:table-cell>
          <table:table-cell office:value-type="float" office:value="1345517.390625">
            <text:p>1345517.390625</text:p>
          </table:table-cell>
          <table:table-cell office:value-type="float" office:value="21.4">
            <text:p>21.4</text:p>
          </table:table-cell>
          <table:table-cell office:value-type="float" office:value="82">
            <text:p>82</text:p>
          </table:table-cell>
          <table:table-cell office:value-type="float" office:value="-135">
            <text:p>-135</text:p>
          </table:table-cell>
          <table:table-cell office:value-type="float" office:value="-253">
            <text:p>-253</text:p>
          </table:table-cell>
          <table:table-cell office:value-type="float" office:value="0.76318359375">
            <text:p>0.7631835938</text:p>
          </table:table-cell>
          <table:table-cell office:value-type="float" office:value="0.144775390625">
            <text:p>0.1447753906</text:p>
          </table:table-cell>
          <table:table-cell table:formula="of:=[.H120]*[.$Q$1]" office:value-type="float" office:value="144.775390625">
            <text:p>144.775390625</text:p>
          </table:table-cell>
          <table:table-cell office:value-type="float" office:value="1.503662109375">
            <text:p>1.5036621094</text:p>
          </table:table-cell>
          <table:table-cell office:value-type="float" office:value="-7.41221374045802">
            <text:p>-7.4122137405</text:p>
          </table:table-cell>
          <table:table-cell office:value-type="float" office:value="-7.88549618320611">
            <text:p>-7.8854961832</text:p>
          </table:table-cell>
          <table:table-cell table:formula="of:=[.M119]-([.L120]/8)*[.$V$2]" office:value-type="float" office:value="0.559643406816555">
            <text:p>0.5596434068</text:p>
          </table:table-cell>
          <table:table-cell office:value-type="float" office:value="0.16030534351145">
            <text:p>0.1603053435</text:p>
          </table:table-cell>
          <table:table-cell office:value-type="float" office:value="33.15">
            <text:p>33.15</text:p>
          </table:table-cell>
          <table:table-cell office:value-type="float" office:value="301">
            <text:p>301</text:p>
          </table:table-cell>
          <table:table-cell/>
          <table:table-cell table:formula="of:=[.$T$2]*([.R119]-([.L120]/8)*[.$V$2])+[.$U$2]*[.W120]" office:value-type="float" office:value="0.389894358932479">
            <text:p>0.3898943589</text:p>
          </table:table-cell>
          <table:table-cell table:formula="of:=[.R120]*28.66" office:value-type="float" office:value="11.1743723270048">
            <text:p>11.174372327</text:p>
          </table:table-cell>
          <table:table-cell table:number-columns-repeated="3"/>
          <table:table-cell table:formula="of:=ATAN([.E120]/[.F120])" office:value-type="float" office:value="0.490162454455979">
            <text:p>0.4901624545</text:p>
          </table:table-cell>
          <table:table-cell table:formula="of:=[.W120]*28" office:value-type="float" office:value="13.7245487247674">
            <text:p>13.7245487248</text:p>
          </table:table-cell>
          <table:table-cell table:number-columns-repeated="1000"/>
        </table:table-row>
        <table:table-row table:style-name="ro1">
          <table:table-cell office:value-type="string">
            <text:p>2014-01-25_17:56:51_919258</text:p>
          </table:table-cell>
          <table:table-cell office:value-type="float" office:value="1356959.484375">
            <text:p>1356959.484375</text:p>
          </table:table-cell>
          <table:table-cell office:value-type="float" office:value="21.4">
            <text:p>21.4</text:p>
          </table:table-cell>
          <table:table-cell office:value-type="float" office:value="56">
            <text:p>56</text:p>
          </table:table-cell>
          <table:table-cell office:value-type="float" office:value="-58">
            <text:p>-58</text:p>
          </table:table-cell>
          <table:table-cell office:value-type="float" office:value="-245">
            <text:p>-245</text:p>
          </table:table-cell>
          <table:table-cell office:value-type="float" office:value="0.589111328125">
            <text:p>0.5891113281</text:p>
          </table:table-cell>
          <table:table-cell office:value-type="float" office:value="0.197509765625">
            <text:p>0.1975097656</text:p>
          </table:table-cell>
          <table:table-cell table:formula="of:=[.H121]*[.$Q$1]" office:value-type="float" office:value="197.509765625">
            <text:p>197.509765625</text:p>
          </table:table-cell>
          <table:table-cell office:value-type="float" office:value="1.430908203125">
            <text:p>1.4309082031</text:p>
          </table:table-cell>
          <table:table-cell office:value-type="float" office:value="0.16793893129771">
            <text:p>0.1679389313</text:p>
          </table:table-cell>
          <table:table-cell office:value-type="float" office:value="7.86259541984733">
            <text:p>7.8625954198</text:p>
          </table:table-cell>
          <table:table-cell table:formula="of:=[.M120]-([.L121]/8)*[.$V$2]" office:value-type="float" office:value="0.548506332180344">
            <text:p>0.5485063322</text:p>
          </table:table-cell>
          <table:table-cell office:value-type="float" office:value="1.40458015267176">
            <text:p>1.4045801527</text:p>
          </table:table-cell>
          <table:table-cell office:value-type="float" office:value="25.7">
            <text:p>25.7</text:p>
          </table:table-cell>
          <table:table-cell office:value-type="float" office:value="301">
            <text:p>301</text:p>
          </table:table-cell>
          <table:table-cell/>
          <table:table-cell table:formula="of:=[.$T$2]*([.R120]-([.L121]/8)*[.$V$2])+[.$U$2]*[.W121]" office:value-type="float" office:value="0.364127079176539">
            <text:p>0.3641270792</text:p>
          </table:table-cell>
          <table:table-cell table:formula="of:=[.R121]*28.66" office:value-type="float" office:value="10.4358820891996">
            <text:p>10.4358820892</text:p>
          </table:table-cell>
          <table:table-cell table:number-columns-repeated="3"/>
          <table:table-cell table:formula="of:=ATAN([.E121]/[.F121])" office:value-type="float" office:value="0.232455233098994">
            <text:p>0.2324552331</text:p>
          </table:table-cell>
          <table:table-cell table:formula="of:=[.W121]*28" office:value-type="float" office:value="6.50874652677185">
            <text:p>6.5087465268</text:p>
          </table:table-cell>
          <table:table-cell table:number-columns-repeated="1000"/>
        </table:table-row>
        <table:table-row table:style-name="ro1">
          <table:table-cell office:value-type="string">
            <text:p>2014-01-25_17:56:52_032735</text:p>
          </table:table-cell>
          <table:table-cell office:value-type="float" office:value="1368306.984375">
            <text:p>1368306.984375</text:p>
          </table:table-cell>
          <table:table-cell office:value-type="float" office:value="21.4">
            <text:p>21.4</text:p>
          </table:table-cell>
          <table:table-cell office:value-type="float" office:value="116">
            <text:p>116</text:p>
          </table:table-cell>
          <table:table-cell office:value-type="float" office:value="-139">
            <text:p>-139</text:p>
          </table:table-cell>
          <table:table-cell office:value-type="float" office:value="-184">
            <text:p>-184</text:p>
          </table:table-cell>
          <table:table-cell office:value-type="float" office:value="0.33984375">
            <text:p>0.33984375</text:p>
          </table:table-cell>
          <table:table-cell office:value-type="float" office:value="0.17431640625">
            <text:p>0.1743164063</text:p>
          </table:table-cell>
          <table:table-cell table:formula="of:=[.H122]*[.$Q$1]" office:value-type="float" office:value="174.31640625">
            <text:p>174.31640625</text:p>
          </table:table-cell>
          <table:table-cell office:value-type="float" office:value="-0.42431640625">
            <text:p>-0.4243164063</text:p>
          </table:table-cell>
          <table:table-cell office:value-type="float" office:value="-12.8015267175573">
            <text:p>-12.8015267176</text:p>
          </table:table-cell>
          <table:table-cell office:value-type="float" office:value="-0.824427480916031">
            <text:p>-0.8244274809</text:p>
          </table:table-cell>
          <table:table-cell table:formula="of:=[.M121]-([.L122]/8)*[.$V$2]" office:value-type="float" office:value="0.549674103113073">
            <text:p>0.5496741031</text:p>
          </table:table-cell>
          <table:table-cell office:value-type="float" office:value="-0.190839694656489">
            <text:p>-0.1908396947</text:p>
          </table:table-cell>
          <table:table-cell office:value-type="float" office:value="29.05">
            <text:p>29.05</text:p>
          </table:table-cell>
          <table:table-cell office:value-type="float" office:value="301">
            <text:p>301</text:p>
          </table:table-cell>
          <table:table-cell/>
          <table:table-cell table:formula="of:=[.$T$2]*([.R121]-([.L122]/8)*[.$V$2])+[.$U$2]*[.W122]" office:value-type="float" office:value="0.393462395661355">
            <text:p>0.3934623957</text:p>
          </table:table-cell>
          <table:table-cell table:formula="of:=[.R122]*28.66" office:value-type="float" office:value="11.2766322596544">
            <text:p>11.2766322597</text:p>
          </table:table-cell>
          <table:table-cell table:number-columns-repeated="3"/>
          <table:table-cell table:formula="of:=ATAN([.E122]/[.F122])" office:value-type="float" office:value="0.646970305630132">
            <text:p>0.6469703056</text:p>
          </table:table-cell>
          <table:table-cell table:formula="of:=[.W122]*28" office:value-type="float" office:value="18.1151685576437">
            <text:p>18.1151685576</text:p>
          </table:table-cell>
          <table:table-cell table:number-columns-repeated="1000"/>
        </table:table-row>
        <table:table-row table:style-name="ro1">
          <table:table-cell office:value-type="string">
            <text:p>2014-01-25_17:56:52_147044</text:p>
          </table:table-cell>
          <table:table-cell office:value-type="float" office:value="1379737.390625">
            <text:p>1379737.390625</text:p>
          </table:table-cell>
          <table:table-cell office:value-type="float" office:value="21.4">
            <text:p>21.4</text:p>
          </table:table-cell>
          <table:table-cell office:value-type="float" office:value="13">
            <text:p>13</text:p>
          </table:table-cell>
          <table:table-cell office:value-type="float" office:value="-204">
            <text:p>-204</text:p>
          </table:table-cell>
          <table:table-cell office:value-type="float" office:value="-432">
            <text:p>-432</text:p>
          </table:table-cell>
          <table:table-cell office:value-type="float" office:value="0.527099609375">
            <text:p>0.5270996094</text:p>
          </table:table-cell>
          <table:table-cell office:value-type="float" office:value="0.23388671875">
            <text:p>0.2338867188</text:p>
          </table:table-cell>
          <table:table-cell table:formula="of:=[.H123]*[.$Q$1]" office:value-type="float" office:value="233.88671875">
            <text:p>233.88671875</text:p>
          </table:table-cell>
          <table:table-cell office:value-type="float" office:value="0.105224609375">
            <text:p>0.1052246094</text:p>
          </table:table-cell>
          <table:table-cell office:value-type="float" office:value="2.10687022900763">
            <text:p>2.106870229</text:p>
          </table:table-cell>
          <table:table-cell office:value-type="float" office:value="1.47328244274809">
            <text:p>1.4732824427</text:p>
          </table:table-cell>
          <table:table-cell table:formula="of:=[.M122]-([.L123]/8)*[.$V$2]" office:value-type="float" office:value="0.547587253205511">
            <text:p>0.5475872532</text:p>
          </table:table-cell>
          <table:table-cell office:value-type="float" office:value="0.694656488549618">
            <text:p>0.6946564885</text:p>
          </table:table-cell>
          <table:table-cell office:value-type="float" office:value="30.78">
            <text:p>30.78</text:p>
          </table:table-cell>
          <table:table-cell office:value-type="float" office:value="301">
            <text:p>301</text:p>
          </table:table-cell>
          <table:table-cell/>
          <table:table-cell table:formula="of:=[.$T$2]*([.R122]-([.L123]/8)*[.$V$2])+[.$U$2]*[.W123]" office:value-type="float" office:value="0.396355939219912">
            <text:p>0.3963559392</text:p>
          </table:table-cell>
          <table:table-cell table:formula="of:=[.R123]*28.66" office:value-type="float" office:value="11.3595612180427">
            <text:p>11.359561218</text:p>
          </table:table-cell>
          <table:table-cell table:number-columns-repeated="3"/>
          <table:table-cell table:formula="of:=ATAN([.E123]/[.F123])" office:value-type="float" office:value="0.441179480414981">
            <text:p>0.4411794804</text:p>
          </table:table-cell>
          <table:table-cell table:formula="of:=[.W123]*28" office:value-type="float" office:value="12.3530254516195">
            <text:p>12.3530254516</text:p>
          </table:table-cell>
          <table:table-cell table:number-columns-repeated="1000"/>
        </table:table-row>
        <table:table-row table:style-name="ro1">
          <table:table-cell office:value-type="string">
            <text:p>2014-01-25_17:56:52_260374</text:p>
          </table:table-cell>
          <table:table-cell office:value-type="float" office:value="1391071.078125">
            <text:p>1391071.078125</text:p>
          </table:table-cell>
          <table:table-cell office:value-type="float" office:value="21.4">
            <text:p>21.4</text:p>
          </table:table-cell>
          <table:table-cell office:value-type="float" office:value="65">
            <text:p>65</text:p>
          </table:table-cell>
          <table:table-cell office:value-type="float" office:value="-125">
            <text:p>-125</text:p>
          </table:table-cell>
          <table:table-cell office:value-type="float" office:value="-422">
            <text:p>-422</text:p>
          </table:table-cell>
          <table:table-cell office:value-type="float" office:value="0.4658203125">
            <text:p>0.4658203125</text:p>
          </table:table-cell>
          <table:table-cell office:value-type="float" office:value="0.15869140625">
            <text:p>0.1586914063</text:p>
          </table:table-cell>
          <table:table-cell table:formula="of:=[.H124]*[.$Q$1]" office:value-type="float" office:value="158.69140625">
            <text:p>158.69140625</text:p>
          </table:table-cell>
          <table:table-cell office:value-type="float" office:value="1.040771484375">
            <text:p>1.0407714844</text:p>
          </table:table-cell>
          <table:table-cell office:value-type="float" office:value="1.57251908396947">
            <text:p>1.572519084</text:p>
          </table:table-cell>
          <table:table-cell office:value-type="float" office:value="8.42748091603053">
            <text:p>8.427480916</text:p>
          </table:table-cell>
          <table:table-cell table:formula="of:=[.M123]-([.L124]/8)*[.$V$2]" office:value-type="float" office:value="0.535650039226503">
            <text:p>0.5356500392</text:p>
          </table:table-cell>
          <table:table-cell office:value-type="float" office:value="-1.13740458015267">
            <text:p>-1.1374045802</text:p>
          </table:table-cell>
          <table:table-cell office:value-type="float" office:value="25.25">
            <text:p>25.25</text:p>
          </table:table-cell>
          <table:table-cell office:value-type="float" office:value="301">
            <text:p>301</text:p>
          </table:table-cell>
          <table:table-cell/>
          <table:table-cell table:formula="of:=[.$T$2]*([.R123]-([.L124]/8)*[.$V$2])+[.$U$2]*[.W124]" office:value-type="float" office:value="0.37477432900169">
            <text:p>0.374774329</text:p>
          </table:table-cell>
          <table:table-cell table:formula="of:=[.R124]*28.66" office:value-type="float" office:value="10.7410322691884">
            <text:p>10.7410322692</text:p>
          </table:table-cell>
          <table:table-cell table:number-columns-repeated="3"/>
          <table:table-cell table:formula="of:=ATAN([.E124]/[.F124])" office:value-type="float" office:value="0.287974762848768">
            <text:p>0.2879747628</text:p>
          </table:table-cell>
          <table:table-cell table:formula="of:=[.W124]*28" office:value-type="float" office:value="8.0632933597655">
            <text:p>8.0632933598</text:p>
          </table:table-cell>
          <table:table-cell table:number-columns-repeated="1000"/>
        </table:table-row>
        <table:table-row table:style-name="ro1">
          <table:table-cell office:value-type="string">
            <text:p>2014-01-25_17:56:52_375168</text:p>
          </table:table-cell>
          <table:table-cell office:value-type="float" office:value="1402551.6875">
            <text:p>1402551.6875</text:p>
          </table:table-cell>
          <table:table-cell office:value-type="float" office:value="21.4">
            <text:p>21.4</text:p>
          </table:table-cell>
          <table:table-cell office:value-type="float" office:value="49">
            <text:p>49</text:p>
          </table:table-cell>
          <table:table-cell office:value-type="float" office:value="-95">
            <text:p>-95</text:p>
          </table:table-cell>
          <table:table-cell office:value-type="float" office:value="-90">
            <text:p>-90</text:p>
          </table:table-cell>
          <table:table-cell office:value-type="float" office:value="0.3857421875">
            <text:p>0.3857421875</text:p>
          </table:table-cell>
          <table:table-cell office:value-type="float" office:value="0.36474609375">
            <text:p>0.3647460938</text:p>
          </table:table-cell>
          <table:table-cell table:formula="of:=[.H125]*[.$Q$1]" office:value-type="float" office:value="364.74609375">
            <text:p>364.74609375</text:p>
          </table:table-cell>
          <table:table-cell office:value-type="float" office:value="-0.890869140625">
            <text:p>-0.8908691406</text:p>
          </table:table-cell>
          <table:table-cell office:value-type="float" office:value="-19.3282442748092">
            <text:p>-19.3282442748</text:p>
          </table:table-cell>
          <table:table-cell office:value-type="float" office:value="-2.10687022900763">
            <text:p>-2.106870229</text:p>
          </table:table-cell>
          <table:table-cell table:formula="of:=[.M124]-([.L125]/8)*[.$V$2]" office:value-type="float" office:value="0.538634342721255">
            <text:p>0.5386343427</text:p>
          </table:table-cell>
          <table:table-cell office:value-type="float" office:value="-1.06870229007634">
            <text:p>-1.0687022901</text:p>
          </table:table-cell>
          <table:table-cell office:value-type="float" office:value="31.96">
            <text:p>31.96</text:p>
          </table:table-cell>
          <table:table-cell office:value-type="float" office:value="301">
            <text:p>301</text:p>
          </table:table-cell>
          <table:table-cell/>
          <table:table-cell table:formula="of:=[.$T$2]*([.R124]-([.L125]/8)*[.$V$2])+[.$U$2]*[.W125]" office:value-type="float" office:value="0.421224630505269">
            <text:p>0.4212246305</text:p>
          </table:table-cell>
          <table:table-cell table:formula="of:=[.R125]*28.66" office:value-type="float" office:value="12.072297910281">
            <text:p>12.0722979103</text:p>
          </table:table-cell>
          <table:table-cell table:number-columns-repeated="3"/>
          <table:table-cell table:formula="of:=ATAN([.E125]/[.F125])" office:value-type="float" office:value="0.812418612584713">
            <text:p>0.8124186126</text:p>
          </table:table-cell>
          <table:table-cell table:formula="of:=[.W125]*28" office:value-type="float" office:value="22.747721152372">
            <text:p>22.7477211524</text:p>
          </table:table-cell>
          <table:table-cell table:number-columns-repeated="1000"/>
        </table:table-row>
        <table:table-row table:style-name="ro1">
          <table:table-cell office:value-type="string">
            <text:p>2014-01-25_17:56:52_488789</text:p>
          </table:table-cell>
          <table:table-cell office:value-type="float" office:value="1413912.390625">
            <text:p>1413912.390625</text:p>
          </table:table-cell>
          <table:table-cell office:value-type="float" office:value="21.4">
            <text:p>21.4</text:p>
          </table:table-cell>
          <table:table-cell office:value-type="float" office:value="-35">
            <text:p>-35</text:p>
          </table:table-cell>
          <table:table-cell office:value-type="float" office:value="-121">
            <text:p>-121</text:p>
          </table:table-cell>
          <table:table-cell office:value-type="float" office:value="-141">
            <text:p>-141</text:p>
          </table:table-cell>
          <table:table-cell office:value-type="float" office:value="0.58349609375">
            <text:p>0.5834960938</text:p>
          </table:table-cell>
          <table:table-cell office:value-type="float" office:value="0.25244140625">
            <text:p>0.2524414063</text:p>
          </table:table-cell>
          <table:table-cell table:formula="of:=[.H126]*[.$Q$1]" office:value-type="float" office:value="252.44140625">
            <text:p>252.44140625</text:p>
          </table:table-cell>
          <table:table-cell office:value-type="float" office:value="1.793701171875">
            <text:p>1.7937011719</text:p>
          </table:table-cell>
          <table:table-cell office:value-type="float" office:value="-2.32824427480916">
            <text:p>-2.3282442748</text:p>
          </table:table-cell>
          <table:table-cell office:value-type="float" office:value="11.2442748091603">
            <text:p>11.2442748092</text:p>
          </table:table-cell>
          <table:table-cell table:formula="of:=[.M125]-([.L126]/8)*[.$V$2]" office:value-type="float" office:value="0.52270724472209">
            <text:p>0.5227072447</text:p>
          </table:table-cell>
          <table:table-cell office:value-type="float" office:value="3.02290076335878">
            <text:p>3.0229007634</text:p>
          </table:table-cell>
          <table:table-cell office:value-type="float" office:value="26.67">
            <text:p>26.67</text:p>
          </table:table-cell>
          <table:table-cell office:value-type="float" office:value="301">
            <text:p>301</text:p>
          </table:table-cell>
          <table:table-cell/>
          <table:table-cell table:formula="of:=[.$T$2]*([.R125]-([.L126]/8)*[.$V$2])+[.$U$2]*[.W126]" office:value-type="float" office:value="0.4356887835778">
            <text:p>0.4356887836</text:p>
          </table:table-cell>
          <table:table-cell table:formula="of:=[.R126]*28.66" office:value-type="float" office:value="12.4868405373398">
            <text:p>12.4868405373</text:p>
          </table:table-cell>
          <table:table-cell table:number-columns-repeated="3"/>
          <table:table-cell table:formula="of:=ATAN([.E126]/[.F126])" office:value-type="float" office:value="0.709210043223061">
            <text:p>0.7092100432</text:p>
          </table:table-cell>
          <table:table-cell table:formula="of:=[.W126]*28" office:value-type="float" office:value="19.8578812102457">
            <text:p>19.8578812102</text:p>
          </table:table-cell>
          <table:table-cell table:number-columns-repeated="1000"/>
        </table:table-row>
        <table:table-row table:style-name="ro1">
          <table:table-cell office:value-type="string">
            <text:p>2014-01-25_17:56:52_603453</text:p>
          </table:table-cell>
          <table:table-cell office:value-type="float" office:value="1425380.078125">
            <text:p>1425380.078125</text:p>
          </table:table-cell>
          <table:table-cell office:value-type="float" office:value="21.4">
            <text:p>21.4</text:p>
          </table:table-cell>
          <table:table-cell office:value-type="float" office:value="-1">
            <text:p>-1</text:p>
          </table:table-cell>
          <table:table-cell office:value-type="float" office:value="-141">
            <text:p>-141</text:p>
          </table:table-cell>
          <table:table-cell office:value-type="float" office:value="-29">
            <text:p>-29</text:p>
          </table:table-cell>
          <table:table-cell office:value-type="float" office:value="0.569580078125">
            <text:p>0.5695800781</text:p>
          </table:table-cell>
          <table:table-cell office:value-type="float" office:value="0.169189453125">
            <text:p>0.1691894531</text:p>
          </table:table-cell>
          <table:table-cell table:formula="of:=[.H127]*[.$Q$1]" office:value-type="float" office:value="169.189453125">
            <text:p>169.189453125</text:p>
          </table:table-cell>
          <table:table-cell office:value-type="float" office:value="1.37451171875">
            <text:p>1.3745117188</text:p>
          </table:table-cell>
          <table:table-cell office:value-type="float" office:value="7.40458015267176">
            <text:p>7.4045801527</text:p>
          </table:table-cell>
          <table:table-cell office:value-type="float" office:value="5.13740458015267">
            <text:p>5.1374045802</text:p>
          </table:table-cell>
          <table:table-cell table:formula="of:=[.M126]-([.L127]/8)*[.$V$2]" office:value-type="float" office:value="0.515430301780177">
            <text:p>0.5154303018</text:p>
          </table:table-cell>
          <table:table-cell office:value-type="float" office:value="-1.29007633587786">
            <text:p>-1.2900763359</text:p>
          </table:table-cell>
          <table:table-cell office:value-type="float" office:value="30.87">
            <text:p>30.87</text:p>
          </table:table-cell>
          <table:table-cell office:value-type="float" office:value="301">
            <text:p>301</text:p>
          </table:table-cell>
          <table:table-cell/>
          <table:table-cell table:formula="of:=[.$T$2]*([.R126]-([.L127]/8)*[.$V$2])+[.$U$2]*[.W127]" office:value-type="float" office:value="0.522365779533379">
            <text:p>0.5223657795</text:p>
          </table:table-cell>
          <table:table-cell table:formula="of:=[.R127]*28.66" office:value-type="float" office:value="14.9710032414266">
            <text:p>14.9710032414</text:p>
          </table:table-cell>
          <table:table-cell table:number-columns-repeated="3"/>
          <table:table-cell table:formula="of:=ATAN([.E127]/[.F127])" office:value-type="float" office:value="1.3679512296108">
            <text:p>1.3679512296</text:p>
          </table:table-cell>
          <table:table-cell table:formula="of:=[.W127]*28" office:value-type="float" office:value="38.3026344291025">
            <text:p>38.3026344291</text:p>
          </table:table-cell>
          <table:table-cell table:number-columns-repeated="1000"/>
        </table:table-row>
        <table:table-row table:style-name="ro1">
          <table:table-cell office:value-type="string">
            <text:p>2014-01-25_17:56:52_716824</text:p>
          </table:table-cell>
          <table:table-cell office:value-type="float" office:value="1436718.6875">
            <text:p>1436718.6875</text:p>
          </table:table-cell>
          <table:table-cell office:value-type="float" office:value="21.4">
            <text:p>21.4</text:p>
          </table:table-cell>
          <table:table-cell office:value-type="float" office:value="-36">
            <text:p>-36</text:p>
          </table:table-cell>
          <table:table-cell office:value-type="float" office:value="-96">
            <text:p>-96</text:p>
          </table:table-cell>
          <table:table-cell office:value-type="float" office:value="-291">
            <text:p>-291</text:p>
          </table:table-cell>
          <table:table-cell office:value-type="float" office:value="0.520751953125">
            <text:p>0.5207519531</text:p>
          </table:table-cell>
          <table:table-cell office:value-type="float" office:value="0.052001953125">
            <text:p>0.0520019531</text:p>
          </table:table-cell>
          <table:table-cell table:formula="of:=[.H128]*[.$Q$1]" office:value-type="float" office:value="52.001953125">
            <text:p>52.001953125</text:p>
          </table:table-cell>
          <table:table-cell office:value-type="float" office:value="1.99993896484375">
            <text:p>1.9999389648</text:p>
          </table:table-cell>
          <table:table-cell office:value-type="float" office:value="-22.206106870229">
            <text:p>-22.2061068702</text:p>
          </table:table-cell>
          <table:table-cell office:value-type="float" office:value="-7.89312977099237">
            <text:p>-7.893129771</text:p>
          </table:table-cell>
          <table:table-cell table:formula="of:=[.M127]-([.L128]/8)*[.$V$2]" office:value-type="float" office:value="0.526610627191675">
            <text:p>0.5266106272</text:p>
          </table:table-cell>
          <table:table-cell office:value-type="float" office:value="0.213740458015267">
            <text:p>0.213740458</text:p>
          </table:table-cell>
          <table:table-cell office:value-type="float" office:value="25.88">
            <text:p>25.88</text:p>
          </table:table-cell>
          <table:table-cell office:value-type="float" office:value="301">
            <text:p>301</text:p>
          </table:table-cell>
          <table:table-cell/>
          <table:table-cell table:formula="of:=[.$T$2]*([.R127]-([.L128]/8)*[.$V$2])+[.$U$2]*[.W128]" office:value-type="float" office:value="0.512056953355998">
            <text:p>0.5120569534</text:p>
          </table:table-cell>
          <table:table-cell table:formula="of:=[.R128]*28.66" office:value-type="float" office:value="14.6755522831829">
            <text:p>14.6755522832</text:p>
          </table:table-cell>
          <table:table-cell table:number-columns-repeated="3"/>
          <table:table-cell table:formula="of:=ATAN([.E128]/[.F128])" office:value-type="float" office:value="0.318654589056093">
            <text:p>0.3186545891</text:p>
          </table:table-cell>
          <table:table-cell table:formula="of:=[.W128]*28" office:value-type="float" office:value="8.92232849357059">
            <text:p>8.9223284936</text:p>
          </table:table-cell>
          <table:table-cell table:number-columns-repeated="1000"/>
        </table:table-row>
        <table:table-row table:style-name="ro1">
          <table:table-cell office:value-type="string">
            <text:p>2014-01-25_17:56:52_831600</text:p>
          </table:table-cell>
          <table:table-cell office:value-type="float" office:value="1448201.578125">
            <text:p>1448201.578125</text:p>
          </table:table-cell>
          <table:table-cell office:value-type="float" office:value="21.4">
            <text:p>21.4</text:p>
          </table:table-cell>
          <table:table-cell office:value-type="float" office:value="245">
            <text:p>245</text:p>
          </table:table-cell>
          <table:table-cell office:value-type="float" office:value="-59">
            <text:p>-59</text:p>
          </table:table-cell>
          <table:table-cell office:value-type="float" office:value="-356">
            <text:p>-356</text:p>
          </table:table-cell>
          <table:table-cell office:value-type="float" office:value="0.308837890625">
            <text:p>0.3088378906</text:p>
          </table:table-cell>
          <table:table-cell office:value-type="float" office:value="-0.409912109375">
            <text:p>-0.4099121094</text:p>
          </table:table-cell>
          <table:table-cell table:formula="of:=[.H129]*[.$Q$1]" office:value-type="float" office:value="-409.912109375">
            <text:p>-409.912109375</text:p>
          </table:table-cell>
          <table:table-cell office:value-type="float" office:value="0.973388671875">
            <text:p>0.9733886719</text:p>
          </table:table-cell>
          <table:table-cell office:value-type="float" office:value="8.27480916030534">
            <text:p>8.2748091603</text:p>
          </table:table-cell>
          <table:table-cell office:value-type="float" office:value="8.98473282442748">
            <text:p>8.9847328244</text:p>
          </table:table-cell>
          <table:table-cell table:formula="of:=[.M128]-([.L129]/8)*[.$V$2]" office:value-type="float" office:value="0.513884086563693">
            <text:p>0.5138840866</text:p>
          </table:table-cell>
          <table:table-cell office:value-type="float" office:value="0.580152671755725">
            <text:p>0.5801526718</text:p>
          </table:table-cell>
          <table:table-cell office:value-type="float" office:value="29.09">
            <text:p>29.09</text:p>
          </table:table-cell>
          <table:table-cell office:value-type="float" office:value="301">
            <text:p>301</text:p>
          </table:table-cell>
          <table:table-cell/>
          <table:table-cell table:formula="of:=[.$T$2]*([.R128]-([.L129]/8)*[.$V$2])+[.$U$2]*[.W129]" office:value-type="float" office:value="0.465821123048772">
            <text:p>0.465821123</text:p>
          </table:table-cell>
          <table:table-cell table:formula="of:=[.R129]*28.66" office:value-type="float" office:value="13.3504333865778">
            <text:p>13.3504333866</text:p>
          </table:table-cell>
          <table:table-cell table:number-columns-repeated="3"/>
          <table:table-cell table:formula="of:=ATAN([.E129]/[.F129])" office:value-type="float" office:value="0.164237515935573">
            <text:p>0.1642375159</text:p>
          </table:table-cell>
          <table:table-cell table:formula="of:=[.W129]*28" office:value-type="float" office:value="4.59865044619605">
            <text:p>4.5986504462</text:p>
          </table:table-cell>
          <table:table-cell table:number-columns-repeated="1000"/>
        </table:table-row>
        <table:table-row table:style-name="ro1">
          <table:table-cell office:value-type="string">
            <text:p>2014-01-25_17:56:52_947127</text:p>
          </table:table-cell>
          <table:table-cell office:value-type="float" office:value="1459777.984375">
            <text:p>1459777.984375</text:p>
          </table:table-cell>
          <table:table-cell office:value-type="float" office:value="21.4">
            <text:p>21.4</text:p>
          </table:table-cell>
          <table:table-cell office:value-type="float" office:value="130">
            <text:p>130</text:p>
          </table:table-cell>
          <table:table-cell office:value-type="float" office:value="-164">
            <text:p>-164</text:p>
          </table:table-cell>
          <table:table-cell office:value-type="float" office:value="-311">
            <text:p>-311</text:p>
          </table:table-cell>
          <table:table-cell office:value-type="float" office:value="0.68701171875">
            <text:p>0.6870117188</text:p>
          </table:table-cell>
          <table:table-cell office:value-type="float" office:value="0.53466796875">
            <text:p>0.5346679688</text:p>
          </table:table-cell>
          <table:table-cell table:formula="of:=[.H130]*[.$Q$1]" office:value-type="float" office:value="534.66796875">
            <text:p>534.66796875</text:p>
          </table:table-cell>
          <table:table-cell office:value-type="float" office:value="0.97412109375">
            <text:p>0.9741210938</text:p>
          </table:table-cell>
          <table:table-cell office:value-type="float" office:value="7.23664122137405">
            <text:p>7.2366412214</text:p>
          </table:table-cell>
          <table:table-cell office:value-type="float" office:value="-0.984732824427481">
            <text:p>-0.9847328244</text:p>
          </table:table-cell>
          <table:table-cell table:formula="of:=[.M129]-([.L130]/8)*[.$V$2]" office:value-type="float" office:value="0.515278924066675">
            <text:p>0.5152789241</text:p>
          </table:table-cell>
          <table:table-cell office:value-type="float" office:value="-0.900763358778626">
            <text:p>-0.9007633588</text:p>
          </table:table-cell>
          <table:table-cell office:value-type="float" office:value="28">
            <text:p>28</text:p>
          </table:table-cell>
          <table:table-cell office:value-type="float" office:value="301">
            <text:p>301</text:p>
          </table:table-cell>
          <table:table-cell/>
          <table:table-cell table:formula="of:=[.$T$2]*([.R129]-([.L130]/8)*[.$V$2])+[.$U$2]*[.W130]" office:value-type="float" office:value="0.469021638109468">
            <text:p>0.4690216381</text:p>
          </table:table-cell>
          <table:table-cell table:formula="of:=[.R130]*28.66" office:value-type="float" office:value="13.4421601482174">
            <text:p>13.4421601482</text:p>
          </table:table-cell>
          <table:table-cell table:number-columns-repeated="3"/>
          <table:table-cell table:formula="of:=ATAN([.E130]/[.F130])" office:value-type="float" office:value="0.485272736128898">
            <text:p>0.4852727361</text:p>
          </table:table-cell>
          <table:table-cell table:formula="of:=[.W130]*28" office:value-type="float" office:value="13.5876366116091">
            <text:p>13.5876366116</text:p>
          </table:table-cell>
          <table:table-cell table:number-columns-repeated="1000"/>
        </table:table-row>
        <table:table-row table:style-name="ro1">
          <table:table-cell office:value-type="string">
            <text:p>2014-01-25_17:56:53_062313</text:p>
          </table:table-cell>
          <table:table-cell office:value-type="float" office:value="1471266.375">
            <text:p>1471266.375</text:p>
          </table:table-cell>
          <table:table-cell office:value-type="float" office:value="21.4">
            <text:p>21.4</text:p>
          </table:table-cell>
          <table:table-cell office:value-type="float" office:value="49">
            <text:p>49</text:p>
          </table:table-cell>
          <table:table-cell office:value-type="float" office:value="-92">
            <text:p>-92</text:p>
          </table:table-cell>
          <table:table-cell office:value-type="float" office:value="-49">
            <text:p>-49</text:p>
          </table:table-cell>
          <table:table-cell office:value-type="float" office:value="0.535400390625">
            <text:p>0.5354003906</text:p>
          </table:table-cell>
          <table:table-cell office:value-type="float" office:value="0.58740234375">
            <text:p>0.5874023438</text:p>
          </table:table-cell>
          <table:table-cell table:formula="of:=[.H131]*[.$Q$1]" office:value-type="float" office:value="587.40234375">
            <text:p>587.40234375</text:p>
          </table:table-cell>
          <table:table-cell office:value-type="float" office:value="-0.8369140625">
            <text:p>-0.8369140625</text:p>
          </table:table-cell>
          <table:table-cell office:value-type="float" office:value="12.6641221374046">
            <text:p>12.6641221374</text:p>
          </table:table-cell>
          <table:table-cell office:value-type="float" office:value="4.91603053435115">
            <text:p>4.9160305344</text:p>
          </table:table-cell>
          <table:table-cell table:formula="of:=[.M130]-([.L131]/8)*[.$V$2]" office:value-type="float" office:value="0.508315549245587">
            <text:p>0.5083155492</text:p>
          </table:table-cell>
          <table:table-cell office:value-type="float" office:value="-0.717557251908397">
            <text:p>-0.7175572519</text:p>
          </table:table-cell>
          <table:table-cell office:value-type="float" office:value="32.94">
            <text:p>32.94</text:p>
          </table:table-cell>
          <table:table-cell office:value-type="float" office:value="301">
            <text:p>301</text:p>
          </table:table-cell>
          <table:table-cell/>
          <table:table-cell table:formula="of:=[.$T$2]*([.R130]-([.L131]/8)*[.$V$2])+[.$U$2]*[.W131]" office:value-type="float" office:value="0.523992770416246">
            <text:p>0.5239927704</text:p>
          </table:table-cell>
          <table:table-cell table:formula="of:=[.R131]*28.66" office:value-type="float" office:value="15.0176328001296">
            <text:p>15.0176328001</text:p>
          </table:table-cell>
          <table:table-cell table:number-columns-repeated="3"/>
          <table:table-cell table:formula="of:=ATAN([.E131]/[.F131])" office:value-type="float" office:value="1.08140333456704">
            <text:p>1.0814033346</text:p>
          </table:table-cell>
          <table:table-cell table:formula="of:=[.W131]*28" office:value-type="float" office:value="30.2792933678771">
            <text:p>30.2792933679</text:p>
          </table:table-cell>
          <table:table-cell table:number-columns-repeated="1000"/>
        </table:table-row>
        <table:table-row table:style-name="ro1">
          <table:table-cell office:value-type="string">
            <text:p>2014-01-25_17:56:53_175508</text:p>
          </table:table-cell>
          <table:table-cell office:value-type="float" office:value="1482584.375">
            <text:p>1482584.375</text:p>
          </table:table-cell>
          <table:table-cell office:value-type="float" office:value="21.4">
            <text:p>21.4</text:p>
          </table:table-cell>
          <table:table-cell office:value-type="float" office:value="-39">
            <text:p>-39</text:p>
          </table:table-cell>
          <table:table-cell office:value-type="float" office:value="-209">
            <text:p>-209</text:p>
          </table:table-cell>
          <table:table-cell office:value-type="float" office:value="229">
            <text:p>229</text:p>
          </table:table-cell>
          <table:table-cell office:value-type="float" office:value="0.24853515625">
            <text:p>0.2485351563</text:p>
          </table:table-cell>
          <table:table-cell office:value-type="float" office:value="0.2373046875">
            <text:p>0.2373046875</text:p>
          </table:table-cell>
          <table:table-cell table:formula="of:=[.H132]*[.$Q$1]" office:value-type="float" office:value="237.3046875">
            <text:p>237.3046875</text:p>
          </table:table-cell>
          <table:table-cell office:value-type="float" office:value="1.993408203125">
            <text:p>1.9934082031</text:p>
          </table:table-cell>
          <table:table-cell office:value-type="float" office:value="-13.9160305343511">
            <text:p>-13.9160305344</text:p>
          </table:table-cell>
          <table:table-cell office:value-type="float" office:value="10.0458015267176">
            <text:p>10.0458015267</text:p>
          </table:table-cell>
          <table:table-cell table:formula="of:=[.M131]-([.L132]/8)*[.$V$2]" office:value-type="float" office:value="0.494086044176407">
            <text:p>0.4940860442</text:p>
          </table:table-cell>
          <table:table-cell office:value-type="float" office:value="2.93893129770992">
            <text:p>2.9389312977</text:p>
          </table:table-cell>
          <table:table-cell office:value-type="float" office:value="24.11">
            <text:p>24.11</text:p>
          </table:table-cell>
          <table:table-cell office:value-type="float" office:value="301">
            <text:p>301</text:p>
          </table:table-cell>
          <table:table-cell/>
          <table:table-cell table:formula="of:=[.$T$2]*([.R131]-([.L132]/8)*[.$V$2])+[.$U$2]*[.W132]" office:value-type="float" office:value="0.384810162924833">
            <text:p>0.3848101629</text:p>
          </table:table-cell>
          <table:table-cell table:formula="of:=[.R132]*28.66" office:value-type="float" office:value="11.0286592694257">
            <text:p>11.0286592694</text:p>
          </table:table-cell>
          <table:table-cell table:number-columns-repeated="3"/>
          <table:table-cell table:formula="of:=ATAN([.E132]/[.F132])" office:value-type="float" office:value="-0.739767758875271">
            <text:p>-0.7397677589</text:p>
          </table:table-cell>
          <table:table-cell table:formula="of:=[.W132]*28" office:value-type="float" office:value="-20.7134972485076">
            <text:p>-20.7134972485</text:p>
          </table:table-cell>
          <table:table-cell table:number-columns-repeated="1000"/>
        </table:table-row>
        <table:table-row table:style-name="ro1">
          <table:table-cell office:value-type="string">
            <text:p>2014-01-25_17:56:53_290335</text:p>
          </table:table-cell>
          <table:table-cell office:value-type="float" office:value="1494067.5">
            <text:p>1494067.5</text:p>
          </table:table-cell>
          <table:table-cell office:value-type="float" office:value="21.4">
            <text:p>21.4</text:p>
          </table:table-cell>
          <table:table-cell office:value-type="float" office:value="6">
            <text:p>6</text:p>
          </table:table-cell>
          <table:table-cell office:value-type="float" office:value="-96">
            <text:p>-96</text:p>
          </table:table-cell>
          <table:table-cell office:value-type="float" office:value="-488">
            <text:p>-488</text:p>
          </table:table-cell>
          <table:table-cell office:value-type="float" office:value="0.37548828125">
            <text:p>0.3754882813</text:p>
          </table:table-cell>
          <table:table-cell office:value-type="float" office:value="-0.258056640625">
            <text:p>-0.2580566406</text:p>
          </table:table-cell>
          <table:table-cell table:formula="of:=[.H133]*[.$Q$1]" office:value-type="float" office:value="-258.056640625">
            <text:p>-258.056640625</text:p>
          </table:table-cell>
          <table:table-cell office:value-type="float" office:value="0.37493896484375">
            <text:p>0.3749389648</text:p>
          </table:table-cell>
          <table:table-cell office:value-type="float" office:value="-26.3664122137405">
            <text:p>-26.3664122137</text:p>
          </table:table-cell>
          <table:table-cell office:value-type="float" office:value="-9.25190839694657">
            <text:p>-9.2519083969</text:p>
          </table:table-cell>
          <table:table-cell table:formula="of:=[.M132]-([.L133]/8)*[.$V$2]" office:value-type="float" office:value="0.507191029088144">
            <text:p>0.5071910291</text:p>
          </table:table-cell>
          <table:table-cell office:value-type="float" office:value="1.35114503816794">
            <text:p>1.3511450382</text:p>
          </table:table-cell>
          <table:table-cell office:value-type="float" office:value="35.7">
            <text:p>35.7</text:p>
          </table:table-cell>
          <table:table-cell office:value-type="float" office:value="301">
            <text:p>301</text:p>
          </table:table-cell>
          <table:table-cell/>
          <table:table-cell table:formula="of:=[.$T$2]*([.R132]-([.L133]/8)*[.$V$2])+[.$U$2]*[.W133]" office:value-type="float" office:value="0.377547732671053">
            <text:p>0.3775477327</text:p>
          </table:table-cell>
          <table:table-cell table:formula="of:=[.R133]*28.66" office:value-type="float" office:value="10.8205180183524">
            <text:p>10.8205180184</text:p>
          </table:table-cell>
          <table:table-cell table:number-columns-repeated="3"/>
          <table:table-cell table:formula="of:=ATAN([.E133]/[.F133])" office:value-type="float" office:value="0.194240996181404">
            <text:p>0.1942409962</text:p>
          </table:table-cell>
          <table:table-cell table:formula="of:=[.W133]*28" office:value-type="float" office:value="5.43874789307931">
            <text:p>5.4387478931</text:p>
          </table:table-cell>
          <table:table-cell table:number-columns-repeated="1000"/>
        </table:table-row>
        <table:table-row table:style-name="ro1">
          <table:table-cell office:value-type="string">
            <text:p>2014-01-25_17:56:53_404803</text:p>
          </table:table-cell>
          <table:table-cell office:value-type="float" office:value="1505553.375">
            <text:p>1505553.375</text:p>
          </table:table-cell>
          <table:table-cell office:value-type="float" office:value="21.4">
            <text:p>21.4</text:p>
          </table:table-cell>
          <table:table-cell office:value-type="float" office:value="123">
            <text:p>123</text:p>
          </table:table-cell>
          <table:table-cell office:value-type="float" office:value="-140">
            <text:p>-140</text:p>
          </table:table-cell>
          <table:table-cell office:value-type="float" office:value="-265">
            <text:p>-265</text:p>
          </table:table-cell>
          <table:table-cell office:value-type="float" office:value="0.7421875">
            <text:p>0.7421875</text:p>
          </table:table-cell>
          <table:table-cell office:value-type="float" office:value="0">
            <text:p>0</text:p>
          </table:table-cell>
          <table:table-cell table:formula="of:=[.H134]*[.$Q$1]" office:value-type="float" office:value="0">
            <text:p>0</text:p>
          </table:table-cell>
          <table:table-cell office:value-type="float" office:value="1.5419921875">
            <text:p>1.5419921875</text:p>
          </table:table-cell>
          <table:table-cell office:value-type="float" office:value="13.7862595419847">
            <text:p>13.786259542</text:p>
          </table:table-cell>
          <table:table-cell office:value-type="float" office:value="5.42748091603053">
            <text:p>5.427480916</text:p>
          </table:table-cell>
          <table:table-cell table:formula="of:=[.M133]-([.L134]/8)*[.$V$2]" office:value-type="float" office:value="0.499503203781011">
            <text:p>0.4995032038</text:p>
          </table:table-cell>
          <table:table-cell office:value-type="float" office:value="0.206106870229008">
            <text:p>0.2061068702</text:p>
          </table:table-cell>
          <table:table-cell office:value-type="float" office:value="29.02">
            <text:p>29.02</text:p>
          </table:table-cell>
          <table:table-cell office:value-type="float" office:value="301">
            <text:p>301</text:p>
          </table:table-cell>
          <table:table-cell/>
          <table:table-cell table:formula="of:=[.$T$2]*([.R133]-([.L134]/8)*[.$V$2])+[.$U$2]*[.W134]" office:value-type="float" office:value="0.381477109561538">
            <text:p>0.3814771096</text:p>
          </table:table-cell>
          <table:table-cell table:formula="of:=[.R134]*28.66" office:value-type="float" office:value="10.9331339600337">
            <text:p>10.93313396</text:p>
          </table:table-cell>
          <table:table-cell table:number-columns-repeated="3"/>
          <table:table-cell table:formula="of:=ATAN([.E134]/[.F134])" office:value-type="float" office:value="0.486031929340096">
            <text:p>0.4860319293</text:p>
          </table:table-cell>
          <table:table-cell table:formula="of:=[.W134]*28" office:value-type="float" office:value="13.6088940215227">
            <text:p>13.6088940215</text:p>
          </table:table-cell>
          <table:table-cell table:number-columns-repeated="1000"/>
        </table:table-row>
        <table:table-row table:style-name="ro1">
          <table:table-cell office:value-type="string">
            <text:p>2014-01-25_17:56:53_520348</text:p>
          </table:table-cell>
          <table:table-cell office:value-type="float" office:value="1517099.375">
            <text:p>1517099.375</text:p>
          </table:table-cell>
          <table:table-cell office:value-type="float" office:value="21.4">
            <text:p>21.4</text:p>
          </table:table-cell>
          <table:table-cell office:value-type="float" office:value="171">
            <text:p>171</text:p>
          </table:table-cell>
          <table:table-cell office:value-type="float" office:value="-66">
            <text:p>-66</text:p>
          </table:table-cell>
          <table:table-cell office:value-type="float" office:value="-55">
            <text:p>-55</text:p>
          </table:table-cell>
          <table:table-cell office:value-type="float" office:value="0.57080078125">
            <text:p>0.5708007813</text:p>
          </table:table-cell>
          <table:table-cell office:value-type="float" office:value="-0.919189453125">
            <text:p>-0.9191894531</text:p>
          </table:table-cell>
          <table:table-cell table:formula="of:=[.H135]*[.$Q$1]" office:value-type="float" office:value="-919.189453125">
            <text:p>-919.189453125</text:p>
          </table:table-cell>
          <table:table-cell office:value-type="float" office:value="-1.2041015625">
            <text:p>-1.2041015625</text:p>
          </table:table-cell>
          <table:table-cell office:value-type="float" office:value="13.381679389313">
            <text:p>13.3816793893</text:p>
          </table:table-cell>
          <table:table-cell office:value-type="float" office:value="-0.572519083969466">
            <text:p>-0.572519084</text:p>
          </table:table-cell>
          <table:table-cell table:formula="of:=[.M134]-([.L135]/8)*[.$V$2]" office:value-type="float" office:value="0.500314155817629">
            <text:p>0.5003141558</text:p>
          </table:table-cell>
          <table:table-cell office:value-type="float" office:value="-1.52671755725191">
            <text:p>-1.5267175573</text:p>
          </table:table-cell>
          <table:table-cell office:value-type="float" office:value="33.83">
            <text:p>33.83</text:p>
          </table:table-cell>
          <table:table-cell office:value-type="float" office:value="301">
            <text:p>301</text:p>
          </table:table-cell>
          <table:table-cell/>
          <table:table-cell table:formula="of:=[.$T$2]*([.R134]-([.L135]/8)*[.$V$2])+[.$U$2]*[.W135]" office:value-type="float" office:value="0.431665060498159">
            <text:p>0.4316650605</text:p>
          </table:table-cell>
          <table:table-cell table:formula="of:=[.R135]*28.66" office:value-type="float" office:value="12.3715206338772">
            <text:p>12.3715206339</text:p>
          </table:table-cell>
          <table:table-cell table:number-columns-repeated="3"/>
          <table:table-cell table:formula="of:=ATAN([.E135]/[.F135])" office:value-type="float" office:value="0.876058050598193">
            <text:p>0.8760580506</text:p>
          </table:table-cell>
          <table:table-cell table:formula="of:=[.W135]*28" office:value-type="float" office:value="24.5296254167494">
            <text:p>24.5296254167</text:p>
          </table:table-cell>
          <table:table-cell table:number-columns-repeated="1000"/>
        </table:table-row>
        <table:table-row table:style-name="ro1">
          <table:table-cell office:value-type="string">
            <text:p>2014-01-25_17:56:53_635921</text:p>
          </table:table-cell>
          <table:table-cell office:value-type="float" office:value="1528672.09375">
            <text:p>1528672.09375</text:p>
          </table:table-cell>
          <table:table-cell office:value-type="float" office:value="21.4">
            <text:p>21.4</text:p>
          </table:table-cell>
          <table:table-cell office:value-type="float" office:value="-52">
            <text:p>-52</text:p>
          </table:table-cell>
          <table:table-cell office:value-type="float" office:value="-159">
            <text:p>-159</text:p>
          </table:table-cell>
          <table:table-cell office:value-type="float" office:value="-153">
            <text:p>-153</text:p>
          </table:table-cell>
          <table:table-cell office:value-type="float" office:value="0.3916015625">
            <text:p>0.3916015625</text:p>
          </table:table-cell>
          <table:table-cell office:value-type="float" office:value="-0.840576171875">
            <text:p>-0.8405761719</text:p>
          </table:table-cell>
          <table:table-cell table:formula="of:=[.H136]*[.$Q$1]" office:value-type="float" office:value="-840.576171875">
            <text:p>-840.576171875</text:p>
          </table:table-cell>
          <table:table-cell office:value-type="float" office:value="0.94970703125">
            <text:p>0.9497070313</text:p>
          </table:table-cell>
          <table:table-cell office:value-type="float" office:value="23.6717557251908">
            <text:p>23.6717557252</text:p>
          </table:table-cell>
          <table:table-cell office:value-type="float" office:value="9.66412213740458">
            <text:p>9.6641221374</text:p>
          </table:table-cell>
          <table:table-cell table:formula="of:=[.M135]-([.L136]/8)*[.$V$2]" office:value-type="float" office:value="0.486625285439528">
            <text:p>0.4866252854</text:p>
          </table:table-cell>
          <table:table-cell office:value-type="float" office:value="-0.694656488549618">
            <text:p>-0.6946564885</text:p>
          </table:table-cell>
          <table:table-cell office:value-type="float" office:value="31.98">
            <text:p>31.98</text:p>
          </table:table-cell>
          <table:table-cell office:value-type="float" office:value="301">
            <text:p>301</text:p>
          </table:table-cell>
          <table:table-cell/>
          <table:table-cell table:formula="of:=[.$T$2]*([.R135]-([.L136]/8)*[.$V$2])+[.$U$2]*[.W136]" office:value-type="float" office:value="0.456641227357768">
            <text:p>0.4566412274</text:p>
          </table:table-cell>
          <table:table-cell table:formula="of:=[.R136]*28.66" office:value-type="float" office:value="13.0873375760736">
            <text:p>13.0873375761</text:p>
          </table:table-cell>
          <table:table-cell table:number-columns-repeated="3"/>
          <table:table-cell table:formula="of:=ATAN([.E136]/[.F136])" office:value-type="float" office:value="0.804626562497156">
            <text:p>0.8046265625</text:p>
          </table:table-cell>
          <table:table-cell table:formula="of:=[.W136]*28" office:value-type="float" office:value="22.5295437499204">
            <text:p>22.5295437499</text:p>
          </table:table-cell>
          <table:table-cell table:number-columns-repeated="1000"/>
        </table:table-row>
        <table:table-row table:style-name="ro1">
          <table:table-cell office:value-type="string">
            <text:p>2014-01-25_17:56:53_751151</text:p>
          </table:table-cell>
          <table:table-cell office:value-type="float" office:value="1540148.484375">
            <text:p>1540148.484375</text:p>
          </table:table-cell>
          <table:table-cell office:value-type="float" office:value="21.4">
            <text:p>21.4</text:p>
          </table:table-cell>
          <table:table-cell office:value-type="float" office:value="-10">
            <text:p>-10</text:p>
          </table:table-cell>
          <table:table-cell office:value-type="float" office:value="-101">
            <text:p>-101</text:p>
          </table:table-cell>
          <table:table-cell office:value-type="float" office:value="-32">
            <text:p>-32</text:p>
          </table:table-cell>
          <table:table-cell office:value-type="float" office:value="0.6572265625">
            <text:p>0.6572265625</text:p>
          </table:table-cell>
          <table:table-cell office:value-type="float" office:value="-0.597900390625">
            <text:p>-0.5979003906</text:p>
          </table:table-cell>
          <table:table-cell table:formula="of:=[.H137]*[.$Q$1]" office:value-type="float" office:value="-597.900390625">
            <text:p>-597.900390625</text:p>
          </table:table-cell>
          <table:table-cell office:value-type="float" office:value="-0.710205078125">
            <text:p>-0.7102050781</text:p>
          </table:table-cell>
          <table:table-cell office:value-type="float" office:value="15.0152671755725">
            <text:p>15.0152671756</text:p>
          </table:table-cell>
          <table:table-cell office:value-type="float" office:value="-3.72519083969466">
            <text:p>-3.7251908397</text:p>
          </table:table-cell>
          <table:table-cell table:formula="of:=[.M136]-([.L137]/8)*[.$V$2]" office:value-type="float" office:value="0.491901880024451">
            <text:p>0.49190188</text:p>
          </table:table-cell>
          <table:table-cell office:value-type="float" office:value="-0.33587786259542">
            <text:p>-0.3358778626</text:p>
          </table:table-cell>
          <table:table-cell office:value-type="float" office:value="30.45">
            <text:p>30.45</text:p>
          </table:table-cell>
          <table:table-cell office:value-type="float" office:value="301">
            <text:p>301</text:p>
          </table:table-cell>
          <table:table-cell/>
          <table:table-cell table:formula="of:=[.$T$2]*([.R136]-([.L137]/8)*[.$V$2])+[.$U$2]*[.W137]" office:value-type="float" office:value="0.542123043487256">
            <text:p>0.5421230435</text:p>
          </table:table-cell>
          <table:table-cell table:formula="of:=[.R137]*28.66" office:value-type="float" office:value="15.5372464263448">
            <text:p>15.5372464263</text:p>
          </table:table-cell>
          <table:table-cell table:number-columns-repeated="3"/>
          <table:table-cell table:formula="of:=ATAN([.E137]/[.F137])" office:value-type="float" office:value="1.26397003738834">
            <text:p>1.2639700374</text:p>
          </table:table-cell>
          <table:table-cell table:formula="of:=[.W137]*28" office:value-type="float" office:value="35.3911610468735">
            <text:p>35.3911610469</text:p>
          </table:table-cell>
          <table:table-cell table:number-columns-repeated="1000"/>
        </table:table-row>
        <table:table-row table:style-name="ro1">
          <table:table-cell office:value-type="string">
            <text:p>2014-01-25_17:56:53_865248</text:p>
          </table:table-cell>
          <table:table-cell office:value-type="float" office:value="1551557.484375">
            <text:p>1551557.484375</text:p>
          </table:table-cell>
          <table:table-cell office:value-type="float" office:value="21.4">
            <text:p>21.4</text:p>
          </table:table-cell>
          <table:table-cell office:value-type="float" office:value="38">
            <text:p>38</text:p>
          </table:table-cell>
          <table:table-cell office:value-type="float" office:value="-168">
            <text:p>-168</text:p>
          </table:table-cell>
          <table:table-cell office:value-type="float" office:value="-442">
            <text:p>-442</text:p>
          </table:table-cell>
          <table:table-cell office:value-type="float" office:value="0.539794921875">
            <text:p>0.5397949219</text:p>
          </table:table-cell>
          <table:table-cell office:value-type="float" office:value="0.259765625">
            <text:p>0.259765625</text:p>
          </table:table-cell>
          <table:table-cell table:formula="of:=[.H138]*[.$Q$1]" office:value-type="float" office:value="259.765625">
            <text:p>259.765625</text:p>
          </table:table-cell>
          <table:table-cell office:value-type="float" office:value="-0.212646484375">
            <text:p>-0.2126464844</text:p>
          </table:table-cell>
          <table:table-cell office:value-type="float" office:value="3.09923664122137">
            <text:p>3.0992366412</text:p>
          </table:table-cell>
          <table:table-cell office:value-type="float" office:value="-1.31297709923664">
            <text:p>-1.3129770992</text:p>
          </table:table-cell>
          <table:table-cell table:formula="of:=[.M137]-([.L138]/8)*[.$V$2]" office:value-type="float" office:value="0.493761663361761">
            <text:p>0.4937616634</text:p>
          </table:table-cell>
          <table:table-cell office:value-type="float" office:value="-0.854961832061069">
            <text:p>-0.8549618321</text:p>
          </table:table-cell>
          <table:table-cell office:value-type="float" office:value="33.01">
            <text:p>33.01</text:p>
          </table:table-cell>
          <table:table-cell office:value-type="float" office:value="301">
            <text:p>301</text:p>
          </table:table-cell>
          <table:table-cell/>
          <table:table-cell table:formula="of:=[.$T$2]*([.R137]-([.L138]/8)*[.$V$2])+[.$U$2]*[.W138]" office:value-type="float" office:value="0.525907152775489">
            <text:p>0.5259071528</text:p>
          </table:table-cell>
          <table:table-cell table:formula="of:=[.R138]*28.66" office:value-type="float" office:value="15.0724989985455">
            <text:p>15.0724989985</text:p>
          </table:table-cell>
          <table:table-cell table:number-columns-repeated="3"/>
          <table:table-cell table:formula="of:=ATAN([.E138]/[.F138])" office:value-type="float" office:value="0.363226086333802">
            <text:p>0.3632260863</text:p>
          </table:table-cell>
          <table:table-cell table:formula="of:=[.W138]*28" office:value-type="float" office:value="10.1703304173465">
            <text:p>10.1703304173</text:p>
          </table:table-cell>
          <table:table-cell table:number-columns-repeated="1000"/>
        </table:table-row>
        <table:table-row table:style-name="ro1">
          <table:table-cell office:value-type="string">
            <text:p>2014-01-25_17:56:53_979445</text:p>
          </table:table-cell>
          <table:table-cell office:value-type="float" office:value="1563004.078125">
            <text:p>1563004.078125</text:p>
          </table:table-cell>
          <table:table-cell office:value-type="float" office:value="21.4">
            <text:p>21.4</text:p>
          </table:table-cell>
          <table:table-cell office:value-type="float" office:value="90">
            <text:p>90</text:p>
          </table:table-cell>
          <table:table-cell office:value-type="float" office:value="-168">
            <text:p>-168</text:p>
          </table:table-cell>
          <table:table-cell office:value-type="float" office:value="-440">
            <text:p>-440</text:p>
          </table:table-cell>
          <table:table-cell office:value-type="float" office:value="0.28173828125">
            <text:p>0.2817382813</text:p>
          </table:table-cell>
          <table:table-cell office:value-type="float" office:value="-0.43798828125">
            <text:p>-0.4379882813</text:p>
          </table:table-cell>
          <table:table-cell table:formula="of:=[.H139]*[.$Q$1]" office:value-type="float" office:value="-437.98828125">
            <text:p>-437.98828125</text:p>
          </table:table-cell>
          <table:table-cell office:value-type="float" office:value="1.1435546875">
            <text:p>1.1435546875</text:p>
          </table:table-cell>
          <table:table-cell office:value-type="float" office:value="0.358778625954199">
            <text:p>0.358778626</text:p>
          </table:table-cell>
          <table:table-cell office:value-type="float" office:value="10.3358778625954">
            <text:p>10.3358778626</text:p>
          </table:table-cell>
          <table:table-cell table:formula="of:=[.M138]-([.L139]/8)*[.$V$2]" office:value-type="float" office:value="0.479121275927362">
            <text:p>0.4791212759</text:p>
          </table:table-cell>
          <table:table-cell office:value-type="float" office:value="0.229007633587786">
            <text:p>0.2290076336</text:p>
          </table:table-cell>
          <table:table-cell office:value-type="float" office:value="23.87">
            <text:p>23.87</text:p>
          </table:table-cell>
          <table:table-cell office:value-type="float" office:value="301">
            <text:p>301</text:p>
          </table:table-cell>
          <table:table-cell/>
          <table:table-cell table:formula="of:=[.$T$2]*([.R138]-([.L139]/8)*[.$V$2])+[.$U$2]*[.W139]" office:value-type="float" office:value="0.496613570233423">
            <text:p>0.4966135702</text:p>
          </table:table-cell>
          <table:table-cell table:formula="of:=[.R139]*28.66" office:value-type="float" office:value="14.2329449228899">
            <text:p>14.2329449229</text:p>
          </table:table-cell>
          <table:table-cell table:number-columns-repeated="3"/>
          <table:table-cell table:formula="of:=ATAN([.E139]/[.F139])" office:value-type="float" office:value="0.364734814264413">
            <text:p>0.3647348143</text:p>
          </table:table-cell>
          <table:table-cell table:formula="of:=[.W139]*28" office:value-type="float" office:value="10.2125747994036">
            <text:p>10.2125747994</text:p>
          </table:table-cell>
          <table:table-cell table:number-columns-repeated="1000"/>
        </table:table-row>
        <table:table-row table:style-name="ro1">
          <table:table-cell office:value-type="string">
            <text:p>2014-01-25_17:56:54_093731</text:p>
          </table:table-cell>
          <table:table-cell office:value-type="float" office:value="1574442.28125">
            <text:p>1574442.28125</text:p>
          </table:table-cell>
          <table:table-cell office:value-type="float" office:value="21.4">
            <text:p>21.4</text:p>
          </table:table-cell>
          <table:table-cell office:value-type="float" office:value="79">
            <text:p>79</text:p>
          </table:table-cell>
          <table:table-cell office:value-type="float" office:value="-99">
            <text:p>-99</text:p>
          </table:table-cell>
          <table:table-cell office:value-type="float" office:value="-62">
            <text:p>-62</text:p>
          </table:table-cell>
          <table:table-cell office:value-type="float" office:value="0.6318359375">
            <text:p>0.6318359375</text:p>
          </table:table-cell>
          <table:table-cell office:value-type="float" office:value="0.20361328125">
            <text:p>0.2036132813</text:p>
          </table:table-cell>
          <table:table-cell table:formula="of:=[.H140]*[.$Q$1]" office:value-type="float" office:value="203.61328125">
            <text:p>203.61328125</text:p>
          </table:table-cell>
          <table:table-cell office:value-type="float" office:value="1.16357421875">
            <text:p>1.1635742188</text:p>
          </table:table-cell>
          <table:table-cell office:value-type="float" office:value="7.40458015267176">
            <text:p>7.4045801527</text:p>
          </table:table-cell>
          <table:table-cell office:value-type="float" office:value="7.26717557251908">
            <text:p>7.2671755725</text:p>
          </table:table-cell>
          <table:table-cell table:formula="of:=[.M139]-([.L140]/8)*[.$V$2]" office:value-type="float" office:value="0.468827591409232">
            <text:p>0.4688275914</text:p>
          </table:table-cell>
          <table:table-cell office:value-type="float" office:value="-1.3206106870229">
            <text:p>-1.320610687</text:p>
          </table:table-cell>
          <table:table-cell office:value-type="float" office:value="28.39">
            <text:p>28.39</text:p>
          </table:table-cell>
          <table:table-cell office:value-type="float" office:value="301">
            <text:p>301</text:p>
          </table:table-cell>
          <table:table-cell/>
          <table:table-cell table:formula="of:=[.$T$2]*([.R139]-([.L140]/8)*[.$V$2])+[.$U$2]*[.W140]" office:value-type="float" office:value="0.538816854212172">
            <text:p>0.5388168542</text:p>
          </table:table-cell>
          <table:table-cell table:formula="of:=[.R140]*28.66" office:value-type="float" office:value="15.4424910417208">
            <text:p>15.4424910417</text:p>
          </table:table-cell>
          <table:table-cell table:number-columns-repeated="3"/>
          <table:table-cell table:formula="of:=ATAN([.E140]/[.F140])" office:value-type="float" office:value="1.01128957068408">
            <text:p>1.0112895707</text:p>
          </table:table-cell>
          <table:table-cell table:formula="of:=[.W140]*28" office:value-type="float" office:value="28.3161079791542">
            <text:p>28.3161079792</text:p>
          </table:table-cell>
          <table:table-cell table:number-columns-repeated="1000"/>
        </table:table-row>
        <table:table-row table:style-name="ro1">
          <table:table-cell office:value-type="string">
            <text:p>2014-01-25_17:56:54_209274</text:p>
          </table:table-cell>
          <table:table-cell office:value-type="float" office:value="1585962.078125">
            <text:p>1585962.078125</text:p>
          </table:table-cell>
          <table:table-cell office:value-type="float" office:value="21.4">
            <text:p>21.4</text:p>
          </table:table-cell>
          <table:table-cell office:value-type="float" office:value="-1">
            <text:p>-1</text:p>
          </table:table-cell>
          <table:table-cell office:value-type="float" office:value="-142">
            <text:p>-142</text:p>
          </table:table-cell>
          <table:table-cell office:value-type="float" office:value="-373">
            <text:p>-373</text:p>
          </table:table-cell>
          <table:table-cell office:value-type="float" office:value="0.40869140625">
            <text:p>0.4086914063</text:p>
          </table:table-cell>
          <table:table-cell office:value-type="float" office:value="0.096923828125">
            <text:p>0.0969238281</text:p>
          </table:table-cell>
          <table:table-cell table:formula="of:=[.H141]*[.$Q$1]" office:value-type="float" office:value="96.923828125">
            <text:p>96.923828125</text:p>
          </table:table-cell>
          <table:table-cell office:value-type="float" office:value="0.4560546875">
            <text:p>0.4560546875</text:p>
          </table:table-cell>
          <table:table-cell office:value-type="float" office:value="-17.1603053435115">
            <text:p>-17.1603053435</text:p>
          </table:table-cell>
          <table:table-cell office:value-type="float" office:value="-3.36641221374046">
            <text:p>-3.3664122137</text:p>
          </table:table-cell>
          <table:table-cell table:formula="of:=[.M140]-([.L141]/8)*[.$V$2]" office:value-type="float" office:value="0.473595989384542">
            <text:p>0.4735959894</text:p>
          </table:table-cell>
          <table:table-cell office:value-type="float" office:value="-0.374045801526718">
            <text:p>-0.3740458015</text:p>
          </table:table-cell>
          <table:table-cell office:value-type="float" office:value="33.3">
            <text:p>33.3</text:p>
          </table:table-cell>
          <table:table-cell office:value-type="float" office:value="301">
            <text:p>301</text:p>
          </table:table-cell>
          <table:table-cell/>
          <table:table-cell table:formula="of:=[.$T$2]*([.R140]-([.L141]/8)*[.$V$2])+[.$U$2]*[.W141]" office:value-type="float" office:value="0.525602323590075">
            <text:p>0.5256023236</text:p>
          </table:table-cell>
          <table:table-cell table:formula="of:=[.R141]*28.66" office:value-type="float" office:value="15.0637625940916">
            <text:p>15.0637625941</text:p>
          </table:table-cell>
          <table:table-cell table:number-columns-repeated="3"/>
          <table:table-cell table:formula="of:=ATAN([.E141]/[.F141])" office:value-type="float" office:value="0.363755966213418">
            <text:p>0.3637559662</text:p>
          </table:table-cell>
          <table:table-cell table:formula="of:=[.W141]*28" office:value-type="float" office:value="10.1851670539757">
            <text:p>10.185167054</text:p>
          </table:table-cell>
          <table:table-cell table:number-columns-repeated="1000"/>
        </table:table-row>
        <table:table-row table:style-name="ro1">
          <table:table-cell office:value-type="string">
            <text:p>2014-01-25_17:56:54_323735</text:p>
          </table:table-cell>
          <table:table-cell office:value-type="float" office:value="1597442.6875">
            <text:p>1597442.6875</text:p>
          </table:table-cell>
          <table:table-cell office:value-type="float" office:value="21.4">
            <text:p>21.4</text:p>
          </table:table-cell>
          <table:table-cell office:value-type="float" office:value="-13">
            <text:p>-13</text:p>
          </table:table-cell>
          <table:table-cell office:value-type="float" office:value="-205">
            <text:p>-205</text:p>
          </table:table-cell>
          <table:table-cell office:value-type="float" office:value="-318">
            <text:p>-318</text:p>
          </table:table-cell>
          <table:table-cell office:value-type="float" office:value="0.480224609375">
            <text:p>0.4802246094</text:p>
          </table:table-cell>
          <table:table-cell office:value-type="float" office:value="0.007080078125">
            <text:p>0.0070800781</text:p>
          </table:table-cell>
          <table:table-cell table:formula="of:=[.H142]*[.$Q$1]" office:value-type="float" office:value="7.080078125">
            <text:p>7.080078125</text:p>
          </table:table-cell>
          <table:table-cell office:value-type="float" office:value="0.29638671875">
            <text:p>0.2963867188</text:p>
          </table:table-cell>
          <table:table-cell office:value-type="float" office:value="17.0687022900763">
            <text:p>17.0687022901</text:p>
          </table:table-cell>
          <table:table-cell office:value-type="float" office:value="8.17557251908397">
            <text:p>8.1755725191</text:p>
          </table:table-cell>
          <table:table-cell table:formula="of:=[.M141]-([.L142]/8)*[.$V$2]" office:value-type="float" office:value="0.462015594301646">
            <text:p>0.4620155943</text:p>
          </table:table-cell>
          <table:table-cell office:value-type="float" office:value="-1">
            <text:p>-1</text:p>
          </table:table-cell>
          <table:table-cell office:value-type="float" office:value="31.74">
            <text:p>31.74</text:p>
          </table:table-cell>
          <table:table-cell office:value-type="float" office:value="301">
            <text:p>301</text:p>
          </table:table-cell>
          <table:table-cell/>
          <table:table-cell table:formula="of:=[.$T$2]*([.R141]-([.L142]/8)*[.$V$2])+[.$U$2]*[.W142]" office:value-type="float" office:value="0.519880528195897">
            <text:p>0.5198805282</text:p>
          </table:table-cell>
          <table:table-cell table:formula="of:=[.R142]*28.66" office:value-type="float" office:value="14.8997759380944">
            <text:p>14.8997759381</text:p>
          </table:table-cell>
          <table:table-cell table:number-columns-repeated="3"/>
          <table:table-cell table:formula="of:=ATAN([.E142]/[.F142])" office:value-type="float" office:value="0.572607925394356">
            <text:p>0.5726079254</text:p>
          </table:table-cell>
          <table:table-cell table:formula="of:=[.W142]*28" office:value-type="float" office:value="16.033021911042">
            <text:p>16.033021911</text:p>
          </table:table-cell>
          <table:table-cell table:number-columns-repeated="1000"/>
        </table:table-row>
        <table:table-row table:style-name="ro1">
          <table:table-cell office:value-type="string">
            <text:p>2014-01-25_17:56:54_439083</text:p>
          </table:table-cell>
          <table:table-cell office:value-type="float" office:value="1608942.484375">
            <text:p>1608942.484375</text:p>
          </table:table-cell>
          <table:table-cell office:value-type="float" office:value="21.4">
            <text:p>21.4</text:p>
          </table:table-cell>
          <table:table-cell office:value-type="float" office:value="31">
            <text:p>31</text:p>
          </table:table-cell>
          <table:table-cell office:value-type="float" office:value="-145">
            <text:p>-145</text:p>
          </table:table-cell>
          <table:table-cell office:value-type="float" office:value="-85">
            <text:p>-85</text:p>
          </table:table-cell>
          <table:table-cell office:value-type="float" office:value="0.793701171875">
            <text:p>0.7937011719</text:p>
          </table:table-cell>
          <table:table-cell office:value-type="float" office:value="0.28759765625">
            <text:p>0.2875976563</text:p>
          </table:table-cell>
          <table:table-cell table:formula="of:=[.H143]*[.$Q$1]" office:value-type="float" office:value="287.59765625">
            <text:p>287.59765625</text:p>
          </table:table-cell>
          <table:table-cell office:value-type="float" office:value="0.90087890625">
            <text:p>0.9008789063</text:p>
          </table:table-cell>
          <table:table-cell office:value-type="float" office:value="-1.78625954198473">
            <text:p>-1.786259542</text:p>
          </table:table-cell>
          <table:table-cell office:value-type="float" office:value="6.26717557251908">
            <text:p>6.2671755725</text:p>
          </table:table-cell>
          <table:table-cell table:formula="of:=[.M142]-([.L143]/8)*[.$V$2]" office:value-type="float" office:value="0.453138372674141">
            <text:p>0.4531383727</text:p>
          </table:table-cell>
          <table:table-cell office:value-type="float" office:value="0.595419847328244">
            <text:p>0.5954198473</text:p>
          </table:table-cell>
          <table:table-cell office:value-type="float" office:value="24.55">
            <text:p>24.55</text:p>
          </table:table-cell>
          <table:table-cell office:value-type="float" office:value="301">
            <text:p>301</text:p>
          </table:table-cell>
          <table:table-cell/>
          <table:table-cell table:formula="of:=[.$T$2]*([.R142]-([.L143]/8)*[.$V$2])+[.$U$2]*[.W143]" office:value-type="float" office:value="0.56396103131338">
            <text:p>0.5639610313</text:p>
          </table:table-cell>
          <table:table-cell table:formula="of:=[.R143]*28.66" office:value-type="float" office:value="16.1631231574415">
            <text:p>16.1631231574</text:p>
          </table:table-cell>
          <table:table-cell table:number-columns-repeated="3"/>
          <table:table-cell table:formula="of:=ATAN([.E143]/[.F143])" office:value-type="float" office:value="1.04058055401827">
            <text:p>1.040580554</text:p>
          </table:table-cell>
          <table:table-cell table:formula="of:=[.W143]*28" office:value-type="float" office:value="29.1362555125115">
            <text:p>29.1362555125</text:p>
          </table:table-cell>
          <table:table-cell table:number-columns-repeated="1000"/>
        </table:table-row>
        <table:table-row table:style-name="ro1">
          <table:table-cell office:value-type="string">
            <text:p>2014-01-25_17:56:54_552631</text:p>
          </table:table-cell>
          <table:table-cell office:value-type="float" office:value="1620328.78125">
            <text:p>1620328.78125</text:p>
          </table:table-cell>
          <table:table-cell office:value-type="float" office:value="21.4">
            <text:p>21.4</text:p>
          </table:table-cell>
          <table:table-cell office:value-type="float" office:value="148">
            <text:p>148</text:p>
          </table:table-cell>
          <table:table-cell office:value-type="float" office:value="-81">
            <text:p>-81</text:p>
          </table:table-cell>
          <table:table-cell office:value-type="float" office:value="-299">
            <text:p>-299</text:p>
          </table:table-cell>
          <table:table-cell office:value-type="float" office:value="0.420654296875">
            <text:p>0.4206542969</text:p>
          </table:table-cell>
          <table:table-cell office:value-type="float" office:value="0.01953125">
            <text:p>0.01953125</text:p>
          </table:table-cell>
          <table:table-cell table:formula="of:=[.H144]*[.$Q$1]" office:value-type="float" office:value="19.53125">
            <text:p>19.53125</text:p>
          </table:table-cell>
          <table:table-cell office:value-type="float" office:value="1.12841796875">
            <text:p>1.1284179688</text:p>
          </table:table-cell>
          <table:table-cell office:value-type="float" office:value="-24.587786259542">
            <text:p>-24.5877862595</text:p>
          </table:table-cell>
          <table:table-cell office:value-type="float" office:value="-4.79389312977099">
            <text:p>-4.7938931298</text:p>
          </table:table-cell>
          <table:table-cell table:formula="of:=[.M143]-([.L144]/8)*[.$V$2]" office:value-type="float" office:value="0.459928744394084">
            <text:p>0.4599287444</text:p>
          </table:table-cell>
          <table:table-cell office:value-type="float" office:value="-1.45038167938931">
            <text:p>-1.4503816794</text:p>
          </table:table-cell>
          <table:table-cell office:value-type="float" office:value="24.1">
            <text:p>24.1</text:p>
          </table:table-cell>
          <table:table-cell office:value-type="float" office:value="301">
            <text:p>301</text:p>
          </table:table-cell>
          <table:table-cell/>
          <table:table-cell table:formula="of:=[.$T$2]*([.R143]-([.L144]/8)*[.$V$2])+[.$U$2]*[.W144]" office:value-type="float" office:value="0.540131592383801">
            <text:p>0.5401315924</text:p>
          </table:table-cell>
          <table:table-cell table:formula="of:=[.R144]*28.66" office:value-type="float" office:value="15.4801714377197">
            <text:p>15.4801714377</text:p>
          </table:table-cell>
          <table:table-cell table:number-columns-repeated="3"/>
          <table:table-cell table:formula="of:=ATAN([.E144]/[.F144])" office:value-type="float" office:value="0.264553296538106">
            <text:p>0.2645532965</text:p>
          </table:table-cell>
          <table:table-cell table:formula="of:=[.W144]*28" office:value-type="float" office:value="7.40749230306697">
            <text:p>7.4074923031</text:p>
          </table:table-cell>
          <table:table-cell table:number-columns-repeated="1000"/>
        </table:table-row>
        <table:table-row table:style-name="ro1">
          <table:table-cell office:value-type="string">
            <text:p>2014-01-25_17:56:54_667862</text:p>
          </table:table-cell>
          <table:table-cell office:value-type="float" office:value="1631824.171875">
            <text:p>1631824.171875</text:p>
          </table:table-cell>
          <table:table-cell office:value-type="float" office:value="21.4">
            <text:p>21.4</text:p>
          </table:table-cell>
          <table:table-cell office:value-type="float" office:value="-28">
            <text:p>-28</text:p>
          </table:table-cell>
          <table:table-cell office:value-type="float" office:value="-185">
            <text:p>-185</text:p>
          </table:table-cell>
          <table:table-cell office:value-type="float" office:value="-265">
            <text:p>-265</text:p>
          </table:table-cell>
          <table:table-cell office:value-type="float" office:value="0.36572265625">
            <text:p>0.3657226563</text:p>
          </table:table-cell>
          <table:table-cell office:value-type="float" office:value="-0.443603515625">
            <text:p>-0.4436035156</text:p>
          </table:table-cell>
          <table:table-cell table:formula="of:=[.H145]*[.$Q$1]" office:value-type="float" office:value="-443.603515625">
            <text:p>-443.603515625</text:p>
          </table:table-cell>
          <table:table-cell office:value-type="float" office:value="1.145751953125">
            <text:p>1.1457519531</text:p>
          </table:table-cell>
          <table:table-cell office:value-type="float" office:value="21.1068702290076">
            <text:p>21.106870229</text:p>
          </table:table-cell>
          <table:table-cell office:value-type="float" office:value="8.48091603053435">
            <text:p>8.4809160305</text:p>
          </table:table-cell>
          <table:table-cell table:formula="of:=[.M144]-([.L145]/8)*[.$V$2]" office:value-type="float" office:value="0.447915841558326">
            <text:p>0.4479158416</text:p>
          </table:table-cell>
          <table:table-cell office:value-type="float" office:value="1.56488549618321">
            <text:p>1.5648854962</text:p>
          </table:table-cell>
          <table:table-cell office:value-type="float" office:value="27.54">
            <text:p>27.54</text:p>
          </table:table-cell>
          <table:table-cell office:value-type="float" office:value="301">
            <text:p>301</text:p>
          </table:table-cell>
          <table:table-cell/>
          <table:table-cell table:formula="of:=[.$T$2]*([.R144]-([.L145]/8)*[.$V$2])+[.$U$2]*[.W145]" office:value-type="float" office:value="0.53625267438773">
            <text:p>0.5362526744</text:p>
          </table:table-cell>
          <table:table-cell table:formula="of:=[.R145]*28.66" office:value-type="float" office:value="15.3690016479523">
            <text:p>15.369001648</text:p>
          </table:table-cell>
          <table:table-cell table:number-columns-repeated="3"/>
          <table:table-cell table:formula="of:=ATAN([.E145]/[.F145])" office:value-type="float" office:value="0.60945853794492">
            <text:p>0.6094585379</text:p>
          </table:table-cell>
          <table:table-cell table:formula="of:=[.W145]*28" office:value-type="float" office:value="17.0648390624578">
            <text:p>17.0648390625</text:p>
          </table:table-cell>
          <table:table-cell table:number-columns-repeated="1000"/>
        </table:table-row>
        <table:table-row table:style-name="ro1">
          <table:table-cell office:value-type="string">
            <text:p>2014-01-25_17:56:54_781350</text:p>
          </table:table-cell>
          <table:table-cell office:value-type="float" office:value="1643168.484375">
            <text:p>1643168.484375</text:p>
          </table:table-cell>
          <table:table-cell office:value-type="float" office:value="21.4">
            <text:p>21.4</text:p>
          </table:table-cell>
          <table:table-cell office:value-type="float" office:value="150">
            <text:p>150</text:p>
          </table:table-cell>
          <table:table-cell office:value-type="float" office:value="-136">
            <text:p>-136</text:p>
          </table:table-cell>
          <table:table-cell office:value-type="float" office:value="-279">
            <text:p>-279</text:p>
          </table:table-cell>
          <table:table-cell office:value-type="float" office:value="0.766845703125">
            <text:p>0.7668457031</text:p>
          </table:table-cell>
          <table:table-cell office:value-type="float" office:value="0.103515625">
            <text:p>0.103515625</text:p>
          </table:table-cell>
          <table:table-cell table:formula="of:=[.H146]*[.$Q$1]" office:value-type="float" office:value="103.515625">
            <text:p>103.515625</text:p>
          </table:table-cell>
          <table:table-cell office:value-type="float" office:value="0.815185546875">
            <text:p>0.8151855469</text:p>
          </table:table-cell>
          <table:table-cell office:value-type="float" office:value="17.1908396946565">
            <text:p>17.1908396947</text:p>
          </table:table-cell>
          <table:table-cell office:value-type="float" office:value="-0.0992366412213741">
            <text:p>-0.0992366412</text:p>
          </table:table-cell>
          <table:table-cell table:formula="of:=[.M145]-([.L146]/8)*[.$V$2]" office:value-type="float" office:value="0.448056406578006">
            <text:p>0.4480564066</text:p>
          </table:table-cell>
          <table:table-cell office:value-type="float" office:value="-1.38931297709924">
            <text:p>-1.3893129771</text:p>
          </table:table-cell>
          <table:table-cell office:value-type="float" office:value="29.36">
            <text:p>29.36</text:p>
          </table:table-cell>
          <table:table-cell office:value-type="float" office:value="301">
            <text:p>301</text:p>
          </table:table-cell>
          <table:table-cell/>
          <table:table-cell table:formula="of:=[.$T$2]*([.R145]-([.L146]/8)*[.$V$2])+[.$U$2]*[.W146]" office:value-type="float" office:value="0.528110065036903">
            <text:p>0.528110065</text:p>
          </table:table-cell>
          <table:table-cell table:formula="of:=[.R146]*28.66" office:value-type="float" office:value="15.1356344639577">
            <text:p>15.135634464</text:p>
          </table:table-cell>
          <table:table-cell table:number-columns-repeated="3"/>
          <table:table-cell table:formula="of:=ATAN([.E146]/[.F146])" office:value-type="float" office:value="0.453561495702343">
            <text:p>0.4535614957</text:p>
          </table:table-cell>
          <table:table-cell table:formula="of:=[.W146]*28" office:value-type="float" office:value="12.6997218796656">
            <text:p>12.6997218797</text:p>
          </table:table-cell>
          <table:table-cell table:number-columns-repeated="1000"/>
        </table:table-row>
        <table:table-row table:style-name="ro1">
          <table:table-cell office:value-type="string">
            <text:p>2014-01-25_17:56:54_897243</text:p>
          </table:table-cell>
          <table:table-cell office:value-type="float" office:value="1654758.875">
            <text:p>1654758.875</text:p>
          </table:table-cell>
          <table:table-cell office:value-type="float" office:value="21.4">
            <text:p>21.4</text:p>
          </table:table-cell>
          <table:table-cell office:value-type="float" office:value="-12">
            <text:p>-12</text:p>
          </table:table-cell>
          <table:table-cell office:value-type="float" office:value="-82">
            <text:p>-82</text:p>
          </table:table-cell>
          <table:table-cell office:value-type="float" office:value="-96">
            <text:p>-96</text:p>
          </table:table-cell>
          <table:table-cell office:value-type="float" office:value="0.414794921875">
            <text:p>0.4147949219</text:p>
          </table:table-cell>
          <table:table-cell office:value-type="float" office:value="0.170166015625">
            <text:p>0.1701660156</text:p>
          </table:table-cell>
          <table:table-cell table:formula="of:=[.H147]*[.$Q$1]" office:value-type="float" office:value="170.166015625">
            <text:p>170.166015625</text:p>
          </table:table-cell>
          <table:table-cell office:value-type="float" office:value="0.0205078125">
            <text:p>0.0205078125</text:p>
          </table:table-cell>
          <table:table-cell office:value-type="float" office:value="-9.05343511450382">
            <text:p>-9.0534351145</text:p>
          </table:table-cell>
          <table:table-cell office:value-type="float" office:value="-4.10687022900763">
            <text:p>-4.106870229</text:p>
          </table:table-cell>
          <table:table-cell table:formula="of:=[.M146]-([.L147]/8)*[.$V$2]" office:value-type="float" office:value="0.453873635854008">
            <text:p>0.4538736359</text:p>
          </table:table-cell>
          <table:table-cell office:value-type="float" office:value="0">
            <text:p>0</text:p>
          </table:table-cell>
          <table:table-cell office:value-type="float" office:value="32.43">
            <text:p>32.43</text:p>
          </table:table-cell>
          <table:table-cell office:value-type="float" office:value="301">
            <text:p>301</text:p>
          </table:table-cell>
          <table:table-cell/>
          <table:table-cell table:formula="of:=[.$T$2]*([.R146]-([.L147]/8)*[.$V$2])+[.$U$2]*[.W147]" office:value-type="float" office:value="0.551225370957627">
            <text:p>0.551225371</text:p>
          </table:table-cell>
          <table:table-cell table:formula="of:=[.R147]*28.66" office:value-type="float" office:value="15.7981191316456">
            <text:p>15.7981191316</text:p>
          </table:table-cell>
          <table:table-cell table:number-columns-repeated="3"/>
          <table:table-cell table:formula="of:=ATAN([.E147]/[.F147])" office:value-type="float" office:value="0.706908060760116">
            <text:p>0.7069080608</text:p>
          </table:table-cell>
          <table:table-cell table:formula="of:=[.W147]*28" office:value-type="float" office:value="19.7934257012833">
            <text:p>19.7934257013</text:p>
          </table:table-cell>
          <table:table-cell table:number-columns-repeated="1000"/>
        </table:table-row>
        <table:table-row table:style-name="ro1">
          <table:table-cell office:value-type="string">
            <text:p>2014-01-25_17:56:55_010446</text:p>
          </table:table-cell>
          <table:table-cell office:value-type="float" office:value="1666078.484375">
            <text:p>1666078.484375</text:p>
          </table:table-cell>
          <table:table-cell office:value-type="float" office:value="21.4">
            <text:p>21.4</text:p>
          </table:table-cell>
          <table:table-cell office:value-type="float" office:value="-57">
            <text:p>-57</text:p>
          </table:table-cell>
          <table:table-cell office:value-type="float" office:value="-126">
            <text:p>-126</text:p>
          </table:table-cell>
          <table:table-cell office:value-type="float" office:value="139">
            <text:p>139</text:p>
          </table:table-cell>
          <table:table-cell office:value-type="float" office:value="0.389404296875">
            <text:p>0.3894042969</text:p>
          </table:table-cell>
          <table:table-cell office:value-type="float" office:value="0.20166015625">
            <text:p>0.2016601563</text:p>
          </table:table-cell>
          <table:table-cell table:formula="of:=[.H148]*[.$Q$1]" office:value-type="float" office:value="201.66015625">
            <text:p>201.66015625</text:p>
          </table:table-cell>
          <table:table-cell office:value-type="float" office:value="1.5791015625">
            <text:p>1.5791015625</text:p>
          </table:table-cell>
          <table:table-cell office:value-type="float" office:value="-8.31297709923664">
            <text:p>-8.3129770992</text:p>
          </table:table-cell>
          <table:table-cell office:value-type="float" office:value="10.7709923664122">
            <text:p>10.7709923664</text:p>
          </table:table-cell>
          <table:table-cell table:formula="of:=[.M147]-([.L148]/8)*[.$V$2]" office:value-type="float" office:value="0.43861692487178">
            <text:p>0.4386169249</text:p>
          </table:table-cell>
          <table:table-cell office:value-type="float" office:value="1.65648854961832">
            <text:p>1.6564885496</text:p>
          </table:table-cell>
          <table:table-cell office:value-type="float" office:value="25.64">
            <text:p>25.64</text:p>
          </table:table-cell>
          <table:table-cell office:value-type="float" office:value="301">
            <text:p>301</text:p>
          </table:table-cell>
          <table:table-cell/>
          <table:table-cell table:formula="of:=[.$T$2]*([.R147]-([.L148]/8)*[.$V$2])+[.$U$2]*[.W148]" office:value-type="float" office:value="0.408733708448329">
            <text:p>0.4087337084</text:p>
          </table:table-cell>
          <table:table-cell table:formula="of:=[.R148]*28.66" office:value-type="float" office:value="11.7143080841291">
            <text:p>11.7143080841</text:p>
          </table:table-cell>
          <table:table-cell table:number-columns-repeated="3"/>
          <table:table-cell table:formula="of:=ATAN([.E148]/[.F148])" office:value-type="float" office:value="-0.736380855295292">
            <text:p>-0.7363808553</text:p>
          </table:table-cell>
          <table:table-cell table:formula="of:=[.W148]*28" office:value-type="float" office:value="-20.6186639482682">
            <text:p>-20.6186639483</text:p>
          </table:table-cell>
          <table:table-cell table:number-columns-repeated="1000"/>
        </table:table-row>
        <table:table-row table:style-name="ro1">
          <table:table-cell office:value-type="string">
            <text:p>2014-01-25_17:56:55_125130</text:p>
          </table:table-cell>
          <table:table-cell office:value-type="float" office:value="1677547.875">
            <text:p>1677547.875</text:p>
          </table:table-cell>
          <table:table-cell office:value-type="float" office:value="21.4">
            <text:p>21.4</text:p>
          </table:table-cell>
          <table:table-cell office:value-type="float" office:value="159">
            <text:p>159</text:p>
          </table:table-cell>
          <table:table-cell office:value-type="float" office:value="-72">
            <text:p>-72</text:p>
          </table:table-cell>
          <table:table-cell office:value-type="float" office:value="-306">
            <text:p>-306</text:p>
          </table:table-cell>
          <table:table-cell office:value-type="float" office:value="0.427734375">
            <text:p>0.427734375</text:p>
          </table:table-cell>
          <table:table-cell office:value-type="float" office:value="-0.150146484375">
            <text:p>-0.1501464844</text:p>
          </table:table-cell>
          <table:table-cell table:formula="of:=[.H149]*[.$Q$1]" office:value-type="float" office:value="-150.146484375">
            <text:p>-150.146484375</text:p>
          </table:table-cell>
          <table:table-cell office:value-type="float" office:value="-1.229248046875">
            <text:p>-1.2292480469</text:p>
          </table:table-cell>
          <table:table-cell office:value-type="float" office:value="3.38167938931298">
            <text:p>3.3816793893</text:p>
          </table:table-cell>
          <table:table-cell office:value-type="float" office:value="-1.6030534351145">
            <text:p>-1.6030534351</text:p>
          </table:table-cell>
          <table:table-cell table:formula="of:=[.M148]-([.L149]/8)*[.$V$2]" office:value-type="float" office:value="0.440887590574308">
            <text:p>0.4408875906</text:p>
          </table:table-cell>
          <table:table-cell office:value-type="float" office:value="-0.793893129770992">
            <text:p>-0.7938931298</text:p>
          </table:table-cell>
          <table:table-cell office:value-type="float" office:value="34.61">
            <text:p>34.61</text:p>
          </table:table-cell>
          <table:table-cell office:value-type="float" office:value="301">
            <text:p>301</text:p>
          </table:table-cell>
          <table:table-cell/>
          <table:table-cell table:formula="of:=[.$T$2]*([.R148]-([.L149]/8)*[.$V$2])+[.$U$2]*[.W149]" office:value-type="float" office:value="0.393013003455362">
            <text:p>0.3930130035</text:p>
          </table:table-cell>
          <table:table-cell table:formula="of:=[.R149]*28.66" office:value-type="float" office:value="11.2637526790307">
            <text:p>11.263752679</text:p>
          </table:table-cell>
          <table:table-cell table:number-columns-repeated="3"/>
          <table:table-cell table:formula="of:=ATAN([.E149]/[.F149])" office:value-type="float" office:value="0.231090667195897">
            <text:p>0.2310906672</text:p>
          </table:table-cell>
          <table:table-cell table:formula="of:=[.W149]*28" office:value-type="float" office:value="6.47053868148512">
            <text:p>6.4705386815</text:p>
          </table:table-cell>
          <table:table-cell table:number-columns-repeated="1000"/>
        </table:table-row>
        <table:table-row table:style-name="ro1">
          <table:table-cell office:value-type="string">
            <text:p>2014-01-25_17:56:55_238674</text:p>
          </table:table-cell>
          <table:table-cell office:value-type="float" office:value="1688900.984375">
            <text:p>1688900.984375</text:p>
          </table:table-cell>
          <table:table-cell office:value-type="float" office:value="21.4">
            <text:p>21.4</text:p>
          </table:table-cell>
          <table:table-cell office:value-type="float" office:value="90">
            <text:p>90</text:p>
          </table:table-cell>
          <table:table-cell office:value-type="float" office:value="-186">
            <text:p>-186</text:p>
          </table:table-cell>
          <table:table-cell office:value-type="float" office:value="-230">
            <text:p>-230</text:p>
          </table:table-cell>
          <table:table-cell office:value-type="float" office:value="0.3603515625">
            <text:p>0.3603515625</text:p>
          </table:table-cell>
          <table:table-cell office:value-type="float" office:value="0.201904296875">
            <text:p>0.2019042969</text:p>
          </table:table-cell>
          <table:table-cell table:formula="of:=[.H150]*[.$Q$1]" office:value-type="float" office:value="201.904296875">
            <text:p>201.904296875</text:p>
          </table:table-cell>
          <table:table-cell office:value-type="float" office:value="0.04833984375">
            <text:p>0.0483398438</text:p>
          </table:table-cell>
          <table:table-cell office:value-type="float" office:value="4.21374045801527">
            <text:p>4.213740458</text:p>
          </table:table-cell>
          <table:table-cell office:value-type="float" office:value="3.95419847328244">
            <text:p>3.9541984733</text:p>
          </table:table-cell>
          <table:table-cell table:formula="of:=[.M149]-([.L150]/8)*[.$V$2]" office:value-type="float" office:value="0.435286615174738">
            <text:p>0.4352866152</text:p>
          </table:table-cell>
          <table:table-cell office:value-type="float" office:value="-0.412213740458015">
            <text:p>-0.4122137405</text:p>
          </table:table-cell>
          <table:table-cell office:value-type="float" office:value="31.13">
            <text:p>31.13</text:p>
          </table:table-cell>
          <table:table-cell office:value-type="float" office:value="301">
            <text:p>301</text:p>
          </table:table-cell>
          <table:table-cell/>
          <table:table-cell table:formula="of:=[.$T$2]*([.R149]-([.L150]/8)*[.$V$2])+[.$U$2]*[.W150]" office:value-type="float" office:value="0.416672897671063">
            <text:p>0.4166728977</text:p>
          </table:table-cell>
          <table:table-cell table:formula="of:=[.R150]*28.66" office:value-type="float" office:value="11.9418452472527">
            <text:p>11.9418452473</text:p>
          </table:table-cell>
          <table:table-cell table:number-columns-repeated="3"/>
          <table:table-cell table:formula="of:=ATAN([.E150]/[.F150])" office:value-type="float" office:value="0.680020724208506">
            <text:p>0.6800207242</text:p>
          </table:table-cell>
          <table:table-cell table:formula="of:=[.W150]*28" office:value-type="float" office:value="19.0405802778382">
            <text:p>19.0405802778</text:p>
          </table:table-cell>
          <table:table-cell table:number-columns-repeated="1000"/>
        </table:table-row>
        <table:table-row table:style-name="ro1">
          <table:table-cell office:value-type="string">
            <text:p>2014-01-25_17:56:55_353225</text:p>
          </table:table-cell>
          <table:table-cell office:value-type="float" office:value="1700356.875">
            <text:p>1700356.875</text:p>
          </table:table-cell>
          <table:table-cell office:value-type="float" office:value="21.4">
            <text:p>21.4</text:p>
          </table:table-cell>
          <table:table-cell office:value-type="float" office:value="202">
            <text:p>202</text:p>
          </table:table-cell>
          <table:table-cell office:value-type="float" office:value="-125">
            <text:p>-125</text:p>
          </table:table-cell>
          <table:table-cell office:value-type="float" office:value="-358">
            <text:p>-358</text:p>
          </table:table-cell>
          <table:table-cell office:value-type="float" office:value="0.29248046875">
            <text:p>0.2924804688</text:p>
          </table:table-cell>
          <table:table-cell office:value-type="float" office:value="0.3662109375">
            <text:p>0.3662109375</text:p>
          </table:table-cell>
          <table:table-cell table:formula="of:=[.H151]*[.$Q$1]" office:value-type="float" office:value="366.2109375">
            <text:p>366.2109375</text:p>
          </table:table-cell>
          <table:table-cell office:value-type="float" office:value="1.23974609375">
            <text:p>1.2397460938</text:p>
          </table:table-cell>
          <table:table-cell office:value-type="float" office:value="-10.0229007633588">
            <text:p>-10.0229007634</text:p>
          </table:table-cell>
          <table:table-cell office:value-type="float" office:value="7.96946564885496">
            <text:p>7.9694656489</text:p>
          </table:table-cell>
          <table:table-cell table:formula="of:=[.M150]-([.L151]/8)*[.$V$2]" office:value-type="float" office:value="0.423998162825024">
            <text:p>0.4239981628</text:p>
          </table:table-cell>
          <table:table-cell office:value-type="float" office:value="0.541984732824427">
            <text:p>0.5419847328</text:p>
          </table:table-cell>
          <table:table-cell office:value-type="float" office:value="29.63">
            <text:p>29.63</text:p>
          </table:table-cell>
          <table:table-cell office:value-type="float" office:value="301">
            <text:p>301</text:p>
          </table:table-cell>
          <table:table-cell/>
          <table:table-cell table:formula="of:=[.$T$2]*([.R150]-([.L151]/8)*[.$V$2])+[.$U$2]*[.W151]" office:value-type="float" office:value="0.398438809437473">
            <text:p>0.3984388094</text:p>
          </table:table-cell>
          <table:table-cell table:formula="of:=[.R151]*28.66" office:value-type="float" office:value="11.419256278478">
            <text:p>11.4192562785</text:p>
          </table:table-cell>
          <table:table-cell table:number-columns-repeated="3"/>
          <table:table-cell table:formula="of:=ATAN([.E151]/[.F151])" office:value-type="float" office:value="0.335928086482585">
            <text:p>0.3359280865</text:p>
          </table:table-cell>
          <table:table-cell table:formula="of:=[.W151]*28" office:value-type="float" office:value="9.40598642151239">
            <text:p>9.4059864215</text:p>
          </table:table-cell>
          <table:table-cell table:number-columns-repeated="1000"/>
        </table:table-row>
        <table:table-row table:style-name="ro1">
          <table:table-cell office:value-type="string">
            <text:p>2014-01-25_17:56:55_466829</text:p>
          </table:table-cell>
          <table:table-cell office:value-type="float" office:value="1711716.375">
            <text:p>1711716.375</text:p>
          </table:table-cell>
          <table:table-cell office:value-type="float" office:value="21.4">
            <text:p>21.4</text:p>
          </table:table-cell>
          <table:table-cell office:value-type="float" office:value="83">
            <text:p>83</text:p>
          </table:table-cell>
          <table:table-cell office:value-type="float" office:value="-88">
            <text:p>-88</text:p>
          </table:table-cell>
          <table:table-cell office:value-type="float" office:value="-105">
            <text:p>-105</text:p>
          </table:table-cell>
          <table:table-cell office:value-type="float" office:value="0.715087890625">
            <text:p>0.7150878906</text:p>
          </table:table-cell>
          <table:table-cell office:value-type="float" office:value="-0.509033203125">
            <text:p>-0.5090332031</text:p>
          </table:table-cell>
          <table:table-cell table:formula="of:=[.H152]*[.$Q$1]" office:value-type="float" office:value="-509.033203125">
            <text:p>-509.033203125</text:p>
          </table:table-cell>
          <table:table-cell office:value-type="float" office:value="-0.7138671875">
            <text:p>-0.7138671875</text:p>
          </table:table-cell>
          <table:table-cell office:value-type="float" office:value="9.47328244274809">
            <text:p>9.4732824427</text:p>
          </table:table-cell>
          <table:table-cell office:value-type="float" office:value="-0.114503816793893">
            <text:p>-0.1145038168</text:p>
          </table:table-cell>
          <table:table-cell table:formula="of:=[.M151]-([.L152]/8)*[.$V$2]" office:value-type="float" office:value="0.424160353232347">
            <text:p>0.4241603532</text:p>
          </table:table-cell>
          <table:table-cell office:value-type="float" office:value="-0.473282442748092">
            <text:p>-0.4732824427</text:p>
          </table:table-cell>
          <table:table-cell office:value-type="float" office:value="29.55">
            <text:p>29.55</text:p>
          </table:table-cell>
          <table:table-cell office:value-type="float" office:value="301">
            <text:p>301</text:p>
          </table:table-cell>
          <table:table-cell/>
          <table:table-cell table:formula="of:=[.$T$2]*([.R151]-([.L152]/8)*[.$V$2])+[.$U$2]*[.W152]" office:value-type="float" office:value="0.428495100577098">
            <text:p>0.4284951006</text:p>
          </table:table-cell>
          <table:table-cell table:formula="of:=[.R152]*28.66" office:value-type="float" office:value="12.2806695825396">
            <text:p>12.2806695825</text:p>
          </table:table-cell>
          <table:table-cell table:number-columns-repeated="3"/>
          <table:table-cell table:formula="of:=ATAN([.E152]/[.F152])" office:value-type="float" office:value="0.697542007167814">
            <text:p>0.6975420072</text:p>
          </table:table-cell>
          <table:table-cell table:formula="of:=[.W152]*28" office:value-type="float" office:value="19.5311762006988">
            <text:p>19.5311762007</text:p>
          </table:table-cell>
          <table:table-cell table:number-columns-repeated="100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8T17:00:50</dc:date>
    <meta:generator>LibreOffice/3.5$Linux_X86_64 LibreOffice_project/350m1$Build-2</meta:generator>
    <meta:editing-duration>PT5M17S</meta:editing-duration>
    <meta:editing-cycles>3</meta:editing-cycles>
    <meta:document-statistic meta:table-count="1" meta:cell-count="304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12cm" svg:height="8.538cm" xlink:href=".." xlink:type="simple" chart:class="chart:scatter" chart:style-name="ch1">
        <chart:legend chart:legend-position="end" svg:x="27.553cm" svg:y="3.472cm" style:legend-expansion="high" chart:style-name="ch2"/>
        <chart:plot-area chart:style-name="ch3" table:cell-range-address="Sheet1.B2:Sheet1.B152 Sheet1.E1:Sheet1.E152 Sheet1.I1:Sheet1.I152 Sheet1.M1:Sheet1.M152" chart:data-source-has-labels="row" svg:x="1.072cm" svg:y="0.815cm" svg:width="25.237cm" svg:height="7.133cm">
          <chartooo:coordinate-region svg:x="2.17cm" svg:y="1.014cm" svg:width="23.49cm" svg:height="6.7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2" chart:label-cell-address="Sheet1.E1:Sheet1.E1" chart:class="chart:scatter">
            <chart:domain table:cell-range-address="Sheet1.B2:Sheet1.B152"/>
            <chart:data-point chart:repeated="151"/>
          </chart:series>
          <chart:series chart:style-name="ch7" chart:values-cell-range-address="Sheet1.I2:Sheet1.I152" chart:label-cell-address="Sheet1.I1:Sheet1.I1" chart:class="chart:scatter">
            <chart:data-point chart:repeated="151"/>
          </chart:series>
          <chart:series chart:style-name="ch8" chart:values-cell-range-address="Sheet1.M2:Sheet1.M152" chart:label-cell-address="Sheet1.M1:Sheet1.M1" chart:class="chart:scatter">
            <chart:data-point chart:repeated="1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xl_y</text:p>
                <draw:g>
                  <svg:desc>Sheet1.E1:Sheet1.E1</svg:desc>
                </draw:g>
              </table:table-cell>
              <table:table-cell office:value-type="string">
                <text:p>mpu_y_scaled</text:p>
                <draw:g>
                  <svg:desc>Sheet1.I1:Sheet1.I1</svg:desc>
                </draw:g>
              </table:table-cell>
              <table:table-cell office:value-type="string">
                <text:p>gy_scaled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2.28125">
                <text:p>2122.28125</text:p>
                <draw:g>
                  <svg:desc>Sheet1.B2:Sheet1.B152</svg:desc>
                </draw:g>
              </table:table-cell>
              <table:table-cell office:value-type="float" office:value="151">
                <text:p>151</text:p>
                <draw:g>
                  <svg:desc>Sheet1.E2:Sheet1.E152</svg:desc>
                </draw:g>
              </table:table-cell>
              <table:table-cell office:value-type="float" office:value="76.904296875">
                <text:p>76.904296875</text:p>
                <draw:g>
                  <svg:desc>Sheet1.I2:Sheet1.I152</svg:desc>
                </draw:g>
              </table:table-cell>
              <table:table-cell office:value-type="float" office:value="NaN">
                <text:p>NaN</text:p>
                <draw:g>
                  <svg:desc>Sheet1.M2:Sheet1.M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3.984375">
                <text:p>13453.984375</text:p>
              </table:table-cell>
              <table:table-cell office:value-type="float" office:value="152">
                <text:p>152</text:p>
              </table:table-cell>
              <table:table-cell office:value-type="float" office:value="83.49609375">
                <text:p>83.49609375</text:p>
              </table:table-cell>
              <table:table-cell office:value-type="float" office:value="-0.00275723692449904">
                <text:p>-0.00275723692449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66.375">
                <text:p>24866.375</text:p>
              </table:table-cell>
              <table:table-cell office:value-type="float" office:value="169">
                <text:p>169</text:p>
              </table:table-cell>
              <table:table-cell office:value-type="float" office:value="68.115234375">
                <text:p>68.115234375</text:p>
              </table:table-cell>
              <table:table-cell office:value-type="float" office:value="-0.00524415650345896">
                <text:p>-0.00524415650345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93.28125">
                <text:p>36293.28125</text:p>
              </table:table-cell>
              <table:table-cell office:value-type="float" office:value="160">
                <text:p>160</text:p>
              </table:table-cell>
              <table:table-cell office:value-type="float" office:value="16.845703125">
                <text:p>16.845703125</text:p>
              </table:table-cell>
              <table:table-cell office:value-type="float" office:value="-0.0105315637822042">
                <text:p>-0.0105315637822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23.78125">
                <text:p>47723.78125</text:p>
              </table:table-cell>
              <table:table-cell office:value-type="float" office:value="152">
                <text:p>152</text:p>
              </table:table-cell>
              <table:table-cell office:value-type="float" office:value="41.748046875">
                <text:p>41.748046875</text:p>
              </table:table-cell>
              <table:table-cell office:value-type="float" office:value="-0.0159919741620945">
                <text:p>-0.0159919741620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17.171875">
                <text:p>59017.171875</text:p>
              </table:table-cell>
              <table:table-cell office:value-type="float" office:value="153">
                <text:p>153</text:p>
              </table:table-cell>
              <table:table-cell office:value-type="float" office:value="66.162109375">
                <text:p>66.162109375</text:p>
              </table:table-cell>
              <table:table-cell office:value-type="float" office:value="-0.0191276553703483">
                <text:p>-0.0191276553703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24.78125">
                <text:p>70424.78125</text:p>
              </table:table-cell>
              <table:table-cell office:value-type="float" office:value="164">
                <text:p>164</text:p>
              </table:table-cell>
              <table:table-cell office:value-type="float" office:value="74.70703125">
                <text:p>74.70703125</text:p>
              </table:table-cell>
              <table:table-cell office:value-type="float" office:value="-0.0203386770783636">
                <text:p>-0.0203386770783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822.578125">
                <text:p>81822.578125</text:p>
              </table:table-cell>
              <table:table-cell office:value-type="float" office:value="189">
                <text:p>189</text:p>
              </table:table-cell>
              <table:table-cell office:value-type="float" office:value="97.900390625">
                <text:p>97.900390625</text:p>
              </table:table-cell>
              <table:table-cell office:value-type="float" office:value="-0.025572020888001">
                <text:p>-0.025572020888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249.390625">
                <text:p>93249.390625</text:p>
              </table:table-cell>
              <table:table-cell office:value-type="float" office:value="169">
                <text:p>169</text:p>
              </table:table-cell>
              <table:table-cell office:value-type="float" office:value="66.89453125">
                <text:p>66.89453125</text:p>
              </table:table-cell>
              <table:table-cell office:value-type="float" office:value="-0.0270966107168416">
                <text:p>-0.0270966107168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588.78125">
                <text:p>104588.78125</text:p>
              </table:table-cell>
              <table:table-cell office:value-type="float" office:value="121">
                <text:p>121</text:p>
              </table:table-cell>
              <table:table-cell office:value-type="float" office:value="74.951171875">
                <text:p>74.951171875</text:p>
              </table:table-cell>
              <table:table-cell office:value-type="float" office:value="-0.0316811928971851">
                <text:p>-0.0316811928971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982.984375">
                <text:p>115982.984375</text:p>
              </table:table-cell>
              <table:table-cell office:value-type="float" office:value="181">
                <text:p>181</text:p>
              </table:table-cell>
              <table:table-cell office:value-type="float" office:value="101.806640625">
                <text:p>101.806640625</text:p>
              </table:table-cell>
              <table:table-cell office:value-type="float" office:value="-0.0327624622793416">
                <text:p>-0.0327624622793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70.578125">
                <text:p>127570.578125</text:p>
              </table:table-cell>
              <table:table-cell office:value-type="float" office:value="198">
                <text:p>198</text:p>
              </table:table-cell>
              <table:table-cell office:value-type="float" office:value="146.484375">
                <text:p>146.484375</text:p>
              </table:table-cell>
              <table:table-cell office:value-type="float" office:value="-0.0331192811754533">
                <text:p>-0.0331192811754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980.1875">
                <text:p>138980.1875</text:p>
              </table:table-cell>
              <table:table-cell office:value-type="float" office:value="176">
                <text:p>176</text:p>
              </table:table-cell>
              <table:table-cell office:value-type="float" office:value="37.59765625">
                <text:p>37.59765625</text:p>
              </table:table-cell>
              <table:table-cell office:value-type="float" office:value="-0.0382120599654103">
                <text:p>-0.0382120599654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280.875">
                <text:p>150280.875</text:p>
              </table:table-cell>
              <table:table-cell office:value-type="float" office:value="161">
                <text:p>161</text:p>
              </table:table-cell>
              <table:table-cell office:value-type="float" office:value="55.17578125">
                <text:p>55.17578125</text:p>
              </table:table-cell>
              <table:table-cell office:value-type="float" office:value="-0.0412179888478054">
                <text:p>-0.0412179888478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71.671875">
                <text:p>161671.671875</text:p>
              </table:table-cell>
              <table:table-cell office:value-type="float" office:value="167">
                <text:p>167</text:p>
              </table:table-cell>
              <table:table-cell office:value-type="float" office:value="63.4765625">
                <text:p>63.4765625</text:p>
              </table:table-cell>
              <table:table-cell office:value-type="float" office:value="-0.0427317659828244">
                <text:p>-0.0427317659828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966">
                <text:p>172966</text:p>
              </table:table-cell>
              <table:table-cell office:value-type="float" office:value="147">
                <text:p>147</text:p>
              </table:table-cell>
              <table:table-cell office:value-type="float" office:value="-37.59765625">
                <text:p>-37.59765625</text:p>
              </table:table-cell>
              <table:table-cell office:value-type="float" office:value="-0.0435859687947281">
                <text:p>-0.0435859687947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37.890625">
                <text:p>184337.890625</text:p>
              </table:table-cell>
              <table:table-cell office:value-type="float" office:value="149">
                <text:p>149</text:p>
              </table:table-cell>
              <table:table-cell office:value-type="float" office:value="112.548828125">
                <text:p>112.548828125</text:p>
              </table:table-cell>
              <table:table-cell office:value-type="float" office:value="-0.049078817256083">
                <text:p>-0.049078817256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722.28125">
                <text:p>195722.28125</text:p>
              </table:table-cell>
              <table:table-cell office:value-type="float" office:value="157">
                <text:p>157</text:p>
              </table:table-cell>
              <table:table-cell office:value-type="float" office:value="108.642578125">
                <text:p>108.642578125</text:p>
              </table:table-cell>
              <table:table-cell office:value-type="float" office:value="-0.049900581986522">
                <text:p>-0.049900581986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228.796875">
                <text:p>207228.796875</text:p>
              </table:table-cell>
              <table:table-cell office:value-type="float" office:value="152">
                <text:p>152</text:p>
              </table:table-cell>
              <table:table-cell office:value-type="float" office:value="8.7890625">
                <text:p>8.7890625</text:p>
              </table:table-cell>
              <table:table-cell office:value-type="float" office:value="-0.0508953498181059">
                <text:p>-0.0508953498181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568.078125">
                <text:p>218568.078125</text:p>
              </table:table-cell>
              <table:table-cell office:value-type="float" office:value="152">
                <text:p>152</text:p>
              </table:table-cell>
              <table:table-cell office:value-type="float" office:value="94.970703125">
                <text:p>94.970703125</text:p>
              </table:table-cell>
              <table:table-cell office:value-type="float" office:value="-0.0535660851920325">
                <text:p>-0.0535660851920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981.296875">
                <text:p>229981.296875</text:p>
              </table:table-cell>
              <table:table-cell office:value-type="float" office:value="150">
                <text:p>150</text:p>
              </table:table-cell>
              <table:table-cell office:value-type="float" office:value="75.927734375">
                <text:p>75.927734375</text:p>
              </table:table-cell>
              <table:table-cell office:value-type="float" office:value="-0.0538688406190363">
                <text:p>-0.0538688406190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383.96875">
                <text:p>241383.96875</text:p>
              </table:table-cell>
              <table:table-cell office:value-type="float" office:value="156">
                <text:p>156</text:p>
              </table:table-cell>
              <table:table-cell office:value-type="float" office:value="98.876953125">
                <text:p>98.876953125</text:p>
              </table:table-cell>
              <table:table-cell office:value-type="float" office:value="-0.0583128577796994">
                <text:p>-0.0583128577796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722.09375">
                <text:p>252722.09375</text:p>
              </table:table-cell>
              <table:table-cell office:value-type="float" office:value="180">
                <text:p>180</text:p>
              </table:table-cell>
              <table:table-cell office:value-type="float" office:value="75.1953125">
                <text:p>75.1953125</text:p>
              </table:table-cell>
              <table:table-cell office:value-type="float" office:value="-0.0601185776479008">
                <text:p>-0.0601185776479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101.875">
                <text:p>264101.875</text:p>
              </table:table-cell>
              <table:table-cell office:value-type="float" office:value="168">
                <text:p>168</text:p>
              </table:table-cell>
              <table:table-cell office:value-type="float" office:value="23.92578125">
                <text:p>23.92578125</text:p>
              </table:table-cell>
              <table:table-cell office:value-type="float" office:value="-0.0627568749403626">
                <text:p>-0.0627568749403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530.96875">
                <text:p>275530.96875</text:p>
              </table:table-cell>
              <table:table-cell office:value-type="float" office:value="155">
                <text:p>155</text:p>
              </table:table-cell>
              <table:table-cell office:value-type="float" office:value="185.05859375">
                <text:p>185.05859375</text:p>
              </table:table-cell>
              <table:table-cell office:value-type="float" office:value="-0.06799021875">
                <text:p>-0.0679902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943.09375">
                <text:p>286943.09375</text:p>
              </table:table-cell>
              <table:table-cell office:value-type="float" office:value="151">
                <text:p>151</text:p>
              </table:table-cell>
              <table:table-cell office:value-type="float" office:value="70.556640625">
                <text:p>70.556640625</text:p>
              </table:table-cell>
              <table:table-cell office:value-type="float" office:value="-0.0692228658456584">
                <text:p>-0.0692228658456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83.28125">
                <text:p>298283.28125</text:p>
              </table:table-cell>
              <table:table-cell office:value-type="float" office:value="169">
                <text:p>169</text:p>
              </table:table-cell>
              <table:table-cell office:value-type="float" office:value="157.958984375">
                <text:p>157.958984375</text:p>
              </table:table-cell>
              <table:table-cell office:value-type="float" office:value="-0.0713097157532204">
                <text:p>-0.0713097157532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690.484375">
                <text:p>309690.484375</text:p>
              </table:table-cell>
              <table:table-cell office:value-type="float" office:value="165">
                <text:p>165</text:p>
              </table:table-cell>
              <table:table-cell office:value-type="float" office:value="22.94921875">
                <text:p>22.94921875</text:p>
              </table:table-cell>
              <table:table-cell office:value-type="float" office:value="-0.0722504201156966">
                <text:p>-0.0722504201156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964.59375">
                <text:p>320964.59375</text:p>
              </table:table-cell>
              <table:table-cell office:value-type="float" office:value="157">
                <text:p>157</text:p>
              </table:table-cell>
              <table:table-cell office:value-type="float" office:value="75.1953125">
                <text:p>75.1953125</text:p>
              </table:table-cell>
              <table:table-cell office:value-type="float" office:value="-0.0784352809816317">
                <text:p>-0.0784352809816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374">
                <text:p>332374</text:p>
              </table:table-cell>
              <table:table-cell office:value-type="float" office:value="164">
                <text:p>164</text:p>
              </table:table-cell>
              <table:table-cell office:value-type="float" office:value="186.279296875">
                <text:p>186.279296875</text:p>
              </table:table-cell>
              <table:table-cell office:value-type="float" office:value="-0.0789326648974237">
                <text:p>-0.0789326648974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699.5">
                <text:p>343699.5</text:p>
              </table:table-cell>
              <table:table-cell office:value-type="float" office:value="168">
                <text:p>168</text:p>
              </table:table-cell>
              <table:table-cell office:value-type="float" office:value="38.818359375">
                <text:p>38.818359375</text:p>
              </table:table-cell>
              <table:table-cell office:value-type="float" office:value="-0.0846417672352099">
                <text:p>-0.0846417672352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097.78125">
                <text:p>355097.78125</text:p>
              </table:table-cell>
              <table:table-cell office:value-type="float" office:value="191">
                <text:p>191</text:p>
              </table:table-cell>
              <table:table-cell office:value-type="float" office:value="263.916015625">
                <text:p>263.916015625</text:p>
              </table:table-cell>
              <table:table-cell office:value-type="float" office:value="-0.0912699485478292">
                <text:p>-0.0912699485478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52.484375">
                <text:p>366552.484375</text:p>
              </table:table-cell>
              <table:table-cell office:value-type="float" office:value="206">
                <text:p>206</text:p>
              </table:table-cell>
              <table:table-cell office:value-type="float" office:value="229.00390625">
                <text:p>229.00390625</text:p>
              </table:table-cell>
              <table:table-cell office:value-type="float" office:value="-0.094903013671875">
                <text:p>-0.09490301367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981.671875">
                <text:p>377981.671875</text:p>
              </table:table-cell>
              <table:table-cell office:value-type="float" office:value="135">
                <text:p>135</text:p>
              </table:table-cell>
              <table:table-cell office:value-type="float" office:value="64.453125">
                <text:p>64.453125</text:p>
              </table:table-cell>
              <table:table-cell office:value-type="float" office:value="-0.0980386948801288">
                <text:p>-0.0980386948801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9324.890625">
                <text:p>389324.890625</text:p>
              </table:table-cell>
              <table:table-cell office:value-type="float" office:value="165">
                <text:p>165</text:p>
              </table:table-cell>
              <table:table-cell office:value-type="float" office:value="-111.81640625">
                <text:p>-111.81640625</text:p>
              </table:table-cell>
              <table:table-cell office:value-type="float" office:value="-0.10019042095062">
                <text:p>-0.10019042095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762.78125">
                <text:p>400762.78125</text:p>
              </table:table-cell>
              <table:table-cell office:value-type="float" office:value="155">
                <text:p>155</text:p>
              </table:table-cell>
              <table:table-cell office:value-type="float" office:value="20.99609375">
                <text:p>20.99609375</text:p>
              </table:table-cell>
              <table:table-cell office:value-type="float" office:value="-0.103055784813335">
                <text:p>-0.1030557848133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044.09375">
                <text:p>412044.09375</text:p>
              </table:table-cell>
              <table:table-cell office:value-type="float" office:value="169">
                <text:p>169</text:p>
              </table:table-cell>
              <table:table-cell office:value-type="float" office:value="270.751953125">
                <text:p>270.751953125</text:p>
              </table:table-cell>
              <table:table-cell office:value-type="float" office:value="-0.105488640923187">
                <text:p>-0.105488640923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40.375">
                <text:p>423440.375</text:p>
              </table:table-cell>
              <table:table-cell office:value-type="float" office:value="114">
                <text:p>114</text:p>
              </table:table-cell>
              <table:table-cell office:value-type="float" office:value="81.0546875">
                <text:p>81.0546875</text:p>
              </table:table-cell>
              <table:table-cell office:value-type="float" office:value="-0.109478524943345">
                <text:p>-0.109478524943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14.09375">
                <text:p>434714.09375</text:p>
              </table:table-cell>
              <table:table-cell office:value-type="float" office:value="172">
                <text:p>172</text:p>
              </table:table-cell>
              <table:table-cell office:value-type="float" office:value="97.412109375">
                <text:p>97.412109375</text:p>
              </table:table-cell>
              <table:table-cell office:value-type="float" office:value="-0.113846853247257">
                <text:p>-0.113846853247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110.6875">
                <text:p>446110.6875</text:p>
              </table:table-cell>
              <table:table-cell office:value-type="float" office:value="146">
                <text:p>146</text:p>
              </table:table-cell>
              <table:table-cell office:value-type="float" office:value="-137.20703125">
                <text:p>-137.20703125</text:p>
              </table:table-cell>
              <table:table-cell office:value-type="float" office:value="-0.114409113325978">
                <text:p>-0.114409113325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420.796875">
                <text:p>457420.796875</text:p>
              </table:table-cell>
              <table:table-cell office:value-type="float" office:value="154">
                <text:p>154</text:p>
              </table:table-cell>
              <table:table-cell office:value-type="float" office:value="-50.537109375">
                <text:p>-50.537109375</text:p>
              </table:table-cell>
              <table:table-cell office:value-type="float" office:value="-0.115782325441317">
                <text:p>-0.115782325441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8814.890625">
                <text:p>468814.890625</text:p>
              </table:table-cell>
              <table:table-cell office:value-type="float" office:value="163">
                <text:p>163</text:p>
              </table:table-cell>
              <table:table-cell office:value-type="float" office:value="273.4375">
                <text:p>273.4375</text:p>
              </table:table-cell>
              <table:table-cell office:value-type="float" office:value="-0.119437015953006">
                <text:p>-0.119437015953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106.078125">
                <text:p>480106.078125</text:p>
              </table:table-cell>
              <table:table-cell office:value-type="float" office:value="165">
                <text:p>165</text:p>
              </table:table-cell>
              <table:table-cell office:value-type="float" office:value="158.203125">
                <text:p>158.203125</text:p>
              </table:table-cell>
              <table:table-cell office:value-type="float" office:value="-0.124886613639074">
                <text:p>-0.124886613639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462.984375">
                <text:p>491462.984375</text:p>
              </table:table-cell>
              <table:table-cell office:value-type="float" office:value="130">
                <text:p>130</text:p>
              </table:table-cell>
              <table:table-cell office:value-type="float" office:value="13.18359375">
                <text:p>13.18359375</text:p>
              </table:table-cell>
              <table:table-cell office:value-type="float" office:value="-0.130390274794251">
                <text:p>-0.130390274794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2760.6875">
                <text:p>502760.6875</text:p>
              </table:table-cell>
              <table:table-cell office:value-type="float" office:value="169">
                <text:p>169</text:p>
              </table:table-cell>
              <table:table-cell office:value-type="float" office:value="-139.6484375">
                <text:p>-139.6484375</text:p>
              </table:table-cell>
              <table:table-cell office:value-type="float" office:value="-0.134153092244156">
                <text:p>-0.134153092244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4129.984375">
                <text:p>514129.984375</text:p>
              </table:table-cell>
              <table:table-cell office:value-type="float" office:value="120">
                <text:p>120</text:p>
              </table:table-cell>
              <table:table-cell office:value-type="float" office:value="172.8515625">
                <text:p>172.8515625</text:p>
              </table:table-cell>
              <table:table-cell office:value-type="float" office:value="-0.138251103202529">
                <text:p>-0.138251103202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624.296875">
                <text:p>525624.296875</text:p>
              </table:table-cell>
              <table:table-cell office:value-type="float" office:value="141">
                <text:p>141</text:p>
              </table:table-cell>
              <table:table-cell office:value-type="float" office:value="220.21484375">
                <text:p>220.21484375</text:p>
              </table:table-cell>
              <table:table-cell office:value-type="float" office:value="-0.140975902045563">
                <text:p>-0.140975902045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163.171875">
                <text:p>537163.171875</text:p>
              </table:table-cell>
              <table:table-cell office:value-type="float" office:value="131">
                <text:p>131</text:p>
              </table:table-cell>
              <table:table-cell office:value-type="float" office:value="-84.9609375">
                <text:p>-84.9609375</text:p>
              </table:table-cell>
              <table:table-cell office:value-type="float" office:value="-0.143387132767772">
                <text:p>-0.1433871327677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8471.484375">
                <text:p>548471.484375</text:p>
              </table:table-cell>
              <table:table-cell office:value-type="float" office:value="226">
                <text:p>226</text:p>
              </table:table-cell>
              <table:table-cell office:value-type="float" office:value="353.515625">
                <text:p>353.515625</text:p>
              </table:table-cell>
              <table:table-cell office:value-type="float" office:value="-0.145106351085401">
                <text:p>-0.145106351085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9818.09375">
                <text:p>559818.09375</text:p>
              </table:table-cell>
              <table:table-cell office:value-type="float" office:value="166">
                <text:p>166</text:p>
              </table:table-cell>
              <table:table-cell office:value-type="float" office:value="133.544921875">
                <text:p>133.544921875</text:p>
              </table:table-cell>
              <table:table-cell office:value-type="float" office:value="-0.149842310979246">
                <text:p>-0.1498423109792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189.6875">
                <text:p>571189.6875</text:p>
              </table:table-cell>
              <table:table-cell office:value-type="float" office:value="194">
                <text:p>194</text:p>
              </table:table-cell>
              <table:table-cell office:value-type="float" office:value="46.38671875">
                <text:p>46.38671875</text:p>
              </table:table-cell>
              <table:table-cell office:value-type="float" office:value="-0.153410499940363">
                <text:p>-0.1534104999403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87.1875">
                <text:p>582587.1875</text:p>
              </table:table-cell>
              <table:table-cell office:value-type="float" office:value="66">
                <text:p>66</text:p>
              </table:table-cell>
              <table:table-cell office:value-type="float" office:value="-106.4453125">
                <text:p>-106.4453125</text:p>
              </table:table-cell>
              <table:table-cell office:value-type="float" office:value="-0.15546491176646">
                <text:p>-0.155464911766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868.578125">
                <text:p>593868.578125</text:p>
              </table:table-cell>
              <table:table-cell office:value-type="float" office:value="209">
                <text:p>209</text:p>
              </table:table-cell>
              <table:table-cell office:value-type="float" office:value="196.044921875">
                <text:p>196.044921875</text:p>
              </table:table-cell>
              <table:table-cell office:value-type="float" office:value="-0.157454447429628">
                <text:p>-0.157454447429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5279.671875">
                <text:p>605279.671875</text:p>
              </table:table-cell>
              <table:table-cell office:value-type="float" office:value="186">
                <text:p>186</text:p>
              </table:table-cell>
              <table:table-cell office:value-type="float" office:value="-39.794921875">
                <text:p>-39.794921875</text:p>
              </table:table-cell>
              <table:table-cell office:value-type="float" office:value="-0.159530484643368">
                <text:p>-0.1595304846433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561.484375">
                <text:p>616561.484375</text:p>
              </table:table-cell>
              <table:table-cell office:value-type="float" office:value="158">
                <text:p>158</text:p>
              </table:table-cell>
              <table:table-cell office:value-type="float" office:value="109.375">
                <text:p>109.375</text:p>
              </table:table-cell>
              <table:table-cell office:value-type="float" office:value="-0.160536065168774">
                <text:p>-0.160536065168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906.484375">
                <text:p>627906.484375</text:p>
              </table:table-cell>
              <table:table-cell office:value-type="float" office:value="169">
                <text:p>169</text:p>
              </table:table-cell>
              <table:table-cell office:value-type="float" office:value="129.638671875">
                <text:p>129.638671875</text:p>
              </table:table-cell>
              <table:table-cell office:value-type="float" office:value="-0.162893232421875">
                <text:p>-0.16289323242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9342.28125">
                <text:p>639342.28125</text:p>
              </table:table-cell>
              <table:table-cell office:value-type="float" office:value="233">
                <text:p>233</text:p>
              </table:table-cell>
              <table:table-cell office:value-type="float" office:value="-61.767578125">
                <text:p>-61.767578125</text:p>
              </table:table-cell>
              <table:table-cell office:value-type="float" office:value="-0.166807427585282">
                <text:p>-0.166807427585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610.078125">
                <text:p>650610.078125</text:p>
              </table:table-cell>
              <table:table-cell office:value-type="float" office:value="124">
                <text:p>124</text:p>
              </table:table-cell>
              <table:table-cell office:value-type="float" office:value="-99.12109375">
                <text:p>-99.12109375</text:p>
              </table:table-cell>
              <table:table-cell office:value-type="float" office:value="-0.166915554523497">
                <text:p>-0.166915554523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2019.078125">
                <text:p>662019.078125</text:p>
              </table:table-cell>
              <table:table-cell office:value-type="float" office:value="182">
                <text:p>182</text:p>
              </table:table-cell>
              <table:table-cell office:value-type="float" office:value="238.28125">
                <text:p>238.28125</text:p>
              </table:table-cell>
              <table:table-cell office:value-type="float" office:value="-0.16907809328781">
                <text:p>-0.16907809328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3377.578125">
                <text:p>673377.578125</text:p>
              </table:table-cell>
              <table:table-cell office:value-type="float" office:value="158">
                <text:p>158</text:p>
              </table:table-cell>
              <table:table-cell office:value-type="float" office:value="132.080078125">
                <text:p>132.080078125</text:p>
              </table:table-cell>
              <table:table-cell office:value-type="float" office:value="-0.170062048425573">
                <text:p>-0.1700620484255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4783.1875">
                <text:p>684783.1875</text:p>
              </table:table-cell>
              <table:table-cell office:value-type="float" office:value="133">
                <text:p>133</text:p>
              </table:table-cell>
              <table:table-cell office:value-type="float" office:value="139.892578125">
                <text:p>139.892578125</text:p>
              </table:table-cell>
              <table:table-cell office:value-type="float" office:value="-0.175100763746422">
                <text:p>-0.175100763746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048.28125">
                <text:p>696048.28125</text:p>
              </table:table-cell>
              <table:table-cell office:value-type="float" office:value="84">
                <text:p>84</text:p>
              </table:table-cell>
              <table:table-cell office:value-type="float" office:value="129.39453125">
                <text:p>129.39453125</text:p>
              </table:table-cell>
              <table:table-cell office:value-type="float" office:value="-0.178420260749642">
                <text:p>-0.1784202607496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7484.46875">
                <text:p>707484.46875</text:p>
              </table:table-cell>
              <table:table-cell office:value-type="float" office:value="184">
                <text:p>184</text:p>
              </table:table-cell>
              <table:table-cell office:value-type="float" office:value="181.396484375">
                <text:p>181.396484375</text:p>
              </table:table-cell>
              <table:table-cell office:value-type="float" office:value="-0.179058209685115">
                <text:p>-0.179058209685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8759.796875">
                <text:p>718759.796875</text:p>
              </table:table-cell>
              <table:table-cell office:value-type="float" office:value="164">
                <text:p>164</text:p>
              </table:table-cell>
              <table:table-cell office:value-type="float" office:value="274.169921875">
                <text:p>274.169921875</text:p>
              </table:table-cell>
              <table:table-cell office:value-type="float" office:value="-0.176376661617366">
                <text:p>-0.1763766616173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120.671875">
                <text:p>730120.671875</text:p>
              </table:table-cell>
              <table:table-cell office:value-type="float" office:value="277">
                <text:p>277</text:p>
              </table:table-cell>
              <table:table-cell office:value-type="float" office:value="231.201171875">
                <text:p>231.201171875</text:p>
              </table:table-cell>
              <table:table-cell office:value-type="float" office:value="-0.175814401538645">
                <text:p>-0.1758144015386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1531.890625">
                <text:p>741531.890625</text:p>
              </table:table-cell>
              <table:table-cell office:value-type="float" office:value="241">
                <text:p>241</text:p>
              </table:table-cell>
              <table:table-cell office:value-type="float" office:value="-196.2890625">
                <text:p>-196.2890625</text:p>
              </table:table-cell>
              <table:table-cell office:value-type="float" office:value="-0.182496646320372">
                <text:p>-0.182496646320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836.203125">
                <text:p>752836.203125</text:p>
              </table:table-cell>
              <table:table-cell office:value-type="float" office:value="125">
                <text:p>125</text:p>
              </table:table-cell>
              <table:table-cell office:value-type="float" office:value="18.5546875">
                <text:p>18.5546875</text:p>
              </table:table-cell>
              <table:table-cell office:value-type="float" office:value="-0.187016352337786">
                <text:p>-0.1870163523377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4210.078125">
                <text:p>764210.078125</text:p>
              </table:table-cell>
              <table:table-cell office:value-type="float" office:value="217">
                <text:p>217</text:p>
              </table:table-cell>
              <table:table-cell office:value-type="float" office:value="540.52734375">
                <text:p>540.52734375</text:p>
              </table:table-cell>
              <table:table-cell office:value-type="float" office:value="-0.193774285976264">
                <text:p>-0.193774285976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5667.875">
                <text:p>775667.875</text:p>
              </table:table-cell>
              <table:table-cell office:value-type="float" office:value="271">
                <text:p>271</text:p>
              </table:table-cell>
              <table:table-cell office:value-type="float" office:value="-249.267578125">
                <text:p>-249.267578125</text:p>
              </table:table-cell>
              <table:table-cell office:value-type="float" office:value="-0.197018094122734">
                <text:p>-0.1970180941227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7063.59375">
                <text:p>787063.59375</text:p>
              </table:table-cell>
              <table:table-cell office:value-type="float" office:value="136">
                <text:p>136</text:p>
              </table:table-cell>
              <table:table-cell office:value-type="float" office:value="163.818359375">
                <text:p>163.818359375</text:p>
              </table:table-cell>
              <table:table-cell office:value-type="float" office:value="-0.200013210311307">
                <text:p>-0.200013210311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8444.984375">
                <text:p>798444.984375</text:p>
              </table:table-cell>
              <table:table-cell office:value-type="float" office:value="165">
                <text:p>165</text:p>
              </table:table-cell>
              <table:table-cell office:value-type="float" office:value="174.072265625">
                <text:p>174.072265625</text:p>
              </table:table-cell>
              <table:table-cell office:value-type="float" office:value="-0.198207490443106">
                <text:p>-0.198207490443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9966.390625">
                <text:p>809966.390625</text:p>
              </table:table-cell>
              <table:table-cell office:value-type="float" office:value="266">
                <text:p>266</text:p>
              </table:table-cell>
              <table:table-cell office:value-type="float" office:value="-299.31640625">
                <text:p>-299.31640625</text:p>
              </table:table-cell>
              <table:table-cell office:value-type="float" office:value="-0.202186561769442">
                <text:p>-0.2021865617694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292.890625">
                <text:p>821292.890625</text:p>
              </table:table-cell>
              <table:table-cell office:value-type="float" office:value="184">
                <text:p>184</text:p>
              </table:table-cell>
              <table:table-cell office:value-type="float" office:value="408.69140625">
                <text:p>408.69140625</text:p>
              </table:table-cell>
              <table:table-cell office:value-type="float" office:value="-0.207160400927362">
                <text:p>-0.20716040092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2702.171875">
                <text:p>832702.171875</text:p>
              </table:table-cell>
              <table:table-cell office:value-type="float" office:value="278">
                <text:p>278</text:p>
              </table:table-cell>
              <table:table-cell office:value-type="float" office:value="215.087890625">
                <text:p>215.087890625</text:p>
              </table:table-cell>
              <table:table-cell office:value-type="float" office:value="-0.214967165866532">
                <text:p>-0.214967165866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3986.890625">
                <text:p>843986.890625</text:p>
              </table:table-cell>
              <table:table-cell office:value-type="float" office:value="229">
                <text:p>229</text:p>
              </table:table-cell>
              <table:table-cell office:value-type="float" office:value="198.486328125">
                <text:p>198.486328125</text:p>
              </table:table-cell>
              <table:table-cell office:value-type="float" office:value="-0.221811601055582">
                <text:p>-0.2218116010555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5364.296875">
                <text:p>855364.296875</text:p>
              </table:table-cell>
              <table:table-cell office:value-type="float" office:value="254">
                <text:p>254</text:p>
              </table:table-cell>
              <table:table-cell office:value-type="float" office:value="11.23046875">
                <text:p>11.23046875</text:p>
              </table:table-cell>
              <table:table-cell office:value-type="float" office:value="-0.208036229126908">
                <text:p>-0.2080362291269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6638.890625">
                <text:p>866638.890625</text:p>
              </table:table-cell>
              <table:table-cell office:value-type="float" office:value="233">
                <text:p>233</text:p>
              </table:table-cell>
              <table:table-cell office:value-type="float" office:value="-211.42578125">
                <text:p>-211.42578125</text:p>
              </table:table-cell>
              <table:table-cell office:value-type="float" office:value="-0.209852761688931">
                <text:p>-0.209852761688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8012.890625">
                <text:p>878012.890625</text:p>
              </table:table-cell>
              <table:table-cell office:value-type="float" office:value="173">
                <text:p>173</text:p>
              </table:table-cell>
              <table:table-cell office:value-type="float" office:value="666.50390625">
                <text:p>666.50390625</text:p>
              </table:table-cell>
              <table:table-cell office:value-type="float" office:value="-0.208003791045444">
                <text:p>-0.208003791045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9359.390625">
                <text:p>889359.390625</text:p>
              </table:table-cell>
              <table:table-cell office:value-type="float" office:value="270">
                <text:p>270</text:p>
              </table:table-cell>
              <table:table-cell office:value-type="float" office:value="-91.30859375">
                <text:p>-91.30859375</text:p>
              </table:table-cell>
              <table:table-cell office:value-type="float" office:value="-0.197418163794132">
                <text:p>-0.1974181637941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749.984375">
                <text:p>900749.984375</text:p>
              </table:table-cell>
              <table:table-cell office:value-type="float" office:value="136">
                <text:p>136</text:p>
              </table:table-cell>
              <table:table-cell office:value-type="float" office:value="21.484375">
                <text:p>21.484375</text:p>
              </table:table-cell>
              <table:table-cell office:value-type="float" office:value="-0.174084370527195">
                <text:p>-0.174084370527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2075.78125">
                <text:p>912075.78125</text:p>
              </table:table-cell>
              <table:table-cell office:value-type="float" office:value="16">
                <text:p>16</text:p>
              </table:table-cell>
              <table:table-cell office:value-type="float" office:value="-133.544921875">
                <text:p>-133.544921875</text:p>
              </table:table-cell>
              <table:table-cell office:value-type="float" office:value="-0.148663727352696">
                <text:p>-0.148663727352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3427.6875">
                <text:p>923427.6875</text:p>
              </table:table-cell>
              <table:table-cell office:value-type="float" office:value="31">
                <text:p>31</text:p>
              </table:table-cell>
              <table:table-cell office:value-type="float" office:value="73.2421875">
                <text:p>73.2421875</text:p>
              </table:table-cell>
              <table:table-cell office:value-type="float" office:value="-0.118485498896708">
                <text:p>-0.118485498896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4690.6875">
                <text:p>934690.6875</text:p>
              </table:table-cell>
              <table:table-cell office:value-type="float" office:value="241">
                <text:p>241</text:p>
              </table:table-cell>
              <table:table-cell office:value-type="float" office:value="-63.96484375">
                <text:p>-63.96484375</text:p>
              </table:table-cell>
              <table:table-cell office:value-type="float" office:value="-0.0952165817927004">
                <text:p>-0.09521658179270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080.484375">
                <text:p>946080.484375</text:p>
              </table:table-cell>
              <table:table-cell office:value-type="float" office:value="270">
                <text:p>270</text:p>
              </table:table-cell>
              <table:table-cell office:value-type="float" office:value="114.501953125">
                <text:p>114.501953125</text:p>
              </table:table-cell>
              <table:table-cell office:value-type="float" office:value="-0.0795273630576097">
                <text:p>-0.07952736305760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7368.578125">
                <text:p>957368.578125</text:p>
              </table:table-cell>
              <table:table-cell office:value-type="float" office:value="188">
                <text:p>188</text:p>
              </table:table-cell>
              <table:table-cell office:value-type="float" office:value="263.916015625">
                <text:p>263.916015625</text:p>
              </table:table-cell>
              <table:table-cell office:value-type="float" office:value="-0.0820359080242128">
                <text:p>-0.0820359080242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8754.6875">
                <text:p>968754.6875</text:p>
              </table:table-cell>
              <table:table-cell office:value-type="float" office:value="224">
                <text:p>224</text:p>
              </table:table-cell>
              <table:table-cell office:value-type="float" office:value="243.1640625">
                <text:p>243.1640625</text:p>
              </table:table-cell>
              <table:table-cell office:value-type="float" office:value="-0.088988470151479">
                <text:p>-0.0889884701514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0030.890625">
                <text:p>980030.890625</text:p>
              </table:table-cell>
              <table:table-cell office:value-type="float" office:value="228">
                <text:p>228</text:p>
              </table:table-cell>
              <table:table-cell office:value-type="float" office:value="-136.962890625">
                <text:p>-136.962890625</text:p>
              </table:table-cell>
              <table:table-cell office:value-type="float" office:value="-0.095573400688812">
                <text:p>-0.0955734006888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1425.484375">
                <text:p>991425.484375</text:p>
              </table:table-cell>
              <table:table-cell office:value-type="float" office:value="245">
                <text:p>245</text:p>
              </table:table-cell>
              <table:table-cell office:value-type="float" office:value="149.169921875">
                <text:p>149.169921875</text:p>
              </table:table-cell>
              <table:table-cell office:value-type="float" office:value="-0.103974863788168">
                <text:p>-0.103974863788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2735.484375">
                <text:p>1002735.484375</text:p>
              </table:table-cell>
              <table:table-cell office:value-type="float" office:value="102">
                <text:p>102</text:p>
              </table:table-cell>
              <table:table-cell office:value-type="float" office:value="212.158203125">
                <text:p>212.158203125</text:p>
              </table:table-cell>
              <table:table-cell office:value-type="float" office:value="-0.0947624486521947">
                <text:p>-0.09476244865219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095.1875">
                <text:p>1014095.1875</text:p>
              </table:table-cell>
              <table:table-cell office:value-type="float" office:value="71">
                <text:p>71</text:p>
              </table:table-cell>
              <table:table-cell office:value-type="float" office:value="-399.658203125">
                <text:p>-399.658203125</text:p>
              </table:table-cell>
              <table:table-cell office:value-type="float" office:value="-0.0896372317807729">
                <text:p>-0.08963723178077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5426.78125">
                <text:p>1025426.78125</text:p>
              </table:table-cell>
              <table:table-cell office:value-type="float" office:value="11">
                <text:p>11</text:p>
              </table:table-cell>
              <table:table-cell office:value-type="float" office:value="192.3828125">
                <text:p>192.3828125</text:p>
              </table:table-cell>
              <table:table-cell office:value-type="float" office:value="-0.0850634622942509">
                <text:p>-0.08506346229425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6835.1875">
                <text:p>1036835.1875</text:p>
              </table:table-cell>
              <table:table-cell office:value-type="float" office:value="69">
                <text:p>69</text:p>
              </table:table-cell>
              <table:table-cell office:value-type="float" office:value="409.66796875">
                <text:p>409.66796875</text:p>
              </table:table-cell>
              <table:table-cell office:value-type="float" office:value="-0.0695364339664838">
                <text:p>-0.06953643396648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8133.890625">
                <text:p>1048133.890625</text:p>
              </table:table-cell>
              <table:table-cell office:value-type="float" office:value="84">
                <text:p>84</text:p>
              </table:table-cell>
              <table:table-cell office:value-type="float" office:value="404.052734375">
                <text:p>404.052734375</text:p>
              </table:table-cell>
              <table:table-cell office:value-type="float" office:value="-0.0547014180432967">
                <text:p>-0.0547014180432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560.390625">
                <text:p>1059560.390625</text:p>
              </table:table-cell>
              <table:table-cell office:value-type="float" office:value="67">
                <text:p>67</text:p>
              </table:table-cell>
              <table:table-cell office:value-type="float" office:value="42.96875">
                <text:p>42.96875</text:p>
              </table:table-cell>
              <table:table-cell office:value-type="float" office:value="-0.0368496605438931">
                <text:p>-0.03684966054389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0882.984375">
                <text:p>1070882.984375</text:p>
              </table:table-cell>
              <table:table-cell office:value-type="float" office:value="113">
                <text:p>113</text:p>
              </table:table-cell>
              <table:table-cell office:value-type="float" office:value="403.3203125">
                <text:p>403.3203125</text:p>
              </table:table-cell>
              <table:table-cell office:value-type="float" office:value="-0.0213334449099476">
                <text:p>-0.0213334449099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2339.5">
                <text:p>1082339.5</text:p>
              </table:table-cell>
              <table:table-cell office:value-type="float" office:value="95">
                <text:p>95</text:p>
              </table:table-cell>
              <table:table-cell office:value-type="float" office:value="161.62109375">
                <text:p>161.62109375</text:p>
              </table:table-cell>
              <table:table-cell office:value-type="float" office:value="-0.00100558052540564">
                <text:p>-0.001005580525405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3639.890625">
                <text:p>1093639.890625</text:p>
              </table:table-cell>
              <table:table-cell office:value-type="float" office:value="133">
                <text:p>133</text:p>
              </table:table-cell>
              <table:table-cell office:value-type="float" office:value="242.919921875">
                <text:p>242.919921875</text:p>
              </table:table-cell>
              <table:table-cell office:value-type="float" office:value="0.0245556276687738">
                <text:p>0.0245556276687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5073.6875">
                <text:p>1105073.6875</text:p>
              </table:table-cell>
              <table:table-cell office:value-type="float" office:value="107">
                <text:p>107</text:p>
              </table:table-cell>
              <table:table-cell office:value-type="float" office:value="98.388671875">
                <text:p>98.388671875</text:p>
              </table:table-cell>
              <table:table-cell office:value-type="float" office:value="0.0591994986730677">
                <text:p>0.05919949867306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6497.390625">
                <text:p>1116497.390625</text:p>
              </table:table-cell>
              <table:table-cell office:value-type="float" office:value="165">
                <text:p>165</text:p>
              </table:table-cell>
              <table:table-cell office:value-type="float" office:value="-179.443359375">
                <text:p>-179.443359375</text:p>
              </table:table-cell>
              <table:table-cell office:value-type="float" office:value="0.097735939453125">
                <text:p>0.09773593945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7946.390625">
                <text:p>1127946.390625</text:p>
              </table:table-cell>
              <table:table-cell office:value-type="float" office:value="-38">
                <text:p>-38</text:p>
              </table:table-cell>
              <table:table-cell office:value-type="float" office:value="-423.33984375">
                <text:p>-423.33984375</text:p>
              </table:table-cell>
              <table:table-cell office:value-type="float" office:value="0.137764531980558">
                <text:p>0.1377645319805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37.296875">
                <text:p>1139337.296875</text:p>
              </table:table-cell>
              <table:table-cell office:value-type="float" office:value="-51">
                <text:p>-51</text:p>
              </table:table-cell>
              <table:table-cell office:value-type="float" office:value="-65.4296875">
                <text:p>-65.4296875</text:p>
              </table:table-cell>
              <table:table-cell office:value-type="float" office:value="0.178236444954676">
                <text:p>0.1782364449546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0817.203125">
                <text:p>1150817.203125</text:p>
              </table:table-cell>
              <table:table-cell office:value-type="float" office:value="71">
                <text:p>71</text:p>
              </table:table-cell>
              <table:table-cell office:value-type="float" office:value="-17.578125">
                <text:p>-17.578125</text:p>
              </table:table-cell>
              <table:table-cell office:value-type="float" office:value="0.214123775748449">
                <text:p>0.2141237757484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2234.6875">
                <text:p>1162234.6875</text:p>
              </table:table-cell>
              <table:table-cell office:value-type="float" office:value="-74">
                <text:p>-74</text:p>
              </table:table-cell>
              <table:table-cell office:value-type="float" office:value="-104.98046875">
                <text:p>-104.98046875</text:p>
              </table:table-cell>
              <table:table-cell office:value-type="float" office:value="0.251622197921636">
                <text:p>0.2516221979216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3718.5">
                <text:p>1173718.5</text:p>
              </table:table-cell>
              <table:table-cell office:value-type="float" office:value="148">
                <text:p>148</text:p>
              </table:table-cell>
              <table:table-cell office:value-type="float" office:value="12.6953125">
                <text:p>12.6953125</text:p>
              </table:table-cell>
              <table:table-cell office:value-type="float" office:value="0.304215140669728">
                <text:p>0.304215140669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5046.875">
                <text:p>1185046.875</text:p>
              </table:table-cell>
              <table:table-cell office:value-type="float" office:value="-153">
                <text:p>-153</text:p>
              </table:table-cell>
              <table:table-cell office:value-type="float" office:value="-386.23046875">
                <text:p>-386.23046875</text:p>
              </table:table-cell>
              <table:table-cell office:value-type="float" office:value="0.373124438394561">
                <text:p>0.3731244383945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6511.46875">
                <text:p>1196511.46875</text:p>
              </table:table-cell>
              <table:table-cell office:value-type="float" office:value="-150">
                <text:p>-150</text:p>
              </table:table-cell>
              <table:table-cell office:value-type="float" office:value="-47.36328125">
                <text:p>-47.36328125</text:p>
              </table:table-cell>
              <table:table-cell office:value-type="float" office:value="0.463983504577171">
                <text:p>0.463983504577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7859.796875">
                <text:p>1207859.796875</text:p>
              </table:table-cell>
              <table:table-cell office:value-type="float" office:value="-29">
                <text:p>-29</text:p>
              </table:table-cell>
              <table:table-cell office:value-type="float" office:value="66.89453125">
                <text:p>66.89453125</text:p>
              </table:table-cell>
              <table:table-cell office:value-type="float" office:value="0.576522021872018">
                <text:p>0.576522021872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9344.390625">
                <text:p>1219344.390625</text:p>
              </table:table-cell>
              <table:table-cell office:value-type="float" office:value="-190">
                <text:p>-190</text:p>
              </table:table-cell>
              <table:table-cell office:value-type="float" office:value="-368.1640625">
                <text:p>-368.1640625</text:p>
              </table:table-cell>
              <table:table-cell office:value-type="float" office:value="0.5620221994573">
                <text:p>0.5620221994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0656.96875">
                <text:p>1230656.96875</text:p>
              </table:table-cell>
              <table:table-cell office:value-type="float" office:value="-156">
                <text:p>-156</text:p>
              </table:table-cell>
              <table:table-cell office:value-type="float" office:value="-33.447265625">
                <text:p>-33.447265625</text:p>
              </table:table-cell>
              <table:table-cell office:value-type="float" office:value="0.554929072310353">
                <text:p>0.5549290723103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098.390625">
                <text:p>1242098.390625</text:p>
              </table:table-cell>
              <table:table-cell office:value-type="float" office:value="-211">
                <text:p>-211</text:p>
              </table:table-cell>
              <table:table-cell office:value-type="float" office:value="513.916015625">
                <text:p>513.916015625</text:p>
              </table:table-cell>
              <table:table-cell office:value-type="float" office:value="0.565179506053197">
                <text:p>0.565179506053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3623.078125">
                <text:p>1253623.078125</text:p>
              </table:table-cell>
              <table:table-cell office:value-type="float" office:value="-117">
                <text:p>-117</text:p>
              </table:table-cell>
              <table:table-cell office:value-type="float" office:value="366.455078125">
                <text:p>366.455078125</text:p>
              </table:table-cell>
              <table:table-cell office:value-type="float" office:value="0.554118120273736">
                <text:p>0.5541181202737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5112.890625">
                <text:p>1265112.890625</text:p>
              </table:table-cell>
              <table:table-cell office:value-type="float" office:value="-139">
                <text:p>-139</text:p>
              </table:table-cell>
              <table:table-cell office:value-type="float" office:value="349.12109375">
                <text:p>349.12109375</text:p>
              </table:table-cell>
              <table:table-cell office:value-type="float" office:value="0.574889305104962">
                <text:p>0.5748893051049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6647.78125">
                <text:p>1276647.78125</text:p>
              </table:table-cell>
              <table:table-cell office:value-type="float" office:value="-114">
                <text:p>-114</text:p>
              </table:table-cell>
              <table:table-cell office:value-type="float" office:value="320.068359375">
                <text:p>320.068359375</text:p>
              </table:table-cell>
              <table:table-cell office:value-type="float" office:value="0.551187880248092">
                <text:p>0.551187880248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8141.296875">
                <text:p>1288141.296875</text:p>
              </table:table-cell>
              <table:table-cell office:value-type="float" office:value="-151">
                <text:p>-151</text:p>
              </table:table-cell>
              <table:table-cell office:value-type="float" office:value="-115.234375">
                <text:p>-115.234375</text:p>
              </table:table-cell>
              <table:table-cell office:value-type="float" office:value="0.567460984449547">
                <text:p>0.567460984449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9677.890625">
                <text:p>1299677.890625</text:p>
              </table:table-cell>
              <table:table-cell office:value-type="float" office:value="-17">
                <text:p>-17</text:p>
              </table:table-cell>
              <table:table-cell office:value-type="float" office:value="46.142578125">
                <text:p>46.142578125</text:p>
              </table:table-cell>
              <table:table-cell office:value-type="float" office:value="0.553782926765267">
                <text:p>0.5537829267652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1201.375">
                <text:p>1311201.375</text:p>
              </table:table-cell>
              <table:table-cell office:value-type="float" office:value="-94">
                <text:p>-94</text:p>
              </table:table-cell>
              <table:table-cell office:value-type="float" office:value="78.369140625">
                <text:p>78.369140625</text:p>
              </table:table-cell>
              <table:table-cell office:value-type="float" office:value="0.560270543058206">
                <text:p>0.560270543058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2577.6875">
                <text:p>1322577.6875</text:p>
              </table:table-cell>
              <table:table-cell office:value-type="float" office:value="-152">
                <text:p>-152</text:p>
              </table:table-cell>
              <table:table-cell office:value-type="float" office:value="157.470703125">
                <text:p>157.470703125</text:p>
              </table:table-cell>
              <table:table-cell office:value-type="float" office:value="0.553512609419728">
                <text:p>0.5535126094197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3984.171875">
                <text:p>1333984.171875</text:p>
              </table:table-cell>
              <table:table-cell office:value-type="float" office:value="-83">
                <text:p>-83</text:p>
              </table:table-cell>
              <table:table-cell office:value-type="float" office:value="-26.85546875">
                <text:p>-26.85546875</text:p>
              </table:table-cell>
              <table:table-cell office:value-type="float" office:value="0.548473894098879">
                <text:p>0.5484738940988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5517.390625">
                <text:p>1345517.390625</text:p>
              </table:table-cell>
              <table:table-cell office:value-type="float" office:value="-135">
                <text:p>-135</text:p>
              </table:table-cell>
              <table:table-cell office:value-type="float" office:value="144.775390625">
                <text:p>144.775390625</text:p>
              </table:table-cell>
              <table:table-cell office:value-type="float" office:value="0.559643406816555">
                <text:p>0.5596434068165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6959.484375">
                <text:p>1356959.484375</text:p>
              </table:table-cell>
              <table:table-cell office:value-type="float" office:value="-58">
                <text:p>-58</text:p>
              </table:table-cell>
              <table:table-cell office:value-type="float" office:value="197.509765625">
                <text:p>197.509765625</text:p>
              </table:table-cell>
              <table:table-cell office:value-type="float" office:value="0.548506332180344">
                <text:p>0.548506332180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8306.984375">
                <text:p>1368306.984375</text:p>
              </table:table-cell>
              <table:table-cell office:value-type="float" office:value="-139">
                <text:p>-139</text:p>
              </table:table-cell>
              <table:table-cell office:value-type="float" office:value="174.31640625">
                <text:p>174.31640625</text:p>
              </table:table-cell>
              <table:table-cell office:value-type="float" office:value="0.549674103113073">
                <text:p>0.5496741031130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9737.390625">
                <text:p>1379737.390625</text:p>
              </table:table-cell>
              <table:table-cell office:value-type="float" office:value="-204">
                <text:p>-204</text:p>
              </table:table-cell>
              <table:table-cell office:value-type="float" office:value="233.88671875">
                <text:p>233.88671875</text:p>
              </table:table-cell>
              <table:table-cell office:value-type="float" office:value="0.547587253205511">
                <text:p>0.5475872532055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1071.078125">
                <text:p>1391071.078125</text:p>
              </table:table-cell>
              <table:table-cell office:value-type="float" office:value="-125">
                <text:p>-125</text:p>
              </table:table-cell>
              <table:table-cell office:value-type="float" office:value="158.69140625">
                <text:p>158.69140625</text:p>
              </table:table-cell>
              <table:table-cell office:value-type="float" office:value="0.535650039226503">
                <text:p>0.535650039226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551.6875">
                <text:p>1402551.6875</text:p>
              </table:table-cell>
              <table:table-cell office:value-type="float" office:value="-95">
                <text:p>-95</text:p>
              </table:table-cell>
              <table:table-cell office:value-type="float" office:value="364.74609375">
                <text:p>364.74609375</text:p>
              </table:table-cell>
              <table:table-cell office:value-type="float" office:value="0.538634342721255">
                <text:p>0.538634342721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3912.390625">
                <text:p>1413912.390625</text:p>
              </table:table-cell>
              <table:table-cell office:value-type="float" office:value="-121">
                <text:p>-121</text:p>
              </table:table-cell>
              <table:table-cell office:value-type="float" office:value="252.44140625">
                <text:p>252.44140625</text:p>
              </table:table-cell>
              <table:table-cell office:value-type="float" office:value="0.52270724472209">
                <text:p>0.522707244722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5380.078125">
                <text:p>1425380.078125</text:p>
              </table:table-cell>
              <table:table-cell office:value-type="float" office:value="-141">
                <text:p>-141</text:p>
              </table:table-cell>
              <table:table-cell office:value-type="float" office:value="169.189453125">
                <text:p>169.189453125</text:p>
              </table:table-cell>
              <table:table-cell office:value-type="float" office:value="0.515430301780177">
                <text:p>0.5154303017801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6718.6875">
                <text:p>1436718.6875</text:p>
              </table:table-cell>
              <table:table-cell office:value-type="float" office:value="-96">
                <text:p>-96</text:p>
              </table:table-cell>
              <table:table-cell office:value-type="float" office:value="52.001953125">
                <text:p>52.001953125</text:p>
              </table:table-cell>
              <table:table-cell office:value-type="float" office:value="0.526610627191675">
                <text:p>0.526610627191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8201.578125">
                <text:p>1448201.578125</text:p>
              </table:table-cell>
              <table:table-cell office:value-type="float" office:value="-59">
                <text:p>-59</text:p>
              </table:table-cell>
              <table:table-cell office:value-type="float" office:value="-409.912109375">
                <text:p>-409.912109375</text:p>
              </table:table-cell>
              <table:table-cell office:value-type="float" office:value="0.513884086563693">
                <text:p>0.5138840865636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9777.984375">
                <text:p>1459777.984375</text:p>
              </table:table-cell>
              <table:table-cell office:value-type="float" office:value="-164">
                <text:p>-164</text:p>
              </table:table-cell>
              <table:table-cell office:value-type="float" office:value="534.66796875">
                <text:p>534.66796875</text:p>
              </table:table-cell>
              <table:table-cell office:value-type="float" office:value="0.515278924066675">
                <text:p>0.515278924066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1266.375">
                <text:p>1471266.375</text:p>
              </table:table-cell>
              <table:table-cell office:value-type="float" office:value="-92">
                <text:p>-92</text:p>
              </table:table-cell>
              <table:table-cell office:value-type="float" office:value="587.40234375">
                <text:p>587.40234375</text:p>
              </table:table-cell>
              <table:table-cell office:value-type="float" office:value="0.508315549245587">
                <text:p>0.5083155492455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2584.375">
                <text:p>1482584.375</text:p>
              </table:table-cell>
              <table:table-cell office:value-type="float" office:value="-209">
                <text:p>-209</text:p>
              </table:table-cell>
              <table:table-cell office:value-type="float" office:value="237.3046875">
                <text:p>237.3046875</text:p>
              </table:table-cell>
              <table:table-cell office:value-type="float" office:value="0.494086044176407">
                <text:p>0.4940860441764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4067.5">
                <text:p>1494067.5</text:p>
              </table:table-cell>
              <table:table-cell office:value-type="float" office:value="-96">
                <text:p>-96</text:p>
              </table:table-cell>
              <table:table-cell office:value-type="float" office:value="-258.056640625">
                <text:p>-258.056640625</text:p>
              </table:table-cell>
              <table:table-cell office:value-type="float" office:value="0.507191029088144">
                <text:p>0.507191029088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5553.375">
                <text:p>1505553.375</text:p>
              </table:table-cell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  <table:table-cell office:value-type="float" office:value="0.499503203781011">
                <text:p>0.499503203781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7099.375">
                <text:p>1517099.375</text:p>
              </table:table-cell>
              <table:table-cell office:value-type="float" office:value="-66">
                <text:p>-66</text:p>
              </table:table-cell>
              <table:table-cell office:value-type="float" office:value="-919.189453125">
                <text:p>-919.189453125</text:p>
              </table:table-cell>
              <table:table-cell office:value-type="float" office:value="0.500314155817629">
                <text:p>0.5003141558176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8672.09375">
                <text:p>1528672.09375</text:p>
              </table:table-cell>
              <table:table-cell office:value-type="float" office:value="-159">
                <text:p>-159</text:p>
              </table:table-cell>
              <table:table-cell office:value-type="float" office:value="-840.576171875">
                <text:p>-840.576171875</text:p>
              </table:table-cell>
              <table:table-cell office:value-type="float" office:value="0.486625285439528">
                <text:p>0.4866252854395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148.484375">
                <text:p>1540148.484375</text:p>
              </table:table-cell>
              <table:table-cell office:value-type="float" office:value="-101">
                <text:p>-101</text:p>
              </table:table-cell>
              <table:table-cell office:value-type="float" office:value="-597.900390625">
                <text:p>-597.900390625</text:p>
              </table:table-cell>
              <table:table-cell office:value-type="float" office:value="0.491901880024451">
                <text:p>0.491901880024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1557.484375">
                <text:p>1551557.484375</text:p>
              </table:table-cell>
              <table:table-cell office:value-type="float" office:value="-168">
                <text:p>-168</text:p>
              </table:table-cell>
              <table:table-cell office:value-type="float" office:value="259.765625">
                <text:p>259.765625</text:p>
              </table:table-cell>
              <table:table-cell office:value-type="float" office:value="0.493761663361761">
                <text:p>0.4937616633617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3004.078125">
                <text:p>1563004.078125</text:p>
              </table:table-cell>
              <table:table-cell office:value-type="float" office:value="-168">
                <text:p>-168</text:p>
              </table:table-cell>
              <table:table-cell office:value-type="float" office:value="-437.98828125">
                <text:p>-437.98828125</text:p>
              </table:table-cell>
              <table:table-cell office:value-type="float" office:value="0.479121275927362">
                <text:p>0.4791212759273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4442.28125">
                <text:p>1574442.28125</text:p>
              </table:table-cell>
              <table:table-cell office:value-type="float" office:value="-99">
                <text:p>-99</text:p>
              </table:table-cell>
              <table:table-cell office:value-type="float" office:value="203.61328125">
                <text:p>203.61328125</text:p>
              </table:table-cell>
              <table:table-cell office:value-type="float" office:value="0.468827591409232">
                <text:p>0.4688275914092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5962.078125">
                <text:p>1585962.078125</text:p>
              </table:table-cell>
              <table:table-cell office:value-type="float" office:value="-142">
                <text:p>-142</text:p>
              </table:table-cell>
              <table:table-cell office:value-type="float" office:value="96.923828125">
                <text:p>96.923828125</text:p>
              </table:table-cell>
              <table:table-cell office:value-type="float" office:value="0.473595989384542">
                <text:p>0.4735959893845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7442.6875">
                <text:p>1597442.6875</text:p>
              </table:table-cell>
              <table:table-cell office:value-type="float" office:value="-205">
                <text:p>-205</text:p>
              </table:table-cell>
              <table:table-cell office:value-type="float" office:value="7.080078125">
                <text:p>7.080078125</text:p>
              </table:table-cell>
              <table:table-cell office:value-type="float" office:value="0.462015594301646">
                <text:p>0.4620155943016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8942.484375">
                <text:p>1608942.484375</text:p>
              </table:table-cell>
              <table:table-cell office:value-type="float" office:value="-145">
                <text:p>-145</text:p>
              </table:table-cell>
              <table:table-cell office:value-type="float" office:value="287.59765625">
                <text:p>287.59765625</text:p>
              </table:table-cell>
              <table:table-cell office:value-type="float" office:value="0.453138372674141">
                <text:p>0.453138372674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0328.78125">
                <text:p>1620328.78125</text:p>
              </table:table-cell>
              <table:table-cell office:value-type="float" office:value="-81">
                <text:p>-81</text:p>
              </table:table-cell>
              <table:table-cell office:value-type="float" office:value="19.53125">
                <text:p>19.53125</text:p>
              </table:table-cell>
              <table:table-cell office:value-type="float" office:value="0.459928744394084">
                <text:p>0.459928744394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1824.171875">
                <text:p>1631824.171875</text:p>
              </table:table-cell>
              <table:table-cell office:value-type="float" office:value="-185">
                <text:p>-185</text:p>
              </table:table-cell>
              <table:table-cell office:value-type="float" office:value="-443.603515625">
                <text:p>-443.603515625</text:p>
              </table:table-cell>
              <table:table-cell office:value-type="float" office:value="0.447915841558326">
                <text:p>0.4479158415583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3168.484375">
                <text:p>1643168.484375</text:p>
              </table:table-cell>
              <table:table-cell office:value-type="float" office:value="-136">
                <text:p>-136</text:p>
              </table:table-cell>
              <table:table-cell office:value-type="float" office:value="103.515625">
                <text:p>103.515625</text:p>
              </table:table-cell>
              <table:table-cell office:value-type="float" office:value="0.448056406578006">
                <text:p>0.4480564065780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4758.875">
                <text:p>1654758.875</text:p>
              </table:table-cell>
              <table:table-cell office:value-type="float" office:value="-82">
                <text:p>-82</text:p>
              </table:table-cell>
              <table:table-cell office:value-type="float" office:value="170.166015625">
                <text:p>170.166015625</text:p>
              </table:table-cell>
              <table:table-cell office:value-type="float" office:value="0.453873635854008">
                <text:p>0.4538736358540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6078.484375">
                <text:p>1666078.484375</text:p>
              </table:table-cell>
              <table:table-cell office:value-type="float" office:value="-126">
                <text:p>-126</text:p>
              </table:table-cell>
              <table:table-cell office:value-type="float" office:value="201.66015625">
                <text:p>201.66015625</text:p>
              </table:table-cell>
              <table:table-cell office:value-type="float" office:value="0.43861692487178">
                <text:p>0.43861692487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7547.875">
                <text:p>1677547.875</text:p>
              </table:table-cell>
              <table:table-cell office:value-type="float" office:value="-72">
                <text:p>-72</text:p>
              </table:table-cell>
              <table:table-cell office:value-type="float" office:value="-150.146484375">
                <text:p>-150.146484375</text:p>
              </table:table-cell>
              <table:table-cell office:value-type="float" office:value="0.440887590574308">
                <text:p>0.4408875905743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8900.984375">
                <text:p>1688900.984375</text:p>
              </table:table-cell>
              <table:table-cell office:value-type="float" office:value="-186">
                <text:p>-186</text:p>
              </table:table-cell>
              <table:table-cell office:value-type="float" office:value="201.904296875">
                <text:p>201.904296875</text:p>
              </table:table-cell>
              <table:table-cell office:value-type="float" office:value="0.435286615174738">
                <text:p>0.435286615174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0356.875">
                <text:p>1700356.875</text:p>
              </table:table-cell>
              <table:table-cell office:value-type="float" office:value="-125">
                <text:p>-125</text:p>
              </table:table-cell>
              <table:table-cell office:value-type="float" office:value="366.2109375">
                <text:p>366.2109375</text:p>
              </table:table-cell>
              <table:table-cell office:value-type="float" office:value="0.423998162825024">
                <text:p>0.423998162825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1716.375">
                <text:p>1711716.375</text:p>
              </table:table-cell>
              <table:table-cell office:value-type="float" office:value="-88">
                <text:p>-88</text:p>
              </table:table-cell>
              <table:table-cell office:value-type="float" office:value="-509.033203125">
                <text:p>-509.033203125</text:p>
              </table:table-cell>
              <table:table-cell office:value-type="float" office:value="0.424160353232347">
                <text:p>0.424160353232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83cm" svg:height="7.593cm" xlink:href=".." xlink:type="simple" chart:class="chart:scatter" chart:style-name="ch1">
        <chart:legend chart:legend-position="end" svg:x="27.678cm" svg:y="2.75cm" style:legend-expansion="high" chart:style-name="ch2"/>
        <chart:plot-area chart:style-name="ch3" table:cell-range-address="Sheet1.B2:Sheet1.B152 Sheet1.G1:Sheet1.G152 Sheet1.M1:Sheet1.M152 Sheet1.R1:Sheet1.S152" chart:data-source-has-labels="row" svg:x="1.061cm" svg:y="0.739cm" svg:width="25.395cm" svg:height="6.283cm">
          <chartooo:coordinate-region svg:x="1.788cm" svg:y="0.939cm" svg:width="24.018cm" svg:height="5.8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52" chart:label-cell-address="Sheet1.G1:Sheet1.G1" chart:class="chart:scatter">
            <chart:domain table:cell-range-address="Sheet1.B2:Sheet1.B152"/>
            <chart:data-point chart:repeated="151"/>
          </chart:series>
          <chart:series chart:style-name="ch7" chart:values-cell-range-address="Sheet1.M2:Sheet1.M152" chart:label-cell-address="Sheet1.M1:Sheet1.M1" chart:class="chart:scatter">
            <chart:data-point chart:repeated="151"/>
          </chart:series>
          <chart:series chart:style-name="ch8" chart:values-cell-range-address="Sheet1.R2:Sheet1.R152" chart:label-cell-address="Sheet1.R1:Sheet1.R1" chart:class="chart:scatter">
            <chart:data-point chart:repeated="151"/>
          </chart:series>
          <chart:series chart:style-name="ch9" chart:values-cell-range-address="Sheet1.S2:Sheet1.S152" chart:label-cell-address="Sheet1.S1:Sheet1.S1" chart:class="chart:scatter">
            <chart:data-point chart:repeated="1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pu_x</text:p>
                <draw:g>
                  <svg:desc>Sheet1.G1:Sheet1.G1</svg:desc>
                </draw:g>
              </table:table-cell>
              <table:table-cell office:value-type="string">
                <text:p>gy_scaled</text:p>
                <draw:g>
                  <svg:desc>Sheet1.M1:Sheet1.M1</svg:desc>
                </draw:g>
              </table:table-cell>
              <table:table-cell office:value-type="string">
                <text:p>angle</text:p>
                <draw:g>
                  <svg:desc>Sheet1.R1:Sheet1.R1</svg:desc>
                </draw:g>
              </table:table-cell>
              <table:table-cell office:value-type="string">
                <text:p>angle deg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2.28125">
                <text:p>2122.28125</text:p>
                <draw:g>
                  <svg:desc>Sheet1.B2:Sheet1.B152</svg:desc>
                </draw:g>
              </table:table-cell>
              <table:table-cell office:value-type="float" office:value="-0.537353515625">
                <text:p>-0.537353515625</text:p>
                <draw:g>
                  <svg:desc>Sheet1.G2:Sheet1.G152</svg:desc>
                </draw:g>
              </table:table-cell>
              <table:table-cell office:value-type="float" office:value="NaN">
                <text:p>NaN</text:p>
                <draw:g>
                  <svg:desc>Sheet1.M2:Sheet1.M152</svg:desc>
                </draw:g>
              </table:table-cell>
              <table:table-cell office:value-type="float" office:value="-0.5">
                <text:p>-0.5</text:p>
                <draw:g>
                  <svg:desc>Sheet1.R2:Sheet1.R152</svg:desc>
                </draw:g>
              </table:table-cell>
              <table:table-cell office:value-type="float" office:value="-14.33">
                <text:p>-14.33</text:p>
                <draw:g>
                  <svg:desc>Sheet1.S2:Sheet1.S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3.984375">
                <text:p>13453.984375</text:p>
              </table:table-cell>
              <table:table-cell office:value-type="float" office:value="-0.51953125">
                <text:p>-0.51953125</text:p>
              </table:table-cell>
              <table:table-cell office:value-type="float" office:value="-0.00275723692449904">
                <text:p>-0.00275723692449904</text:p>
              </table:table-cell>
              <table:table-cell office:value-type="float" office:value="-0.513585031129477">
                <text:p>-0.513585031129477</text:p>
              </table:table-cell>
              <table:table-cell office:value-type="float" office:value="-14.7193469921708">
                <text:p>-14.7193469921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66.375">
                <text:p>24866.375</text:p>
              </table:table-cell>
              <table:table-cell office:value-type="float" office:value="-0.533203125">
                <text:p>-0.533203125</text:p>
              </table:table-cell>
              <table:table-cell office:value-type="float" office:value="-0.00524415650345896">
                <text:p>-0.00524415650345896</text:p>
              </table:table-cell>
              <table:table-cell office:value-type="float" office:value="-0.527421228526306">
                <text:p>-0.527421228526306</text:p>
              </table:table-cell>
              <table:table-cell office:value-type="float" office:value="-15.1158924095639">
                <text:p>-15.1158924095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93.28125">
                <text:p>36293.28125</text:p>
              </table:table-cell>
              <table:table-cell office:value-type="float" office:value="-0.517333984375">
                <text:p>-0.517333984375</text:p>
              </table:table-cell>
              <table:table-cell office:value-type="float" office:value="-0.0105315637822042">
                <text:p>-0.0105315637822042</text:p>
              </table:table-cell>
              <table:table-cell office:value-type="float" office:value="-0.545474839624124">
                <text:p>-0.545474839624124</text:p>
              </table:table-cell>
              <table:table-cell office:value-type="float" office:value="-15.6333089036274">
                <text:p>-15.6333089036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23.78125">
                <text:p>47723.78125</text:p>
              </table:table-cell>
              <table:table-cell office:value-type="float" office:value="-0.544677734375">
                <text:p>-0.544677734375</text:p>
              </table:table-cell>
              <table:table-cell office:value-type="float" office:value="-0.0159919741620945">
                <text:p>-0.0159919741620945</text:p>
              </table:table-cell>
              <table:table-cell office:value-type="float" office:value="-0.55464198535837">
                <text:p>-0.55464198535837</text:p>
              </table:table-cell>
              <table:table-cell office:value-type="float" office:value="-15.8960393003709">
                <text:p>-15.8960393003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17.171875">
                <text:p>59017.171875</text:p>
              </table:table-cell>
              <table:table-cell office:value-type="float" office:value="-0.50634765625">
                <text:p>-0.50634765625</text:p>
              </table:table-cell>
              <table:table-cell office:value-type="float" office:value="-0.0191276553703483">
                <text:p>-0.0191276553703483</text:p>
              </table:table-cell>
              <table:table-cell office:value-type="float" office:value="-0.563195535351697">
                <text:p>-0.563195535351697</text:p>
              </table:table-cell>
              <table:table-cell office:value-type="float" office:value="-16.1411840431796">
                <text:p>-16.1411840431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24.78125">
                <text:p>70424.78125</text:p>
              </table:table-cell>
              <table:table-cell office:value-type="float" office:value="-0.55029296875">
                <text:p>-0.55029296875</text:p>
              </table:table-cell>
              <table:table-cell office:value-type="float" office:value="-0.0203386770783636">
                <text:p>-0.0203386770783636</text:p>
              </table:table-cell>
              <table:table-cell office:value-type="float" office:value="-0.57159138723508">
                <text:p>-0.57159138723508</text:p>
              </table:table-cell>
              <table:table-cell office:value-type="float" office:value="-16.3818091581574">
                <text:p>-16.3818091581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822.578125">
                <text:p>81822.578125</text:p>
              </table:table-cell>
              <table:table-cell office:value-type="float" office:value="-0.54345703125">
                <text:p>-0.54345703125</text:p>
              </table:table-cell>
              <table:table-cell office:value-type="float" office:value="-0.025572020888001">
                <text:p>-0.025572020888001</text:p>
              </table:table-cell>
              <table:table-cell office:value-type="float" office:value="-0.592423768118896">
                <text:p>-0.592423768118896</text:p>
              </table:table-cell>
              <table:table-cell office:value-type="float" office:value="-16.9788651942876">
                <text:p>-16.9788651942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249.390625">
                <text:p>93249.390625</text:p>
              </table:table-cell>
              <table:table-cell office:value-type="float" office:value="-0.50537109375">
                <text:p>-0.50537109375</text:p>
              </table:table-cell>
              <table:table-cell office:value-type="float" office:value="-0.0270966107168416">
                <text:p>-0.0270966107168416</text:p>
              </table:table-cell>
              <table:table-cell office:value-type="float" office:value="-0.602550563380419">
                <text:p>-0.602550563380419</text:p>
              </table:table-cell>
              <table:table-cell office:value-type="float" office:value="-17.2690991464828">
                <text:p>-17.2690991464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588.78125">
                <text:p>104588.78125</text:p>
              </table:table-cell>
              <table:table-cell office:value-type="float" office:value="-0.5751953125">
                <text:p>-0.5751953125</text:p>
              </table:table-cell>
              <table:table-cell office:value-type="float" office:value="-0.0316811928971851">
                <text:p>-0.0316811928971851</text:p>
              </table:table-cell>
              <table:table-cell office:value-type="float" office:value="-0.597092525466148">
                <text:p>-0.597092525466148</text:p>
              </table:table-cell>
              <table:table-cell office:value-type="float" office:value="-17.1126717798598">
                <text:p>-17.1126717798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982.984375">
                <text:p>115982.984375</text:p>
              </table:table-cell>
              <table:table-cell office:value-type="float" office:value="-0.5703125">
                <text:p>-0.5703125</text:p>
              </table:table-cell>
              <table:table-cell office:value-type="float" office:value="-0.0327624622793416">
                <text:p>-0.0327624622793416</text:p>
              </table:table-cell>
              <table:table-cell office:value-type="float" office:value="-0.605454974870495">
                <text:p>-0.605454974870495</text:p>
              </table:table-cell>
              <table:table-cell office:value-type="float" office:value="-17.3523395797884">
                <text:p>-17.3523395797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70.578125">
                <text:p>127570.578125</text:p>
              </table:table-cell>
              <table:table-cell office:value-type="float" office:value="-0.550048828125">
                <text:p>-0.550048828125</text:p>
              </table:table-cell>
              <table:table-cell office:value-type="float" office:value="-0.0331192811754533">
                <text:p>-0.0331192811754533</text:p>
              </table:table-cell>
              <table:table-cell office:value-type="float" office:value="-0.61695746207428">
                <text:p>-0.61695746207428</text:p>
              </table:table-cell>
              <table:table-cell office:value-type="float" office:value="-17.6820008630489">
                <text:p>-17.6820008630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980.1875">
                <text:p>138980.1875</text:p>
              </table:table-cell>
              <table:table-cell office:value-type="float" office:value="-0.565185546875">
                <text:p>-0.565185546875</text:p>
              </table:table-cell>
              <table:table-cell office:value-type="float" office:value="-0.0382120599654103">
                <text:p>-0.0382120599654103</text:p>
              </table:table-cell>
              <table:table-cell office:value-type="float" office:value="-0.626442140515724">
                <text:p>-0.626442140515724</text:p>
              </table:table-cell>
              <table:table-cell office:value-type="float" office:value="-17.9538317471807">
                <text:p>-17.9538317471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280.875">
                <text:p>150280.875</text:p>
              </table:table-cell>
              <table:table-cell office:value-type="float" office:value="-0.5859375">
                <text:p>-0.5859375</text:p>
              </table:table-cell>
              <table:table-cell office:value-type="float" office:value="-0.0412179888478054">
                <text:p>-0.0412179888478054</text:p>
              </table:table-cell>
              <table:table-cell office:value-type="float" office:value="-0.633795978403142">
                <text:p>-0.633795978403142</text:p>
              </table:table-cell>
              <table:table-cell office:value-type="float" office:value="-18.1645927410341">
                <text:p>-18.1645927410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71.671875">
                <text:p>161671.671875</text:p>
              </table:table-cell>
              <table:table-cell office:value-type="float" office:value="-0.4833984375">
                <text:p>-0.4833984375</text:p>
              </table:table-cell>
              <table:table-cell office:value-type="float" office:value="-0.0427317659828244">
                <text:p>-0.0427317659828244</text:p>
              </table:table-cell>
              <table:table-cell office:value-type="float" office:value="-0.63104285890546">
                <text:p>-0.63104285890546</text:p>
              </table:table-cell>
              <table:table-cell office:value-type="float" office:value="-18.0856883362305">
                <text:p>-18.08568833623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966">
                <text:p>172966</text:p>
              </table:table-cell>
              <table:table-cell office:value-type="float" office:value="-0.50537109375">
                <text:p>-0.50537109375</text:p>
              </table:table-cell>
              <table:table-cell office:value-type="float" office:value="-0.0435859687947281">
                <text:p>-0.0435859687947281</text:p>
              </table:table-cell>
              <table:table-cell office:value-type="float" office:value="-0.628035037170185">
                <text:p>-0.628035037170185</text:p>
              </table:table-cell>
              <table:table-cell office:value-type="float" office:value="-17.9994841652975">
                <text:p>-17.9994841652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37.890625">
                <text:p>184337.890625</text:p>
              </table:table-cell>
              <table:table-cell office:value-type="float" office:value="-0.52197265625">
                <text:p>-0.52197265625</text:p>
              </table:table-cell>
              <table:table-cell office:value-type="float" office:value="-0.049078817256083">
                <text:p>-0.049078817256083</text:p>
              </table:table-cell>
              <table:table-cell office:value-type="float" office:value="-0.626490779340167">
                <text:p>-0.626490779340167</text:p>
              </table:table-cell>
              <table:table-cell office:value-type="float" office:value="-17.9552257358892">
                <text:p>-17.9552257358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722.28125">
                <text:p>195722.28125</text:p>
              </table:table-cell>
              <table:table-cell office:value-type="float" office:value="-0.572021484375">
                <text:p>-0.572021484375</text:p>
              </table:table-cell>
              <table:table-cell office:value-type="float" office:value="-0.049900581986522">
                <text:p>-0.049900581986522</text:p>
              </table:table-cell>
              <table:table-cell office:value-type="float" office:value="-0.629007911622052">
                <text:p>-0.629007911622052</text:p>
              </table:table-cell>
              <table:table-cell office:value-type="float" office:value="-18.027366747088">
                <text:p>-18.027366747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228.796875">
                <text:p>207228.796875</text:p>
              </table:table-cell>
              <table:table-cell office:value-type="float" office:value="-0.507568359375">
                <text:p>-0.507568359375</text:p>
              </table:table-cell>
              <table:table-cell office:value-type="float" office:value="-0.0508953498181059">
                <text:p>-0.0508953498181059</text:p>
              </table:table-cell>
              <table:table-cell office:value-type="float" office:value="-0.622899325289464">
                <text:p>-0.622899325289464</text:p>
              </table:table-cell>
              <table:table-cell office:value-type="float" office:value="-17.852294662796">
                <text:p>-17.852294662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568.078125">
                <text:p>218568.078125</text:p>
              </table:table-cell>
              <table:table-cell office:value-type="float" office:value="-0.530517578125">
                <text:p>-0.530517578125</text:p>
              </table:table-cell>
              <table:table-cell office:value-type="float" office:value="-0.0535660851920325">
                <text:p>-0.0535660851920325</text:p>
              </table:table-cell>
              <table:table-cell office:value-type="float" office:value="-0.622220644674582">
                <text:p>-0.622220644674582</text:p>
              </table:table-cell>
              <table:table-cell office:value-type="float" office:value="-17.8328436763735">
                <text:p>-17.8328436763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981.296875">
                <text:p>229981.296875</text:p>
              </table:table-cell>
              <table:table-cell office:value-type="float" office:value="-0.5859375">
                <text:p>-0.5859375</text:p>
              </table:table-cell>
              <table:table-cell office:value-type="float" office:value="-0.0538688406190363">
                <text:p>-0.0538688406190363</text:p>
              </table:table-cell>
              <table:table-cell office:value-type="float" office:value="-0.621626674642619">
                <text:p>-0.621626674642619</text:p>
              </table:table-cell>
              <table:table-cell office:value-type="float" office:value="-17.8158204952575">
                <text:p>-17.8158204952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383.96875">
                <text:p>241383.96875</text:p>
              </table:table-cell>
              <table:table-cell office:value-type="float" office:value="-0.59326171875">
                <text:p>-0.59326171875</text:p>
              </table:table-cell>
              <table:table-cell office:value-type="float" office:value="-0.0583128577796994">
                <text:p>-0.0583128577796994</text:p>
              </table:table-cell>
              <table:table-cell office:value-type="float" office:value="-0.624506116714801">
                <text:p>-0.624506116714801</text:p>
              </table:table-cell>
              <table:table-cell office:value-type="float" office:value="-17.8983453050462">
                <text:p>-17.8983453050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722.09375">
                <text:p>252722.09375</text:p>
              </table:table-cell>
              <table:table-cell office:value-type="float" office:value="-0.503662109375">
                <text:p>-0.503662109375</text:p>
              </table:table-cell>
              <table:table-cell office:value-type="float" office:value="-0.0601185776479008">
                <text:p>-0.0601185776479008</text:p>
              </table:table-cell>
              <table:table-cell office:value-type="float" office:value="-0.627632887919487">
                <text:p>-0.627632887919487</text:p>
              </table:table-cell>
              <table:table-cell office:value-type="float" office:value="-17.9879585677725">
                <text:p>-17.9879585677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101.875">
                <text:p>264101.875</text:p>
              </table:table-cell>
              <table:table-cell office:value-type="float" office:value="-0.53564453125">
                <text:p>-0.53564453125</text:p>
              </table:table-cell>
              <table:table-cell office:value-type="float" office:value="-0.0627568749403626">
                <text:p>-0.0627568749403626</text:p>
              </table:table-cell>
              <table:table-cell office:value-type="float" office:value="-0.633124670302501">
                <text:p>-0.633124670302501</text:p>
              </table:table-cell>
              <table:table-cell office:value-type="float" office:value="-18.1453530508697">
                <text:p>-18.1453530508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530.96875">
                <text:p>275530.96875</text:p>
              </table:table-cell>
              <table:table-cell office:value-type="float" office:value="-0.576416015625">
                <text:p>-0.576416015625</text:p>
              </table:table-cell>
              <table:table-cell office:value-type="float" office:value="-0.06799021875">
                <text:p>-0.06799021875</text:p>
              </table:table-cell>
              <table:table-cell office:value-type="float" office:value="-0.644528233273764">
                <text:p>-0.644528233273764</text:p>
              </table:table-cell>
              <table:table-cell office:value-type="float" office:value="-18.4721791656261">
                <text:p>-18.4721791656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943.09375">
                <text:p>286943.09375</text:p>
              </table:table-cell>
              <table:table-cell office:value-type="float" office:value="-0.46484375">
                <text:p>-0.46484375</text:p>
              </table:table-cell>
              <table:table-cell office:value-type="float" office:value="-0.0692228658456584">
                <text:p>-0.0692228658456584</text:p>
              </table:table-cell>
              <table:table-cell office:value-type="float" office:value="-0.64443862763263">
                <text:p>-0.64443862763263</text:p>
              </table:table-cell>
              <table:table-cell office:value-type="float" office:value="-18.4696110679512">
                <text:p>-18.4696110679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83.28125">
                <text:p>298283.28125</text:p>
              </table:table-cell>
              <table:table-cell office:value-type="float" office:value="-0.482421875">
                <text:p>-0.482421875</text:p>
              </table:table-cell>
              <table:table-cell office:value-type="float" office:value="-0.0713097157532204">
                <text:p>-0.0713097157532204</text:p>
              </table:table-cell>
              <table:table-cell office:value-type="float" office:value="-0.639686675059918">
                <text:p>-0.639686675059918</text:p>
              </table:table-cell>
              <table:table-cell office:value-type="float" office:value="-18.3334201072172">
                <text:p>-18.3334201072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690.484375">
                <text:p>309690.484375</text:p>
              </table:table-cell>
              <table:table-cell office:value-type="float" office:value="-0.601318359375">
                <text:p>-0.601318359375</text:p>
              </table:table-cell>
              <table:table-cell office:value-type="float" office:value="-0.0722504201156966">
                <text:p>-0.0722504201156966</text:p>
              </table:table-cell>
              <table:table-cell office:value-type="float" office:value="-0.642701606095046">
                <text:p>-0.642701606095046</text:p>
              </table:table-cell>
              <table:table-cell office:value-type="float" office:value="-18.419828030684">
                <text:p>-18.419828030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964.59375">
                <text:p>320964.59375</text:p>
              </table:table-cell>
              <table:table-cell office:value-type="float" office:value="-0.586669921875">
                <text:p>-0.586669921875</text:p>
              </table:table-cell>
              <table:table-cell office:value-type="float" office:value="-0.0784352809816317">
                <text:p>-0.0784352809816317</text:p>
              </table:table-cell>
              <table:table-cell office:value-type="float" office:value="-0.640073191322297">
                <text:p>-0.640073191322297</text:p>
              </table:table-cell>
              <table:table-cell office:value-type="float" office:value="-18.344497663297">
                <text:p>-18.344497663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374">
                <text:p>332374</text:p>
              </table:table-cell>
              <table:table-cell office:value-type="float" office:value="-0.543212890625">
                <text:p>-0.543212890625</text:p>
              </table:table-cell>
              <table:table-cell office:value-type="float" office:value="-0.0789326648974237">
                <text:p>-0.0789326648974237</text:p>
              </table:table-cell>
              <table:table-cell office:value-type="float" office:value="-0.634206812216026">
                <text:p>-0.634206812216026</text:p>
              </table:table-cell>
              <table:table-cell office:value-type="float" office:value="-18.1763672381113">
                <text:p>-18.1763672381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699.5">
                <text:p>343699.5</text:p>
              </table:table-cell>
              <table:table-cell office:value-type="float" office:value="-0.58544921875">
                <text:p>-0.58544921875</text:p>
              </table:table-cell>
              <table:table-cell office:value-type="float" office:value="-0.0846417672352099">
                <text:p>-0.0846417672352099</text:p>
              </table:table-cell>
              <table:table-cell office:value-type="float" office:value="-0.646535589298902">
                <text:p>-0.646535589298902</text:p>
              </table:table-cell>
              <table:table-cell office:value-type="float" office:value="-18.5297099893065">
                <text:p>-18.5297099893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097.78125">
                <text:p>355097.78125</text:p>
              </table:table-cell>
              <table:table-cell office:value-type="float" office:value="-0.564208984375">
                <text:p>-0.564208984375</text:p>
              </table:table-cell>
              <table:table-cell office:value-type="float" office:value="-0.0912699485478292">
                <text:p>-0.0912699485478292</text:p>
              </table:table-cell>
              <table:table-cell office:value-type="float" office:value="-0.640446702458931">
                <text:p>-0.640446702458931</text:p>
              </table:table-cell>
              <table:table-cell office:value-type="float" office:value="-18.355202492473">
                <text:p>-18.35520249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52.484375">
                <text:p>366552.484375</text:p>
              </table:table-cell>
              <table:table-cell office:value-type="float" office:value="-0.505126953125">
                <text:p>-0.505126953125</text:p>
              </table:table-cell>
              <table:table-cell office:value-type="float" office:value="-0.094903013671875">
                <text:p>-0.094903013671875</text:p>
              </table:table-cell>
              <table:table-cell office:value-type="float" office:value="-0.655611720299803">
                <text:p>-0.655611720299803</text:p>
              </table:table-cell>
              <table:table-cell office:value-type="float" office:value="-18.7898319037924">
                <text:p>-18.7898319037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981.671875">
                <text:p>377981.671875</text:p>
              </table:table-cell>
              <table:table-cell office:value-type="float" office:value="-0.55615234375">
                <text:p>-0.55615234375</text:p>
              </table:table-cell>
              <table:table-cell office:value-type="float" office:value="-0.0980386948801288">
                <text:p>-0.0980386948801288</text:p>
              </table:table-cell>
              <table:table-cell office:value-type="float" office:value="-0.682931505866265">
                <text:p>-0.682931505866265</text:p>
              </table:table-cell>
              <table:table-cell office:value-type="float" office:value="-19.5728169581271">
                <text:p>-19.5728169581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9324.890625">
                <text:p>389324.890625</text:p>
              </table:table-cell>
              <table:table-cell office:value-type="float" office:value="-0.621826171875">
                <text:p>-0.621826171875</text:p>
              </table:table-cell>
              <table:table-cell office:value-type="float" office:value="-0.10019042095062">
                <text:p>-0.10019042095062</text:p>
              </table:table-cell>
              <table:table-cell office:value-type="float" office:value="-0.669360380393365">
                <text:p>-0.669360380393365</text:p>
              </table:table-cell>
              <table:table-cell office:value-type="float" office:value="-19.1838685020738">
                <text:p>-19.1838685020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762.78125">
                <text:p>400762.78125</text:p>
              </table:table-cell>
              <table:table-cell office:value-type="float" office:value="-0.65234375">
                <text:p>-0.65234375</text:p>
              </table:table-cell>
              <table:table-cell office:value-type="float" office:value="-0.103055784813335">
                <text:p>-0.103055784813335</text:p>
              </table:table-cell>
              <table:table-cell office:value-type="float" office:value="-0.657116984178884">
                <text:p>-0.657116984178884</text:p>
              </table:table-cell>
              <table:table-cell office:value-type="float" office:value="-18.8329727665668">
                <text:p>-18.8329727665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044.09375">
                <text:p>412044.09375</text:p>
              </table:table-cell>
              <table:table-cell office:value-type="float" office:value="-0.479248046875">
                <text:p>-0.479248046875</text:p>
              </table:table-cell>
              <table:table-cell office:value-type="float" office:value="-0.105488640923187">
                <text:p>-0.105488640923187</text:p>
              </table:table-cell>
              <table:table-cell office:value-type="float" office:value="-0.651943040128384">
                <text:p>-0.651943040128384</text:p>
              </table:table-cell>
              <table:table-cell office:value-type="float" office:value="-18.6846875300795">
                <text:p>-18.6846875300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40.375">
                <text:p>423440.375</text:p>
              </table:table-cell>
              <table:table-cell office:value-type="float" office:value="-0.6259765625">
                <text:p>-0.6259765625</text:p>
              </table:table-cell>
              <table:table-cell office:value-type="float" office:value="-0.109478524943345">
                <text:p>-0.109478524943345</text:p>
              </table:table-cell>
              <table:table-cell office:value-type="float" office:value="-0.651084091532452">
                <text:p>-0.651084091532452</text:p>
              </table:table-cell>
              <table:table-cell office:value-type="float" office:value="-18.6600700633201">
                <text:p>-18.66007006332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14.09375">
                <text:p>434714.09375</text:p>
              </table:table-cell>
              <table:table-cell office:value-type="float" office:value="-0.552490234375">
                <text:p>-0.552490234375</text:p>
              </table:table-cell>
              <table:table-cell office:value-type="float" office:value="-0.113846853247257">
                <text:p>-0.113846853247257</text:p>
              </table:table-cell>
              <table:table-cell office:value-type="float" office:value="-0.656042813246011">
                <text:p>-0.656042813246011</text:p>
              </table:table-cell>
              <table:table-cell office:value-type="float" office:value="-18.8021870276307">
                <text:p>-18.8021870276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110.6875">
                <text:p>446110.6875</text:p>
              </table:table-cell>
              <table:table-cell office:value-type="float" office:value="-0.556884765625">
                <text:p>-0.556884765625</text:p>
              </table:table-cell>
              <table:table-cell office:value-type="float" office:value="-0.114409113325978">
                <text:p>-0.114409113325978</text:p>
              </table:table-cell>
              <table:table-cell office:value-type="float" office:value="-0.642943601204368">
                <text:p>-0.642943601204368</text:p>
              </table:table-cell>
              <table:table-cell office:value-type="float" office:value="-18.4267636105172">
                <text:p>-18.4267636105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420.796875">
                <text:p>457420.796875</text:p>
              </table:table-cell>
              <table:table-cell office:value-type="float" office:value="-0.46435546875">
                <text:p>-0.46435546875</text:p>
              </table:table-cell>
              <table:table-cell office:value-type="float" office:value="-0.115782325441317">
                <text:p>-0.115782325441317</text:p>
              </table:table-cell>
              <table:table-cell office:value-type="float" office:value="-0.636558053740087">
                <text:p>-0.636558053740087</text:p>
              </table:table-cell>
              <table:table-cell office:value-type="float" office:value="-18.2437538201909">
                <text:p>-18.24375382019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8814.890625">
                <text:p>468814.890625</text:p>
              </table:table-cell>
              <table:table-cell office:value-type="float" office:value="-0.4599609375">
                <text:p>-0.4599609375</text:p>
              </table:table-cell>
              <table:table-cell office:value-type="float" office:value="-0.119437015953006">
                <text:p>-0.119437015953006</text:p>
              </table:table-cell>
              <table:table-cell office:value-type="float" office:value="-0.632537677486336">
                <text:p>-0.632537677486336</text:p>
              </table:table-cell>
              <table:table-cell office:value-type="float" office:value="-18.1285298367584">
                <text:p>-18.1285298367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106.078125">
                <text:p>480106.078125</text:p>
              </table:table-cell>
              <table:table-cell office:value-type="float" office:value="-0.513916015625">
                <text:p>-0.513916015625</text:p>
              </table:table-cell>
              <table:table-cell office:value-type="float" office:value="-0.124886613639074">
                <text:p>-0.124886613639074</text:p>
              </table:table-cell>
              <table:table-cell office:value-type="float" office:value="-0.629208727347243">
                <text:p>-0.629208727347243</text:p>
              </table:table-cell>
              <table:table-cell office:value-type="float" office:value="-18.033122125772">
                <text:p>-18.0331221257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462.984375">
                <text:p>491462.984375</text:p>
              </table:table-cell>
              <table:table-cell office:value-type="float" office:value="-0.4892578125">
                <text:p>-0.4892578125</text:p>
              </table:table-cell>
              <table:table-cell office:value-type="float" office:value="-0.130390274794251">
                <text:p>-0.130390274794251</text:p>
              </table:table-cell>
              <table:table-cell office:value-type="float" office:value="-0.606073386846238">
                <text:p>-0.606073386846238</text:p>
              </table:table-cell>
              <table:table-cell office:value-type="float" office:value="-17.3700632670132">
                <text:p>-17.37006326701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2760.6875">
                <text:p>502760.6875</text:p>
              </table:table-cell>
              <table:table-cell office:value-type="float" office:value="-0.70751953125">
                <text:p>-0.70751953125</text:p>
              </table:table-cell>
              <table:table-cell office:value-type="float" office:value="-0.134153092244156">
                <text:p>-0.134153092244156</text:p>
              </table:table-cell>
              <table:table-cell office:value-type="float" office:value="-0.605623114177437">
                <text:p>-0.605623114177437</text:p>
              </table:table-cell>
              <table:table-cell office:value-type="float" office:value="-17.3571584523253">
                <text:p>-17.3571584523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4129.984375">
                <text:p>514129.984375</text:p>
              </table:table-cell>
              <table:table-cell office:value-type="float" office:value="-0.62255859375">
                <text:p>-0.62255859375</text:p>
              </table:table-cell>
              <table:table-cell office:value-type="float" office:value="-0.138251103202529">
                <text:p>-0.138251103202529</text:p>
              </table:table-cell>
              <table:table-cell office:value-type="float" office:value="-0.600054803563133">
                <text:p>-0.600054803563133</text:p>
              </table:table-cell>
              <table:table-cell office:value-type="float" office:value="-17.1975706701194">
                <text:p>-17.1975706701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624.296875">
                <text:p>525624.296875</text:p>
              </table:table-cell>
              <table:table-cell office:value-type="float" office:value="-0.570068359375">
                <text:p>-0.570068359375</text:p>
              </table:table-cell>
              <table:table-cell office:value-type="float" office:value="-0.140975902045563">
                <text:p>-0.140975902045563</text:p>
              </table:table-cell>
              <table:table-cell office:value-type="float" office:value="-0.60788709137333">
                <text:p>-0.60788709137333</text:p>
              </table:table-cell>
              <table:table-cell office:value-type="float" office:value="-17.4220440387596">
                <text:p>-17.4220440387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163.171875">
                <text:p>537163.171875</text:p>
              </table:table-cell>
              <table:table-cell office:value-type="float" office:value="-0.5419921875">
                <text:p>-0.5419921875</text:p>
              </table:table-cell>
              <table:table-cell office:value-type="float" office:value="-0.143387132767772">
                <text:p>-0.143387132767772</text:p>
              </table:table-cell>
              <table:table-cell office:value-type="float" office:value="-0.611396744232642">
                <text:p>-0.611396744232642</text:p>
              </table:table-cell>
              <table:table-cell office:value-type="float" office:value="-17.5226306897075">
                <text:p>-17.5226306897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8471.484375">
                <text:p>548471.484375</text:p>
              </table:table-cell>
              <table:table-cell office:value-type="float" office:value="-0.33740234375">
                <text:p>-0.33740234375</text:p>
              </table:table-cell>
              <table:table-cell office:value-type="float" office:value="-0.145106351085401">
                <text:p>-0.145106351085401</text:p>
              </table:table-cell>
              <table:table-cell office:value-type="float" office:value="-0.622417850454526">
                <text:p>-0.622417850454526</text:p>
              </table:table-cell>
              <table:table-cell office:value-type="float" office:value="-17.8384955940267">
                <text:p>-17.83849559402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9818.09375">
                <text:p>559818.09375</text:p>
              </table:table-cell>
              <table:table-cell office:value-type="float" office:value="-0.640380859375">
                <text:p>-0.640380859375</text:p>
              </table:table-cell>
              <table:table-cell office:value-type="float" office:value="-0.149842310979246">
                <text:p>-0.149842310979246</text:p>
              </table:table-cell>
              <table:table-cell office:value-type="float" office:value="-0.638383780072467">
                <text:p>-0.638383780072467</text:p>
              </table:table-cell>
              <table:table-cell office:value-type="float" office:value="-18.2960791368769">
                <text:p>-18.29607913687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189.6875">
                <text:p>571189.6875</text:p>
              </table:table-cell>
              <table:table-cell office:value-type="float" office:value="-0.51513671875">
                <text:p>-0.51513671875</text:p>
              </table:table-cell>
              <table:table-cell office:value-type="float" office:value="-0.153410499940363">
                <text:p>-0.153410499940363</text:p>
              </table:table-cell>
              <table:table-cell office:value-type="float" office:value="-0.625717142284981">
                <text:p>-0.625717142284981</text:p>
              </table:table-cell>
              <table:table-cell office:value-type="float" office:value="-17.9330532978876">
                <text:p>-17.9330532978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87.1875">
                <text:p>582587.1875</text:p>
              </table:table-cell>
              <table:table-cell office:value-type="float" office:value="-0.461181640625">
                <text:p>-0.461181640625</text:p>
              </table:table-cell>
              <table:table-cell office:value-type="float" office:value="-0.15546491176646">
                <text:p>-0.15546491176646</text:p>
              </table:table-cell>
              <table:table-cell office:value-type="float" office:value="-0.608502793816175">
                <text:p>-0.608502793816175</text:p>
              </table:table-cell>
              <table:table-cell office:value-type="float" office:value="-17.4396900707716">
                <text:p>-17.4396900707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868.578125">
                <text:p>593868.578125</text:p>
              </table:table-cell>
              <table:table-cell office:value-type="float" office:value="-0.40185546875">
                <text:p>-0.40185546875</text:p>
              </table:table-cell>
              <table:table-cell office:value-type="float" office:value="-0.157454447429628">
                <text:p>-0.157454447429628</text:p>
              </table:table-cell>
              <table:table-cell office:value-type="float" office:value="-0.638237058604442">
                <text:p>-0.638237058604442</text:p>
              </table:table-cell>
              <table:table-cell office:value-type="float" office:value="-18.2918740996033">
                <text:p>-18.2918740996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5279.671875">
                <text:p>605279.671875</text:p>
              </table:table-cell>
              <table:table-cell office:value-type="float" office:value="-0.54443359375">
                <text:p>-0.54443359375</text:p>
              </table:table-cell>
              <table:table-cell office:value-type="float" office:value="-0.159530484643368">
                <text:p>-0.159530484643368</text:p>
              </table:table-cell>
              <table:table-cell office:value-type="float" office:value="-0.649483168227036">
                <text:p>-0.649483168227036</text:p>
              </table:table-cell>
              <table:table-cell office:value-type="float" office:value="-18.6141876013868">
                <text:p>-18.6141876013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561.484375">
                <text:p>616561.484375</text:p>
              </table:table-cell>
              <table:table-cell office:value-type="float" office:value="-0.405029296875">
                <text:p>-0.405029296875</text:p>
              </table:table-cell>
              <table:table-cell office:value-type="float" office:value="-0.160536065168774">
                <text:p>-0.160536065168774</text:p>
              </table:table-cell>
              <table:table-cell office:value-type="float" office:value="-0.637589134851631">
                <text:p>-0.637589134851631</text:p>
              </table:table-cell>
              <table:table-cell office:value-type="float" office:value="-18.2733046048477">
                <text:p>-18.2733046048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906.484375">
                <text:p>627906.484375</text:p>
              </table:table-cell>
              <table:table-cell office:value-type="float" office:value="-0.572265625">
                <text:p>-0.572265625</text:p>
              </table:table-cell>
              <table:table-cell office:value-type="float" office:value="-0.162893232421875">
                <text:p>-0.162893232421875</text:p>
              </table:table-cell>
              <table:table-cell office:value-type="float" office:value="-0.63932073506149">
                <text:p>-0.63932073506149</text:p>
              </table:table-cell>
              <table:table-cell office:value-type="float" office:value="-18.3229322668623">
                <text:p>-18.32293226686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9342.28125">
                <text:p>639342.28125</text:p>
              </table:table-cell>
              <table:table-cell office:value-type="float" office:value="-0.709716796875">
                <text:p>-0.709716796875</text:p>
              </table:table-cell>
              <table:table-cell office:value-type="float" office:value="-0.166807427585282">
                <text:p>-0.166807427585282</text:p>
              </table:table-cell>
              <table:table-cell office:value-type="float" office:value="-0.646093500548631">
                <text:p>-0.646093500548631</text:p>
              </table:table-cell>
              <table:table-cell office:value-type="float" office:value="-18.5170397257238">
                <text:p>-18.5170397257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610.078125">
                <text:p>650610.078125</text:p>
              </table:table-cell>
              <table:table-cell office:value-type="float" office:value="-0.625732421875">
                <text:p>-0.625732421875</text:p>
              </table:table-cell>
              <table:table-cell office:value-type="float" office:value="-0.166915554523497">
                <text:p>-0.166915554523497</text:p>
              </table:table-cell>
              <table:table-cell office:value-type="float" office:value="-0.642958474239819">
                <text:p>-0.642958474239819</text:p>
              </table:table-cell>
              <table:table-cell office:value-type="float" office:value="-18.4271898717132">
                <text:p>-18.42718987171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2019.078125">
                <text:p>662019.078125</text:p>
              </table:table-cell>
              <table:table-cell office:value-type="float" office:value="-0.58935546875">
                <text:p>-0.58935546875</text:p>
              </table:table-cell>
              <table:table-cell office:value-type="float" office:value="-0.16907809328781">
                <text:p>-0.16907809328781</text:p>
              </table:table-cell>
              <table:table-cell office:value-type="float" office:value="-0.635287795792644">
                <text:p>-0.635287795792644</text:p>
              </table:table-cell>
              <table:table-cell office:value-type="float" office:value="-18.2073482274172">
                <text:p>-18.2073482274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3377.578125">
                <text:p>673377.578125</text:p>
              </table:table-cell>
              <table:table-cell office:value-type="float" office:value="-0.579833984375">
                <text:p>-0.579833984375</text:p>
              </table:table-cell>
              <table:table-cell office:value-type="float" office:value="-0.170062048425573">
                <text:p>-0.170062048425573</text:p>
              </table:table-cell>
              <table:table-cell office:value-type="float" office:value="-0.649321253752584">
                <text:p>-0.649321253752584</text:p>
              </table:table-cell>
              <table:table-cell office:value-type="float" office:value="-18.6095471325491">
                <text:p>-18.6095471325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4783.1875">
                <text:p>684783.1875</text:p>
              </table:table-cell>
              <table:table-cell office:value-type="float" office:value="-0.49560546875">
                <text:p>-0.49560546875</text:p>
              </table:table-cell>
              <table:table-cell office:value-type="float" office:value="-0.175100763746422">
                <text:p>-0.175100763746422</text:p>
              </table:table-cell>
              <table:table-cell office:value-type="float" office:value="-0.63513880814102">
                <text:p>-0.63513880814102</text:p>
              </table:table-cell>
              <table:table-cell office:value-type="float" office:value="-18.2030782413216">
                <text:p>-18.2030782413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048.28125">
                <text:p>696048.28125</text:p>
              </table:table-cell>
              <table:table-cell office:value-type="float" office:value="-0.595947265625">
                <text:p>-0.595947265625</text:p>
              </table:table-cell>
              <table:table-cell office:value-type="float" office:value="-0.178420260749642">
                <text:p>-0.178420260749642</text:p>
              </table:table-cell>
              <table:table-cell office:value-type="float" office:value="-0.626527086054469">
                <text:p>-0.626527086054469</text:p>
              </table:table-cell>
              <table:table-cell office:value-type="float" office:value="-17.9562662863211">
                <text:p>-17.95626628632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7484.46875">
                <text:p>707484.46875</text:p>
              </table:table-cell>
              <table:table-cell office:value-type="float" office:value="-0.5634765625">
                <text:p>-0.5634765625</text:p>
              </table:table-cell>
              <table:table-cell office:value-type="float" office:value="-0.179058209685115">
                <text:p>-0.179058209685115</text:p>
              </table:table-cell>
              <table:table-cell office:value-type="float" office:value="-0.688540118512778">
                <text:p>-0.688540118512778</text:p>
              </table:table-cell>
              <table:table-cell office:value-type="float" office:value="-19.7335597965762">
                <text:p>-19.7335597965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8759.796875">
                <text:p>718759.796875</text:p>
              </table:table-cell>
              <table:table-cell office:value-type="float" office:value="-0.395263671875">
                <text:p>-0.395263671875</text:p>
              </table:table-cell>
              <table:table-cell office:value-type="float" office:value="-0.176376661617366">
                <text:p>-0.176376661617366</text:p>
              </table:table-cell>
              <table:table-cell office:value-type="float" office:value="-0.684509560143929">
                <text:p>-0.684509560143929</text:p>
              </table:table-cell>
              <table:table-cell office:value-type="float" office:value="-19.618043993725">
                <text:p>-19.618043993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120.671875">
                <text:p>730120.671875</text:p>
              </table:table-cell>
              <table:table-cell office:value-type="float" office:value="-0.461669921875">
                <text:p>-0.461669921875</text:p>
              </table:table-cell>
              <table:table-cell office:value-type="float" office:value="-0.175814401538645">
                <text:p>-0.175814401538645</text:p>
              </table:table-cell>
              <table:table-cell office:value-type="float" office:value="-0.679173393138307">
                <text:p>-0.679173393138307</text:p>
              </table:table-cell>
              <table:table-cell office:value-type="float" office:value="-19.4651094473439">
                <text:p>-19.4651094473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1531.890625">
                <text:p>741531.890625</text:p>
              </table:table-cell>
              <table:table-cell office:value-type="float" office:value="-0.709228515625">
                <text:p>-0.709228515625</text:p>
              </table:table-cell>
              <table:table-cell office:value-type="float" office:value="-0.182496646320372">
                <text:p>-0.182496646320372</text:p>
              </table:table-cell>
              <table:table-cell office:value-type="float" office:value="-0.683508679204535">
                <text:p>-0.683508679204535</text:p>
              </table:table-cell>
              <table:table-cell office:value-type="float" office:value="-19.589358746002">
                <text:p>-19.589358746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836.203125">
                <text:p>752836.203125</text:p>
              </table:table-cell>
              <table:table-cell office:value-type="float" office:value="-0.563720703125">
                <text:p>-0.563720703125</text:p>
              </table:table-cell>
              <table:table-cell office:value-type="float" office:value="-0.187016352337786">
                <text:p>-0.187016352337786</text:p>
              </table:table-cell>
              <table:table-cell office:value-type="float" office:value="-0.69897987821919">
                <text:p>-0.69897987821919</text:p>
              </table:table-cell>
              <table:table-cell office:value-type="float" office:value="-20.032763309762">
                <text:p>-20.0327633097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4210.078125">
                <text:p>764210.078125</text:p>
              </table:table-cell>
              <table:table-cell office:value-type="float" office:value="-0.572509765625">
                <text:p>-0.572509765625</text:p>
              </table:table-cell>
              <table:table-cell office:value-type="float" office:value="-0.193774285976264">
                <text:p>-0.193774285976264</text:p>
              </table:table-cell>
              <table:table-cell office:value-type="float" office:value="-0.708468460859319">
                <text:p>-0.708468460859319</text:p>
              </table:table-cell>
              <table:table-cell office:value-type="float" office:value="-20.3047060882281">
                <text:p>-20.30470608822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5667.875">
                <text:p>775667.875</text:p>
              </table:table-cell>
              <table:table-cell office:value-type="float" office:value="-0.588134765625">
                <text:p>-0.588134765625</text:p>
              </table:table-cell>
              <table:table-cell office:value-type="float" office:value="-0.197018094122734">
                <text:p>-0.197018094122734</text:p>
              </table:table-cell>
              <table:table-cell office:value-type="float" office:value="-0.742393435440698">
                <text:p>-0.742393435440698</text:p>
              </table:table-cell>
              <table:table-cell office:value-type="float" office:value="-21.2769958597304">
                <text:p>-21.27699585973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7063.59375">
                <text:p>787063.59375</text:p>
              </table:table-cell>
              <table:table-cell office:value-type="float" office:value="-0.49609375">
                <text:p>-0.49609375</text:p>
              </table:table-cell>
              <table:table-cell office:value-type="float" office:value="-0.200013210311307">
                <text:p>-0.200013210311307</text:p>
              </table:table-cell>
              <table:table-cell office:value-type="float" office:value="-0.713791137735487">
                <text:p>-0.713791137735487</text:p>
              </table:table-cell>
              <table:table-cell office:value-type="float" office:value="-20.4572540074991">
                <text:p>-20.4572540074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8444.984375">
                <text:p>798444.984375</text:p>
              </table:table-cell>
              <table:table-cell office:value-type="float" office:value="-0.557373046875">
                <text:p>-0.557373046875</text:p>
              </table:table-cell>
              <table:table-cell office:value-type="float" office:value="-0.198207490443106">
                <text:p>-0.198207490443106</text:p>
              </table:table-cell>
              <table:table-cell office:value-type="float" office:value="-0.686084061881892">
                <text:p>-0.686084061881892</text:p>
              </table:table-cell>
              <table:table-cell office:value-type="float" office:value="-19.663169213535">
                <text:p>-19.663169213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9966.390625">
                <text:p>809966.390625</text:p>
              </table:table-cell>
              <table:table-cell office:value-type="float" office:value="-0.62353515625">
                <text:p>-0.62353515625</text:p>
              </table:table-cell>
              <table:table-cell office:value-type="float" office:value="-0.202186561769442">
                <text:p>-0.202186561769442</text:p>
              </table:table-cell>
              <table:table-cell office:value-type="float" office:value="-0.701317307693571">
                <text:p>-0.701317307693571</text:p>
              </table:table-cell>
              <table:table-cell office:value-type="float" office:value="-20.0997540384977">
                <text:p>-20.0997540384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292.890625">
                <text:p>821292.890625</text:p>
              </table:table-cell>
              <table:table-cell office:value-type="float" office:value="-0.55224609375">
                <text:p>-0.55224609375</text:p>
              </table:table-cell>
              <table:table-cell office:value-type="float" office:value="-0.207160400927362">
                <text:p>-0.207160400927362</text:p>
              </table:table-cell>
              <table:table-cell office:value-type="float" office:value="-0.68514356634421">
                <text:p>-0.68514356634421</text:p>
              </table:table-cell>
              <table:table-cell office:value-type="float" office:value="-19.6362146114251">
                <text:p>-19.6362146114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2702.171875">
                <text:p>832702.171875</text:p>
              </table:table-cell>
              <table:table-cell office:value-type="float" office:value="-0.6396484375">
                <text:p>-0.6396484375</text:p>
              </table:table-cell>
              <table:table-cell office:value-type="float" office:value="-0.214967165866532">
                <text:p>-0.214967165866532</text:p>
              </table:table-cell>
              <table:table-cell office:value-type="float" office:value="-0.734082814403544">
                <text:p>-0.734082814403544</text:p>
              </table:table-cell>
              <table:table-cell office:value-type="float" office:value="-21.0388134608056">
                <text:p>-21.0388134608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3986.890625">
                <text:p>843986.890625</text:p>
              </table:table-cell>
              <table:table-cell office:value-type="float" office:value="-0.553466796875">
                <text:p>-0.553466796875</text:p>
              </table:table-cell>
              <table:table-cell office:value-type="float" office:value="-0.221811601055582">
                <text:p>-0.221811601055582</text:p>
              </table:table-cell>
              <table:table-cell office:value-type="float" office:value="-0.720153228801545">
                <text:p>-0.720153228801545</text:p>
              </table:table-cell>
              <table:table-cell office:value-type="float" office:value="-20.6395915374523">
                <text:p>-20.6395915374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5364.296875">
                <text:p>855364.296875</text:p>
              </table:table-cell>
              <table:table-cell office:value-type="float" office:value="-0.569091796875">
                <text:p>-0.569091796875</text:p>
              </table:table-cell>
              <table:table-cell office:value-type="float" office:value="-0.208036229126908">
                <text:p>-0.208036229126908</text:p>
              </table:table-cell>
              <table:table-cell office:value-type="float" office:value="-0.734658120957489">
                <text:p>-0.734658120957489</text:p>
              </table:table-cell>
              <table:table-cell office:value-type="float" office:value="-21.0553017466416">
                <text:p>-21.05530174664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6638.890625">
                <text:p>866638.890625</text:p>
              </table:table-cell>
              <table:table-cell office:value-type="float" office:value="-0.635498046875">
                <text:p>-0.635498046875</text:p>
              </table:table-cell>
              <table:table-cell office:value-type="float" office:value="-0.209852761688931">
                <text:p>-0.209852761688931</text:p>
              </table:table-cell>
              <table:table-cell office:value-type="float" office:value="-0.759441680054577">
                <text:p>-0.759441680054577</text:p>
              </table:table-cell>
              <table:table-cell office:value-type="float" office:value="-21.7655985503642">
                <text:p>-21.76559855036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8012.890625">
                <text:p>878012.890625</text:p>
              </table:table-cell>
              <table:table-cell office:value-type="float" office:value="-0.2802734375">
                <text:p>-0.2802734375</text:p>
              </table:table-cell>
              <table:table-cell office:value-type="float" office:value="-0.208003791045444">
                <text:p>-0.208003791045444</text:p>
              </table:table-cell>
              <table:table-cell office:value-type="float" office:value="-0.757565004499282">
                <text:p>-0.757565004499282</text:p>
              </table:table-cell>
              <table:table-cell office:value-type="float" office:value="-21.7118130289494">
                <text:p>-21.7118130289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9359.390625">
                <text:p>889359.390625</text:p>
              </table:table-cell>
              <table:table-cell office:value-type="float" office:value="-0.54931640625">
                <text:p>-0.54931640625</text:p>
              </table:table-cell>
              <table:table-cell office:value-type="float" office:value="-0.197418163794132">
                <text:p>-0.197418163794132</text:p>
              </table:table-cell>
              <table:table-cell office:value-type="float" office:value="-0.768787349150703">
                <text:p>-0.768787349150703</text:p>
              </table:table-cell>
              <table:table-cell office:value-type="float" office:value="-22.0334454266591">
                <text:p>-22.03344542665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749.984375">
                <text:p>900749.984375</text:p>
              </table:table-cell>
              <table:table-cell office:value-type="float" office:value="-0.54931640625">
                <text:p>-0.54931640625</text:p>
              </table:table-cell>
              <table:table-cell office:value-type="float" office:value="-0.174084370527195">
                <text:p>-0.174084370527195</text:p>
              </table:table-cell>
              <table:table-cell office:value-type="float" office:value="-0.703530346645776">
                <text:p>-0.703530346645776</text:p>
              </table:table-cell>
              <table:table-cell office:value-type="float" office:value="-20.1631797348679">
                <text:p>-20.16317973486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2075.78125">
                <text:p>912075.78125</text:p>
              </table:table-cell>
              <table:table-cell office:value-type="float" office:value="-0.623046875">
                <text:p>-0.623046875</text:p>
              </table:table-cell>
              <table:table-cell office:value-type="float" office:value="-0.148663727352696">
                <text:p>-0.148663727352696</text:p>
              </table:table-cell>
              <table:table-cell office:value-type="float" office:value="-0.620995997071083">
                <text:p>-0.620995997071083</text:p>
              </table:table-cell>
              <table:table-cell office:value-type="float" office:value="-17.7977452760572">
                <text:p>-17.79774527605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3427.6875">
                <text:p>923427.6875</text:p>
              </table:table-cell>
              <table:table-cell office:value-type="float" office:value="-0.53759765625">
                <text:p>-0.53759765625</text:p>
              </table:table-cell>
              <table:table-cell office:value-type="float" office:value="-0.118485498896708">
                <text:p>-0.118485498896708</text:p>
              </table:table-cell>
              <table:table-cell office:value-type="float" office:value="-0.543337791209899">
                <text:p>-0.543337791209899</text:p>
              </table:table-cell>
              <table:table-cell office:value-type="float" office:value="-15.5720610960757">
                <text:p>-15.57206109607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4690.6875">
                <text:p>934690.6875</text:p>
              </table:table-cell>
              <table:table-cell office:value-type="float" office:value="-0.507568359375">
                <text:p>-0.507568359375</text:p>
              </table:table-cell>
              <table:table-cell office:value-type="float" office:value="-0.0952165817927004">
                <text:p>-0.0952165817927004</text:p>
              </table:table-cell>
              <table:table-cell office:value-type="float" office:value="-0.532461923180872">
                <text:p>-0.532461923180872</text:p>
              </table:table-cell>
              <table:table-cell office:value-type="float" office:value="-15.2603587183638">
                <text:p>-15.26035871836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080.484375">
                <text:p>946080.484375</text:p>
              </table:table-cell>
              <table:table-cell office:value-type="float" office:value="-0.38525390625">
                <text:p>-0.38525390625</text:p>
              </table:table-cell>
              <table:table-cell office:value-type="float" office:value="-0.0795273630576097">
                <text:p>-0.0795273630576097</text:p>
              </table:table-cell>
              <table:table-cell office:value-type="float" office:value="-0.558181460529876">
                <text:p>-0.558181460529876</text:p>
              </table:table-cell>
              <table:table-cell office:value-type="float" office:value="-15.9974806587862">
                <text:p>-15.99748065878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7368.578125">
                <text:p>957368.578125</text:p>
              </table:table-cell>
              <table:table-cell office:value-type="float" office:value="-0.21240234375">
                <text:p>-0.21240234375</text:p>
              </table:table-cell>
              <table:table-cell office:value-type="float" office:value="-0.0820359080242128">
                <text:p>-0.0820359080242128</text:p>
              </table:table-cell>
              <table:table-cell office:value-type="float" office:value="-0.583427487321146">
                <text:p>-0.583427487321146</text:p>
              </table:table-cell>
              <table:table-cell office:value-type="float" office:value="-16.7210317866241">
                <text:p>-16.72103178662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8754.6875">
                <text:p>968754.6875</text:p>
              </table:table-cell>
              <table:table-cell office:value-type="float" office:value="-0.220458984375">
                <text:p>-0.220458984375</text:p>
              </table:table-cell>
              <table:table-cell office:value-type="float" office:value="-0.088988470151479">
                <text:p>-0.088988470151479</text:p>
              </table:table-cell>
              <table:table-cell office:value-type="float" office:value="-0.600779295680103">
                <text:p>-0.600779295680103</text:p>
              </table:table-cell>
              <table:table-cell office:value-type="float" office:value="-17.2183346141918">
                <text:p>-17.21833461419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0030.890625">
                <text:p>980030.890625</text:p>
              </table:table-cell>
              <table:table-cell office:value-type="float" office:value="-0.3740234375">
                <text:p>-0.3740234375</text:p>
              </table:table-cell>
              <table:table-cell office:value-type="float" office:value="-0.095573400688812">
                <text:p>-0.095573400688812</text:p>
              </table:table-cell>
              <table:table-cell office:value-type="float" office:value="-0.613255178002577">
                <text:p>-0.613255178002577</text:p>
              </table:table-cell>
              <table:table-cell office:value-type="float" office:value="-17.5758934015539">
                <text:p>-17.57589340155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1425.484375">
                <text:p>991425.484375</text:p>
              </table:table-cell>
              <table:table-cell office:value-type="float" office:value="-0.4345703125">
                <text:p>-0.4345703125</text:p>
              </table:table-cell>
              <table:table-cell office:value-type="float" office:value="-0.103974863788168">
                <text:p>-0.103974863788168</text:p>
              </table:table-cell>
              <table:table-cell office:value-type="float" office:value="-0.634678991898509">
                <text:p>-0.634678991898509</text:p>
              </table:table-cell>
              <table:table-cell office:value-type="float" office:value="-18.1898999078113">
                <text:p>-18.1898999078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2735.484375">
                <text:p>1002735.484375</text:p>
              </table:table-cell>
              <table:table-cell office:value-type="float" office:value="-0.415771484375">
                <text:p>-0.415771484375</text:p>
              </table:table-cell>
              <table:table-cell office:value-type="float" office:value="-0.0947624486521947">
                <text:p>-0.0947624486521947</text:p>
              </table:table-cell>
              <table:table-cell office:value-type="float" office:value="-0.597178006529568">
                <text:p>-0.597178006529568</text:p>
              </table:table-cell>
              <table:table-cell office:value-type="float" office:value="-17.1151216671374">
                <text:p>-17.11512166713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095.1875">
                <text:p>1014095.1875</text:p>
              </table:table-cell>
              <table:table-cell office:value-type="float" office:value="-0.6015625">
                <text:p>-0.6015625</text:p>
              </table:table-cell>
              <table:table-cell office:value-type="float" office:value="-0.0896372317807729">
                <text:p>-0.0896372317807729</text:p>
              </table:table-cell>
              <table:table-cell office:value-type="float" office:value="-0.569492430318721">
                <text:p>-0.569492430318721</text:p>
              </table:table-cell>
              <table:table-cell office:value-type="float" office:value="-16.3216530529345">
                <text:p>-16.3216530529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5426.78125">
                <text:p>1025426.78125</text:p>
              </table:table-cell>
              <table:table-cell office:value-type="float" office:value="-0.376708984375">
                <text:p>-0.376708984375</text:p>
              </table:table-cell>
              <table:table-cell office:value-type="float" office:value="-0.0850634622942509">
                <text:p>-0.0850634622942509</text:p>
              </table:table-cell>
              <table:table-cell office:value-type="float" office:value="-0.514704250275712">
                <text:p>-0.514704250275712</text:p>
              </table:table-cell>
              <table:table-cell office:value-type="float" office:value="-14.7514238129019">
                <text:p>-14.7514238129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6835.1875">
                <text:p>1036835.1875</text:p>
              </table:table-cell>
              <table:table-cell office:value-type="float" office:value="-0.37548828125">
                <text:p>-0.37548828125</text:p>
              </table:table-cell>
              <table:table-cell office:value-type="float" office:value="-0.0695364339664838">
                <text:p>-0.0695364339664838</text:p>
              </table:table-cell>
              <table:table-cell office:value-type="float" office:value="-0.502172263145577">
                <text:p>-0.502172263145577</text:p>
              </table:table-cell>
              <table:table-cell office:value-type="float" office:value="-14.3922570617522">
                <text:p>-14.3922570617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8133.890625">
                <text:p>1048133.890625</text:p>
              </table:table-cell>
              <table:table-cell office:value-type="float" office:value="-0.3056640625">
                <text:p>-0.3056640625</text:p>
              </table:table-cell>
              <table:table-cell office:value-type="float" office:value="-0.0547014180432967">
                <text:p>-0.0547014180432967</text:p>
              </table:table-cell>
              <table:table-cell office:value-type="float" office:value="-0.464046128146679">
                <text:p>-0.464046128146679</text:p>
              </table:table-cell>
              <table:table-cell office:value-type="float" office:value="-13.2995620326838">
                <text:p>-13.2995620326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560.390625">
                <text:p>1059560.390625</text:p>
              </table:table-cell>
              <table:table-cell office:value-type="float" office:value="-0.26171875">
                <text:p>-0.26171875</text:p>
              </table:table-cell>
              <table:table-cell office:value-type="float" office:value="-0.0368496605438931">
                <text:p>-0.0368496605438931</text:p>
              </table:table-cell>
              <table:table-cell office:value-type="float" office:value="-0.46202210384688">
                <text:p>-0.46202210384688</text:p>
              </table:table-cell>
              <table:table-cell office:value-type="float" office:value="-13.2415534962516">
                <text:p>-13.24155349625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0882.984375">
                <text:p>1070882.984375</text:p>
              </table:table-cell>
              <table:table-cell office:value-type="float" office:value="-0.18505859375">
                <text:p>-0.18505859375</text:p>
              </table:table-cell>
              <table:table-cell office:value-type="float" office:value="-0.0213334449099476">
                <text:p>-0.0213334449099476</text:p>
              </table:table-cell>
              <table:table-cell office:value-type="float" office:value="-0.44097105972942">
                <text:p>-0.44097105972942</text:p>
              </table:table-cell>
              <table:table-cell office:value-type="float" office:value="-12.6382305718452">
                <text:p>-12.6382305718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2339.5">
                <text:p>1082339.5</text:p>
              </table:table-cell>
              <table:table-cell office:value-type="float" office:value="-0.27294921875">
                <text:p>-0.27294921875</text:p>
              </table:table-cell>
              <table:table-cell office:value-type="float" office:value="-0.00100558052540564">
                <text:p>-0.00100558052540564</text:p>
              </table:table-cell>
              <table:table-cell office:value-type="float" office:value="-0.421788865191077">
                <text:p>-0.421788865191077</text:p>
              </table:table-cell>
              <table:table-cell office:value-type="float" office:value="-12.0884688763763">
                <text:p>-12.0884688763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3639.890625">
                <text:p>1093639.890625</text:p>
              </table:table-cell>
              <table:table-cell office:value-type="float" office:value="-0.11376953125">
                <text:p>-0.11376953125</text:p>
              </table:table-cell>
              <table:table-cell office:value-type="float" office:value="0.0245556276687738">
                <text:p>0.0245556276687738</text:p>
              </table:table-cell>
              <table:table-cell office:value-type="float" office:value="-0.396556440697145">
                <text:p>-0.396556440697145</text:p>
              </table:table-cell>
              <table:table-cell office:value-type="float" office:value="-11.3653075903802">
                <text:p>-11.3653075903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5073.6875">
                <text:p>1105073.6875</text:p>
              </table:table-cell>
              <table:table-cell office:value-type="float" office:value="-0.15380859375">
                <text:p>-0.15380859375</text:p>
              </table:table-cell>
              <table:table-cell office:value-type="float" office:value="0.0591994986730677">
                <text:p>0.0591994986730677</text:p>
              </table:table-cell>
              <table:table-cell office:value-type="float" office:value="-0.354386104964574">
                <text:p>-0.354386104964574</text:p>
              </table:table-cell>
              <table:table-cell office:value-type="float" office:value="-10.1567057682847">
                <text:p>-10.15670576828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6497.390625">
                <text:p>1116497.390625</text:p>
              </table:table-cell>
              <table:table-cell office:value-type="float" office:value="-0.120361328125">
                <text:p>-0.120361328125</text:p>
              </table:table-cell>
              <table:table-cell office:value-type="float" office:value="0.097735939453125">
                <text:p>0.097735939453125</text:p>
              </table:table-cell>
              <table:table-cell office:value-type="float" office:value="-0.374988757807801">
                <text:p>-0.374988757807801</text:p>
              </table:table-cell>
              <table:table-cell office:value-type="float" office:value="-10.7471777987716">
                <text:p>-10.7471777987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7946.390625">
                <text:p>1127946.390625</text:p>
              </table:table-cell>
              <table:table-cell office:value-type="float" office:value="-0.136962890625">
                <text:p>-0.136962890625</text:p>
              </table:table-cell>
              <table:table-cell office:value-type="float" office:value="0.137764531980558">
                <text:p>0.137764531980558</text:p>
              </table:table-cell>
              <table:table-cell office:value-type="float" office:value="-0.286951516534991">
                <text:p>-0.286951516534991</text:p>
              </table:table-cell>
              <table:table-cell office:value-type="float" office:value="-8.22403046389284">
                <text:p>-8.224030463892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37.296875">
                <text:p>1139337.296875</text:p>
              </table:table-cell>
              <table:table-cell office:value-type="float" office:value="-0.029296875">
                <text:p>-0.029296875</text:p>
              </table:table-cell>
              <table:table-cell office:value-type="float" office:value="0.178236444954676">
                <text:p>0.178236444954676</text:p>
              </table:table-cell>
              <table:table-cell office:value-type="float" office:value="-0.199445395402111">
                <text:p>-0.199445395402111</text:p>
              </table:table-cell>
              <table:table-cell office:value-type="float" office:value="-5.71610503222451">
                <text:p>-5.71610503222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0817.203125">
                <text:p>1150817.203125</text:p>
              </table:table-cell>
              <table:table-cell office:value-type="float" office:value="-0.100830078125">
                <text:p>-0.100830078125</text:p>
              </table:table-cell>
              <table:table-cell office:value-type="float" office:value="0.214123775748449">
                <text:p>0.214123775748449</text:p>
              </table:table-cell>
              <table:table-cell office:value-type="float" office:value="-0.179097984704716">
                <text:p>-0.179097984704716</text:p>
              </table:table-cell>
              <table:table-cell office:value-type="float" office:value="-5.13294824163717">
                <text:p>-5.132948241637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2234.6875">
                <text:p>1162234.6875</text:p>
              </table:table-cell>
              <table:table-cell office:value-type="float" office:value="0.10302734375">
                <text:p>0.10302734375</text:p>
              </table:table-cell>
              <table:table-cell office:value-type="float" office:value="0.251622197921636">
                <text:p>0.251622197921636</text:p>
              </table:table-cell>
              <table:table-cell office:value-type="float" office:value="-0.110319144123499">
                <text:p>-0.110319144123499</text:p>
              </table:table-cell>
              <table:table-cell office:value-type="float" office:value="-3.16174667057949">
                <text:p>-3.161746670579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3718.5">
                <text:p>1173718.5</text:p>
              </table:table-cell>
              <table:table-cell office:value-type="float" office:value="0.336181640625">
                <text:p>0.336181640625</text:p>
              </table:table-cell>
              <table:table-cell office:value-type="float" office:value="0.304215140669728">
                <text:p>0.304215140669728</text:p>
              </table:table-cell>
              <table:table-cell office:value-type="float" office:value="-0.0937760141957898">
                <text:p>-0.0937760141957898</text:p>
              </table:table-cell>
              <table:table-cell office:value-type="float" office:value="-2.68762056685134">
                <text:p>-2.687620566851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5046.875">
                <text:p>1185046.875</text:p>
              </table:table-cell>
              <table:table-cell office:value-type="float" office:value="0.166748046875">
                <text:p>0.166748046875</text:p>
              </table:table-cell>
              <table:table-cell office:value-type="float" office:value="0.373124438394561">
                <text:p>0.373124438394561</text:p>
              </table:table-cell>
              <table:table-cell office:value-type="float" office:value="0.0363198139582065">
                <text:p>0.0363198139582065</text:p>
              </table:table-cell>
              <table:table-cell office:value-type="float" office:value="1.0409258680422">
                <text:p>1.04092586804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6511.46875">
                <text:p>1196511.46875</text:p>
              </table:table-cell>
              <table:table-cell office:value-type="float" office:value="0.09814453125">
                <text:p>0.09814453125</text:p>
              </table:table-cell>
              <table:table-cell office:value-type="float" office:value="0.463983504577171">
                <text:p>0.463983504577171</text:p>
              </table:table-cell>
              <table:table-cell office:value-type="float" office:value="0.149851313403469">
                <text:p>0.149851313403469</text:p>
              </table:table-cell>
              <table:table-cell office:value-type="float" office:value="4.29473864214344">
                <text:p>4.294738642143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7859.796875">
                <text:p>1207859.796875</text:p>
              </table:table-cell>
              <table:table-cell office:value-type="float" office:value="0.7490234375">
                <text:p>0.7490234375</text:p>
              </table:table-cell>
              <table:table-cell office:value-type="float" office:value="0.576522021872018">
                <text:p>0.576522021872018</text:p>
              </table:table-cell>
              <table:table-cell office:value-type="float" office:value="0.282515608528566">
                <text:p>0.282515608528566</text:p>
              </table:table-cell>
              <table:table-cell office:value-type="float" office:value="8.09689734042869">
                <text:p>8.096897340428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9344.390625">
                <text:p>1219344.390625</text:p>
              </table:table-cell>
              <table:table-cell office:value-type="float" office:value="0.760986328125">
                <text:p>0.760986328125</text:p>
              </table:table-cell>
              <table:table-cell office:value-type="float" office:value="0.5620221994573">
                <text:p>0.5620221994573</text:p>
              </table:table-cell>
              <table:table-cell office:value-type="float" office:value="0.294658463497501">
                <text:p>0.294658463497501</text:p>
              </table:table-cell>
              <table:table-cell office:value-type="float" office:value="8.44491156383839">
                <text:p>8.444911563838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0656.96875">
                <text:p>1230656.96875</text:p>
              </table:table-cell>
              <table:table-cell office:value-type="float" office:value="0.694580078125">
                <text:p>0.694580078125</text:p>
              </table:table-cell>
              <table:table-cell office:value-type="float" office:value="0.554929072310353">
                <text:p>0.554929072310353</text:p>
              </table:table-cell>
              <table:table-cell office:value-type="float" office:value="0.302389779300312">
                <text:p>0.302389779300312</text:p>
              </table:table-cell>
              <table:table-cell office:value-type="float" office:value="8.66649107474694">
                <text:p>8.666491074746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098.390625">
                <text:p>1242098.390625</text:p>
              </table:table-cell>
              <table:table-cell office:value-type="float" office:value="0.736572265625">
                <text:p>0.736572265625</text:p>
              </table:table-cell>
              <table:table-cell office:value-type="float" office:value="0.565179506053197">
                <text:p>0.565179506053197</text:p>
              </table:table-cell>
              <table:table-cell office:value-type="float" office:value="0.388189698376289">
                <text:p>0.388189698376289</text:p>
              </table:table-cell>
              <table:table-cell office:value-type="float" office:value="11.1255167554644">
                <text:p>11.12551675546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3623.078125">
                <text:p>1253623.078125</text:p>
              </table:table-cell>
              <table:table-cell office:value-type="float" office:value="0.5166015625">
                <text:p>0.5166015625</text:p>
              </table:table-cell>
              <table:table-cell office:value-type="float" office:value="0.554118120273736">
                <text:p>0.554118120273736</text:p>
              </table:table-cell>
              <table:table-cell office:value-type="float" office:value="0.426269420865734">
                <text:p>0.426269420865734</text:p>
              </table:table-cell>
              <table:table-cell office:value-type="float" office:value="12.2168816020119">
                <text:p>12.21688160201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5112.890625">
                <text:p>1265112.890625</text:p>
              </table:table-cell>
              <table:table-cell office:value-type="float" office:value="0.72607421875">
                <text:p>0.72607421875</text:p>
              </table:table-cell>
              <table:table-cell office:value-type="float" office:value="0.574889305104962">
                <text:p>0.574889305104962</text:p>
              </table:table-cell>
              <table:table-cell office:value-type="float" office:value="0.438906163563067">
                <text:p>0.438906163563067</text:p>
              </table:table-cell>
              <table:table-cell office:value-type="float" office:value="12.5790506477175">
                <text:p>12.5790506477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6647.78125">
                <text:p>1276647.78125</text:p>
              </table:table-cell>
              <table:table-cell office:value-type="float" office:value="0.539794921875">
                <text:p>0.539794921875</text:p>
              </table:table-cell>
              <table:table-cell office:value-type="float" office:value="0.551187880248092">
                <text:p>0.551187880248092</text:p>
              </table:table-cell>
              <table:table-cell office:value-type="float" office:value="0.436186536777727">
                <text:p>0.436186536777727</text:p>
              </table:table-cell>
              <table:table-cell office:value-type="float" office:value="12.5011061440497">
                <text:p>12.50110614404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8141.296875">
                <text:p>1288141.296875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567460984449547">
                <text:p>0.567460984449547</text:p>
              </table:table-cell>
              <table:table-cell office:value-type="float" office:value="0.450473845556942">
                <text:p>0.450473845556942</text:p>
              </table:table-cell>
              <table:table-cell office:value-type="float" office:value="12.910580413662">
                <text:p>12.9105804136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9677.890625">
                <text:p>1299677.890625</text:p>
              </table:table-cell>
              <table:table-cell office:value-type="float" office:value="0.40771484375">
                <text:p>0.40771484375</text:p>
              </table:table-cell>
              <table:table-cell office:value-type="float" office:value="0.553782926765267">
                <text:p>0.553782926765267</text:p>
              </table:table-cell>
              <table:table-cell office:value-type="float" office:value="0.398112048657591">
                <text:p>0.398112048657591</text:p>
              </table:table-cell>
              <table:table-cell office:value-type="float" office:value="11.4098913145265">
                <text:p>11.40989131452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1201.375">
                <text:p>1311201.375</text:p>
              </table:table-cell>
              <table:table-cell office:value-type="float" office:value="0.36669921875">
                <text:p>0.36669921875</text:p>
              </table:table-cell>
              <table:table-cell office:value-type="float" office:value="0.560270543058206">
                <text:p>0.560270543058206</text:p>
              </table:table-cell>
              <table:table-cell office:value-type="float" office:value="0.397076436662133">
                <text:p>0.397076436662133</text:p>
              </table:table-cell>
              <table:table-cell office:value-type="float" office:value="11.3802106747367">
                <text:p>11.38021067473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2577.6875">
                <text:p>1322577.6875</text:p>
              </table:table-cell>
              <table:table-cell office:value-type="float" office:value="0.632080078125">
                <text:p>0.632080078125</text:p>
              </table:table-cell>
              <table:table-cell office:value-type="float" office:value="0.553512609419728">
                <text:p>0.553512609419728</text:p>
              </table:table-cell>
              <table:table-cell office:value-type="float" office:value="0.386087080677607">
                <text:p>0.386087080677607</text:p>
              </table:table-cell>
              <table:table-cell office:value-type="float" office:value="11.0652557322202">
                <text:p>11.06525573222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3984.171875">
                <text:p>1333984.171875</text:p>
              </table:table-cell>
              <table:table-cell office:value-type="float" office:value="0.72314453125">
                <text:p>0.72314453125</text:p>
              </table:table-cell>
              <table:table-cell office:value-type="float" office:value="0.548473894098879">
                <text:p>0.548473894098879</text:p>
              </table:table-cell>
              <table:table-cell office:value-type="float" office:value="0.367583946712191">
                <text:p>0.367583946712191</text:p>
              </table:table-cell>
              <table:table-cell office:value-type="float" office:value="10.5349559127714">
                <text:p>10.53495591277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5517.390625">
                <text:p>1345517.390625</text:p>
              </table:table-cell>
              <table:table-cell office:value-type="float" office:value="0.76318359375">
                <text:p>0.76318359375</text:p>
              </table:table-cell>
              <table:table-cell office:value-type="float" office:value="0.559643406816555">
                <text:p>0.559643406816555</text:p>
              </table:table-cell>
              <table:table-cell office:value-type="float" office:value="0.389894358932479">
                <text:p>0.389894358932479</text:p>
              </table:table-cell>
              <table:table-cell office:value-type="float" office:value="11.1743723270048">
                <text:p>11.17437232700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6959.484375">
                <text:p>1356959.484375</text:p>
              </table:table-cell>
              <table:table-cell office:value-type="float" office:value="0.589111328125">
                <text:p>0.589111328125</text:p>
              </table:table-cell>
              <table:table-cell office:value-type="float" office:value="0.548506332180344">
                <text:p>0.548506332180344</text:p>
              </table:table-cell>
              <table:table-cell office:value-type="float" office:value="0.364127079176539">
                <text:p>0.364127079176539</text:p>
              </table:table-cell>
              <table:table-cell office:value-type="float" office:value="10.4358820891996">
                <text:p>10.43588208919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8306.984375">
                <text:p>1368306.984375</text:p>
              </table:table-cell>
              <table:table-cell office:value-type="float" office:value="0.33984375">
                <text:p>0.33984375</text:p>
              </table:table-cell>
              <table:table-cell office:value-type="float" office:value="0.549674103113073">
                <text:p>0.549674103113073</text:p>
              </table:table-cell>
              <table:table-cell office:value-type="float" office:value="0.393462395661355">
                <text:p>0.393462395661355</text:p>
              </table:table-cell>
              <table:table-cell office:value-type="float" office:value="11.2766322596544">
                <text:p>11.27663225965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9737.390625">
                <text:p>1379737.390625</text:p>
              </table:table-cell>
              <table:table-cell office:value-type="float" office:value="0.527099609375">
                <text:p>0.527099609375</text:p>
              </table:table-cell>
              <table:table-cell office:value-type="float" office:value="0.547587253205511">
                <text:p>0.547587253205511</text:p>
              </table:table-cell>
              <table:table-cell office:value-type="float" office:value="0.396355939219912">
                <text:p>0.396355939219912</text:p>
              </table:table-cell>
              <table:table-cell office:value-type="float" office:value="11.3595612180427">
                <text:p>11.3595612180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1071.078125">
                <text:p>1391071.078125</text:p>
              </table:table-cell>
              <table:table-cell office:value-type="float" office:value="0.4658203125">
                <text:p>0.4658203125</text:p>
              </table:table-cell>
              <table:table-cell office:value-type="float" office:value="0.535650039226503">
                <text:p>0.535650039226503</text:p>
              </table:table-cell>
              <table:table-cell office:value-type="float" office:value="0.37477432900169">
                <text:p>0.37477432900169</text:p>
              </table:table-cell>
              <table:table-cell office:value-type="float" office:value="10.7410322691884">
                <text:p>10.7410322691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551.6875">
                <text:p>1402551.6875</text:p>
              </table:table-cell>
              <table:table-cell office:value-type="float" office:value="0.3857421875">
                <text:p>0.3857421875</text:p>
              </table:table-cell>
              <table:table-cell office:value-type="float" office:value="0.538634342721255">
                <text:p>0.538634342721255</text:p>
              </table:table-cell>
              <table:table-cell office:value-type="float" office:value="0.421224630505269">
                <text:p>0.421224630505269</text:p>
              </table:table-cell>
              <table:table-cell office:value-type="float" office:value="12.072297910281">
                <text:p>12.0722979102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3912.390625">
                <text:p>1413912.390625</text:p>
              </table:table-cell>
              <table:table-cell office:value-type="float" office:value="0.58349609375">
                <text:p>0.58349609375</text:p>
              </table:table-cell>
              <table:table-cell office:value-type="float" office:value="0.52270724472209">
                <text:p>0.52270724472209</text:p>
              </table:table-cell>
              <table:table-cell office:value-type="float" office:value="0.4356887835778">
                <text:p>0.4356887835778</text:p>
              </table:table-cell>
              <table:table-cell office:value-type="float" office:value="12.4868405373398">
                <text:p>12.48684053733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5380.078125">
                <text:p>1425380.078125</text:p>
              </table:table-cell>
              <table:table-cell office:value-type="float" office:value="0.569580078125">
                <text:p>0.569580078125</text:p>
              </table:table-cell>
              <table:table-cell office:value-type="float" office:value="0.515430301780177">
                <text:p>0.515430301780177</text:p>
              </table:table-cell>
              <table:table-cell office:value-type="float" office:value="0.522365779533379">
                <text:p>0.522365779533379</text:p>
              </table:table-cell>
              <table:table-cell office:value-type="float" office:value="14.9710032414266">
                <text:p>14.97100324142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6718.6875">
                <text:p>1436718.6875</text:p>
              </table:table-cell>
              <table:table-cell office:value-type="float" office:value="0.520751953125">
                <text:p>0.520751953125</text:p>
              </table:table-cell>
              <table:table-cell office:value-type="float" office:value="0.526610627191675">
                <text:p>0.526610627191675</text:p>
              </table:table-cell>
              <table:table-cell office:value-type="float" office:value="0.512056953355998">
                <text:p>0.512056953355998</text:p>
              </table:table-cell>
              <table:table-cell office:value-type="float" office:value="14.6755522831829">
                <text:p>14.67555228318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8201.578125">
                <text:p>1448201.578125</text:p>
              </table:table-cell>
              <table:table-cell office:value-type="float" office:value="0.308837890625">
                <text:p>0.308837890625</text:p>
              </table:table-cell>
              <table:table-cell office:value-type="float" office:value="0.513884086563693">
                <text:p>0.513884086563693</text:p>
              </table:table-cell>
              <table:table-cell office:value-type="float" office:value="0.465821123048772">
                <text:p>0.465821123048772</text:p>
              </table:table-cell>
              <table:table-cell office:value-type="float" office:value="13.3504333865778">
                <text:p>13.35043338657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9777.984375">
                <text:p>1459777.984375</text:p>
              </table:table-cell>
              <table:table-cell office:value-type="float" office:value="0.68701171875">
                <text:p>0.68701171875</text:p>
              </table:table-cell>
              <table:table-cell office:value-type="float" office:value="0.515278924066675">
                <text:p>0.515278924066675</text:p>
              </table:table-cell>
              <table:table-cell office:value-type="float" office:value="0.469021638109468">
                <text:p>0.469021638109468</text:p>
              </table:table-cell>
              <table:table-cell office:value-type="float" office:value="13.4421601482174">
                <text:p>13.44216014821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1266.375">
                <text:p>1471266.375</text:p>
              </table:table-cell>
              <table:table-cell office:value-type="float" office:value="0.535400390625">
                <text:p>0.535400390625</text:p>
              </table:table-cell>
              <table:table-cell office:value-type="float" office:value="0.508315549245587">
                <text:p>0.508315549245587</text:p>
              </table:table-cell>
              <table:table-cell office:value-type="float" office:value="0.523992770416246">
                <text:p>0.523992770416246</text:p>
              </table:table-cell>
              <table:table-cell office:value-type="float" office:value="15.0176328001296">
                <text:p>15.01763280012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2584.375">
                <text:p>1482584.375</text:p>
              </table:table-cell>
              <table:table-cell office:value-type="float" office:value="0.24853515625">
                <text:p>0.24853515625</text:p>
              </table:table-cell>
              <table:table-cell office:value-type="float" office:value="0.494086044176407">
                <text:p>0.494086044176407</text:p>
              </table:table-cell>
              <table:table-cell office:value-type="float" office:value="0.384810162924833">
                <text:p>0.384810162924833</text:p>
              </table:table-cell>
              <table:table-cell office:value-type="float" office:value="11.0286592694257">
                <text:p>11.02865926942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4067.5">
                <text:p>1494067.5</text:p>
              </table:table-cell>
              <table:table-cell office:value-type="float" office:value="0.37548828125">
                <text:p>0.37548828125</text:p>
              </table:table-cell>
              <table:table-cell office:value-type="float" office:value="0.507191029088144">
                <text:p>0.507191029088144</text:p>
              </table:table-cell>
              <table:table-cell office:value-type="float" office:value="0.377547732671053">
                <text:p>0.377547732671053</text:p>
              </table:table-cell>
              <table:table-cell office:value-type="float" office:value="10.8205180183524">
                <text:p>10.82051801835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5553.375">
                <text:p>1505553.375</text:p>
              </table:table-cell>
              <table:table-cell office:value-type="float" office:value="0.7421875">
                <text:p>0.7421875</text:p>
              </table:table-cell>
              <table:table-cell office:value-type="float" office:value="0.499503203781011">
                <text:p>0.499503203781011</text:p>
              </table:table-cell>
              <table:table-cell office:value-type="float" office:value="0.381477109561538">
                <text:p>0.381477109561538</text:p>
              </table:table-cell>
              <table:table-cell office:value-type="float" office:value="10.9331339600337">
                <text:p>10.93313396003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7099.375">
                <text:p>1517099.375</text:p>
              </table:table-cell>
              <table:table-cell office:value-type="float" office:value="0.57080078125">
                <text:p>0.57080078125</text:p>
              </table:table-cell>
              <table:table-cell office:value-type="float" office:value="0.500314155817629">
                <text:p>0.500314155817629</text:p>
              </table:table-cell>
              <table:table-cell office:value-type="float" office:value="0.431665060498159">
                <text:p>0.431665060498159</text:p>
              </table:table-cell>
              <table:table-cell office:value-type="float" office:value="12.3715206338772">
                <text:p>12.37152063387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8672.09375">
                <text:p>1528672.09375</text:p>
              </table:table-cell>
              <table:table-cell office:value-type="float" office:value="0.3916015625">
                <text:p>0.3916015625</text:p>
              </table:table-cell>
              <table:table-cell office:value-type="float" office:value="0.486625285439528">
                <text:p>0.486625285439528</text:p>
              </table:table-cell>
              <table:table-cell office:value-type="float" office:value="0.456641227357768">
                <text:p>0.456641227357768</text:p>
              </table:table-cell>
              <table:table-cell office:value-type="float" office:value="13.0873375760736">
                <text:p>13.08733757607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148.484375">
                <text:p>1540148.484375</text:p>
              </table:table-cell>
              <table:table-cell office:value-type="float" office:value="0.6572265625">
                <text:p>0.6572265625</text:p>
              </table:table-cell>
              <table:table-cell office:value-type="float" office:value="0.491901880024451">
                <text:p>0.491901880024451</text:p>
              </table:table-cell>
              <table:table-cell office:value-type="float" office:value="0.542123043487256">
                <text:p>0.542123043487256</text:p>
              </table:table-cell>
              <table:table-cell office:value-type="float" office:value="15.5372464263448">
                <text:p>15.53724642634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1557.484375">
                <text:p>1551557.484375</text:p>
              </table:table-cell>
              <table:table-cell office:value-type="float" office:value="0.539794921875">
                <text:p>0.539794921875</text:p>
              </table:table-cell>
              <table:table-cell office:value-type="float" office:value="0.493761663361761">
                <text:p>0.493761663361761</text:p>
              </table:table-cell>
              <table:table-cell office:value-type="float" office:value="0.525907152775489">
                <text:p>0.525907152775489</text:p>
              </table:table-cell>
              <table:table-cell office:value-type="float" office:value="15.0724989985455">
                <text:p>15.07249899854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3004.078125">
                <text:p>1563004.078125</text:p>
              </table:table-cell>
              <table:table-cell office:value-type="float" office:value="0.28173828125">
                <text:p>0.28173828125</text:p>
              </table:table-cell>
              <table:table-cell office:value-type="float" office:value="0.479121275927362">
                <text:p>0.479121275927362</text:p>
              </table:table-cell>
              <table:table-cell office:value-type="float" office:value="0.496613570233423">
                <text:p>0.496613570233423</text:p>
              </table:table-cell>
              <table:table-cell office:value-type="float" office:value="14.2329449228899">
                <text:p>14.23294492288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4442.28125">
                <text:p>1574442.28125</text:p>
              </table:table-cell>
              <table:table-cell office:value-type="float" office:value="0.6318359375">
                <text:p>0.6318359375</text:p>
              </table:table-cell>
              <table:table-cell office:value-type="float" office:value="0.468827591409232">
                <text:p>0.468827591409232</text:p>
              </table:table-cell>
              <table:table-cell office:value-type="float" office:value="0.538816854212172">
                <text:p>0.538816854212172</text:p>
              </table:table-cell>
              <table:table-cell office:value-type="float" office:value="15.4424910417208">
                <text:p>15.44249104172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5962.078125">
                <text:p>1585962.078125</text:p>
              </table:table-cell>
              <table:table-cell office:value-type="float" office:value="0.40869140625">
                <text:p>0.40869140625</text:p>
              </table:table-cell>
              <table:table-cell office:value-type="float" office:value="0.473595989384542">
                <text:p>0.473595989384542</text:p>
              </table:table-cell>
              <table:table-cell office:value-type="float" office:value="0.525602323590075">
                <text:p>0.525602323590075</text:p>
              </table:table-cell>
              <table:table-cell office:value-type="float" office:value="15.0637625940916">
                <text:p>15.06376259409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7442.6875">
                <text:p>1597442.6875</text:p>
              </table:table-cell>
              <table:table-cell office:value-type="float" office:value="0.480224609375">
                <text:p>0.480224609375</text:p>
              </table:table-cell>
              <table:table-cell office:value-type="float" office:value="0.462015594301646">
                <text:p>0.462015594301646</text:p>
              </table:table-cell>
              <table:table-cell office:value-type="float" office:value="0.519880528195897">
                <text:p>0.519880528195897</text:p>
              </table:table-cell>
              <table:table-cell office:value-type="float" office:value="14.8997759380944">
                <text:p>14.89977593809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8942.484375">
                <text:p>1608942.484375</text:p>
              </table:table-cell>
              <table:table-cell office:value-type="float" office:value="0.793701171875">
                <text:p>0.793701171875</text:p>
              </table:table-cell>
              <table:table-cell office:value-type="float" office:value="0.453138372674141">
                <text:p>0.453138372674141</text:p>
              </table:table-cell>
              <table:table-cell office:value-type="float" office:value="0.56396103131338">
                <text:p>0.56396103131338</text:p>
              </table:table-cell>
              <table:table-cell office:value-type="float" office:value="16.1631231574415">
                <text:p>16.16312315744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0328.78125">
                <text:p>1620328.78125</text:p>
              </table:table-cell>
              <table:table-cell office:value-type="float" office:value="0.420654296875">
                <text:p>0.420654296875</text:p>
              </table:table-cell>
              <table:table-cell office:value-type="float" office:value="0.459928744394084">
                <text:p>0.459928744394084</text:p>
              </table:table-cell>
              <table:table-cell office:value-type="float" office:value="0.540131592383801">
                <text:p>0.540131592383801</text:p>
              </table:table-cell>
              <table:table-cell office:value-type="float" office:value="15.4801714377197">
                <text:p>15.48017143771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1824.171875">
                <text:p>1631824.171875</text:p>
              </table:table-cell>
              <table:table-cell office:value-type="float" office:value="0.36572265625">
                <text:p>0.36572265625</text:p>
              </table:table-cell>
              <table:table-cell office:value-type="float" office:value="0.447915841558326">
                <text:p>0.447915841558326</text:p>
              </table:table-cell>
              <table:table-cell office:value-type="float" office:value="0.53625267438773">
                <text:p>0.53625267438773</text:p>
              </table:table-cell>
              <table:table-cell office:value-type="float" office:value="15.3690016479523">
                <text:p>15.36900164795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3168.484375">
                <text:p>1643168.484375</text:p>
              </table:table-cell>
              <table:table-cell office:value-type="float" office:value="0.766845703125">
                <text:p>0.766845703125</text:p>
              </table:table-cell>
              <table:table-cell office:value-type="float" office:value="0.448056406578006">
                <text:p>0.448056406578006</text:p>
              </table:table-cell>
              <table:table-cell office:value-type="float" office:value="0.528110065036903">
                <text:p>0.528110065036903</text:p>
              </table:table-cell>
              <table:table-cell office:value-type="float" office:value="15.1356344639577">
                <text:p>15.13563446395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4758.875">
                <text:p>1654758.875</text:p>
              </table:table-cell>
              <table:table-cell office:value-type="float" office:value="0.414794921875">
                <text:p>0.414794921875</text:p>
              </table:table-cell>
              <table:table-cell office:value-type="float" office:value="0.453873635854008">
                <text:p>0.453873635854008</text:p>
              </table:table-cell>
              <table:table-cell office:value-type="float" office:value="0.551225370957627">
                <text:p>0.551225370957627</text:p>
              </table:table-cell>
              <table:table-cell office:value-type="float" office:value="15.7981191316456">
                <text:p>15.7981191316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6078.484375">
                <text:p>1666078.484375</text:p>
              </table:table-cell>
              <table:table-cell office:value-type="float" office:value="0.389404296875">
                <text:p>0.389404296875</text:p>
              </table:table-cell>
              <table:table-cell office:value-type="float" office:value="0.43861692487178">
                <text:p>0.43861692487178</text:p>
              </table:table-cell>
              <table:table-cell office:value-type="float" office:value="0.408733708448329">
                <text:p>0.408733708448329</text:p>
              </table:table-cell>
              <table:table-cell office:value-type="float" office:value="11.7143080841291">
                <text:p>11.71430808412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7547.875">
                <text:p>1677547.875</text:p>
              </table:table-cell>
              <table:table-cell office:value-type="float" office:value="0.427734375">
                <text:p>0.427734375</text:p>
              </table:table-cell>
              <table:table-cell office:value-type="float" office:value="0.440887590574308">
                <text:p>0.440887590574308</text:p>
              </table:table-cell>
              <table:table-cell office:value-type="float" office:value="0.393013003455362">
                <text:p>0.393013003455362</text:p>
              </table:table-cell>
              <table:table-cell office:value-type="float" office:value="11.2637526790307">
                <text:p>11.26375267903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8900.984375">
                <text:p>1688900.984375</text:p>
              </table:table-cell>
              <table:table-cell office:value-type="float" office:value="0.3603515625">
                <text:p>0.3603515625</text:p>
              </table:table-cell>
              <table:table-cell office:value-type="float" office:value="0.435286615174738">
                <text:p>0.435286615174738</text:p>
              </table:table-cell>
              <table:table-cell office:value-type="float" office:value="0.416672897671063">
                <text:p>0.416672897671063</text:p>
              </table:table-cell>
              <table:table-cell office:value-type="float" office:value="11.9418452472527">
                <text:p>11.94184524725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0356.875">
                <text:p>1700356.875</text:p>
              </table:table-cell>
              <table:table-cell office:value-type="float" office:value="0.29248046875">
                <text:p>0.29248046875</text:p>
              </table:table-cell>
              <table:table-cell office:value-type="float" office:value="0.423998162825024">
                <text:p>0.423998162825024</text:p>
              </table:table-cell>
              <table:table-cell office:value-type="float" office:value="0.398438809437473">
                <text:p>0.398438809437473</text:p>
              </table:table-cell>
              <table:table-cell office:value-type="float" office:value="11.419256278478">
                <text:p>11.4192562784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1716.375">
                <text:p>1711716.375</text:p>
              </table:table-cell>
              <table:table-cell office:value-type="float" office:value="0.715087890625">
                <text:p>0.715087890625</text:p>
              </table:table-cell>
              <table:table-cell office:value-type="float" office:value="0.424160353232347">
                <text:p>0.424160353232347</text:p>
              </table:table-cell>
              <table:table-cell office:value-type="float" office:value="0.428495100577098">
                <text:p>0.428495100577098</text:p>
              </table:table-cell>
              <table:table-cell office:value-type="float" office:value="12.2806695825396">
                <text:p>12.2806695825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5cm" svg:height="6.532cm" xlink:href=".." xlink:type="simple" chart:class="chart:scatter" chart:style-name="ch1">
        <chart:legend chart:legend-position="end" svg:x="18.174cm" svg:y="2.469cm" style:legend-expansion="high" chart:style-name="ch2"/>
        <chart:plot-area chart:style-name="ch3" table:cell-range-address="Sheet1.B1:Sheet1.B152 Sheet1.G1:Sheet1.H152 Sheet1.J1:Sheet1.J152" chart:data-source-has-labels="row" svg:x="0.861cm" svg:y="0.655cm" svg:width="16.491cm" svg:height="5.327cm">
          <chartooo:coordinate-region svg:x="1.694cm" svg:y="0.854cm" svg:width="15.008cm" svg:height="4.9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52" chart:label-cell-address="Sheet1.G1:Sheet1.G1" chart:class="chart:scatter">
            <chart:domain table:cell-range-address="Sheet1.B2:Sheet1.B152"/>
            <chart:data-point chart:repeated="151"/>
          </chart:series>
          <chart:series chart:style-name="ch7" chart:values-cell-range-address="Sheet1.H2:Sheet1.H152" chart:label-cell-address="Sheet1.H1:Sheet1.H1" chart:class="chart:scatter">
            <chart:data-point chart:repeated="151"/>
          </chart:series>
          <chart:series chart:style-name="ch8" chart:values-cell-range-address="Sheet1.J2:Sheet1.J152" chart:label-cell-address="Sheet1.J1:Sheet1.J1" chart:class="chart:scatter">
            <chart:data-point chart:repeated="1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pu_x</text:p>
                <draw:g>
                  <svg:desc>Sheet1.G1:Sheet1.G1</svg:desc>
                </draw:g>
              </table:table-cell>
              <table:table-cell office:value-type="string">
                <text:p>mpu_y</text:p>
                <draw:g>
                  <svg:desc>Sheet1.H1:Sheet1.H1</svg:desc>
                </draw:g>
              </table:table-cell>
              <table:table-cell office:value-type="string">
                <text:p>mpu_z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2.28125">
                <text:p>2122.28125</text:p>
                <draw:g>
                  <svg:desc>Sheet1.B2:Sheet1.B152</svg:desc>
                </draw:g>
              </table:table-cell>
              <table:table-cell office:value-type="float" office:value="-0.537353515625">
                <text:p>-0.537353515625</text:p>
                <draw:g>
                  <svg:desc>Sheet1.G2:Sheet1.G152</svg:desc>
                </draw:g>
              </table:table-cell>
              <table:table-cell office:value-type="float" office:value="0.076904296875">
                <text:p>0.076904296875</text:p>
                <draw:g>
                  <svg:desc>Sheet1.H2:Sheet1.H152</svg:desc>
                </draw:g>
              </table:table-cell>
              <table:table-cell office:value-type="float" office:value="0.78173828125">
                <text:p>0.78173828125</text:p>
                <draw:g>
                  <svg:desc>Sheet1.J2:Sheet1.J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3.984375">
                <text:p>13453.984375</text:p>
              </table:table-cell>
              <table:table-cell office:value-type="float" office:value="-0.51953125">
                <text:p>-0.51953125</text:p>
              </table:table-cell>
              <table:table-cell office:value-type="float" office:value="0.08349609375">
                <text:p>0.08349609375</text:p>
              </table:table-cell>
              <table:table-cell office:value-type="float" office:value="0.764404296875">
                <text:p>0.7644042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66.375">
                <text:p>24866.375</text:p>
              </table:table-cell>
              <table:table-cell office:value-type="float" office:value="-0.533203125">
                <text:p>-0.533203125</text:p>
              </table:table-cell>
              <table:table-cell office:value-type="float" office:value="0.068115234375">
                <text:p>0.068115234375</text:p>
              </table:table-cell>
              <table:table-cell office:value-type="float" office:value="0.770751953125">
                <text:p>0.7707519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93.28125">
                <text:p>36293.28125</text:p>
              </table:table-cell>
              <table:table-cell office:value-type="float" office:value="-0.517333984375">
                <text:p>-0.517333984375</text:p>
              </table:table-cell>
              <table:table-cell office:value-type="float" office:value="0.016845703125">
                <text:p>0.016845703125</text:p>
              </table:table-cell>
              <table:table-cell office:value-type="float" office:value="0.88525390625">
                <text:p>0.88525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23.78125">
                <text:p>47723.78125</text:p>
              </table:table-cell>
              <table:table-cell office:value-type="float" office:value="-0.544677734375">
                <text:p>-0.544677734375</text:p>
              </table:table-cell>
              <table:table-cell office:value-type="float" office:value="0.041748046875">
                <text:p>0.041748046875</text:p>
              </table:table-cell>
              <table:table-cell office:value-type="float" office:value="0.759033203125">
                <text:p>0.75903320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17.171875">
                <text:p>59017.171875</text:p>
              </table:table-cell>
              <table:table-cell office:value-type="float" office:value="-0.50634765625">
                <text:p>-0.50634765625</text:p>
              </table:table-cell>
              <table:table-cell office:value-type="float" office:value="0.066162109375">
                <text:p>0.066162109375</text:p>
              </table:table-cell>
              <table:table-cell office:value-type="float" office:value="0.8623046875">
                <text:p>0.86230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24.78125">
                <text:p>70424.78125</text:p>
              </table:table-cell>
              <table:table-cell office:value-type="float" office:value="-0.55029296875">
                <text:p>-0.55029296875</text:p>
              </table:table-cell>
              <table:table-cell office:value-type="float" office:value="0.07470703125">
                <text:p>0.07470703125</text:p>
              </table:table-cell>
              <table:table-cell office:value-type="float" office:value="0.748779296875">
                <text:p>0.7487792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822.578125">
                <text:p>81822.578125</text:p>
              </table:table-cell>
              <table:table-cell office:value-type="float" office:value="-0.54345703125">
                <text:p>-0.54345703125</text:p>
              </table:table-cell>
              <table:table-cell office:value-type="float" office:value="0.097900390625">
                <text:p>0.097900390625</text:p>
              </table:table-cell>
              <table:table-cell office:value-type="float" office:value="0.783203125">
                <text:p>0.7832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249.390625">
                <text:p>93249.390625</text:p>
              </table:table-cell>
              <table:table-cell office:value-type="float" office:value="-0.50537109375">
                <text:p>-0.50537109375</text:p>
              </table:table-cell>
              <table:table-cell office:value-type="float" office:value="0.06689453125">
                <text:p>0.06689453125</text:p>
              </table:table-cell>
              <table:table-cell office:value-type="float" office:value="0.76416015625">
                <text:p>0.764160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588.78125">
                <text:p>104588.78125</text:p>
              </table:table-cell>
              <table:table-cell office:value-type="float" office:value="-0.5751953125">
                <text:p>-0.5751953125</text:p>
              </table:table-cell>
              <table:table-cell office:value-type="float" office:value="0.074951171875">
                <text:p>0.074951171875</text:p>
              </table:table-cell>
              <table:table-cell office:value-type="float" office:value="0.71142578125">
                <text:p>0.7114257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982.984375">
                <text:p>115982.984375</text:p>
              </table:table-cell>
              <table:table-cell office:value-type="float" office:value="-0.5703125">
                <text:p>-0.5703125</text:p>
              </table:table-cell>
              <table:table-cell office:value-type="float" office:value="0.101806640625">
                <text:p>0.101806640625</text:p>
              </table:table-cell>
              <table:table-cell office:value-type="float" office:value="0.73876953125">
                <text:p>0.7387695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70.578125">
                <text:p>127570.578125</text:p>
              </table:table-cell>
              <table:table-cell office:value-type="float" office:value="-0.550048828125">
                <text:p>-0.550048828125</text:p>
              </table:table-cell>
              <table:table-cell office:value-type="float" office:value="0.146484375">
                <text:p>0.146484375</text:p>
              </table:table-cell>
              <table:table-cell office:value-type="float" office:value="0.502197265625">
                <text:p>0.50219726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980.1875">
                <text:p>138980.1875</text:p>
              </table:table-cell>
              <table:table-cell office:value-type="float" office:value="-0.565185546875">
                <text:p>-0.565185546875</text:p>
              </table:table-cell>
              <table:table-cell office:value-type="float" office:value="0.03759765625">
                <text:p>0.03759765625</text:p>
              </table:table-cell>
              <table:table-cell office:value-type="float" office:value="0.6435546875">
                <text:p>0.6435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280.875">
                <text:p>150280.875</text:p>
              </table:table-cell>
              <table:table-cell office:value-type="float" office:value="-0.5859375">
                <text:p>-0.5859375</text:p>
              </table:table-cell>
              <table:table-cell office:value-type="float" office:value="0.05517578125">
                <text:p>0.05517578125</text:p>
              </table:table-cell>
              <table:table-cell office:value-type="float" office:value="0.677734375">
                <text:p>0.67773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71.671875">
                <text:p>161671.671875</text:p>
              </table:table-cell>
              <table:table-cell office:value-type="float" office:value="-0.4833984375">
                <text:p>-0.4833984375</text:p>
              </table:table-cell>
              <table:table-cell office:value-type="float" office:value="0.0634765625">
                <text:p>0.0634765625</text:p>
              </table:table-cell>
              <table:table-cell office:value-type="float" office:value="0.7666015625">
                <text:p>0.76660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966">
                <text:p>172966</text:p>
              </table:table-cell>
              <table:table-cell office:value-type="float" office:value="-0.50537109375">
                <text:p>-0.50537109375</text:p>
              </table:table-cell>
              <table:table-cell office:value-type="float" office:value="-0.03759765625">
                <text:p>-0.03759765625</text:p>
              </table:table-cell>
              <table:table-cell office:value-type="float" office:value="0.550537109375">
                <text:p>0.5505371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37.890625">
                <text:p>184337.890625</text:p>
              </table:table-cell>
              <table:table-cell office:value-type="float" office:value="-0.52197265625">
                <text:p>-0.52197265625</text:p>
              </table:table-cell>
              <table:table-cell office:value-type="float" office:value="0.112548828125">
                <text:p>0.112548828125</text:p>
              </table:table-cell>
              <table:table-cell office:value-type="float" office:value="0.729248046875">
                <text:p>0.72924804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722.28125">
                <text:p>195722.28125</text:p>
              </table:table-cell>
              <table:table-cell office:value-type="float" office:value="-0.572021484375">
                <text:p>-0.572021484375</text:p>
              </table:table-cell>
              <table:table-cell office:value-type="float" office:value="0.108642578125">
                <text:p>0.108642578125</text:p>
              </table:table-cell>
              <table:table-cell office:value-type="float" office:value="0.73193359375">
                <text:p>0.7319335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228.796875">
                <text:p>207228.796875</text:p>
              </table:table-cell>
              <table:table-cell office:value-type="float" office:value="-0.507568359375">
                <text:p>-0.507568359375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0.840576171875">
                <text:p>0.84057617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568.078125">
                <text:p>218568.078125</text:p>
              </table:table-cell>
              <table:table-cell office:value-type="float" office:value="-0.530517578125">
                <text:p>-0.530517578125</text:p>
              </table:table-cell>
              <table:table-cell office:value-type="float" office:value="0.094970703125">
                <text:p>0.094970703125</text:p>
              </table:table-cell>
              <table:table-cell office:value-type="float" office:value="0.775146484375">
                <text:p>0.77514648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981.296875">
                <text:p>229981.296875</text:p>
              </table:table-cell>
              <table:table-cell office:value-type="float" office:value="-0.5859375">
                <text:p>-0.5859375</text:p>
              </table:table-cell>
              <table:table-cell office:value-type="float" office:value="0.075927734375">
                <text:p>0.075927734375</text:p>
              </table:table-cell>
              <table:table-cell office:value-type="float" office:value="0.972900390625">
                <text:p>0.97290039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383.96875">
                <text:p>241383.96875</text:p>
              </table:table-cell>
              <table:table-cell office:value-type="float" office:value="-0.59326171875">
                <text:p>-0.59326171875</text:p>
              </table:table-cell>
              <table:table-cell office:value-type="float" office:value="0.098876953125">
                <text:p>0.098876953125</text:p>
              </table:table-cell>
              <table:table-cell office:value-type="float" office:value="0.96533203125">
                <text:p>0.96533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722.09375">
                <text:p>252722.09375</text:p>
              </table:table-cell>
              <table:table-cell office:value-type="float" office:value="-0.503662109375">
                <text:p>-0.503662109375</text:p>
              </table:table-cell>
              <table:table-cell office:value-type="float" office:value="0.0751953125">
                <text:p>0.0751953125</text:p>
              </table:table-cell>
              <table:table-cell office:value-type="float" office:value="0.859130859375">
                <text:p>0.85913085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101.875">
                <text:p>264101.875</text:p>
              </table:table-cell>
              <table:table-cell office:value-type="float" office:value="-0.53564453125">
                <text:p>-0.53564453125</text:p>
              </table:table-cell>
              <table:table-cell office:value-type="float" office:value="0.02392578125">
                <text:p>0.02392578125</text:p>
              </table:table-cell>
              <table:table-cell office:value-type="float" office:value="0.7734375">
                <text:p>0.773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530.96875">
                <text:p>275530.96875</text:p>
              </table:table-cell>
              <table:table-cell office:value-type="float" office:value="-0.576416015625">
                <text:p>-0.576416015625</text:p>
              </table:table-cell>
              <table:table-cell office:value-type="float" office:value="0.18505859375">
                <text:p>0.18505859375</text:p>
              </table:table-cell>
              <table:table-cell office:value-type="float" office:value="0.72900390625">
                <text:p>0.729003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943.09375">
                <text:p>286943.09375</text:p>
              </table:table-cell>
              <table:table-cell office:value-type="float" office:value="-0.46484375">
                <text:p>-0.46484375</text:p>
              </table:table-cell>
              <table:table-cell office:value-type="float" office:value="0.070556640625">
                <text:p>0.070556640625</text:p>
              </table:table-cell>
              <table:table-cell office:value-type="float" office:value="0.794189453125">
                <text:p>0.7941894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83.28125">
                <text:p>298283.28125</text:p>
              </table:table-cell>
              <table:table-cell office:value-type="float" office:value="-0.482421875">
                <text:p>-0.482421875</text:p>
              </table:table-cell>
              <table:table-cell office:value-type="float" office:value="0.157958984375">
                <text:p>0.157958984375</text:p>
              </table:table-cell>
              <table:table-cell office:value-type="float" office:value="0.70458984375">
                <text:p>0.7045898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690.484375">
                <text:p>309690.484375</text:p>
              </table:table-cell>
              <table:table-cell office:value-type="float" office:value="-0.601318359375">
                <text:p>-0.601318359375</text:p>
              </table:table-cell>
              <table:table-cell office:value-type="float" office:value="0.02294921875">
                <text:p>0.02294921875</text:p>
              </table:table-cell>
              <table:table-cell office:value-type="float" office:value="0.48291015625">
                <text:p>0.4829101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964.59375">
                <text:p>320964.59375</text:p>
              </table:table-cell>
              <table:table-cell office:value-type="float" office:value="-0.586669921875">
                <text:p>-0.586669921875</text:p>
              </table:table-cell>
              <table:table-cell office:value-type="float" office:value="0.0751953125">
                <text:p>0.0751953125</text:p>
              </table:table-cell>
              <table:table-cell office:value-type="float" office:value="0.985595703125">
                <text:p>0.9855957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374">
                <text:p>332374</text:p>
              </table:table-cell>
              <table:table-cell office:value-type="float" office:value="-0.543212890625">
                <text:p>-0.543212890625</text:p>
              </table:table-cell>
              <table:table-cell office:value-type="float" office:value="0.186279296875">
                <text:p>0.186279296875</text:p>
              </table:table-cell>
              <table:table-cell office:value-type="float" office:value="0.607421875">
                <text:p>0.60742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699.5">
                <text:p>343699.5</text:p>
              </table:table-cell>
              <table:table-cell office:value-type="float" office:value="-0.58544921875">
                <text:p>-0.58544921875</text:p>
              </table:table-cell>
              <table:table-cell office:value-type="float" office:value="0.038818359375">
                <text:p>0.038818359375</text:p>
              </table:table-cell>
              <table:table-cell office:value-type="float" office:value="0.511962890625">
                <text:p>0.511962890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097.78125">
                <text:p>355097.78125</text:p>
              </table:table-cell>
              <table:table-cell office:value-type="float" office:value="-0.564208984375">
                <text:p>-0.564208984375</text:p>
              </table:table-cell>
              <table:table-cell office:value-type="float" office:value="0.263916015625">
                <text:p>0.263916015625</text:p>
              </table:table-cell>
              <table:table-cell office:value-type="float" office:value="0.919921875">
                <text:p>0.91992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52.484375">
                <text:p>366552.484375</text:p>
              </table:table-cell>
              <table:table-cell office:value-type="float" office:value="-0.505126953125">
                <text:p>-0.505126953125</text:p>
              </table:table-cell>
              <table:table-cell office:value-type="float" office:value="0.22900390625">
                <text:p>0.22900390625</text:p>
              </table:table-cell>
              <table:table-cell office:value-type="float" office:value="0.722412109375">
                <text:p>0.722412109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981.671875">
                <text:p>377981.671875</text:p>
              </table:table-cell>
              <table:table-cell office:value-type="float" office:value="-0.55615234375">
                <text:p>-0.55615234375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744140625">
                <text:p>0.74414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9324.890625">
                <text:p>389324.890625</text:p>
              </table:table-cell>
              <table:table-cell office:value-type="float" office:value="-0.621826171875">
                <text:p>-0.621826171875</text:p>
              </table:table-cell>
              <table:table-cell office:value-type="float" office:value="-0.11181640625">
                <text:p>-0.11181640625</text:p>
              </table:table-cell>
              <table:table-cell office:value-type="float" office:value="0.41748046875">
                <text:p>0.4174804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762.78125">
                <text:p>400762.78125</text:p>
              </table:table-cell>
              <table:table-cell office:value-type="float" office:value="-0.65234375">
                <text:p>-0.65234375</text:p>
              </table:table-cell>
              <table:table-cell office:value-type="float" office:value="0.02099609375">
                <text:p>0.02099609375</text:p>
              </table:table-cell>
              <table:table-cell office:value-type="float" office:value="0.392578125">
                <text:p>0.39257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044.09375">
                <text:p>412044.09375</text:p>
              </table:table-cell>
              <table:table-cell office:value-type="float" office:value="-0.479248046875">
                <text:p>-0.479248046875</text:p>
              </table:table-cell>
              <table:table-cell office:value-type="float" office:value="0.270751953125">
                <text:p>0.270751953125</text:p>
              </table:table-cell>
              <table:table-cell office:value-type="float" office:value="0.30712890625">
                <text:p>0.3071289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40.375">
                <text:p>423440.375</text:p>
              </table:table-cell>
              <table:table-cell office:value-type="float" office:value="-0.6259765625">
                <text:p>-0.6259765625</text:p>
              </table:table-cell>
              <table:table-cell office:value-type="float" office:value="0.0810546875">
                <text:p>0.0810546875</text:p>
              </table:table-cell>
              <table:table-cell office:value-type="float" office:value="0.441162109375">
                <text:p>0.44116210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14.09375">
                <text:p>434714.09375</text:p>
              </table:table-cell>
              <table:table-cell office:value-type="float" office:value="-0.552490234375">
                <text:p>-0.552490234375</text:p>
              </table:table-cell>
              <table:table-cell office:value-type="float" office:value="0.097412109375">
                <text:p>0.097412109375</text:p>
              </table:table-cell>
              <table:table-cell office:value-type="float" office:value="0.579345703125">
                <text:p>0.5793457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110.6875">
                <text:p>446110.6875</text:p>
              </table:table-cell>
              <table:table-cell office:value-type="float" office:value="-0.556884765625">
                <text:p>-0.556884765625</text:p>
              </table:table-cell>
              <table:table-cell office:value-type="float" office:value="-0.13720703125">
                <text:p>-0.13720703125</text:p>
              </table:table-cell>
              <table:table-cell office:value-type="float" office:value="0.947021484375">
                <text:p>0.94702148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420.796875">
                <text:p>457420.796875</text:p>
              </table:table-cell>
              <table:table-cell office:value-type="float" office:value="-0.46435546875">
                <text:p>-0.46435546875</text:p>
              </table:table-cell>
              <table:table-cell office:value-type="float" office:value="-0.050537109375">
                <text:p>-0.050537109375</text:p>
              </table:table-cell>
              <table:table-cell office:value-type="float" office:value="1.4521484375">
                <text:p>1.452148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8814.890625">
                <text:p>468814.890625</text:p>
              </table:table-cell>
              <table:table-cell office:value-type="float" office:value="-0.4599609375">
                <text:p>-0.4599609375</text:p>
              </table:table-cell>
              <table:table-cell office:value-type="float" office:value="0.2734375">
                <text:p>0.2734375</text:p>
              </table:table-cell>
              <table:table-cell office:value-type="float" office:value="0.92724609375">
                <text:p>0.9272460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106.078125">
                <text:p>480106.078125</text:p>
              </table:table-cell>
              <table:table-cell office:value-type="float" office:value="-0.513916015625">
                <text:p>-0.513916015625</text:p>
              </table:table-cell>
              <table:table-cell office:value-type="float" office:value="0.158203125">
                <text:p>0.158203125</text:p>
              </table:table-cell>
              <table:table-cell office:value-type="float" office:value="0.74267578125">
                <text:p>0.74267578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462.984375">
                <text:p>491462.984375</text:p>
              </table:table-cell>
              <table:table-cell office:value-type="float" office:value="-0.4892578125">
                <text:p>-0.4892578125</text:p>
              </table:table-cell>
              <table:table-cell office:value-type="float" office:value="0.01318359375">
                <text:p>0.01318359375</text:p>
              </table:table-cell>
              <table:table-cell office:value-type="float" office:value="0.74951171875">
                <text:p>0.7495117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2760.6875">
                <text:p>502760.6875</text:p>
              </table:table-cell>
              <table:table-cell office:value-type="float" office:value="-0.70751953125">
                <text:p>-0.70751953125</text:p>
              </table:table-cell>
              <table:table-cell office:value-type="float" office:value="-0.1396484375">
                <text:p>-0.1396484375</text:p>
              </table:table-cell>
              <table:table-cell office:value-type="float" office:value="0.789306640625">
                <text:p>0.78930664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4129.984375">
                <text:p>514129.984375</text:p>
              </table:table-cell>
              <table:table-cell office:value-type="float" office:value="-0.62255859375">
                <text:p>-0.62255859375</text:p>
              </table:table-cell>
              <table:table-cell office:value-type="float" office:value="0.1728515625">
                <text:p>0.1728515625</text:p>
              </table:table-cell>
              <table:table-cell office:value-type="float" office:value="0.67919921875">
                <text:p>0.6791992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624.296875">
                <text:p>525624.296875</text:p>
              </table:table-cell>
              <table:table-cell office:value-type="float" office:value="-0.570068359375">
                <text:p>-0.570068359375</text:p>
              </table:table-cell>
              <table:table-cell office:value-type="float" office:value="0.22021484375">
                <text:p>0.22021484375</text:p>
              </table:table-cell>
              <table:table-cell office:value-type="float" office:value="1.011962890625">
                <text:p>1.01196289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163.171875">
                <text:p>537163.171875</text:p>
              </table:table-cell>
              <table:table-cell office:value-type="float" office:value="-0.5419921875">
                <text:p>-0.5419921875</text:p>
              </table:table-cell>
              <table:table-cell office:value-type="float" office:value="-0.0849609375">
                <text:p>-0.0849609375</text:p>
              </table:table-cell>
              <table:table-cell office:value-type="float" office:value="0.63623046875">
                <text:p>0.6362304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8471.484375">
                <text:p>548471.484375</text:p>
              </table:table-cell>
              <table:table-cell office:value-type="float" office:value="-0.33740234375">
                <text:p>-0.33740234375</text:p>
              </table:table-cell>
              <table:table-cell office:value-type="float" office:value="0.353515625">
                <text:p>0.353515625</text:p>
              </table:table-cell>
              <table:table-cell office:value-type="float" office:value="0.92822265625">
                <text:p>0.9282226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9818.09375">
                <text:p>559818.09375</text:p>
              </table:table-cell>
              <table:table-cell office:value-type="float" office:value="-0.640380859375">
                <text:p>-0.640380859375</text:p>
              </table:table-cell>
              <table:table-cell office:value-type="float" office:value="0.133544921875">
                <text:p>0.133544921875</text:p>
              </table:table-cell>
              <table:table-cell office:value-type="float" office:value="0.505126953125">
                <text:p>0.505126953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189.6875">
                <text:p>571189.6875</text:p>
              </table:table-cell>
              <table:table-cell office:value-type="float" office:value="-0.51513671875">
                <text:p>-0.51513671875</text:p>
              </table:table-cell>
              <table:table-cell office:value-type="float" office:value="0.04638671875">
                <text:p>0.04638671875</text:p>
              </table:table-cell>
              <table:table-cell office:value-type="float" office:value="0.9521484375">
                <text:p>0.952148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87.1875">
                <text:p>582587.1875</text:p>
              </table:table-cell>
              <table:table-cell office:value-type="float" office:value="-0.461181640625">
                <text:p>-0.461181640625</text:p>
              </table:table-cell>
              <table:table-cell office:value-type="float" office:value="-0.1064453125">
                <text:p>-0.1064453125</text:p>
              </table:table-cell>
              <table:table-cell office:value-type="float" office:value="0.74658203125">
                <text:p>0.7465820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868.578125">
                <text:p>593868.578125</text:p>
              </table:table-cell>
              <table:table-cell office:value-type="float" office:value="-0.40185546875">
                <text:p>-0.40185546875</text:p>
              </table:table-cell>
              <table:table-cell office:value-type="float" office:value="0.196044921875">
                <text:p>0.196044921875</text:p>
              </table:table-cell>
              <table:table-cell office:value-type="float" office:value="1.1328125">
                <text:p>1.132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5279.671875">
                <text:p>605279.671875</text:p>
              </table:table-cell>
              <table:table-cell office:value-type="float" office:value="-0.54443359375">
                <text:p>-0.54443359375</text:p>
              </table:table-cell>
              <table:table-cell office:value-type="float" office:value="-0.039794921875">
                <text:p>-0.039794921875</text:p>
              </table:table-cell>
              <table:table-cell office:value-type="float" office:value="1.0849609375">
                <text:p>1.084960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561.484375">
                <text:p>616561.484375</text:p>
              </table:table-cell>
              <table:table-cell office:value-type="float" office:value="-0.405029296875">
                <text:p>-0.405029296875</text:p>
              </table:table-cell>
              <table:table-cell office:value-type="float" office:value="0.109375">
                <text:p>0.109375</text:p>
              </table:table-cell>
              <table:table-cell office:value-type="float" office:value="0.67919921875">
                <text:p>0.6791992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906.484375">
                <text:p>627906.484375</text:p>
              </table:table-cell>
              <table:table-cell office:value-type="float" office:value="-0.572265625">
                <text:p>-0.572265625</text:p>
              </table:table-cell>
              <table:table-cell office:value-type="float" office:value="0.129638671875">
                <text:p>0.129638671875</text:p>
              </table:table-cell>
              <table:table-cell office:value-type="float" office:value="0.938232421875">
                <text:p>0.93823242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9342.28125">
                <text:p>639342.28125</text:p>
              </table:table-cell>
              <table:table-cell office:value-type="float" office:value="-0.709716796875">
                <text:p>-0.709716796875</text:p>
              </table:table-cell>
              <table:table-cell office:value-type="float" office:value="-0.061767578125">
                <text:p>-0.061767578125</text:p>
              </table:table-cell>
              <table:table-cell office:value-type="float" office:value="0.49169921875">
                <text:p>0.49169921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610.078125">
                <text:p>650610.078125</text:p>
              </table:table-cell>
              <table:table-cell office:value-type="float" office:value="-0.625732421875">
                <text:p>-0.625732421875</text:p>
              </table:table-cell>
              <table:table-cell office:value-type="float" office:value="-0.09912109375">
                <text:p>-0.09912109375</text:p>
              </table:table-cell>
              <table:table-cell office:value-type="float" office:value="0.74755859375">
                <text:p>0.74755859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2019.078125">
                <text:p>662019.078125</text:p>
              </table:table-cell>
              <table:table-cell office:value-type="float" office:value="-0.58935546875">
                <text:p>-0.58935546875</text:p>
              </table:table-cell>
              <table:table-cell office:value-type="float" office:value="0.23828125">
                <text:p>0.23828125</text:p>
              </table:table-cell>
              <table:table-cell office:value-type="float" office:value="0.88916015625">
                <text:p>0.88916015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3377.578125">
                <text:p>673377.578125</text:p>
              </table:table-cell>
              <table:table-cell office:value-type="float" office:value="-0.579833984375">
                <text:p>-0.579833984375</text:p>
              </table:table-cell>
              <table:table-cell office:value-type="float" office:value="0.132080078125">
                <text:p>0.132080078125</text:p>
              </table:table-cell>
              <table:table-cell office:value-type="float" office:value="0.662109375">
                <text:p>0.66210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4783.1875">
                <text:p>684783.1875</text:p>
              </table:table-cell>
              <table:table-cell office:value-type="float" office:value="-0.49560546875">
                <text:p>-0.49560546875</text:p>
              </table:table-cell>
              <table:table-cell office:value-type="float" office:value="0.139892578125">
                <text:p>0.139892578125</text:p>
              </table:table-cell>
              <table:table-cell office:value-type="float" office:value="0.82470703125">
                <text:p>0.82470703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048.28125">
                <text:p>696048.28125</text:p>
              </table:table-cell>
              <table:table-cell office:value-type="float" office:value="-0.595947265625">
                <text:p>-0.595947265625</text:p>
              </table:table-cell>
              <table:table-cell office:value-type="float" office:value="0.12939453125">
                <text:p>0.12939453125</text:p>
              </table:table-cell>
              <table:table-cell office:value-type="float" office:value="0.8916015625">
                <text:p>0.891601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7484.46875">
                <text:p>707484.46875</text:p>
              </table:table-cell>
              <table:table-cell office:value-type="float" office:value="-0.5634765625">
                <text:p>-0.5634765625</text:p>
              </table:table-cell>
              <table:table-cell office:value-type="float" office:value="0.181396484375">
                <text:p>0.181396484375</text:p>
              </table:table-cell>
              <table:table-cell office:value-type="float" office:value="0.94482421875">
                <text:p>0.944824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8759.796875">
                <text:p>718759.796875</text:p>
              </table:table-cell>
              <table:table-cell office:value-type="float" office:value="-0.395263671875">
                <text:p>-0.395263671875</text:p>
              </table:table-cell>
              <table:table-cell office:value-type="float" office:value="0.274169921875">
                <text:p>0.274169921875</text:p>
              </table:table-cell>
              <table:table-cell office:value-type="float" office:value="0.24658203125">
                <text:p>0.246582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120.671875">
                <text:p>730120.671875</text:p>
              </table:table-cell>
              <table:table-cell office:value-type="float" office:value="-0.461669921875">
                <text:p>-0.461669921875</text:p>
              </table:table-cell>
              <table:table-cell office:value-type="float" office:value="0.231201171875">
                <text:p>0.231201171875</text:p>
              </table:table-cell>
              <table:table-cell office:value-type="float" office:value="1.300048828125">
                <text:p>1.300048828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1531.890625">
                <text:p>741531.890625</text:p>
              </table:table-cell>
              <table:table-cell office:value-type="float" office:value="-0.709228515625">
                <text:p>-0.709228515625</text:p>
              </table:table-cell>
              <table:table-cell office:value-type="float" office:value="-0.1962890625">
                <text:p>-0.1962890625</text:p>
              </table:table-cell>
              <table:table-cell office:value-type="float" office:value="1.226806640625">
                <text:p>1.22680664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836.203125">
                <text:p>752836.203125</text:p>
              </table:table-cell>
              <table:table-cell office:value-type="float" office:value="-0.563720703125">
                <text:p>-0.563720703125</text:p>
              </table:table-cell>
              <table:table-cell office:value-type="float" office:value="0.0185546875">
                <text:p>0.0185546875</text:p>
              </table:table-cell>
              <table:table-cell office:value-type="float" office:value="1.028076171875">
                <text:p>1.02807617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4210.078125">
                <text:p>764210.078125</text:p>
              </table:table-cell>
              <table:table-cell office:value-type="float" office:value="-0.572509765625">
                <text:p>-0.572509765625</text:p>
              </table:table-cell>
              <table:table-cell office:value-type="float" office:value="0.54052734375">
                <text:p>0.54052734375</text:p>
              </table:table-cell>
              <table:table-cell office:value-type="float" office:value="0.60888671875">
                <text:p>0.6088867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5667.875">
                <text:p>775667.875</text:p>
              </table:table-cell>
              <table:table-cell office:value-type="float" office:value="-0.588134765625">
                <text:p>-0.588134765625</text:p>
              </table:table-cell>
              <table:table-cell office:value-type="float" office:value="-0.249267578125">
                <text:p>-0.249267578125</text:p>
              </table:table-cell>
              <table:table-cell office:value-type="float" office:value="0.870361328125">
                <text:p>0.870361328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7063.59375">
                <text:p>787063.59375</text:p>
              </table:table-cell>
              <table:table-cell office:value-type="float" office:value="-0.49609375">
                <text:p>-0.49609375</text:p>
              </table:table-cell>
              <table:table-cell office:value-type="float" office:value="0.163818359375">
                <text:p>0.163818359375</text:p>
              </table:table-cell>
              <table:table-cell office:value-type="float" office:value="1.115478515625">
                <text:p>1.11547851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8444.984375">
                <text:p>798444.984375</text:p>
              </table:table-cell>
              <table:table-cell office:value-type="float" office:value="-0.557373046875">
                <text:p>-0.557373046875</text:p>
              </table:table-cell>
              <table:table-cell office:value-type="float" office:value="0.174072265625">
                <text:p>0.174072265625</text:p>
              </table:table-cell>
              <table:table-cell office:value-type="float" office:value="0.947998046875">
                <text:p>0.94799804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9966.390625">
                <text:p>809966.390625</text:p>
              </table:table-cell>
              <table:table-cell office:value-type="float" office:value="-0.62353515625">
                <text:p>-0.62353515625</text:p>
              </table:table-cell>
              <table:table-cell office:value-type="float" office:value="-0.29931640625">
                <text:p>-0.29931640625</text:p>
              </table:table-cell>
              <table:table-cell office:value-type="float" office:value="0.54736328125">
                <text:p>0.54736328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292.890625">
                <text:p>821292.890625</text:p>
              </table:table-cell>
              <table:table-cell office:value-type="float" office:value="-0.55224609375">
                <text:p>-0.55224609375</text:p>
              </table:table-cell>
              <table:table-cell office:value-type="float" office:value="0.40869140625">
                <text:p>0.40869140625</text:p>
              </table:table-cell>
              <table:table-cell office:value-type="float" office:value="0.568359375">
                <text:p>0.568359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2702.171875">
                <text:p>832702.171875</text:p>
              </table:table-cell>
              <table:table-cell office:value-type="float" office:value="-0.6396484375">
                <text:p>-0.6396484375</text:p>
              </table:table-cell>
              <table:table-cell office:value-type="float" office:value="0.215087890625">
                <text:p>0.215087890625</text:p>
              </table:table-cell>
              <table:table-cell office:value-type="float" office:value="0.97509765625">
                <text:p>0.9750976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3986.890625">
                <text:p>843986.890625</text:p>
              </table:table-cell>
              <table:table-cell office:value-type="float" office:value="-0.553466796875">
                <text:p>-0.553466796875</text:p>
              </table:table-cell>
              <table:table-cell office:value-type="float" office:value="0.198486328125">
                <text:p>0.198486328125</text:p>
              </table:table-cell>
              <table:table-cell office:value-type="float" office:value="1.080322265625">
                <text:p>1.08032226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5364.296875">
                <text:p>855364.296875</text:p>
              </table:table-cell>
              <table:table-cell office:value-type="float" office:value="-0.569091796875">
                <text:p>-0.569091796875</text:p>
              </table:table-cell>
              <table:table-cell office:value-type="float" office:value="0.01123046875">
                <text:p>0.01123046875</text:p>
              </table:table-cell>
              <table:table-cell office:value-type="float" office:value="0.650146484375">
                <text:p>0.650146484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6638.890625">
                <text:p>866638.890625</text:p>
              </table:table-cell>
              <table:table-cell office:value-type="float" office:value="-0.635498046875">
                <text:p>-0.635498046875</text:p>
              </table:table-cell>
              <table:table-cell office:value-type="float" office:value="-0.21142578125">
                <text:p>-0.21142578125</text:p>
              </table:table-cell>
              <table:table-cell office:value-type="float" office:value="0.940673828125">
                <text:p>0.940673828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8012.890625">
                <text:p>878012.890625</text:p>
              </table:table-cell>
              <table:table-cell office:value-type="float" office:value="-0.2802734375">
                <text:p>-0.2802734375</text:p>
              </table:table-cell>
              <table:table-cell office:value-type="float" office:value="0.66650390625">
                <text:p>0.66650390625</text:p>
              </table:table-cell>
              <table:table-cell office:value-type="float" office:value="1.260498046875">
                <text:p>1.2604980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9359.390625">
                <text:p>889359.390625</text:p>
              </table:table-cell>
              <table:table-cell office:value-type="float" office:value="-0.54931640625">
                <text:p>-0.54931640625</text:p>
              </table:table-cell>
              <table:table-cell office:value-type="float" office:value="-0.09130859375">
                <text:p>-0.09130859375</text:p>
              </table:table-cell>
              <table:table-cell office:value-type="float" office:value="1.111572265625">
                <text:p>1.11157226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749.984375">
                <text:p>900749.984375</text:p>
              </table:table-cell>
              <table:table-cell office:value-type="float" office:value="-0.54931640625">
                <text:p>-0.54931640625</text:p>
              </table:table-cell>
              <table:table-cell office:value-type="float" office:value="0.021484375">
                <text:p>0.021484375</text:p>
              </table:table-cell>
              <table:table-cell office:value-type="float" office:value="0.493408203125">
                <text:p>0.49340820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2075.78125">
                <text:p>912075.78125</text:p>
              </table:table-cell>
              <table:table-cell office:value-type="float" office:value="-0.623046875">
                <text:p>-0.623046875</text:p>
              </table:table-cell>
              <table:table-cell office:value-type="float" office:value="-0.133544921875">
                <text:p>-0.133544921875</text:p>
              </table:table-cell>
              <table:table-cell office:value-type="float" office:value="0.704345703125">
                <text:p>0.70434570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3427.6875">
                <text:p>923427.6875</text:p>
              </table:table-cell>
              <table:table-cell office:value-type="float" office:value="-0.53759765625">
                <text:p>-0.53759765625</text:p>
              </table:table-cell>
              <table:table-cell office:value-type="float" office:value="0.0732421875">
                <text:p>0.0732421875</text:p>
              </table:table-cell>
              <table:table-cell office:value-type="float" office:value="0.89111328125">
                <text:p>0.89111328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4690.6875">
                <text:p>934690.6875</text:p>
              </table:table-cell>
              <table:table-cell office:value-type="float" office:value="-0.507568359375">
                <text:p>-0.507568359375</text:p>
              </table:table-cell>
              <table:table-cell office:value-type="float" office:value="-0.06396484375">
                <text:p>-0.06396484375</text:p>
              </table:table-cell>
              <table:table-cell office:value-type="float" office:value="0.791748046875">
                <text:p>0.7917480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080.484375">
                <text:p>946080.484375</text:p>
              </table:table-cell>
              <table:table-cell office:value-type="float" office:value="-0.38525390625">
                <text:p>-0.38525390625</text:p>
              </table:table-cell>
              <table:table-cell office:value-type="float" office:value="0.114501953125">
                <text:p>0.114501953125</text:p>
              </table:table-cell>
              <table:table-cell office:value-type="float" office:value="0.341064453125">
                <text:p>0.34106445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7368.578125">
                <text:p>957368.578125</text:p>
              </table:table-cell>
              <table:table-cell office:value-type="float" office:value="-0.21240234375">
                <text:p>-0.21240234375</text:p>
              </table:table-cell>
              <table:table-cell office:value-type="float" office:value="0.263916015625">
                <text:p>0.263916015625</text:p>
              </table:table-cell>
              <table:table-cell office:value-type="float" office:value="0.89111328125">
                <text:p>0.8911132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8754.6875">
                <text:p>968754.6875</text:p>
              </table:table-cell>
              <table:table-cell office:value-type="float" office:value="-0.220458984375">
                <text:p>-0.220458984375</text:p>
              </table:table-cell>
              <table:table-cell office:value-type="float" office:value="0.2431640625">
                <text:p>0.2431640625</text:p>
              </table:table-cell>
              <table:table-cell office:value-type="float" office:value="0.544677734375">
                <text:p>0.54467773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0030.890625">
                <text:p>980030.890625</text:p>
              </table:table-cell>
              <table:table-cell office:value-type="float" office:value="-0.3740234375">
                <text:p>-0.3740234375</text:p>
              </table:table-cell>
              <table:table-cell office:value-type="float" office:value="-0.136962890625">
                <text:p>-0.136962890625</text:p>
              </table:table-cell>
              <table:table-cell office:value-type="float" office:value="1.540283203125">
                <text:p>1.54028320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1425.484375">
                <text:p>991425.484375</text:p>
              </table:table-cell>
              <table:table-cell office:value-type="float" office:value="-0.4345703125">
                <text:p>-0.4345703125</text:p>
              </table:table-cell>
              <table:table-cell office:value-type="float" office:value="0.149169921875">
                <text:p>0.149169921875</text:p>
              </table:table-cell>
              <table:table-cell office:value-type="float" office:value="0.984619140625">
                <text:p>0.984619140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2735.484375">
                <text:p>1002735.484375</text:p>
              </table:table-cell>
              <table:table-cell office:value-type="float" office:value="-0.415771484375">
                <text:p>-0.415771484375</text:p>
              </table:table-cell>
              <table:table-cell office:value-type="float" office:value="0.212158203125">
                <text:p>0.212158203125</text:p>
              </table:table-cell>
              <table:table-cell office:value-type="float" office:value="0.54052734375">
                <text:p>0.5405273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095.1875">
                <text:p>1014095.1875</text:p>
              </table:table-cell>
              <table:table-cell office:value-type="float" office:value="-0.6015625">
                <text:p>-0.6015625</text:p>
              </table:table-cell>
              <table:table-cell office:value-type="float" office:value="-0.399658203125">
                <text:p>-0.399658203125</text:p>
              </table:table-cell>
              <table:table-cell office:value-type="float" office:value="0.617919921875">
                <text:p>0.61791992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5426.78125">
                <text:p>1025426.78125</text:p>
              </table:table-cell>
              <table:table-cell office:value-type="float" office:value="-0.376708984375">
                <text:p>-0.376708984375</text:p>
              </table:table-cell>
              <table:table-cell office:value-type="float" office:value="0.1923828125">
                <text:p>0.1923828125</text:p>
              </table:table-cell>
              <table:table-cell office:value-type="float" office:value="1.277099609375">
                <text:p>1.27709960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6835.1875">
                <text:p>1036835.1875</text:p>
              </table:table-cell>
              <table:table-cell office:value-type="float" office:value="-0.37548828125">
                <text:p>-0.37548828125</text:p>
              </table:table-cell>
              <table:table-cell office:value-type="float" office:value="0.40966796875">
                <text:p>0.40966796875</text:p>
              </table:table-cell>
              <table:table-cell office:value-type="float" office:value="0.13720703125">
                <text:p>0.1372070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8133.890625">
                <text:p>1048133.890625</text:p>
              </table:table-cell>
              <table:table-cell office:value-type="float" office:value="-0.3056640625">
                <text:p>-0.3056640625</text:p>
              </table:table-cell>
              <table:table-cell office:value-type="float" office:value="0.404052734375">
                <text:p>0.404052734375</text:p>
              </table:table-cell>
              <table:table-cell office:value-type="float" office:value="1.085205078125">
                <text:p>1.08520507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560.390625">
                <text:p>1059560.390625</text:p>
              </table:table-cell>
              <table:table-cell office:value-type="float" office:value="-0.26171875">
                <text:p>-0.26171875</text:p>
              </table:table-cell>
              <table:table-cell office:value-type="float" office:value="0.04296875">
                <text:p>0.04296875</text:p>
              </table:table-cell>
              <table:table-cell office:value-type="float" office:value="0.78515625">
                <text:p>0.78515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0882.984375">
                <text:p>1070882.984375</text:p>
              </table:table-cell>
              <table:table-cell office:value-type="float" office:value="-0.18505859375">
                <text:p>-0.18505859375</text:p>
              </table:table-cell>
              <table:table-cell office:value-type="float" office:value="0.4033203125">
                <text:p>0.4033203125</text:p>
              </table:table-cell>
              <table:table-cell office:value-type="float" office:value="1.8505859375">
                <text:p>1.850585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2339.5">
                <text:p>1082339.5</text:p>
              </table:table-cell>
              <table:table-cell office:value-type="float" office:value="-0.27294921875">
                <text:p>-0.27294921875</text:p>
              </table:table-cell>
              <table:table-cell office:value-type="float" office:value="0.16162109375">
                <text:p>0.16162109375</text:p>
              </table:table-cell>
              <table:table-cell office:value-type="float" office:value="0.364013671875">
                <text:p>0.36401367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3639.890625">
                <text:p>1093639.890625</text:p>
              </table:table-cell>
              <table:table-cell office:value-type="float" office:value="-0.11376953125">
                <text:p>-0.11376953125</text:p>
              </table:table-cell>
              <table:table-cell office:value-type="float" office:value="0.242919921875">
                <text:p>0.242919921875</text:p>
              </table:table-cell>
              <table:table-cell office:value-type="float" office:value="1.33056640625">
                <text:p>1.33056640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5073.6875">
                <text:p>1105073.6875</text:p>
              </table:table-cell>
              <table:table-cell office:value-type="float" office:value="-0.15380859375">
                <text:p>-0.15380859375</text:p>
              </table:table-cell>
              <table:table-cell office:value-type="float" office:value="0.098388671875">
                <text:p>0.098388671875</text:p>
              </table:table-cell>
              <table:table-cell office:value-type="float" office:value="0.2880859375">
                <text:p>0.288085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6497.390625">
                <text:p>1116497.390625</text:p>
              </table:table-cell>
              <table:table-cell office:value-type="float" office:value="-0.120361328125">
                <text:p>-0.120361328125</text:p>
              </table:table-cell>
              <table:table-cell office:value-type="float" office:value="-0.179443359375">
                <text:p>-0.179443359375</text:p>
              </table:table-cell>
              <table:table-cell office:value-type="float" office:value="1.93798828125">
                <text:p>1.93798828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7946.390625">
                <text:p>1127946.390625</text:p>
              </table:table-cell>
              <table:table-cell office:value-type="float" office:value="-0.136962890625">
                <text:p>-0.136962890625</text:p>
              </table:table-cell>
              <table:table-cell office:value-type="float" office:value="-0.42333984375">
                <text:p>-0.42333984375</text:p>
              </table:table-cell>
              <table:table-cell office:value-type="float" office:value="0.961669921875">
                <text:p>0.96166992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37.296875">
                <text:p>1139337.296875</text:p>
              </table:table-cell>
              <table:table-cell office:value-type="float" office:value="-0.029296875">
                <text:p>-0.029296875</text:p>
              </table:table-cell>
              <table:table-cell office:value-type="float" office:value="-0.0654296875">
                <text:p>-0.0654296875</text:p>
              </table:table-cell>
              <table:table-cell office:value-type="float" office:value="0.77099609375">
                <text:p>0.7709960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0817.203125">
                <text:p>1150817.203125</text:p>
              </table:table-cell>
              <table:table-cell office:value-type="float" office:value="-0.100830078125">
                <text:p>-0.100830078125</text:p>
              </table:table-cell>
              <table:table-cell office:value-type="float" office:value="-0.017578125">
                <text:p>-0.017578125</text:p>
              </table:table-cell>
              <table:table-cell office:value-type="float" office:value="1.27587890625">
                <text:p>1.275878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2234.6875">
                <text:p>1162234.6875</text:p>
              </table:table-cell>
              <table:table-cell office:value-type="float" office:value="0.10302734375">
                <text:p>0.10302734375</text:p>
              </table:table-cell>
              <table:table-cell office:value-type="float" office:value="-0.10498046875">
                <text:p>-0.10498046875</text:p>
              </table:table-cell>
              <table:table-cell office:value-type="float" office:value="1.635498046875">
                <text:p>1.635498046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3718.5">
                <text:p>1173718.5</text:p>
              </table:table-cell>
              <table:table-cell office:value-type="float" office:value="0.336181640625">
                <text:p>0.336181640625</text:p>
              </table:table-cell>
              <table:table-cell office:value-type="float" office:value="0.0126953125">
                <text:p>0.0126953125</text:p>
              </table:table-cell>
              <table:table-cell office:value-type="float" office:value="0.5517578125">
                <text:p>0.5517578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5046.875">
                <text:p>1185046.875</text:p>
              </table:table-cell>
              <table:table-cell office:value-type="float" office:value="0.166748046875">
                <text:p>0.166748046875</text:p>
              </table:table-cell>
              <table:table-cell office:value-type="float" office:value="-0.38623046875">
                <text:p>-0.38623046875</text:p>
              </table:table-cell>
              <table:table-cell office:value-type="float" office:value="1.486083984375">
                <text:p>1.48608398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6511.46875">
                <text:p>1196511.46875</text:p>
              </table:table-cell>
              <table:table-cell office:value-type="float" office:value="0.09814453125">
                <text:p>0.09814453125</text:p>
              </table:table-cell>
              <table:table-cell office:value-type="float" office:value="-0.04736328125">
                <text:p>-0.04736328125</text:p>
              </table:table-cell>
              <table:table-cell office:value-type="float" office:value="1.0146484375">
                <text:p>1.0146484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7859.796875">
                <text:p>1207859.796875</text:p>
              </table:table-cell>
              <table:table-cell office:value-type="float" office:value="0.7490234375">
                <text:p>0.7490234375</text:p>
              </table:table-cell>
              <table:table-cell office:value-type="float" office:value="0.06689453125">
                <text:p>0.06689453125</text:p>
              </table:table-cell>
              <table:table-cell office:value-type="float" office:value="1.100830078125">
                <text:p>1.100830078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9344.390625">
                <text:p>1219344.390625</text:p>
              </table:table-cell>
              <table:table-cell office:value-type="float" office:value="0.760986328125">
                <text:p>0.760986328125</text:p>
              </table:table-cell>
              <table:table-cell office:value-type="float" office:value="-0.3681640625">
                <text:p>-0.3681640625</text:p>
              </table:table-cell>
              <table:table-cell office:value-type="float" office:value="0.294921875">
                <text:p>0.294921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0656.96875">
                <text:p>1230656.96875</text:p>
              </table:table-cell>
              <table:table-cell office:value-type="float" office:value="0.694580078125">
                <text:p>0.694580078125</text:p>
              </table:table-cell>
              <table:table-cell office:value-type="float" office:value="-0.033447265625">
                <text:p>-0.033447265625</text:p>
              </table:table-cell>
              <table:table-cell office:value-type="float" office:value="-0.00341796875">
                <text:p>-0.00341796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098.390625">
                <text:p>1242098.390625</text:p>
              </table:table-cell>
              <table:table-cell office:value-type="float" office:value="0.736572265625">
                <text:p>0.736572265625</text:p>
              </table:table-cell>
              <table:table-cell office:value-type="float" office:value="0.513916015625">
                <text:p>0.513916015625</text:p>
              </table:table-cell>
              <table:table-cell office:value-type="float" office:value="1.718505859375">
                <text:p>1.718505859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3623.078125">
                <text:p>1253623.078125</text:p>
              </table:table-cell>
              <table:table-cell office:value-type="float" office:value="0.5166015625">
                <text:p>0.5166015625</text:p>
              </table:table-cell>
              <table:table-cell office:value-type="float" office:value="0.366455078125">
                <text:p>0.366455078125</text:p>
              </table:table-cell>
              <table:table-cell office:value-type="float" office:value="1.900390625">
                <text:p>1.90039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5112.890625">
                <text:p>1265112.890625</text:p>
              </table:table-cell>
              <table:table-cell office:value-type="float" office:value="0.72607421875">
                <text:p>0.72607421875</text:p>
              </table:table-cell>
              <table:table-cell office:value-type="float" office:value="0.34912109375">
                <text:p>0.34912109375</text:p>
              </table:table-cell>
              <table:table-cell office:value-type="float" office:value="-0.245849609375">
                <text:p>-0.245849609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6647.78125">
                <text:p>1276647.78125</text:p>
              </table:table-cell>
              <table:table-cell office:value-type="float" office:value="0.539794921875">
                <text:p>0.539794921875</text:p>
              </table:table-cell>
              <table:table-cell office:value-type="float" office:value="0.320068359375">
                <text:p>0.320068359375</text:p>
              </table:table-cell>
              <table:table-cell office:value-type="float" office:value="1.43743896484375">
                <text:p>1.4374389648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8141.296875">
                <text:p>1288141.296875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-0.115234375">
                <text:p>-0.115234375</text:p>
              </table:table-cell>
              <table:table-cell office:value-type="float" office:value="1.8876953125">
                <text:p>1.887695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9677.890625">
                <text:p>1299677.890625</text:p>
              </table:table-cell>
              <table:table-cell office:value-type="float" office:value="0.40771484375">
                <text:p>0.40771484375</text:p>
              </table:table-cell>
              <table:table-cell office:value-type="float" office:value="0.046142578125">
                <text:p>0.046142578125</text:p>
              </table:table-cell>
              <table:table-cell office:value-type="float" office:value="0.828369140625">
                <text:p>0.82836914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1201.375">
                <text:p>1311201.375</text:p>
              </table:table-cell>
              <table:table-cell office:value-type="float" office:value="0.36669921875">
                <text:p>0.36669921875</text:p>
              </table:table-cell>
              <table:table-cell office:value-type="float" office:value="0.078369140625">
                <text:p>0.078369140625</text:p>
              </table:table-cell>
              <table:table-cell office:value-type="float" office:value="-0.520751953125">
                <text:p>-0.520751953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2577.6875">
                <text:p>1322577.6875</text:p>
              </table:table-cell>
              <table:table-cell office:value-type="float" office:value="0.632080078125">
                <text:p>0.632080078125</text:p>
              </table:table-cell>
              <table:table-cell office:value-type="float" office:value="0.157470703125">
                <text:p>0.157470703125</text:p>
              </table:table-cell>
              <table:table-cell office:value-type="float" office:value="1.986572265625">
                <text:p>1.986572265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3984.171875">
                <text:p>1333984.171875</text:p>
              </table:table-cell>
              <table:table-cell office:value-type="float" office:value="0.72314453125">
                <text:p>0.72314453125</text:p>
              </table:table-cell>
              <table:table-cell office:value-type="float" office:value="-0.02685546875">
                <text:p>-0.02685546875</text:p>
              </table:table-cell>
              <table:table-cell office:value-type="float" office:value="1.037841796875">
                <text:p>1.037841796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5517.390625">
                <text:p>1345517.390625</text:p>
              </table:table-cell>
              <table:table-cell office:value-type="float" office:value="0.76318359375">
                <text:p>0.76318359375</text:p>
              </table:table-cell>
              <table:table-cell office:value-type="float" office:value="0.144775390625">
                <text:p>0.144775390625</text:p>
              </table:table-cell>
              <table:table-cell office:value-type="float" office:value="1.503662109375">
                <text:p>1.503662109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6959.484375">
                <text:p>1356959.484375</text:p>
              </table:table-cell>
              <table:table-cell office:value-type="float" office:value="0.589111328125">
                <text:p>0.589111328125</text:p>
              </table:table-cell>
              <table:table-cell office:value-type="float" office:value="0.197509765625">
                <text:p>0.197509765625</text:p>
              </table:table-cell>
              <table:table-cell office:value-type="float" office:value="1.430908203125">
                <text:p>1.430908203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8306.984375">
                <text:p>1368306.984375</text:p>
              </table:table-cell>
              <table:table-cell office:value-type="float" office:value="0.33984375">
                <text:p>0.33984375</text:p>
              </table:table-cell>
              <table:table-cell office:value-type="float" office:value="0.17431640625">
                <text:p>0.17431640625</text:p>
              </table:table-cell>
              <table:table-cell office:value-type="float" office:value="-0.42431640625">
                <text:p>-0.4243164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9737.390625">
                <text:p>1379737.390625</text:p>
              </table:table-cell>
              <table:table-cell office:value-type="float" office:value="0.527099609375">
                <text:p>0.527099609375</text:p>
              </table:table-cell>
              <table:table-cell office:value-type="float" office:value="0.23388671875">
                <text:p>0.23388671875</text:p>
              </table:table-cell>
              <table:table-cell office:value-type="float" office:value="0.105224609375">
                <text:p>0.10522460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1071.078125">
                <text:p>1391071.078125</text:p>
              </table:table-cell>
              <table:table-cell office:value-type="float" office:value="0.4658203125">
                <text:p>0.4658203125</text:p>
              </table:table-cell>
              <table:table-cell office:value-type="float" office:value="0.15869140625">
                <text:p>0.15869140625</text:p>
              </table:table-cell>
              <table:table-cell office:value-type="float" office:value="1.040771484375">
                <text:p>1.04077148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551.6875">
                <text:p>1402551.6875</text:p>
              </table:table-cell>
              <table:table-cell office:value-type="float" office:value="0.3857421875">
                <text:p>0.3857421875</text:p>
              </table:table-cell>
              <table:table-cell office:value-type="float" office:value="0.36474609375">
                <text:p>0.36474609375</text:p>
              </table:table-cell>
              <table:table-cell office:value-type="float" office:value="-0.890869140625">
                <text:p>-0.89086914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3912.390625">
                <text:p>1413912.390625</text:p>
              </table:table-cell>
              <table:table-cell office:value-type="float" office:value="0.58349609375">
                <text:p>0.58349609375</text:p>
              </table:table-cell>
              <table:table-cell office:value-type="float" office:value="0.25244140625">
                <text:p>0.25244140625</text:p>
              </table:table-cell>
              <table:table-cell office:value-type="float" office:value="1.793701171875">
                <text:p>1.793701171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5380.078125">
                <text:p>1425380.078125</text:p>
              </table:table-cell>
              <table:table-cell office:value-type="float" office:value="0.569580078125">
                <text:p>0.569580078125</text:p>
              </table:table-cell>
              <table:table-cell office:value-type="float" office:value="0.169189453125">
                <text:p>0.169189453125</text:p>
              </table:table-cell>
              <table:table-cell office:value-type="float" office:value="1.37451171875">
                <text:p>1.37451171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6718.6875">
                <text:p>1436718.6875</text:p>
              </table:table-cell>
              <table:table-cell office:value-type="float" office:value="0.520751953125">
                <text:p>0.520751953125</text:p>
              </table:table-cell>
              <table:table-cell office:value-type="float" office:value="0.052001953125">
                <text:p>0.052001953125</text:p>
              </table:table-cell>
              <table:table-cell office:value-type="float" office:value="1.99993896484375">
                <text:p>1.9999389648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8201.578125">
                <text:p>1448201.578125</text:p>
              </table:table-cell>
              <table:table-cell office:value-type="float" office:value="0.308837890625">
                <text:p>0.308837890625</text:p>
              </table:table-cell>
              <table:table-cell office:value-type="float" office:value="-0.409912109375">
                <text:p>-0.409912109375</text:p>
              </table:table-cell>
              <table:table-cell office:value-type="float" office:value="0.973388671875">
                <text:p>0.97338867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9777.984375">
                <text:p>1459777.984375</text:p>
              </table:table-cell>
              <table:table-cell office:value-type="float" office:value="0.68701171875">
                <text:p>0.68701171875</text:p>
              </table:table-cell>
              <table:table-cell office:value-type="float" office:value="0.53466796875">
                <text:p>0.53466796875</text:p>
              </table:table-cell>
              <table:table-cell office:value-type="float" office:value="0.97412109375">
                <text:p>0.9741210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1266.375">
                <text:p>1471266.375</text:p>
              </table:table-cell>
              <table:table-cell office:value-type="float" office:value="0.535400390625">
                <text:p>0.535400390625</text:p>
              </table:table-cell>
              <table:table-cell office:value-type="float" office:value="0.58740234375">
                <text:p>0.58740234375</text:p>
              </table:table-cell>
              <table:table-cell office:value-type="float" office:value="-0.8369140625">
                <text:p>-0.8369140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2584.375">
                <text:p>1482584.375</text:p>
              </table:table-cell>
              <table:table-cell office:value-type="float" office:value="0.24853515625">
                <text:p>0.24853515625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1.993408203125">
                <text:p>1.99340820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4067.5">
                <text:p>1494067.5</text:p>
              </table:table-cell>
              <table:table-cell office:value-type="float" office:value="0.37548828125">
                <text:p>0.37548828125</text:p>
              </table:table-cell>
              <table:table-cell office:value-type="float" office:value="-0.258056640625">
                <text:p>-0.258056640625</text:p>
              </table:table-cell>
              <table:table-cell office:value-type="float" office:value="0.37493896484375">
                <text:p>0.37493896484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5553.375">
                <text:p>1505553.375</text:p>
              </table:table-cell>
              <table:table-cell office:value-type="float" office:value="0.7421875">
                <text:p>0.7421875</text:p>
              </table:table-cell>
              <table:table-cell office:value-type="float" office:value="0">
                <text:p>0</text:p>
              </table:table-cell>
              <table:table-cell office:value-type="float" office:value="1.5419921875">
                <text:p>1.541992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7099.375">
                <text:p>1517099.375</text:p>
              </table:table-cell>
              <table:table-cell office:value-type="float" office:value="0.57080078125">
                <text:p>0.57080078125</text:p>
              </table:table-cell>
              <table:table-cell office:value-type="float" office:value="-0.919189453125">
                <text:p>-0.919189453125</text:p>
              </table:table-cell>
              <table:table-cell office:value-type="float" office:value="-1.2041015625">
                <text:p>-1.2041015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8672.09375">
                <text:p>1528672.09375</text:p>
              </table:table-cell>
              <table:table-cell office:value-type="float" office:value="0.3916015625">
                <text:p>0.3916015625</text:p>
              </table:table-cell>
              <table:table-cell office:value-type="float" office:value="-0.840576171875">
                <text:p>-0.840576171875</text:p>
              </table:table-cell>
              <table:table-cell office:value-type="float" office:value="0.94970703125">
                <text:p>0.9497070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148.484375">
                <text:p>1540148.484375</text:p>
              </table:table-cell>
              <table:table-cell office:value-type="float" office:value="0.6572265625">
                <text:p>0.6572265625</text:p>
              </table:table-cell>
              <table:table-cell office:value-type="float" office:value="-0.597900390625">
                <text:p>-0.597900390625</text:p>
              </table:table-cell>
              <table:table-cell office:value-type="float" office:value="-0.710205078125">
                <text:p>-0.710205078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1557.484375">
                <text:p>1551557.484375</text:p>
              </table:table-cell>
              <table:table-cell office:value-type="float" office:value="0.539794921875">
                <text:p>0.539794921875</text:p>
              </table:table-cell>
              <table:table-cell office:value-type="float" office:value="0.259765625">
                <text:p>0.259765625</text:p>
              </table:table-cell>
              <table:table-cell office:value-type="float" office:value="-0.212646484375">
                <text:p>-0.212646484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3004.078125">
                <text:p>1563004.078125</text:p>
              </table:table-cell>
              <table:table-cell office:value-type="float" office:value="0.28173828125">
                <text:p>0.28173828125</text:p>
              </table:table-cell>
              <table:table-cell office:value-type="float" office:value="-0.43798828125">
                <text:p>-0.43798828125</text:p>
              </table:table-cell>
              <table:table-cell office:value-type="float" office:value="1.1435546875">
                <text:p>1.1435546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4442.28125">
                <text:p>1574442.28125</text:p>
              </table:table-cell>
              <table:table-cell office:value-type="float" office:value="0.6318359375">
                <text:p>0.6318359375</text:p>
              </table:table-cell>
              <table:table-cell office:value-type="float" office:value="0.20361328125">
                <text:p>0.20361328125</text:p>
              </table:table-cell>
              <table:table-cell office:value-type="float" office:value="1.16357421875">
                <text:p>1.16357421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5962.078125">
                <text:p>1585962.078125</text:p>
              </table:table-cell>
              <table:table-cell office:value-type="float" office:value="0.40869140625">
                <text:p>0.40869140625</text:p>
              </table:table-cell>
              <table:table-cell office:value-type="float" office:value="0.096923828125">
                <text:p>0.096923828125</text:p>
              </table:table-cell>
              <table:table-cell office:value-type="float" office:value="0.4560546875">
                <text:p>0.4560546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7442.6875">
                <text:p>1597442.6875</text:p>
              </table:table-cell>
              <table:table-cell office:value-type="float" office:value="0.480224609375">
                <text:p>0.480224609375</text:p>
              </table:table-cell>
              <table:table-cell office:value-type="float" office:value="0.007080078125">
                <text:p>0.007080078125</text:p>
              </table:table-cell>
              <table:table-cell office:value-type="float" office:value="0.29638671875">
                <text:p>0.29638671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8942.484375">
                <text:p>1608942.484375</text:p>
              </table:table-cell>
              <table:table-cell office:value-type="float" office:value="0.793701171875">
                <text:p>0.793701171875</text:p>
              </table:table-cell>
              <table:table-cell office:value-type="float" office:value="0.28759765625">
                <text:p>0.28759765625</text:p>
              </table:table-cell>
              <table:table-cell office:value-type="float" office:value="0.90087890625">
                <text:p>0.90087890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0328.78125">
                <text:p>1620328.78125</text:p>
              </table:table-cell>
              <table:table-cell office:value-type="float" office:value="0.420654296875">
                <text:p>0.420654296875</text:p>
              </table:table-cell>
              <table:table-cell office:value-type="float" office:value="0.01953125">
                <text:p>0.01953125</text:p>
              </table:table-cell>
              <table:table-cell office:value-type="float" office:value="1.12841796875">
                <text:p>1.12841796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1824.171875">
                <text:p>1631824.171875</text:p>
              </table:table-cell>
              <table:table-cell office:value-type="float" office:value="0.36572265625">
                <text:p>0.36572265625</text:p>
              </table:table-cell>
              <table:table-cell office:value-type="float" office:value="-0.443603515625">
                <text:p>-0.443603515625</text:p>
              </table:table-cell>
              <table:table-cell office:value-type="float" office:value="1.145751953125">
                <text:p>1.14575195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3168.484375">
                <text:p>1643168.484375</text:p>
              </table:table-cell>
              <table:table-cell office:value-type="float" office:value="0.766845703125">
                <text:p>0.766845703125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815185546875">
                <text:p>0.815185546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4758.875">
                <text:p>1654758.875</text:p>
              </table:table-cell>
              <table:table-cell office:value-type="float" office:value="0.414794921875">
                <text:p>0.414794921875</text:p>
              </table:table-cell>
              <table:table-cell office:value-type="float" office:value="0.170166015625">
                <text:p>0.170166015625</text:p>
              </table:table-cell>
              <table:table-cell office:value-type="float" office:value="0.0205078125">
                <text:p>0.0205078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6078.484375">
                <text:p>1666078.484375</text:p>
              </table:table-cell>
              <table:table-cell office:value-type="float" office:value="0.389404296875">
                <text:p>0.389404296875</text:p>
              </table:table-cell>
              <table:table-cell office:value-type="float" office:value="0.20166015625">
                <text:p>0.20166015625</text:p>
              </table:table-cell>
              <table:table-cell office:value-type="float" office:value="1.5791015625">
                <text:p>1.5791015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7547.875">
                <text:p>1677547.875</text:p>
              </table:table-cell>
              <table:table-cell office:value-type="float" office:value="0.427734375">
                <text:p>0.427734375</text:p>
              </table:table-cell>
              <table:table-cell office:value-type="float" office:value="-0.150146484375">
                <text:p>-0.150146484375</text:p>
              </table:table-cell>
              <table:table-cell office:value-type="float" office:value="-1.229248046875">
                <text:p>-1.229248046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8900.984375">
                <text:p>1688900.984375</text:p>
              </table:table-cell>
              <table:table-cell office:value-type="float" office:value="0.3603515625">
                <text:p>0.3603515625</text:p>
              </table:table-cell>
              <table:table-cell office:value-type="float" office:value="0.201904296875">
                <text:p>0.201904296875</text:p>
              </table:table-cell>
              <table:table-cell office:value-type="float" office:value="0.04833984375">
                <text:p>0.04833984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0356.875">
                <text:p>1700356.875</text:p>
              </table:table-cell>
              <table:table-cell office:value-type="float" office:value="0.29248046875">
                <text:p>0.29248046875</text:p>
              </table:table-cell>
              <table:table-cell office:value-type="float" office:value="0.3662109375">
                <text:p>0.3662109375</text:p>
              </table:table-cell>
              <table:table-cell office:value-type="float" office:value="1.23974609375">
                <text:p>1.23974609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1716.375">
                <text:p>1711716.375</text:p>
              </table:table-cell>
              <table:table-cell office:value-type="float" office:value="0.715087890625">
                <text:p>0.715087890625</text:p>
              </table:table-cell>
              <table:table-cell office:value-type="float" office:value="-0.509033203125">
                <text:p>-0.509033203125</text:p>
              </table:table-cell>
              <table:table-cell office:value-type="float" office:value="-0.7138671875">
                <text:p>-0.7138671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9cm" svg:height="11.911cm" xlink:href=".." xlink:type="simple" chart:class="chart:scatter" chart:style-name="ch1">
        <chart:legend chart:legend-position="end" svg:x="26.385cm" svg:y="5.656cm" style:legend-expansion="high" chart:style-name="ch2"/>
        <chart:plot-area chart:style-name="ch3" table:cell-range-address="Sheet1.B1:Sheet1.B152 Sheet1.W1:Sheet1.W152" chart:data-source-has-labels="row" svg:x="1.017cm" svg:y="1.087cm" svg:width="24.234cm" svg:height="10.166cm">
          <chartooo:coordinate-region svg:x="1.85cm" svg:y="1.286cm" svg:width="22.751cm" svg:height="9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2:Sheet1.W152" chart:label-cell-address="Sheet1.W1:Sheet1.W1" chart:class="chart:scatter">
            <chart:domain table:cell-range-address="Sheet1.B2:Sheet1.B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tan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2.28125">
                <text:p>2122.28125</text:p>
                <draw:g>
                  <svg:desc>Sheet1.B2:Sheet1.B152</svg:desc>
                </draw:g>
              </table:table-cell>
              <table:table-cell office:value-type="float" office:value="-0.630231005660569">
                <text:p>-0.630231005660569</text:p>
                <draw:g>
                  <svg:desc>Sheet1.W2:Sheet1.W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3.984375">
                <text:p>13453.984375</text:p>
              </table:table-cell>
              <table:table-cell office:value-type="float" office:value="-0.611035178974282">
                <text:p>-0.611035178974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66.375">
                <text:p>24866.375</text:p>
              </table:table-cell>
              <table:table-cell office:value-type="float" office:value="-0.629564728887128">
                <text:p>-0.629564728887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93.28125">
                <text:p>36293.28125</text:p>
              </table:table-cell>
              <table:table-cell office:value-type="float" office:value="-0.660370673995778">
                <text:p>-0.660370673995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23.78125">
                <text:p>47723.78125</text:p>
              </table:table-cell>
              <table:table-cell office:value-type="float" office:value="-0.588002603547568">
                <text:p>-0.588002603547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17.171875">
                <text:p>59017.171875</text:p>
              </table:table-cell>
              <table:table-cell office:value-type="float" office:value="-0.61195635441736">
                <text:p>-0.61195635441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24.78125">
                <text:p>70424.78125</text:p>
              </table:table-cell>
              <table:table-cell office:value-type="float" office:value="-0.636254858813387">
                <text:p>-0.636254858813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822.578125">
                <text:p>81822.578125</text:p>
              </table:table-cell>
              <table:table-cell office:value-type="float" office:value="-0.732815101786507">
                <text:p>-0.732815101786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249.390625">
                <text:p>93249.390625</text:p>
              </table:table-cell>
              <table:table-cell office:value-type="float" office:value="-0.679970412274558">
                <text:p>-0.679970412274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588.78125">
                <text:p>104588.78125</text:p>
              </table:table-cell>
              <table:table-cell office:value-type="float" office:value="-0.506708944614614">
                <text:p>-0.506708944614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982.984375">
                <text:p>115982.984375</text:p>
              </table:table-cell>
              <table:table-cell office:value-type="float" office:value="-0.670985595070212">
                <text:p>-0.670985595070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70.578125">
                <text:p>127570.578125</text:p>
              </table:table-cell>
              <table:table-cell office:value-type="float" office:value="-0.717268476843337">
                <text:p>-0.717268476843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980.1875">
                <text:p>138980.1875</text:p>
              </table:table-cell>
              <table:table-cell office:value-type="float" office:value="-0.66596923737911">
                <text:p>-0.66596923737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280.875">
                <text:p>150280.875</text:p>
              </table:table-cell>
              <table:table-cell office:value-type="float" office:value="-0.672927159448346">
                <text:p>-0.672927159448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71.671875">
                <text:p>161671.671875</text:p>
              </table:table-cell>
              <table:table-cell office:value-type="float" office:value="-0.592640789211147">
                <text:p>-0.592640789211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966">
                <text:p>172966</text:p>
              </table:table-cell>
              <table:table-cell office:value-type="float" office:value="-0.593276816245579">
                <text:p>-0.593276816245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37.890625">
                <text:p>184337.890625</text:p>
              </table:table-cell>
              <table:table-cell office:value-type="float" office:value="-0.563156822717809">
                <text:p>-0.563156822717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722.28125">
                <text:p>195722.28125</text:p>
              </table:table-cell>
              <table:table-cell office:value-type="float" office:value="-0.644266219585074">
                <text:p>-0.644266219585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228.796875">
                <text:p>207228.796875</text:p>
              </table:table-cell>
              <table:table-cell office:value-type="float" office:value="-0.558969137811909">
                <text:p>-0.5589691378119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568.078125">
                <text:p>218568.078125</text:p>
              </table:table-cell>
              <table:table-cell office:value-type="float" office:value="-0.592075900775309">
                <text:p>-0.5920759007753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981.296875">
                <text:p>229981.296875</text:p>
              </table:table-cell>
              <table:table-cell office:value-type="float" office:value="-0.613556145511917">
                <text:p>-0.6135561455119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383.96875">
                <text:p>241383.96875</text:p>
              </table:table-cell>
              <table:table-cell office:value-type="float" office:value="-0.61042494091847">
                <text:p>-0.61042494091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722.09375">
                <text:p>252722.09375</text:p>
              </table:table-cell>
              <table:table-cell office:value-type="float" office:value="-0.639522349947845">
                <text:p>-0.639522349947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101.875">
                <text:p>264101.875</text:p>
              </table:table-cell>
              <table:table-cell office:value-type="float" office:value="-0.658806036117476">
                <text:p>-0.658806036117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530.96875">
                <text:p>275530.96875</text:p>
              </table:table-cell>
              <table:table-cell office:value-type="float" office:value="-0.700060205728391">
                <text:p>-0.7000602057283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943.09375">
                <text:p>286943.09375</text:p>
              </table:table-cell>
              <table:table-cell office:value-type="float" office:value="-0.632538353001503">
                <text:p>-0.632538353001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83.28125">
                <text:p>298283.28125</text:p>
              </table:table-cell>
              <table:table-cell office:value-type="float" office:value="-0.578137452737448">
                <text:p>-0.578137452737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690.484375">
                <text:p>309690.484375</text:p>
              </table:table-cell>
              <table:table-cell office:value-type="float" office:value="-0.661369646148914">
                <text:p>-0.661369646148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964.59375">
                <text:p>320964.59375</text:p>
              </table:table-cell>
              <table:table-cell office:value-type="float" office:value="-0.56075371057414">
                <text:p>-0.56075371057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374">
                <text:p>332374</text:p>
              </table:table-cell>
              <table:table-cell office:value-type="float" office:value="-0.576932945017461">
                <text:p>-0.576932945017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699.5">
                <text:p>343699.5</text:p>
              </table:table-cell>
              <table:table-cell office:value-type="float" office:value="-0.706112662004703">
                <text:p>-0.7061126620047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097.78125">
                <text:p>355097.78125</text:p>
              </table:table-cell>
              <table:table-cell office:value-type="float" office:value="-0.525993089085624">
                <text:p>-0.525993089085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52.484375">
                <text:p>366552.484375</text:p>
              </table:table-cell>
              <table:table-cell office:value-type="float" office:value="-0.759399294751238">
                <text:p>-0.759399294751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981.671875">
                <text:p>377981.671875</text:p>
              </table:table-cell>
              <table:table-cell office:value-type="float" office:value="-0.900588445090132">
                <text:p>-0.900588445090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9324.890625">
                <text:p>389324.890625</text:p>
              </table:table-cell>
              <table:table-cell office:value-type="float" office:value="-0.527854716502847">
                <text:p>-0.527854716502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762.78125">
                <text:p>400762.78125</text:p>
              </table:table-cell>
              <table:table-cell office:value-type="float" office:value="-0.521138143484118">
                <text:p>-0.521138143484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044.09375">
                <text:p>412044.09375</text:p>
              </table:table-cell>
              <table:table-cell office:value-type="float" office:value="-0.583481838685215">
                <text:p>-0.5834818386852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40.375">
                <text:p>423440.375</text:p>
              </table:table-cell>
              <table:table-cell office:value-type="float" office:value="-0.607444597987648">
                <text:p>-0.607444597987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14.09375">
                <text:p>434714.09375</text:p>
              </table:table-cell>
              <table:table-cell office:value-type="float" office:value="-0.661356353932837">
                <text:p>-0.6613563539328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110.6875">
                <text:p>446110.6875</text:p>
              </table:table-cell>
              <table:table-cell office:value-type="float" office:value="-0.519990352121087">
                <text:p>-0.519990352121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420.796875">
                <text:p>457420.796875</text:p>
              </table:table-cell>
              <table:table-cell office:value-type="float" office:value="-0.566729217523506">
                <text:p>-0.566729217523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8814.890625">
                <text:p>468814.890625</text:p>
              </table:table-cell>
              <table:table-cell office:value-type="float" office:value="-0.56346207659738">
                <text:p>-0.56346207659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106.078125">
                <text:p>480106.078125</text:p>
              </table:table-cell>
              <table:table-cell office:value-type="float" office:value="-0.550201796920786">
                <text:p>-0.5502017969207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462.984375">
                <text:p>491462.984375</text:p>
              </table:table-cell>
              <table:table-cell office:value-type="float" office:value="-0.34832237194061">
                <text:p>-0.34832237194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2760.6875">
                <text:p>502760.6875</text:p>
              </table:table-cell>
              <table:table-cell office:value-type="float" office:value="-0.567705303109079">
                <text:p>-0.567705303109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4129.984375">
                <text:p>514129.984375</text:p>
              </table:table-cell>
              <table:table-cell office:value-type="float" office:value="-0.513057909409039">
                <text:p>-0.513057909409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624.296875">
                <text:p>525624.296875</text:p>
              </table:table-cell>
              <table:table-cell office:value-type="float" office:value="-0.6538544920778">
                <text:p>-0.6538544920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163.171875">
                <text:p>537163.171875</text:p>
              </table:table-cell>
              <table:table-cell office:value-type="float" office:value="-0.621282543466565">
                <text:p>-0.6212825434665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8471.484375">
                <text:p>548471.484375</text:p>
              </table:table-cell>
              <table:table-cell office:value-type="float" office:value="-0.706134841592824">
                <text:p>-0.706134841592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9818.09375">
                <text:p>559818.09375</text:p>
              </table:table-cell>
              <table:table-cell office:value-type="float" office:value="-0.739453507589329">
                <text:p>-0.739453507589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189.6875">
                <text:p>571189.6875</text:p>
              </table:table-cell>
              <table:table-cell office:value-type="float" office:value="-0.479603701547557">
                <text:p>-0.479603701547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87.1875">
                <text:p>582587.1875</text:p>
              </table:table-cell>
              <table:table-cell office:value-type="float" office:value="-0.435083951162046">
                <text:p>-0.435083951162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868.578125">
                <text:p>593868.578125</text:p>
              </table:table-cell>
              <table:table-cell office:value-type="float" office:value="-0.887939620730333">
                <text:p>-0.887939620730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5279.671875">
                <text:p>605279.671875</text:p>
              </table:table-cell>
              <table:table-cell office:value-type="float" office:value="-0.732013819906713">
                <text:p>-0.732013819906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561.484375">
                <text:p>616561.484375</text:p>
              </table:table-cell>
              <table:table-cell office:value-type="float" office:value="-0.521492609744338">
                <text:p>-0.521492609744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906.484375">
                <text:p>627906.484375</text:p>
              </table:table-cell>
              <table:table-cell office:value-type="float" office:value="-0.633690631672309">
                <text:p>-0.6336906316723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9342.28125">
                <text:p>639342.28125</text:p>
              </table:table-cell>
              <table:table-cell office:value-type="float" office:value="-0.671820633462248">
                <text:p>-0.671820633462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610.078125">
                <text:p>650610.078125</text:p>
              </table:table-cell>
              <table:table-cell office:value-type="float" office:value="-0.613770095016568">
                <text:p>-0.6137700950165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2019.078125">
                <text:p>662019.078125</text:p>
              </table:table-cell>
              <table:table-cell office:value-type="float" office:value="-0.546788840889247">
                <text:p>-0.546788840889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3377.578125">
                <text:p>673377.578125</text:p>
              </table:table-cell>
              <table:table-cell office:value-type="float" office:value="-0.766766779152183">
                <text:p>-0.766766779152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4783.1875">
                <text:p>684783.1875</text:p>
              </table:table-cell>
              <table:table-cell office:value-type="float" office:value="-0.462148359749306">
                <text:p>-0.4621483597493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048.28125">
                <text:p>696048.28125</text:p>
              </table:table-cell>
              <table:table-cell office:value-type="float" office:value="-0.519146114246523">
                <text:p>-0.519146114246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7484.46875">
                <text:p>707484.46875</text:p>
              </table:table-cell>
              <table:table-cell office:value-type="float" office:value="-1.24091587021831">
                <text:p>-1.24091587021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8759.796875">
                <text:p>718759.796875</text:p>
              </table:table-cell>
              <table:table-cell office:value-type="float" office:value="-0.672368467434022">
                <text:p>-0.6723684674340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120.671875">
                <text:p>730120.671875</text:p>
              </table:table-cell>
              <table:table-cell office:value-type="float" office:value="-0.6362082307962">
                <text:p>-0.6362082307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1531.890625">
                <text:p>741531.890625</text:p>
              </table:table-cell>
              <table:table-cell office:value-type="float" office:value="-0.662386050765041">
                <text:p>-0.6623860507650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836.203125">
                <text:p>752836.203125</text:p>
              </table:table-cell>
              <table:table-cell office:value-type="float" office:value="-0.79754331519436">
                <text:p>-0.797543315194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4210.078125">
                <text:p>764210.078125</text:p>
              </table:table-cell>
              <table:table-cell office:value-type="float" office:value="-0.733044301874173">
                <text:p>-0.7330443018741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5667.875">
                <text:p>775667.875</text:p>
              </table:table-cell>
              <table:table-cell office:value-type="float" office:value="-1.01852393335489">
                <text:p>-1.01852393335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7063.59375">
                <text:p>787063.59375</text:p>
              </table:table-cell>
              <table:table-cell office:value-type="float" office:value="-0.429414412691425">
                <text:p>-0.429414412691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8444.984375">
                <text:p>798444.984375</text:p>
              </table:table-cell>
              <table:table-cell office:value-type="float" office:value="-0.452971858013351">
                <text:p>-0.452971858013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9966.390625">
                <text:p>809966.390625</text:p>
              </table:table-cell>
              <table:table-cell office:value-type="float" office:value="-0.802604878061653">
                <text:p>-0.8026048780616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292.890625">
                <text:p>821292.890625</text:p>
              </table:table-cell>
              <table:table-cell office:value-type="float" office:value="-0.494815341778688">
                <text:p>-0.494815341778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2702.171875">
                <text:p>832702.171875</text:p>
              </table:table-cell>
              <table:table-cell office:value-type="float" office:value="-1.10427516248501">
                <text:p>-1.104275162485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3986.890625">
                <text:p>843986.890625</text:p>
              </table:table-cell>
              <table:table-cell office:value-type="float" office:value="-0.5331870416821">
                <text:p>-0.53318704168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5364.296875">
                <text:p>855364.296875</text:p>
              </table:table-cell>
              <table:table-cell office:value-type="float" office:value="-0.989180497719046">
                <text:p>-0.989180497719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6638.890625">
                <text:p>866638.890625</text:p>
              </table:table-cell>
              <table:table-cell office:value-type="float" office:value="-0.966144918870169">
                <text:p>-0.966144918870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8012.890625">
                <text:p>878012.890625</text:p>
              </table:table-cell>
              <table:table-cell office:value-type="float" office:value="-0.757315660293009">
                <text:p>-0.757315660293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9359.390625">
                <text:p>889359.390625</text:p>
              </table:table-cell>
              <table:table-cell office:value-type="float" office:value="-0.965059096275303">
                <text:p>-0.9650590962753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749.984375">
                <text:p>900749.984375</text:p>
              </table:table-cell>
              <table:table-cell office:value-type="float" office:value="-0.326221463503863">
                <text:p>-0.3262214635038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2075.78125">
                <text:p>912075.78125</text:p>
              </table:table-cell>
              <table:table-cell office:value-type="float" office:value="-0.106972639469345">
                <text:p>-0.106972639469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3427.6875">
                <text:p>923427.6875</text:p>
              </table:table-cell>
              <table:table-cell office:value-type="float" office:value="-0.116017994563132">
                <text:p>-0.116017994563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4690.6875">
                <text:p>934690.6875</text:p>
              </table:table-cell>
              <table:table-cell office:value-type="float" office:value="-0.643999364855689">
                <text:p>-0.643999364855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080.484375">
                <text:p>946080.484375</text:p>
              </table:table-cell>
              <table:table-cell office:value-type="float" office:value="-0.930860265286731">
                <text:p>-0.9308602652867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7368.578125">
                <text:p>957368.578125</text:p>
              </table:table-cell>
              <table:table-cell office:value-type="float" office:value="-0.788064823743154">
                <text:p>-0.788064823743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8754.6875">
                <text:p>968754.6875</text:p>
              </table:table-cell>
              <table:table-cell office:value-type="float" office:value="-0.694372511765319">
                <text:p>-0.6943725117653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0030.890625">
                <text:p>980030.890625</text:p>
              </table:table-cell>
              <table:table-cell office:value-type="float" office:value="-0.666273744068846">
                <text:p>-0.666273744068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1425.484375">
                <text:p>991425.484375</text:p>
              </table:table-cell>
              <table:table-cell office:value-type="float" office:value="-0.751880149067688">
                <text:p>-0.751880149067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2735.484375">
                <text:p>1002735.484375</text:p>
              </table:table-cell>
              <table:table-cell office:value-type="float" office:value="-0.342580874432859">
                <text:p>-0.3425808744328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095.1875">
                <text:p>1014095.1875</text:p>
              </table:table-cell>
              <table:table-cell office:value-type="float" office:value="-0.366449196263895">
                <text:p>-0.3664491962638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5426.78125">
                <text:p>1025426.78125</text:p>
              </table:table-cell>
              <table:table-cell office:value-type="float" office:value="-0.0627745552673252">
                <text:p>-0.06277455526732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6835.1875">
                <text:p>1036835.1875</text:p>
              </table:table-cell>
              <table:table-cell office:value-type="float" office:value="-0.529127633924271">
                <text:p>-0.529127633924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8133.890625">
                <text:p>1048133.890625</text:p>
              </table:table-cell>
              <table:table-cell office:value-type="float" office:value="-0.254426056465276">
                <text:p>-0.2544260564652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560.390625">
                <text:p>1059560.390625</text:p>
              </table:table-cell>
              <table:table-cell office:value-type="float" office:value="-0.604471702643327">
                <text:p>-0.6044717026433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0882.984375">
                <text:p>1070882.984375</text:p>
              </table:table-cell>
              <table:table-cell office:value-type="float" office:value="-0.39115760337779">
                <text:p>-0.391157603377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2339.5">
                <text:p>1082339.5</text:p>
              </table:table-cell>
              <table:table-cell office:value-type="float" office:value="-0.432099893806867">
                <text:p>-0.4320998938068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3639.890625">
                <text:p>1093639.890625</text:p>
              </table:table-cell>
              <table:table-cell office:value-type="float" office:value="-0.399515493999374">
                <text:p>-0.3995154939993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5073.6875">
                <text:p>1105073.6875</text:p>
              </table:table-cell>
              <table:table-cell office:value-type="float" office:value="-0.286647922410073">
                <text:p>-0.2866479224100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6497.390625">
                <text:p>1116497.390625</text:p>
              </table:table-cell>
              <table:table-cell office:value-type="float" office:value="-0.907240600417365">
                <text:p>-0.907240600417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7946.390625">
                <text:p>1127946.390625</text:p>
              </table:table-cell>
              <table:table-cell office:value-type="float" office:value="0.145126322173404">
                <text:p>0.1451263221734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37.296875">
                <text:p>1139337.296875</text:p>
              </table:table-cell>
              <table:table-cell office:value-type="float" office:value="0.223862478026748">
                <text:p>0.2238624780267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0817.203125">
                <text:p>1150817.203125</text:p>
              </table:table-cell>
              <table:table-cell office:value-type="float" office:value="-0.318957265572123">
                <text:p>-0.318957265572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2234.6875">
                <text:p>1162234.6875</text:p>
              </table:table-cell>
              <table:table-cell office:value-type="float" office:value="0.17120462154877">
                <text:p>0.171204621548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3718.5">
                <text:p>1173718.5</text:p>
              </table:table-cell>
              <table:table-cell office:value-type="float" office:value="-0.418224329579229">
                <text:p>-0.4182243295792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5046.875">
                <text:p>1185046.875</text:p>
              </table:table-cell>
              <table:table-cell office:value-type="float" office:value="0.586998587820676">
                <text:p>0.5869985878206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6511.46875">
                <text:p>1196511.46875</text:p>
              </table:table-cell>
              <table:table-cell office:value-type="float" office:value="0.353903212767349">
                <text:p>0.3539032127673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7859.796875">
                <text:p>1207859.796875</text:p>
              </table:table-cell>
              <table:table-cell office:value-type="float" office:value="0.463647609000806">
                <text:p>0.4636476090008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9344.390625">
                <text:p>1219344.390625</text:p>
              </table:table-cell>
              <table:table-cell office:value-type="float" office:value="0.534442559950386">
                <text:p>0.5344425599503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0656.96875">
                <text:p>1230656.96875</text:p>
              </table:table-cell>
              <table:table-cell office:value-type="float" office:value="0.435809765848126">
                <text:p>0.4358097658481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098.390625">
                <text:p>1242098.390625</text:p>
              </table:table-cell>
              <table:table-cell office:value-type="float" office:value="1.06813506637449">
                <text:p>1.068135066374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3623.078125">
                <text:p>1253623.078125</text:p>
              </table:table-cell>
              <table:table-cell office:value-type="float" office:value="0.86853939528589">
                <text:p>0.868539395285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5112.890625">
                <text:p>1265112.890625</text:p>
              </table:table-cell>
              <table:table-cell office:value-type="float" office:value="0.365696184358029">
                <text:p>0.3656961843580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6647.78125">
                <text:p>1276647.78125</text:p>
              </table:table-cell>
              <table:table-cell office:value-type="float" office:value="0.625022719421498">
                <text:p>0.625022719421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8141.296875">
                <text:p>1288141.296875</text:p>
              </table:table-cell>
              <table:table-cell office:value-type="float" office:value="0.432601686756783">
                <text:p>0.4326016867567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9677.890625">
                <text:p>1299677.890625</text:p>
              </table:table-cell>
              <table:table-cell office:value-type="float" office:value="0.0499583957219428">
                <text:p>0.0499583957219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1201.375">
                <text:p>1311201.375</text:p>
              </table:table-cell>
              <table:table-cell office:value-type="float" office:value="0.329367382066567">
                <text:p>0.3293673820665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2577.6875">
                <text:p>1322577.6875</text:p>
              </table:table-cell>
              <table:table-cell office:value-type="float" office:value="0.348004279563171">
                <text:p>0.3480042795631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3984.171875">
                <text:p>1333984.171875</text:p>
              </table:table-cell>
              <table:table-cell office:value-type="float" office:value="0.246404178911091">
                <text:p>0.2464041789110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5517.390625">
                <text:p>1345517.390625</text:p>
              </table:table-cell>
              <table:table-cell office:value-type="float" office:value="0.490162454455979">
                <text:p>0.490162454455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6959.484375">
                <text:p>1356959.484375</text:p>
              </table:table-cell>
              <table:table-cell office:value-type="float" office:value="0.232455233098994">
                <text:p>0.232455233098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8306.984375">
                <text:p>1368306.984375</text:p>
              </table:table-cell>
              <table:table-cell office:value-type="float" office:value="0.646970305630132">
                <text:p>0.646970305630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9737.390625">
                <text:p>1379737.390625</text:p>
              </table:table-cell>
              <table:table-cell office:value-type="float" office:value="0.441179480414981">
                <text:p>0.4411794804149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1071.078125">
                <text:p>1391071.078125</text:p>
              </table:table-cell>
              <table:table-cell office:value-type="float" office:value="0.287974762848768">
                <text:p>0.2879747628487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551.6875">
                <text:p>1402551.6875</text:p>
              </table:table-cell>
              <table:table-cell office:value-type="float" office:value="0.812418612584713">
                <text:p>0.812418612584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3912.390625">
                <text:p>1413912.390625</text:p>
              </table:table-cell>
              <table:table-cell office:value-type="float" office:value="0.709210043223061">
                <text:p>0.7092100432230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5380.078125">
                <text:p>1425380.078125</text:p>
              </table:table-cell>
              <table:table-cell office:value-type="float" office:value="1.3679512296108">
                <text:p>1.3679512296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6718.6875">
                <text:p>1436718.6875</text:p>
              </table:table-cell>
              <table:table-cell office:value-type="float" office:value="0.318654589056093">
                <text:p>0.3186545890560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8201.578125">
                <text:p>1448201.578125</text:p>
              </table:table-cell>
              <table:table-cell office:value-type="float" office:value="0.164237515935573">
                <text:p>0.1642375159355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9777.984375">
                <text:p>1459777.984375</text:p>
              </table:table-cell>
              <table:table-cell office:value-type="float" office:value="0.485272736128898">
                <text:p>0.4852727361288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1266.375">
                <text:p>1471266.375</text:p>
              </table:table-cell>
              <table:table-cell office:value-type="float" office:value="1.08140333456704">
                <text:p>1.081403334567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2584.375">
                <text:p>1482584.375</text:p>
              </table:table-cell>
              <table:table-cell office:value-type="float" office:value="-0.739767758875271">
                <text:p>-0.739767758875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4067.5">
                <text:p>1494067.5</text:p>
              </table:table-cell>
              <table:table-cell office:value-type="float" office:value="0.194240996181404">
                <text:p>0.1942409961814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5553.375">
                <text:p>1505553.375</text:p>
              </table:table-cell>
              <table:table-cell office:value-type="float" office:value="0.486031929340096">
                <text:p>0.486031929340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7099.375">
                <text:p>1517099.375</text:p>
              </table:table-cell>
              <table:table-cell office:value-type="float" office:value="0.876058050598193">
                <text:p>0.8760580505981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8672.09375">
                <text:p>1528672.09375</text:p>
              </table:table-cell>
              <table:table-cell office:value-type="float" office:value="0.804626562497156">
                <text:p>0.8046265624971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148.484375">
                <text:p>1540148.484375</text:p>
              </table:table-cell>
              <table:table-cell office:value-type="float" office:value="1.26397003738834">
                <text:p>1.263970037388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1557.484375">
                <text:p>1551557.484375</text:p>
              </table:table-cell>
              <table:table-cell office:value-type="float" office:value="0.363226086333802">
                <text:p>0.3632260863338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3004.078125">
                <text:p>1563004.078125</text:p>
              </table:table-cell>
              <table:table-cell office:value-type="float" office:value="0.364734814264413">
                <text:p>0.3647348142644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4442.28125">
                <text:p>1574442.28125</text:p>
              </table:table-cell>
              <table:table-cell office:value-type="float" office:value="1.01128957068408">
                <text:p>1.011289570684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5962.078125">
                <text:p>1585962.078125</text:p>
              </table:table-cell>
              <table:table-cell office:value-type="float" office:value="0.363755966213418">
                <text:p>0.3637559662134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7442.6875">
                <text:p>1597442.6875</text:p>
              </table:table-cell>
              <table:table-cell office:value-type="float" office:value="0.572607925394356">
                <text:p>0.5726079253943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8942.484375">
                <text:p>1608942.484375</text:p>
              </table:table-cell>
              <table:table-cell office:value-type="float" office:value="1.04058055401827">
                <text:p>1.040580554018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0328.78125">
                <text:p>1620328.78125</text:p>
              </table:table-cell>
              <table:table-cell office:value-type="float" office:value="0.264553296538106">
                <text:p>0.2645532965381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1824.171875">
                <text:p>1631824.171875</text:p>
              </table:table-cell>
              <table:table-cell office:value-type="float" office:value="0.60945853794492">
                <text:p>0.609458537944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3168.484375">
                <text:p>1643168.484375</text:p>
              </table:table-cell>
              <table:table-cell office:value-type="float" office:value="0.453561495702343">
                <text:p>0.4535614957023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4758.875">
                <text:p>1654758.875</text:p>
              </table:table-cell>
              <table:table-cell office:value-type="float" office:value="0.706908060760116">
                <text:p>0.7069080607601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6078.484375">
                <text:p>1666078.484375</text:p>
              </table:table-cell>
              <table:table-cell office:value-type="float" office:value="-0.736380855295292">
                <text:p>-0.7363808552952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7547.875">
                <text:p>1677547.875</text:p>
              </table:table-cell>
              <table:table-cell office:value-type="float" office:value="0.231090667195897">
                <text:p>0.2310906671958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8900.984375">
                <text:p>1688900.984375</text:p>
              </table:table-cell>
              <table:table-cell office:value-type="float" office:value="0.680020724208506">
                <text:p>0.6800207242085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0356.875">
                <text:p>1700356.875</text:p>
              </table:table-cell>
              <table:table-cell office:value-type="float" office:value="0.335928086482585">
                <text:p>0.3359280864825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1716.375">
                <text:p>1711716.375</text:p>
              </table:table-cell>
              <table:table-cell office:value-type="float" office:value="0.697542007167814">
                <text:p>0.6975420071678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525cm" svg:height="7.727cm" xlink:href=".." xlink:type="simple" chart:class="chart:scatter" chart:style-name="ch1">
        <chart:legend chart:legend-position="end" svg:x="33.699cm" svg:y="3.315cm" style:legend-expansion="high" chart:style-name="ch2"/>
        <chart:plot-area chart:style-name="ch3" table:cell-range-address="Sheet1.B1:Sheet1.B152 Sheet1.S1:Sheet1.S152 Sheet1.X1:Sheet1.X152" chart:data-source-has-labels="row" svg:x="1.18cm" svg:y="0.751cm" svg:width="31.059cm" svg:height="6.402cm">
          <chartooo:coordinate-region svg:x="1.907cm" svg:y="0.951cm" svg:width="29.682cm" svg:height="6.0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2:Sheet1.S152" chart:label-cell-address="Sheet1.S1:Sheet1.S1" chart:class="chart:scatter">
            <chart:domain table:cell-range-address="Sheet1.B2:Sheet1.B152"/>
            <chart:data-point chart:repeated="151"/>
          </chart:series>
          <chart:series chart:style-name="ch7" chart:values-cell-range-address="Sheet1.X2:Sheet1.X152" chart:label-cell-address="Sheet1.X1:Sheet1.X1" chart:class="chart:scatte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ngle deg</text:p>
                <draw:g>
                  <svg:desc>Sheet1.S1:Sheet1.S1</svg:desc>
                </draw:g>
              </table:table-cell>
              <table:table-cell office:value-type="string">
                <text:p>atanbis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2.28125">
                <text:p>2122.28125</text:p>
                <draw:g>
                  <svg:desc>Sheet1.B2:Sheet1.B152</svg:desc>
                </draw:g>
              </table:table-cell>
              <table:table-cell office:value-type="float" office:value="-14.33">
                <text:p>-14.33</text:p>
                <draw:g>
                  <svg:desc>Sheet1.S2:Sheet1.S152</svg:desc>
                </draw:g>
              </table:table-cell>
              <table:table-cell office:value-type="float" office:value="-17.6464681584959">
                <text:p>-17.6464681584959</text:p>
                <draw:g>
                  <svg:desc>Sheet1.X2:Sheet1.X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3.984375">
                <text:p>13453.984375</text:p>
              </table:table-cell>
              <table:table-cell office:value-type="float" office:value="-14.7193469921708">
                <text:p>-14.7193469921708</text:p>
              </table:table-cell>
              <table:table-cell office:value-type="float" office:value="-17.1089850112799">
                <text:p>-17.1089850112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66.375">
                <text:p>24866.375</text:p>
              </table:table-cell>
              <table:table-cell office:value-type="float" office:value="-15.1158924095639">
                <text:p>-15.1158924095639</text:p>
              </table:table-cell>
              <table:table-cell office:value-type="float" office:value="-17.6278124088396">
                <text:p>-17.6278124088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93.28125">
                <text:p>36293.28125</text:p>
              </table:table-cell>
              <table:table-cell office:value-type="float" office:value="-15.6333089036274">
                <text:p>-15.6333089036274</text:p>
              </table:table-cell>
              <table:table-cell office:value-type="float" office:value="-18.4903788718818">
                <text:p>-18.4903788718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23.78125">
                <text:p>47723.78125</text:p>
              </table:table-cell>
              <table:table-cell office:value-type="float" office:value="-15.8960393003709">
                <text:p>-15.8960393003709</text:p>
              </table:table-cell>
              <table:table-cell office:value-type="float" office:value="-16.4640728993319">
                <text:p>-16.4640728993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17.171875">
                <text:p>59017.171875</text:p>
              </table:table-cell>
              <table:table-cell office:value-type="float" office:value="-16.1411840431796">
                <text:p>-16.1411840431796</text:p>
              </table:table-cell>
              <table:table-cell office:value-type="float" office:value="-17.1347779236861">
                <text:p>-17.1347779236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24.78125">
                <text:p>70424.78125</text:p>
              </table:table-cell>
              <table:table-cell office:value-type="float" office:value="-16.3818091581574">
                <text:p>-16.3818091581574</text:p>
              </table:table-cell>
              <table:table-cell office:value-type="float" office:value="-17.8151360467748">
                <text:p>-17.8151360467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822.578125">
                <text:p>81822.578125</text:p>
              </table:table-cell>
              <table:table-cell office:value-type="float" office:value="-16.9788651942876">
                <text:p>-16.9788651942876</text:p>
              </table:table-cell>
              <table:table-cell office:value-type="float" office:value="-20.5188228500222">
                <text:p>-20.5188228500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249.390625">
                <text:p>93249.390625</text:p>
              </table:table-cell>
              <table:table-cell office:value-type="float" office:value="-17.2690991464828">
                <text:p>-17.2690991464828</text:p>
              </table:table-cell>
              <table:table-cell office:value-type="float" office:value="-19.0391715436876">
                <text:p>-19.0391715436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588.78125">
                <text:p>104588.78125</text:p>
              </table:table-cell>
              <table:table-cell office:value-type="float" office:value="-17.1126717798598">
                <text:p>-17.1126717798598</text:p>
              </table:table-cell>
              <table:table-cell office:value-type="float" office:value="-14.1878504492092">
                <text:p>-14.1878504492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982.984375">
                <text:p>115982.984375</text:p>
              </table:table-cell>
              <table:table-cell office:value-type="float" office:value="-17.3523395797884">
                <text:p>-17.3523395797884</text:p>
              </table:table-cell>
              <table:table-cell office:value-type="float" office:value="-18.7875966619659">
                <text:p>-18.7875966619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70.578125">
                <text:p>127570.578125</text:p>
              </table:table-cell>
              <table:table-cell office:value-type="float" office:value="-17.6820008630489">
                <text:p>-17.6820008630489</text:p>
              </table:table-cell>
              <table:table-cell office:value-type="float" office:value="-20.0835173516134">
                <text:p>-20.0835173516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980.1875">
                <text:p>138980.1875</text:p>
              </table:table-cell>
              <table:table-cell office:value-type="float" office:value="-17.9538317471807">
                <text:p>-17.9538317471807</text:p>
              </table:table-cell>
              <table:table-cell office:value-type="float" office:value="-18.6471386466151">
                <text:p>-18.6471386466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280.875">
                <text:p>150280.875</text:p>
              </table:table-cell>
              <table:table-cell office:value-type="float" office:value="-18.1645927410341">
                <text:p>-18.1645927410341</text:p>
              </table:table-cell>
              <table:table-cell office:value-type="float" office:value="-18.8419604645537">
                <text:p>-18.8419604645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71.671875">
                <text:p>161671.671875</text:p>
              </table:table-cell>
              <table:table-cell office:value-type="float" office:value="-18.0856883362305">
                <text:p>-18.0856883362305</text:p>
              </table:table-cell>
              <table:table-cell office:value-type="float" office:value="-16.5939420979121">
                <text:p>-16.5939420979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966">
                <text:p>172966</text:p>
              </table:table-cell>
              <table:table-cell office:value-type="float" office:value="-17.9994841652975">
                <text:p>-17.9994841652975</text:p>
              </table:table-cell>
              <table:table-cell office:value-type="float" office:value="-16.6117508548762">
                <text:p>-16.6117508548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37.890625">
                <text:p>184337.890625</text:p>
              </table:table-cell>
              <table:table-cell office:value-type="float" office:value="-17.9552257358892">
                <text:p>-17.9552257358892</text:p>
              </table:table-cell>
              <table:table-cell office:value-type="float" office:value="-15.7683910360987">
                <text:p>-15.7683910360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722.28125">
                <text:p>195722.28125</text:p>
              </table:table-cell>
              <table:table-cell office:value-type="float" office:value="-18.027366747088">
                <text:p>-18.027366747088</text:p>
              </table:table-cell>
              <table:table-cell office:value-type="float" office:value="-18.0394541483821">
                <text:p>-18.0394541483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228.796875">
                <text:p>207228.796875</text:p>
              </table:table-cell>
              <table:table-cell office:value-type="float" office:value="-17.852294662796">
                <text:p>-17.852294662796</text:p>
              </table:table-cell>
              <table:table-cell office:value-type="float" office:value="-15.6511358587335">
                <text:p>-15.6511358587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568.078125">
                <text:p>218568.078125</text:p>
              </table:table-cell>
              <table:table-cell office:value-type="float" office:value="-17.8328436763735">
                <text:p>-17.8328436763735</text:p>
              </table:table-cell>
              <table:table-cell office:value-type="float" office:value="-16.5781252217086">
                <text:p>-16.5781252217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981.296875">
                <text:p>229981.296875</text:p>
              </table:table-cell>
              <table:table-cell office:value-type="float" office:value="-17.8158204952575">
                <text:p>-17.8158204952575</text:p>
              </table:table-cell>
              <table:table-cell office:value-type="float" office:value="-17.1795720743337">
                <text:p>-17.17957207433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383.96875">
                <text:p>241383.96875</text:p>
              </table:table-cell>
              <table:table-cell office:value-type="float" office:value="-17.8983453050462">
                <text:p>-17.8983453050462</text:p>
              </table:table-cell>
              <table:table-cell office:value-type="float" office:value="-17.0918983457172">
                <text:p>-17.0918983457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722.09375">
                <text:p>252722.09375</text:p>
              </table:table-cell>
              <table:table-cell office:value-type="float" office:value="-17.9879585677725">
                <text:p>-17.9879585677725</text:p>
              </table:table-cell>
              <table:table-cell office:value-type="float" office:value="-17.9066257985397">
                <text:p>-17.9066257985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101.875">
                <text:p>264101.875</text:p>
              </table:table-cell>
              <table:table-cell office:value-type="float" office:value="-18.1453530508697">
                <text:p>-18.1453530508697</text:p>
              </table:table-cell>
              <table:table-cell office:value-type="float" office:value="-18.4465690112893">
                <text:p>-18.4465690112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530.96875">
                <text:p>275530.96875</text:p>
              </table:table-cell>
              <table:table-cell office:value-type="float" office:value="-18.4721791656261">
                <text:p>-18.4721791656261</text:p>
              </table:table-cell>
              <table:table-cell office:value-type="float" office:value="-19.601685760395">
                <text:p>-19.601685760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943.09375">
                <text:p>286943.09375</text:p>
              </table:table-cell>
              <table:table-cell office:value-type="float" office:value="-18.4696110679512">
                <text:p>-18.4696110679512</text:p>
              </table:table-cell>
              <table:table-cell office:value-type="float" office:value="-17.7110738840421">
                <text:p>-17.7110738840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83.28125">
                <text:p>298283.28125</text:p>
              </table:table-cell>
              <table:table-cell office:value-type="float" office:value="-18.3334201072172">
                <text:p>-18.3334201072172</text:p>
              </table:table-cell>
              <table:table-cell office:value-type="float" office:value="-16.1878486766486">
                <text:p>-16.18784867664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690.484375">
                <text:p>309690.484375</text:p>
              </table:table-cell>
              <table:table-cell office:value-type="float" office:value="-18.419828030684">
                <text:p>-18.419828030684</text:p>
              </table:table-cell>
              <table:table-cell office:value-type="float" office:value="-18.5183500921696">
                <text:p>-18.5183500921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964.59375">
                <text:p>320964.59375</text:p>
              </table:table-cell>
              <table:table-cell office:value-type="float" office:value="-18.344497663297">
                <text:p>-18.344497663297</text:p>
              </table:table-cell>
              <table:table-cell office:value-type="float" office:value="-15.7011038960759">
                <text:p>-15.70110389607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374">
                <text:p>332374</text:p>
              </table:table-cell>
              <table:table-cell office:value-type="float" office:value="-18.1763672381113">
                <text:p>-18.1763672381113</text:p>
              </table:table-cell>
              <table:table-cell office:value-type="float" office:value="-16.1541224604889">
                <text:p>-16.1541224604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699.5">
                <text:p>343699.5</text:p>
              </table:table-cell>
              <table:table-cell office:value-type="float" office:value="-18.5297099893065">
                <text:p>-18.5297099893065</text:p>
              </table:table-cell>
              <table:table-cell office:value-type="float" office:value="-19.7711545361317">
                <text:p>-19.77115453613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097.78125">
                <text:p>355097.78125</text:p>
              </table:table-cell>
              <table:table-cell office:value-type="float" office:value="-18.355202492473">
                <text:p>-18.355202492473</text:p>
              </table:table-cell>
              <table:table-cell office:value-type="float" office:value="-14.7278064943975">
                <text:p>-14.7278064943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52.484375">
                <text:p>366552.484375</text:p>
              </table:table-cell>
              <table:table-cell office:value-type="float" office:value="-18.7898319037924">
                <text:p>-18.7898319037924</text:p>
              </table:table-cell>
              <table:table-cell office:value-type="float" office:value="-21.2631802530347">
                <text:p>-21.26318025303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981.671875">
                <text:p>377981.671875</text:p>
              </table:table-cell>
              <table:table-cell office:value-type="float" office:value="-19.5728169581271">
                <text:p>-19.5728169581271</text:p>
              </table:table-cell>
              <table:table-cell office:value-type="float" office:value="-25.2164764625237">
                <text:p>-25.2164764625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9324.890625">
                <text:p>389324.890625</text:p>
              </table:table-cell>
              <table:table-cell office:value-type="float" office:value="-19.1838685020738">
                <text:p>-19.1838685020738</text:p>
              </table:table-cell>
              <table:table-cell office:value-type="float" office:value="-14.7799320620797">
                <text:p>-14.7799320620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762.78125">
                <text:p>400762.78125</text:p>
              </table:table-cell>
              <table:table-cell office:value-type="float" office:value="-18.8329727665668">
                <text:p>-18.8329727665668</text:p>
              </table:table-cell>
              <table:table-cell office:value-type="float" office:value="-14.5918680175553">
                <text:p>-14.59186801755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044.09375">
                <text:p>412044.09375</text:p>
              </table:table-cell>
              <table:table-cell office:value-type="float" office:value="-18.6846875300795">
                <text:p>-18.6846875300795</text:p>
              </table:table-cell>
              <table:table-cell office:value-type="float" office:value="-16.337491483186">
                <text:p>-16.337491483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40.375">
                <text:p>423440.375</text:p>
              </table:table-cell>
              <table:table-cell office:value-type="float" office:value="-18.6600700633201">
                <text:p>-18.6600700633201</text:p>
              </table:table-cell>
              <table:table-cell office:value-type="float" office:value="-17.0084487436541">
                <text:p>-17.0084487436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14.09375">
                <text:p>434714.09375</text:p>
              </table:table-cell>
              <table:table-cell office:value-type="float" office:value="-18.8021870276307">
                <text:p>-18.8021870276307</text:p>
              </table:table-cell>
              <table:table-cell office:value-type="float" office:value="-18.5179779101194">
                <text:p>-18.5179779101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110.6875">
                <text:p>446110.6875</text:p>
              </table:table-cell>
              <table:table-cell office:value-type="float" office:value="-18.4267636105172">
                <text:p>-18.4267636105172</text:p>
              </table:table-cell>
              <table:table-cell office:value-type="float" office:value="-14.5597298593904">
                <text:p>-14.5597298593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420.796875">
                <text:p>457420.796875</text:p>
              </table:table-cell>
              <table:table-cell office:value-type="float" office:value="-18.2437538201909">
                <text:p>-18.2437538201909</text:p>
              </table:table-cell>
              <table:table-cell office:value-type="float" office:value="-15.8684180906582">
                <text:p>-15.8684180906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8814.890625">
                <text:p>468814.890625</text:p>
              </table:table-cell>
              <table:table-cell office:value-type="float" office:value="-18.1285298367584">
                <text:p>-18.1285298367584</text:p>
              </table:table-cell>
              <table:table-cell office:value-type="float" office:value="-15.7769381447266">
                <text:p>-15.7769381447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106.078125">
                <text:p>480106.078125</text:p>
              </table:table-cell>
              <table:table-cell office:value-type="float" office:value="-18.033122125772">
                <text:p>-18.033122125772</text:p>
              </table:table-cell>
              <table:table-cell office:value-type="float" office:value="-15.405650313782">
                <text:p>-15.405650313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462.984375">
                <text:p>491462.984375</text:p>
              </table:table-cell>
              <table:table-cell office:value-type="float" office:value="-17.3700632670132">
                <text:p>-17.3700632670132</text:p>
              </table:table-cell>
              <table:table-cell office:value-type="float" office:value="-9.75302641433707">
                <text:p>-9.753026414337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2760.6875">
                <text:p>502760.6875</text:p>
              </table:table-cell>
              <table:table-cell office:value-type="float" office:value="-17.3571584523253">
                <text:p>-17.3571584523253</text:p>
              </table:table-cell>
              <table:table-cell office:value-type="float" office:value="-15.8957484870542">
                <text:p>-15.8957484870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4129.984375">
                <text:p>514129.984375</text:p>
              </table:table-cell>
              <table:table-cell office:value-type="float" office:value="-17.1975706701194">
                <text:p>-17.1975706701194</text:p>
              </table:table-cell>
              <table:table-cell office:value-type="float" office:value="-14.3656214634531">
                <text:p>-14.3656214634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624.296875">
                <text:p>525624.296875</text:p>
              </table:table-cell>
              <table:table-cell office:value-type="float" office:value="-17.4220440387596">
                <text:p>-17.4220440387596</text:p>
              </table:table-cell>
              <table:table-cell office:value-type="float" office:value="-18.3079257781784">
                <text:p>-18.3079257781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163.171875">
                <text:p>537163.171875</text:p>
              </table:table-cell>
              <table:table-cell office:value-type="float" office:value="-17.5226306897075">
                <text:p>-17.5226306897075</text:p>
              </table:table-cell>
              <table:table-cell office:value-type="float" office:value="-17.3959112170638">
                <text:p>-17.3959112170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8471.484375">
                <text:p>548471.484375</text:p>
              </table:table-cell>
              <table:table-cell office:value-type="float" office:value="-17.8384955940267">
                <text:p>-17.8384955940267</text:p>
              </table:table-cell>
              <table:table-cell office:value-type="float" office:value="-19.7717755645991">
                <text:p>-19.7717755645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9818.09375">
                <text:p>559818.09375</text:p>
              </table:table-cell>
              <table:table-cell office:value-type="float" office:value="-18.2960791368769">
                <text:p>-18.2960791368769</text:p>
              </table:table-cell>
              <table:table-cell office:value-type="float" office:value="-20.7046982125012">
                <text:p>-20.7046982125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189.6875">
                <text:p>571189.6875</text:p>
              </table:table-cell>
              <table:table-cell office:value-type="float" office:value="-17.9330532978876">
                <text:p>-17.9330532978876</text:p>
              </table:table-cell>
              <table:table-cell office:value-type="float" office:value="-13.4289036433316">
                <text:p>-13.42890364333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87.1875">
                <text:p>582587.1875</text:p>
              </table:table-cell>
              <table:table-cell office:value-type="float" office:value="-17.4396900707716">
                <text:p>-17.4396900707716</text:p>
              </table:table-cell>
              <table:table-cell office:value-type="float" office:value="-12.1823506325373">
                <text:p>-12.18235063253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868.578125">
                <text:p>593868.578125</text:p>
              </table:table-cell>
              <table:table-cell office:value-type="float" office:value="-18.2918740996033">
                <text:p>-18.2918740996033</text:p>
              </table:table-cell>
              <table:table-cell office:value-type="float" office:value="-24.8623093804493">
                <text:p>-24.86230938044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5279.671875">
                <text:p>605279.671875</text:p>
              </table:table-cell>
              <table:table-cell office:value-type="float" office:value="-18.6141876013868">
                <text:p>-18.6141876013868</text:p>
              </table:table-cell>
              <table:table-cell office:value-type="float" office:value="-20.496386957388">
                <text:p>-20.496386957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561.484375">
                <text:p>616561.484375</text:p>
              </table:table-cell>
              <table:table-cell office:value-type="float" office:value="-18.2733046048477">
                <text:p>-18.2733046048477</text:p>
              </table:table-cell>
              <table:table-cell office:value-type="float" office:value="-14.6017930728415">
                <text:p>-14.60179307284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906.484375">
                <text:p>627906.484375</text:p>
              </table:table-cell>
              <table:table-cell office:value-type="float" office:value="-18.3229322668623">
                <text:p>-18.3229322668623</text:p>
              </table:table-cell>
              <table:table-cell office:value-type="float" office:value="-17.7433376868247">
                <text:p>-17.74333768682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9342.28125">
                <text:p>639342.28125</text:p>
              </table:table-cell>
              <table:table-cell office:value-type="float" office:value="-18.5170397257238">
                <text:p>-18.5170397257238</text:p>
              </table:table-cell>
              <table:table-cell office:value-type="float" office:value="-18.8109777369429">
                <text:p>-18.8109777369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610.078125">
                <text:p>650610.078125</text:p>
              </table:table-cell>
              <table:table-cell office:value-type="float" office:value="-18.4271898717132">
                <text:p>-18.4271898717132</text:p>
              </table:table-cell>
              <table:table-cell office:value-type="float" office:value="-17.1855626604639">
                <text:p>-17.18556266046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2019.078125">
                <text:p>662019.078125</text:p>
              </table:table-cell>
              <table:table-cell office:value-type="float" office:value="-18.2073482274172">
                <text:p>-18.2073482274172</text:p>
              </table:table-cell>
              <table:table-cell office:value-type="float" office:value="-15.3100875448989">
                <text:p>-15.31008754489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3377.578125">
                <text:p>673377.578125</text:p>
              </table:table-cell>
              <table:table-cell office:value-type="float" office:value="-18.6095471325491">
                <text:p>-18.6095471325491</text:p>
              </table:table-cell>
              <table:table-cell office:value-type="float" office:value="-21.4694698162611">
                <text:p>-21.46946981626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4783.1875">
                <text:p>684783.1875</text:p>
              </table:table-cell>
              <table:table-cell office:value-type="float" office:value="-18.2030782413216">
                <text:p>-18.2030782413216</text:p>
              </table:table-cell>
              <table:table-cell office:value-type="float" office:value="-12.9401540729806">
                <text:p>-12.94015407298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048.28125">
                <text:p>696048.28125</text:p>
              </table:table-cell>
              <table:table-cell office:value-type="float" office:value="-17.9562662863211">
                <text:p>-17.9562662863211</text:p>
              </table:table-cell>
              <table:table-cell office:value-type="float" office:value="-14.5360911989026">
                <text:p>-14.53609119890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7484.46875">
                <text:p>707484.46875</text:p>
              </table:table-cell>
              <table:table-cell office:value-type="float" office:value="-19.7335597965762">
                <text:p>-19.7335597965762</text:p>
              </table:table-cell>
              <table:table-cell office:value-type="float" office:value="-34.7456443661127">
                <text:p>-34.74564436611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8759.796875">
                <text:p>718759.796875</text:p>
              </table:table-cell>
              <table:table-cell office:value-type="float" office:value="-19.618043993725">
                <text:p>-19.618043993725</text:p>
              </table:table-cell>
              <table:table-cell office:value-type="float" office:value="-18.8263170881526">
                <text:p>-18.8263170881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120.671875">
                <text:p>730120.671875</text:p>
              </table:table-cell>
              <table:table-cell office:value-type="float" office:value="-19.4651094473439">
                <text:p>-19.4651094473439</text:p>
              </table:table-cell>
              <table:table-cell office:value-type="float" office:value="-17.8138304622936">
                <text:p>-17.8138304622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1531.890625">
                <text:p>741531.890625</text:p>
              </table:table-cell>
              <table:table-cell office:value-type="float" office:value="-19.589358746002">
                <text:p>-19.589358746002</text:p>
              </table:table-cell>
              <table:table-cell office:value-type="float" office:value="-18.5468094214212">
                <text:p>-18.5468094214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836.203125">
                <text:p>752836.203125</text:p>
              </table:table-cell>
              <table:table-cell office:value-type="float" office:value="-20.032763309762">
                <text:p>-20.032763309762</text:p>
              </table:table-cell>
              <table:table-cell office:value-type="float" office:value="-22.3312128254421">
                <text:p>-22.33121282544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4210.078125">
                <text:p>764210.078125</text:p>
              </table:table-cell>
              <table:table-cell office:value-type="float" office:value="-20.3047060882281">
                <text:p>-20.3047060882281</text:p>
              </table:table-cell>
              <table:table-cell office:value-type="float" office:value="-20.5252404524768">
                <text:p>-20.525240452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5667.875">
                <text:p>775667.875</text:p>
              </table:table-cell>
              <table:table-cell office:value-type="float" office:value="-21.2769958597304">
                <text:p>-21.2769958597304</text:p>
              </table:table-cell>
              <table:table-cell office:value-type="float" office:value="-28.5186701339368">
                <text:p>-28.5186701339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7063.59375">
                <text:p>787063.59375</text:p>
              </table:table-cell>
              <table:table-cell office:value-type="float" office:value="-20.4572540074991">
                <text:p>-20.4572540074991</text:p>
              </table:table-cell>
              <table:table-cell office:value-type="float" office:value="-12.0236035553599">
                <text:p>-12.02360355535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8444.984375">
                <text:p>798444.984375</text:p>
              </table:table-cell>
              <table:table-cell office:value-type="float" office:value="-19.663169213535">
                <text:p>-19.663169213535</text:p>
              </table:table-cell>
              <table:table-cell office:value-type="float" office:value="-12.6832120243738">
                <text:p>-12.6832120243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9966.390625">
                <text:p>809966.390625</text:p>
              </table:table-cell>
              <table:table-cell office:value-type="float" office:value="-20.0997540384977">
                <text:p>-20.0997540384977</text:p>
              </table:table-cell>
              <table:table-cell office:value-type="float" office:value="-22.4729365857263">
                <text:p>-22.47293658572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292.890625">
                <text:p>821292.890625</text:p>
              </table:table-cell>
              <table:table-cell office:value-type="float" office:value="-19.6362146114251">
                <text:p>-19.6362146114251</text:p>
              </table:table-cell>
              <table:table-cell office:value-type="float" office:value="-13.8548295698033">
                <text:p>-13.8548295698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2702.171875">
                <text:p>832702.171875</text:p>
              </table:table-cell>
              <table:table-cell office:value-type="float" office:value="-21.0388134608056">
                <text:p>-21.0388134608056</text:p>
              </table:table-cell>
              <table:table-cell office:value-type="float" office:value="-30.9197045495804">
                <text:p>-30.9197045495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3986.890625">
                <text:p>843986.890625</text:p>
              </table:table-cell>
              <table:table-cell office:value-type="float" office:value="-20.6395915374523">
                <text:p>-20.6395915374523</text:p>
              </table:table-cell>
              <table:table-cell office:value-type="float" office:value="-14.9292371670988">
                <text:p>-14.9292371670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5364.296875">
                <text:p>855364.296875</text:p>
              </table:table-cell>
              <table:table-cell office:value-type="float" office:value="-21.0553017466416">
                <text:p>-21.0553017466416</text:p>
              </table:table-cell>
              <table:table-cell office:value-type="float" office:value="-27.6970539361333">
                <text:p>-27.6970539361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6638.890625">
                <text:p>866638.890625</text:p>
              </table:table-cell>
              <table:table-cell office:value-type="float" office:value="-21.7655985503642">
                <text:p>-21.7655985503642</text:p>
              </table:table-cell>
              <table:table-cell office:value-type="float" office:value="-27.0520577283647">
                <text:p>-27.05205772836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8012.890625">
                <text:p>878012.890625</text:p>
              </table:table-cell>
              <table:table-cell office:value-type="float" office:value="-21.7118130289494">
                <text:p>-21.7118130289494</text:p>
              </table:table-cell>
              <table:table-cell office:value-type="float" office:value="-21.2048384882043">
                <text:p>-21.2048384882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9359.390625">
                <text:p>889359.390625</text:p>
              </table:table-cell>
              <table:table-cell office:value-type="float" office:value="-22.0334454266591">
                <text:p>-22.0334454266591</text:p>
              </table:table-cell>
              <table:table-cell office:value-type="float" office:value="-27.0216546957085">
                <text:p>-27.02165469570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749.984375">
                <text:p>900749.984375</text:p>
              </table:table-cell>
              <table:table-cell office:value-type="float" office:value="-20.1631797348679">
                <text:p>-20.1631797348679</text:p>
              </table:table-cell>
              <table:table-cell office:value-type="float" office:value="-9.13420097810816">
                <text:p>-9.13420097810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2075.78125">
                <text:p>912075.78125</text:p>
              </table:table-cell>
              <table:table-cell office:value-type="float" office:value="-17.7977452760572">
                <text:p>-17.7977452760572</text:p>
              </table:table-cell>
              <table:table-cell office:value-type="float" office:value="-2.99523390514165">
                <text:p>-2.995233905141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3427.6875">
                <text:p>923427.6875</text:p>
              </table:table-cell>
              <table:table-cell office:value-type="float" office:value="-15.5720610960757">
                <text:p>-15.5720610960757</text:p>
              </table:table-cell>
              <table:table-cell office:value-type="float" office:value="-3.24850384776771">
                <text:p>-3.248503847767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4690.6875">
                <text:p>934690.6875</text:p>
              </table:table-cell>
              <table:table-cell office:value-type="float" office:value="-15.2603587183638">
                <text:p>-15.2603587183638</text:p>
              </table:table-cell>
              <table:table-cell office:value-type="float" office:value="-18.0319822159593">
                <text:p>-18.03198221595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080.484375">
                <text:p>946080.484375</text:p>
              </table:table-cell>
              <table:table-cell office:value-type="float" office:value="-15.9974806587862">
                <text:p>-15.9974806587862</text:p>
              </table:table-cell>
              <table:table-cell office:value-type="float" office:value="-26.0640874280285">
                <text:p>-26.0640874280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7368.578125">
                <text:p>957368.578125</text:p>
              </table:table-cell>
              <table:table-cell office:value-type="float" office:value="-16.7210317866241">
                <text:p>-16.7210317866241</text:p>
              </table:table-cell>
              <table:table-cell office:value-type="float" office:value="-22.0658150648083">
                <text:p>-22.0658150648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8754.6875">
                <text:p>968754.6875</text:p>
              </table:table-cell>
              <table:table-cell office:value-type="float" office:value="-17.2183346141918">
                <text:p>-17.2183346141918</text:p>
              </table:table-cell>
              <table:table-cell office:value-type="float" office:value="-19.4424303294289">
                <text:p>-19.44243032942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0030.890625">
                <text:p>980030.890625</text:p>
              </table:table-cell>
              <table:table-cell office:value-type="float" office:value="-17.5758934015539">
                <text:p>-17.5758934015539</text:p>
              </table:table-cell>
              <table:table-cell office:value-type="float" office:value="-18.6556648339277">
                <text:p>-18.655664833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1425.484375">
                <text:p>991425.484375</text:p>
              </table:table-cell>
              <table:table-cell office:value-type="float" office:value="-18.1898999078113">
                <text:p>-18.1898999078113</text:p>
              </table:table-cell>
              <table:table-cell office:value-type="float" office:value="-21.0526441738953">
                <text:p>-21.0526441738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2735.484375">
                <text:p>1002735.484375</text:p>
              </table:table-cell>
              <table:table-cell office:value-type="float" office:value="-17.1151216671374">
                <text:p>-17.1151216671374</text:p>
              </table:table-cell>
              <table:table-cell office:value-type="float" office:value="-9.59226448412006">
                <text:p>-9.59226448412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095.1875">
                <text:p>1014095.1875</text:p>
              </table:table-cell>
              <table:table-cell office:value-type="float" office:value="-16.3216530529345">
                <text:p>-16.3216530529345</text:p>
              </table:table-cell>
              <table:table-cell office:value-type="float" office:value="-10.2605774953891">
                <text:p>-10.26057749538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5426.78125">
                <text:p>1025426.78125</text:p>
              </table:table-cell>
              <table:table-cell office:value-type="float" office:value="-14.7514238129019">
                <text:p>-14.7514238129019</text:p>
              </table:table-cell>
              <table:table-cell office:value-type="float" office:value="-1.75768754748511">
                <text:p>-1.757687547485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6835.1875">
                <text:p>1036835.1875</text:p>
              </table:table-cell>
              <table:table-cell office:value-type="float" office:value="-14.3922570617522">
                <text:p>-14.3922570617522</text:p>
              </table:table-cell>
              <table:table-cell office:value-type="float" office:value="-14.8155737498796">
                <text:p>-14.8155737498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8133.890625">
                <text:p>1048133.890625</text:p>
              </table:table-cell>
              <table:table-cell office:value-type="float" office:value="-13.2995620326838">
                <text:p>-13.2995620326838</text:p>
              </table:table-cell>
              <table:table-cell office:value-type="float" office:value="-7.12392958102773">
                <text:p>-7.12392958102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560.390625">
                <text:p>1059560.390625</text:p>
              </table:table-cell>
              <table:table-cell office:value-type="float" office:value="-13.2415534962516">
                <text:p>-13.2415534962516</text:p>
              </table:table-cell>
              <table:table-cell office:value-type="float" office:value="-16.9252076740131">
                <text:p>-16.92520767401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0882.984375">
                <text:p>1070882.984375</text:p>
              </table:table-cell>
              <table:table-cell office:value-type="float" office:value="-12.6382305718452">
                <text:p>-12.6382305718452</text:p>
              </table:table-cell>
              <table:table-cell office:value-type="float" office:value="-10.9524128945781">
                <text:p>-10.95241289457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2339.5">
                <text:p>1082339.5</text:p>
              </table:table-cell>
              <table:table-cell office:value-type="float" office:value="-12.0884688763763">
                <text:p>-12.0884688763763</text:p>
              </table:table-cell>
              <table:table-cell office:value-type="float" office:value="-12.0987970265923">
                <text:p>-12.09879702659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3639.890625">
                <text:p>1093639.890625</text:p>
              </table:table-cell>
              <table:table-cell office:value-type="float" office:value="-11.3653075903802">
                <text:p>-11.3653075903802</text:p>
              </table:table-cell>
              <table:table-cell office:value-type="float" office:value="-11.1864338319825">
                <text:p>-11.18643383198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5073.6875">
                <text:p>1105073.6875</text:p>
              </table:table-cell>
              <table:table-cell office:value-type="float" office:value="-10.1567057682847">
                <text:p>-10.1567057682847</text:p>
              </table:table-cell>
              <table:table-cell office:value-type="float" office:value="-8.02614182748205">
                <text:p>-8.026141827482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6497.390625">
                <text:p>1116497.390625</text:p>
              </table:table-cell>
              <table:table-cell office:value-type="float" office:value="-10.7471777987716">
                <text:p>-10.7471777987716</text:p>
              </table:table-cell>
              <table:table-cell office:value-type="float" office:value="-25.4027368116862">
                <text:p>-25.4027368116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7946.390625">
                <text:p>1127946.390625</text:p>
              </table:table-cell>
              <table:table-cell office:value-type="float" office:value="-8.22403046389284">
                <text:p>-8.22403046389284</text:p>
              </table:table-cell>
              <table:table-cell office:value-type="float" office:value="4.0635370208553">
                <text:p>4.06353702085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37.296875">
                <text:p>1139337.296875</text:p>
              </table:table-cell>
              <table:table-cell office:value-type="float" office:value="-5.71610503222451">
                <text:p>-5.71610503222451</text:p>
              </table:table-cell>
              <table:table-cell office:value-type="float" office:value="6.26814938474894">
                <text:p>6.268149384748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0817.203125">
                <text:p>1150817.203125</text:p>
              </table:table-cell>
              <table:table-cell office:value-type="float" office:value="-5.13294824163717">
                <text:p>-5.13294824163717</text:p>
              </table:table-cell>
              <table:table-cell office:value-type="float" office:value="-8.93080343601945">
                <text:p>-8.930803436019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2234.6875">
                <text:p>1162234.6875</text:p>
              </table:table-cell>
              <table:table-cell office:value-type="float" office:value="-3.16174667057949">
                <text:p>-3.16174667057949</text:p>
              </table:table-cell>
              <table:table-cell office:value-type="float" office:value="4.79372940336555">
                <text:p>4.793729403365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3718.5">
                <text:p>1173718.5</text:p>
              </table:table-cell>
              <table:table-cell office:value-type="float" office:value="-2.68762056685134">
                <text:p>-2.68762056685134</text:p>
              </table:table-cell>
              <table:table-cell office:value-type="float" office:value="-11.7102812282184">
                <text:p>-11.71028122821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5046.875">
                <text:p>1185046.875</text:p>
              </table:table-cell>
              <table:table-cell office:value-type="float" office:value="1.0409258680422">
                <text:p>1.0409258680422</text:p>
              </table:table-cell>
              <table:table-cell office:value-type="float" office:value="16.4359604589789">
                <text:p>16.43596045897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6511.46875">
                <text:p>1196511.46875</text:p>
              </table:table-cell>
              <table:table-cell office:value-type="float" office:value="4.29473864214344">
                <text:p>4.29473864214344</text:p>
              </table:table-cell>
              <table:table-cell office:value-type="float" office:value="9.90928995748577">
                <text:p>9.909289957485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7859.796875">
                <text:p>1207859.796875</text:p>
              </table:table-cell>
              <table:table-cell office:value-type="float" office:value="8.09689734042869">
                <text:p>8.09689734042869</text:p>
              </table:table-cell>
              <table:table-cell office:value-type="float" office:value="12.9821330520226">
                <text:p>12.98213305202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9344.390625">
                <text:p>1219344.390625</text:p>
              </table:table-cell>
              <table:table-cell office:value-type="float" office:value="8.44491156383839">
                <text:p>8.44491156383839</text:p>
              </table:table-cell>
              <table:table-cell office:value-type="float" office:value="14.9643916786108">
                <text:p>14.9643916786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0656.96875">
                <text:p>1230656.96875</text:p>
              </table:table-cell>
              <table:table-cell office:value-type="float" office:value="8.66649107474694">
                <text:p>8.66649107474694</text:p>
              </table:table-cell>
              <table:table-cell office:value-type="float" office:value="12.2026734437475">
                <text:p>12.20267344374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098.390625">
                <text:p>1242098.390625</text:p>
              </table:table-cell>
              <table:table-cell office:value-type="float" office:value="11.1255167554644">
                <text:p>11.1255167554644</text:p>
              </table:table-cell>
              <table:table-cell office:value-type="float" office:value="29.9077818584857">
                <text:p>29.90778185848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3623.078125">
                <text:p>1253623.078125</text:p>
              </table:table-cell>
              <table:table-cell office:value-type="float" office:value="12.2168816020119">
                <text:p>12.2168816020119</text:p>
              </table:table-cell>
              <table:table-cell office:value-type="float" office:value="24.3191030680049">
                <text:p>24.3191030680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5112.890625">
                <text:p>1265112.890625</text:p>
              </table:table-cell>
              <table:table-cell office:value-type="float" office:value="12.5790506477175">
                <text:p>12.5790506477175</text:p>
              </table:table-cell>
              <table:table-cell office:value-type="float" office:value="10.2394931620248">
                <text:p>10.2394931620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6647.78125">
                <text:p>1276647.78125</text:p>
              </table:table-cell>
              <table:table-cell office:value-type="float" office:value="12.5011061440497">
                <text:p>12.5011061440497</text:p>
              </table:table-cell>
              <table:table-cell office:value-type="float" office:value="17.5006361438019">
                <text:p>17.50063614380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8141.296875">
                <text:p>1288141.296875</text:p>
              </table:table-cell>
              <table:table-cell office:value-type="float" office:value="12.910580413662">
                <text:p>12.910580413662</text:p>
              </table:table-cell>
              <table:table-cell office:value-type="float" office:value="12.1128472291899">
                <text:p>12.11284722918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9677.890625">
                <text:p>1299677.890625</text:p>
              </table:table-cell>
              <table:table-cell office:value-type="float" office:value="11.4098913145265">
                <text:p>11.4098913145265</text:p>
              </table:table-cell>
              <table:table-cell office:value-type="float" office:value="1.3988350802144">
                <text:p>1.39883508021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1201.375">
                <text:p>1311201.375</text:p>
              </table:table-cell>
              <table:table-cell office:value-type="float" office:value="11.3802106747367">
                <text:p>11.3802106747367</text:p>
              </table:table-cell>
              <table:table-cell office:value-type="float" office:value="9.22228669786388">
                <text:p>9.222286697863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2577.6875">
                <text:p>1322577.6875</text:p>
              </table:table-cell>
              <table:table-cell office:value-type="float" office:value="11.0652557322202">
                <text:p>11.0652557322202</text:p>
              </table:table-cell>
              <table:table-cell office:value-type="float" office:value="9.74411982776879">
                <text:p>9.744119827768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3984.171875">
                <text:p>1333984.171875</text:p>
              </table:table-cell>
              <table:table-cell office:value-type="float" office:value="10.5349559127714">
                <text:p>10.5349559127714</text:p>
              </table:table-cell>
              <table:table-cell office:value-type="float" office:value="6.89931700951054">
                <text:p>6.899317009510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5517.390625">
                <text:p>1345517.390625</text:p>
              </table:table-cell>
              <table:table-cell office:value-type="float" office:value="11.1743723270048">
                <text:p>11.1743723270048</text:p>
              </table:table-cell>
              <table:table-cell office:value-type="float" office:value="13.7245487247674">
                <text:p>13.72454872476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6959.484375">
                <text:p>1356959.484375</text:p>
              </table:table-cell>
              <table:table-cell office:value-type="float" office:value="10.4358820891996">
                <text:p>10.4358820891996</text:p>
              </table:table-cell>
              <table:table-cell office:value-type="float" office:value="6.50874652677185">
                <text:p>6.508746526771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8306.984375">
                <text:p>1368306.984375</text:p>
              </table:table-cell>
              <table:table-cell office:value-type="float" office:value="11.2766322596544">
                <text:p>11.2766322596544</text:p>
              </table:table-cell>
              <table:table-cell office:value-type="float" office:value="18.1151685576437">
                <text:p>18.11516855764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9737.390625">
                <text:p>1379737.390625</text:p>
              </table:table-cell>
              <table:table-cell office:value-type="float" office:value="11.3595612180427">
                <text:p>11.3595612180427</text:p>
              </table:table-cell>
              <table:table-cell office:value-type="float" office:value="12.3530254516195">
                <text:p>12.35302545161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1071.078125">
                <text:p>1391071.078125</text:p>
              </table:table-cell>
              <table:table-cell office:value-type="float" office:value="10.7410322691884">
                <text:p>10.7410322691884</text:p>
              </table:table-cell>
              <table:table-cell office:value-type="float" office:value="8.0632933597655">
                <text:p>8.06329335976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551.6875">
                <text:p>1402551.6875</text:p>
              </table:table-cell>
              <table:table-cell office:value-type="float" office:value="12.072297910281">
                <text:p>12.072297910281</text:p>
              </table:table-cell>
              <table:table-cell office:value-type="float" office:value="22.747721152372">
                <text:p>22.7477211523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3912.390625">
                <text:p>1413912.390625</text:p>
              </table:table-cell>
              <table:table-cell office:value-type="float" office:value="12.4868405373398">
                <text:p>12.4868405373398</text:p>
              </table:table-cell>
              <table:table-cell office:value-type="float" office:value="19.8578812102457">
                <text:p>19.85788121024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5380.078125">
                <text:p>1425380.078125</text:p>
              </table:table-cell>
              <table:table-cell office:value-type="float" office:value="14.9710032414266">
                <text:p>14.9710032414266</text:p>
              </table:table-cell>
              <table:table-cell office:value-type="float" office:value="38.3026344291025">
                <text:p>38.30263442910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6718.6875">
                <text:p>1436718.6875</text:p>
              </table:table-cell>
              <table:table-cell office:value-type="float" office:value="14.6755522831829">
                <text:p>14.6755522831829</text:p>
              </table:table-cell>
              <table:table-cell office:value-type="float" office:value="8.92232849357059">
                <text:p>8.922328493570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8201.578125">
                <text:p>1448201.578125</text:p>
              </table:table-cell>
              <table:table-cell office:value-type="float" office:value="13.3504333865778">
                <text:p>13.3504333865778</text:p>
              </table:table-cell>
              <table:table-cell office:value-type="float" office:value="4.59865044619605">
                <text:p>4.598650446196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9777.984375">
                <text:p>1459777.984375</text:p>
              </table:table-cell>
              <table:table-cell office:value-type="float" office:value="13.4421601482174">
                <text:p>13.4421601482174</text:p>
              </table:table-cell>
              <table:table-cell office:value-type="float" office:value="13.5876366116091">
                <text:p>13.58763661160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1266.375">
                <text:p>1471266.375</text:p>
              </table:table-cell>
              <table:table-cell office:value-type="float" office:value="15.0176328001296">
                <text:p>15.0176328001296</text:p>
              </table:table-cell>
              <table:table-cell office:value-type="float" office:value="30.2792933678771">
                <text:p>30.27929336787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2584.375">
                <text:p>1482584.375</text:p>
              </table:table-cell>
              <table:table-cell office:value-type="float" office:value="11.0286592694257">
                <text:p>11.0286592694257</text:p>
              </table:table-cell>
              <table:table-cell office:value-type="float" office:value="-20.7134972485076">
                <text:p>-20.71349724850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4067.5">
                <text:p>1494067.5</text:p>
              </table:table-cell>
              <table:table-cell office:value-type="float" office:value="10.8205180183524">
                <text:p>10.8205180183524</text:p>
              </table:table-cell>
              <table:table-cell office:value-type="float" office:value="5.43874789307931">
                <text:p>5.438747893079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5553.375">
                <text:p>1505553.375</text:p>
              </table:table-cell>
              <table:table-cell office:value-type="float" office:value="10.9331339600337">
                <text:p>10.9331339600337</text:p>
              </table:table-cell>
              <table:table-cell office:value-type="float" office:value="13.6088940215227">
                <text:p>13.60889402152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7099.375">
                <text:p>1517099.375</text:p>
              </table:table-cell>
              <table:table-cell office:value-type="float" office:value="12.3715206338772">
                <text:p>12.3715206338772</text:p>
              </table:table-cell>
              <table:table-cell office:value-type="float" office:value="24.5296254167494">
                <text:p>24.52962541674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8672.09375">
                <text:p>1528672.09375</text:p>
              </table:table-cell>
              <table:table-cell office:value-type="float" office:value="13.0873375760736">
                <text:p>13.0873375760736</text:p>
              </table:table-cell>
              <table:table-cell office:value-type="float" office:value="22.5295437499204">
                <text:p>22.52954374992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148.484375">
                <text:p>1540148.484375</text:p>
              </table:table-cell>
              <table:table-cell office:value-type="float" office:value="15.5372464263448">
                <text:p>15.5372464263448</text:p>
              </table:table-cell>
              <table:table-cell office:value-type="float" office:value="35.3911610468735">
                <text:p>35.39116104687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1557.484375">
                <text:p>1551557.484375</text:p>
              </table:table-cell>
              <table:table-cell office:value-type="float" office:value="15.0724989985455">
                <text:p>15.0724989985455</text:p>
              </table:table-cell>
              <table:table-cell office:value-type="float" office:value="10.1703304173465">
                <text:p>10.17033041734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3004.078125">
                <text:p>1563004.078125</text:p>
              </table:table-cell>
              <table:table-cell office:value-type="float" office:value="14.2329449228899">
                <text:p>14.2329449228899</text:p>
              </table:table-cell>
              <table:table-cell office:value-type="float" office:value="10.2125747994036">
                <text:p>10.21257479940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4442.28125">
                <text:p>1574442.28125</text:p>
              </table:table-cell>
              <table:table-cell office:value-type="float" office:value="15.4424910417208">
                <text:p>15.4424910417208</text:p>
              </table:table-cell>
              <table:table-cell office:value-type="float" office:value="28.3161079791542">
                <text:p>28.31610797915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5962.078125">
                <text:p>1585962.078125</text:p>
              </table:table-cell>
              <table:table-cell office:value-type="float" office:value="15.0637625940916">
                <text:p>15.0637625940916</text:p>
              </table:table-cell>
              <table:table-cell office:value-type="float" office:value="10.1851670539757">
                <text:p>10.18516705397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7442.6875">
                <text:p>1597442.6875</text:p>
              </table:table-cell>
              <table:table-cell office:value-type="float" office:value="14.8997759380944">
                <text:p>14.8997759380944</text:p>
              </table:table-cell>
              <table:table-cell office:value-type="float" office:value="16.033021911042">
                <text:p>16.0330219110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8942.484375">
                <text:p>1608942.484375</text:p>
              </table:table-cell>
              <table:table-cell office:value-type="float" office:value="16.1631231574415">
                <text:p>16.1631231574415</text:p>
              </table:table-cell>
              <table:table-cell office:value-type="float" office:value="29.1362555125115">
                <text:p>29.13625551251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0328.78125">
                <text:p>1620328.78125</text:p>
              </table:table-cell>
              <table:table-cell office:value-type="float" office:value="15.4801714377197">
                <text:p>15.4801714377197</text:p>
              </table:table-cell>
              <table:table-cell office:value-type="float" office:value="7.40749230306697">
                <text:p>7.407492303066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1824.171875">
                <text:p>1631824.171875</text:p>
              </table:table-cell>
              <table:table-cell office:value-type="float" office:value="15.3690016479523">
                <text:p>15.3690016479523</text:p>
              </table:table-cell>
              <table:table-cell office:value-type="float" office:value="17.0648390624578">
                <text:p>17.06483906245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3168.484375">
                <text:p>1643168.484375</text:p>
              </table:table-cell>
              <table:table-cell office:value-type="float" office:value="15.1356344639577">
                <text:p>15.1356344639577</text:p>
              </table:table-cell>
              <table:table-cell office:value-type="float" office:value="12.6997218796656">
                <text:p>12.69972187966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4758.875">
                <text:p>1654758.875</text:p>
              </table:table-cell>
              <table:table-cell office:value-type="float" office:value="15.7981191316456">
                <text:p>15.7981191316456</text:p>
              </table:table-cell>
              <table:table-cell office:value-type="float" office:value="19.7934257012833">
                <text:p>19.79342570128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6078.484375">
                <text:p>1666078.484375</text:p>
              </table:table-cell>
              <table:table-cell office:value-type="float" office:value="11.7143080841291">
                <text:p>11.7143080841291</text:p>
              </table:table-cell>
              <table:table-cell office:value-type="float" office:value="-20.6186639482682">
                <text:p>-20.61866394826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7547.875">
                <text:p>1677547.875</text:p>
              </table:table-cell>
              <table:table-cell office:value-type="float" office:value="11.2637526790307">
                <text:p>11.2637526790307</text:p>
              </table:table-cell>
              <table:table-cell office:value-type="float" office:value="6.47053868148512">
                <text:p>6.470538681485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8900.984375">
                <text:p>1688900.984375</text:p>
              </table:table-cell>
              <table:table-cell office:value-type="float" office:value="11.9418452472527">
                <text:p>11.9418452472527</text:p>
              </table:table-cell>
              <table:table-cell office:value-type="float" office:value="19.0405802778382">
                <text:p>19.04058027783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0356.875">
                <text:p>1700356.875</text:p>
              </table:table-cell>
              <table:table-cell office:value-type="float" office:value="11.419256278478">
                <text:p>11.419256278478</text:p>
              </table:table-cell>
              <table:table-cell office:value-type="float" office:value="9.40598642151239">
                <text:p>9.405986421512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1716.375">
                <text:p>1711716.375</text:p>
              </table:table-cell>
              <table:table-cell office:value-type="float" office:value="12.2806695825396">
                <text:p>12.2806695825396</text:p>
              </table:table-cell>
              <table:table-cell office:value-type="float" office:value="19.5311762006988">
                <text:p>19.53117620069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304cm" svg:height="4.226cm" xlink:href=".." xlink:type="simple" chart:class="chart:scatter" chart:style-name="ch1">
        <chart:legend chart:legend-position="end" svg:x="30.399cm" svg:y="1.814cm" style:legend-expansion="high" chart:style-name="ch2"/>
        <chart:plot-area chart:style-name="ch3" table:cell-range-address="Sheet1.B1:Sheet1.B152 Sheet1.M1:Sheet1.M152" chart:data-source-has-labels="row" svg:x="1.116cm" svg:y="0.471cm" svg:width="27.951cm" svg:height="3.251cm">
          <chartooo:coordinate-region svg:x="1.949cm" svg:y="0.67cm" svg:width="26.469cm" svg:height="2.8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152" chart:label-cell-address="Sheet1.M1:Sheet1.M1" chart:class="chart:scatter">
            <chart:domain table:cell-range-address="Sheet1.B2:Sheet1.B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y_scaled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2.28125">
                <text:p>2122.28125</text:p>
                <draw:g>
                  <svg:desc>Sheet1.B2:Sheet1.B152</svg:desc>
                </draw:g>
              </table:table-cell>
              <table:table-cell office:value-type="float" office:value="NaN">
                <text:p>NaN</text:p>
                <draw:g>
                  <svg:desc>Sheet1.M2:Sheet1.M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3.984375">
                <text:p>13453.984375</text:p>
              </table:table-cell>
              <table:table-cell office:value-type="float" office:value="-0.00275723692449904">
                <text:p>-0.00275723692449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66.375">
                <text:p>24866.375</text:p>
              </table:table-cell>
              <table:table-cell office:value-type="float" office:value="-0.00524415650345896">
                <text:p>-0.00524415650345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93.28125">
                <text:p>36293.28125</text:p>
              </table:table-cell>
              <table:table-cell office:value-type="float" office:value="-0.0105315637822042">
                <text:p>-0.0105315637822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23.78125">
                <text:p>47723.78125</text:p>
              </table:table-cell>
              <table:table-cell office:value-type="float" office:value="-0.0159919741620945">
                <text:p>-0.0159919741620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17.171875">
                <text:p>59017.171875</text:p>
              </table:table-cell>
              <table:table-cell office:value-type="float" office:value="-0.0191276553703483">
                <text:p>-0.0191276553703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24.78125">
                <text:p>70424.78125</text:p>
              </table:table-cell>
              <table:table-cell office:value-type="float" office:value="-0.0203386770783636">
                <text:p>-0.0203386770783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822.578125">
                <text:p>81822.578125</text:p>
              </table:table-cell>
              <table:table-cell office:value-type="float" office:value="-0.025572020888001">
                <text:p>-0.025572020888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249.390625">
                <text:p>93249.390625</text:p>
              </table:table-cell>
              <table:table-cell office:value-type="float" office:value="-0.0270966107168416">
                <text:p>-0.0270966107168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588.78125">
                <text:p>104588.78125</text:p>
              </table:table-cell>
              <table:table-cell office:value-type="float" office:value="-0.0316811928971851">
                <text:p>-0.0316811928971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982.984375">
                <text:p>115982.984375</text:p>
              </table:table-cell>
              <table:table-cell office:value-type="float" office:value="-0.0327624622793416">
                <text:p>-0.0327624622793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70.578125">
                <text:p>127570.578125</text:p>
              </table:table-cell>
              <table:table-cell office:value-type="float" office:value="-0.0331192811754533">
                <text:p>-0.0331192811754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980.1875">
                <text:p>138980.1875</text:p>
              </table:table-cell>
              <table:table-cell office:value-type="float" office:value="-0.0382120599654103">
                <text:p>-0.0382120599654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280.875">
                <text:p>150280.875</text:p>
              </table:table-cell>
              <table:table-cell office:value-type="float" office:value="-0.0412179888478054">
                <text:p>-0.0412179888478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71.671875">
                <text:p>161671.671875</text:p>
              </table:table-cell>
              <table:table-cell office:value-type="float" office:value="-0.0427317659828244">
                <text:p>-0.0427317659828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966">
                <text:p>172966</text:p>
              </table:table-cell>
              <table:table-cell office:value-type="float" office:value="-0.0435859687947281">
                <text:p>-0.0435859687947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337.890625">
                <text:p>184337.890625</text:p>
              </table:table-cell>
              <table:table-cell office:value-type="float" office:value="-0.049078817256083">
                <text:p>-0.049078817256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722.28125">
                <text:p>195722.28125</text:p>
              </table:table-cell>
              <table:table-cell office:value-type="float" office:value="-0.049900581986522">
                <text:p>-0.049900581986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228.796875">
                <text:p>207228.796875</text:p>
              </table:table-cell>
              <table:table-cell office:value-type="float" office:value="-0.0508953498181059">
                <text:p>-0.0508953498181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568.078125">
                <text:p>218568.078125</text:p>
              </table:table-cell>
              <table:table-cell office:value-type="float" office:value="-0.0535660851920325">
                <text:p>-0.0535660851920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981.296875">
                <text:p>229981.296875</text:p>
              </table:table-cell>
              <table:table-cell office:value-type="float" office:value="-0.0538688406190363">
                <text:p>-0.0538688406190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383.96875">
                <text:p>241383.96875</text:p>
              </table:table-cell>
              <table:table-cell office:value-type="float" office:value="-0.0583128577796994">
                <text:p>-0.0583128577796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722.09375">
                <text:p>252722.09375</text:p>
              </table:table-cell>
              <table:table-cell office:value-type="float" office:value="-0.0601185776479008">
                <text:p>-0.0601185776479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101.875">
                <text:p>264101.875</text:p>
              </table:table-cell>
              <table:table-cell office:value-type="float" office:value="-0.0627568749403626">
                <text:p>-0.0627568749403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530.96875">
                <text:p>275530.96875</text:p>
              </table:table-cell>
              <table:table-cell office:value-type="float" office:value="-0.06799021875">
                <text:p>-0.0679902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943.09375">
                <text:p>286943.09375</text:p>
              </table:table-cell>
              <table:table-cell office:value-type="float" office:value="-0.0692228658456584">
                <text:p>-0.0692228658456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83.28125">
                <text:p>298283.28125</text:p>
              </table:table-cell>
              <table:table-cell office:value-type="float" office:value="-0.0713097157532204">
                <text:p>-0.0713097157532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9690.484375">
                <text:p>309690.484375</text:p>
              </table:table-cell>
              <table:table-cell office:value-type="float" office:value="-0.0722504201156966">
                <text:p>-0.0722504201156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964.59375">
                <text:p>320964.59375</text:p>
              </table:table-cell>
              <table:table-cell office:value-type="float" office:value="-0.0784352809816317">
                <text:p>-0.0784352809816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2374">
                <text:p>332374</text:p>
              </table:table-cell>
              <table:table-cell office:value-type="float" office:value="-0.0789326648974237">
                <text:p>-0.0789326648974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3699.5">
                <text:p>343699.5</text:p>
              </table:table-cell>
              <table:table-cell office:value-type="float" office:value="-0.0846417672352099">
                <text:p>-0.0846417672352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097.78125">
                <text:p>355097.78125</text:p>
              </table:table-cell>
              <table:table-cell office:value-type="float" office:value="-0.0912699485478292">
                <text:p>-0.0912699485478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552.484375">
                <text:p>366552.484375</text:p>
              </table:table-cell>
              <table:table-cell office:value-type="float" office:value="-0.094903013671875">
                <text:p>-0.09490301367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981.671875">
                <text:p>377981.671875</text:p>
              </table:table-cell>
              <table:table-cell office:value-type="float" office:value="-0.0980386948801288">
                <text:p>-0.0980386948801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9324.890625">
                <text:p>389324.890625</text:p>
              </table:table-cell>
              <table:table-cell office:value-type="float" office:value="-0.10019042095062">
                <text:p>-0.10019042095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762.78125">
                <text:p>400762.78125</text:p>
              </table:table-cell>
              <table:table-cell office:value-type="float" office:value="-0.103055784813335">
                <text:p>-0.1030557848133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044.09375">
                <text:p>412044.09375</text:p>
              </table:table-cell>
              <table:table-cell office:value-type="float" office:value="-0.105488640923187">
                <text:p>-0.105488640923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40.375">
                <text:p>423440.375</text:p>
              </table:table-cell>
              <table:table-cell office:value-type="float" office:value="-0.109478524943345">
                <text:p>-0.109478524943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714.09375">
                <text:p>434714.09375</text:p>
              </table:table-cell>
              <table:table-cell office:value-type="float" office:value="-0.113846853247257">
                <text:p>-0.113846853247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6110.6875">
                <text:p>446110.6875</text:p>
              </table:table-cell>
              <table:table-cell office:value-type="float" office:value="-0.114409113325978">
                <text:p>-0.114409113325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420.796875">
                <text:p>457420.796875</text:p>
              </table:table-cell>
              <table:table-cell office:value-type="float" office:value="-0.115782325441317">
                <text:p>-0.115782325441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8814.890625">
                <text:p>468814.890625</text:p>
              </table:table-cell>
              <table:table-cell office:value-type="float" office:value="-0.119437015953006">
                <text:p>-0.119437015953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106.078125">
                <text:p>480106.078125</text:p>
              </table:table-cell>
              <table:table-cell office:value-type="float" office:value="-0.124886613639074">
                <text:p>-0.124886613639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462.984375">
                <text:p>491462.984375</text:p>
              </table:table-cell>
              <table:table-cell office:value-type="float" office:value="-0.130390274794251">
                <text:p>-0.130390274794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2760.6875">
                <text:p>502760.6875</text:p>
              </table:table-cell>
              <table:table-cell office:value-type="float" office:value="-0.134153092244156">
                <text:p>-0.134153092244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4129.984375">
                <text:p>514129.984375</text:p>
              </table:table-cell>
              <table:table-cell office:value-type="float" office:value="-0.138251103202529">
                <text:p>-0.138251103202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624.296875">
                <text:p>525624.296875</text:p>
              </table:table-cell>
              <table:table-cell office:value-type="float" office:value="-0.140975902045563">
                <text:p>-0.140975902045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163.171875">
                <text:p>537163.171875</text:p>
              </table:table-cell>
              <table:table-cell office:value-type="float" office:value="-0.143387132767772">
                <text:p>-0.1433871327677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8471.484375">
                <text:p>548471.484375</text:p>
              </table:table-cell>
              <table:table-cell office:value-type="float" office:value="-0.145106351085401">
                <text:p>-0.145106351085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9818.09375">
                <text:p>559818.09375</text:p>
              </table:table-cell>
              <table:table-cell office:value-type="float" office:value="-0.149842310979246">
                <text:p>-0.1498423109792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189.6875">
                <text:p>571189.6875</text:p>
              </table:table-cell>
              <table:table-cell office:value-type="float" office:value="-0.153410499940363">
                <text:p>-0.1534104999403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2587.1875">
                <text:p>582587.1875</text:p>
              </table:table-cell>
              <table:table-cell office:value-type="float" office:value="-0.15546491176646">
                <text:p>-0.155464911766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868.578125">
                <text:p>593868.578125</text:p>
              </table:table-cell>
              <table:table-cell office:value-type="float" office:value="-0.157454447429628">
                <text:p>-0.157454447429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5279.671875">
                <text:p>605279.671875</text:p>
              </table:table-cell>
              <table:table-cell office:value-type="float" office:value="-0.159530484643368">
                <text:p>-0.1595304846433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561.484375">
                <text:p>616561.484375</text:p>
              </table:table-cell>
              <table:table-cell office:value-type="float" office:value="-0.160536065168774">
                <text:p>-0.160536065168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906.484375">
                <text:p>627906.484375</text:p>
              </table:table-cell>
              <table:table-cell office:value-type="float" office:value="-0.162893232421875">
                <text:p>-0.16289323242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9342.28125">
                <text:p>639342.28125</text:p>
              </table:table-cell>
              <table:table-cell office:value-type="float" office:value="-0.166807427585282">
                <text:p>-0.166807427585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610.078125">
                <text:p>650610.078125</text:p>
              </table:table-cell>
              <table:table-cell office:value-type="float" office:value="-0.166915554523497">
                <text:p>-0.166915554523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2019.078125">
                <text:p>662019.078125</text:p>
              </table:table-cell>
              <table:table-cell office:value-type="float" office:value="-0.16907809328781">
                <text:p>-0.16907809328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3377.578125">
                <text:p>673377.578125</text:p>
              </table:table-cell>
              <table:table-cell office:value-type="float" office:value="-0.170062048425573">
                <text:p>-0.1700620484255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4783.1875">
                <text:p>684783.1875</text:p>
              </table:table-cell>
              <table:table-cell office:value-type="float" office:value="-0.175100763746422">
                <text:p>-0.175100763746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048.28125">
                <text:p>696048.28125</text:p>
              </table:table-cell>
              <table:table-cell office:value-type="float" office:value="-0.178420260749642">
                <text:p>-0.1784202607496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7484.46875">
                <text:p>707484.46875</text:p>
              </table:table-cell>
              <table:table-cell office:value-type="float" office:value="-0.179058209685115">
                <text:p>-0.179058209685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8759.796875">
                <text:p>718759.796875</text:p>
              </table:table-cell>
              <table:table-cell office:value-type="float" office:value="-0.176376661617366">
                <text:p>-0.1763766616173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120.671875">
                <text:p>730120.671875</text:p>
              </table:table-cell>
              <table:table-cell office:value-type="float" office:value="-0.175814401538645">
                <text:p>-0.1758144015386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1531.890625">
                <text:p>741531.890625</text:p>
              </table:table-cell>
              <table:table-cell office:value-type="float" office:value="-0.182496646320372">
                <text:p>-0.182496646320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836.203125">
                <text:p>752836.203125</text:p>
              </table:table-cell>
              <table:table-cell office:value-type="float" office:value="-0.187016352337786">
                <text:p>-0.1870163523377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4210.078125">
                <text:p>764210.078125</text:p>
              </table:table-cell>
              <table:table-cell office:value-type="float" office:value="-0.193774285976264">
                <text:p>-0.193774285976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5667.875">
                <text:p>775667.875</text:p>
              </table:table-cell>
              <table:table-cell office:value-type="float" office:value="-0.197018094122734">
                <text:p>-0.1970180941227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7063.59375">
                <text:p>787063.59375</text:p>
              </table:table-cell>
              <table:table-cell office:value-type="float" office:value="-0.200013210311307">
                <text:p>-0.200013210311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8444.984375">
                <text:p>798444.984375</text:p>
              </table:table-cell>
              <table:table-cell office:value-type="float" office:value="-0.198207490443106">
                <text:p>-0.198207490443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9966.390625">
                <text:p>809966.390625</text:p>
              </table:table-cell>
              <table:table-cell office:value-type="float" office:value="-0.202186561769442">
                <text:p>-0.2021865617694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292.890625">
                <text:p>821292.890625</text:p>
              </table:table-cell>
              <table:table-cell office:value-type="float" office:value="-0.207160400927362">
                <text:p>-0.20716040092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2702.171875">
                <text:p>832702.171875</text:p>
              </table:table-cell>
              <table:table-cell office:value-type="float" office:value="-0.214967165866532">
                <text:p>-0.214967165866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3986.890625">
                <text:p>843986.890625</text:p>
              </table:table-cell>
              <table:table-cell office:value-type="float" office:value="-0.221811601055582">
                <text:p>-0.2218116010555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5364.296875">
                <text:p>855364.296875</text:p>
              </table:table-cell>
              <table:table-cell office:value-type="float" office:value="-0.208036229126908">
                <text:p>-0.2080362291269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6638.890625">
                <text:p>866638.890625</text:p>
              </table:table-cell>
              <table:table-cell office:value-type="float" office:value="-0.209852761688931">
                <text:p>-0.209852761688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8012.890625">
                <text:p>878012.890625</text:p>
              </table:table-cell>
              <table:table-cell office:value-type="float" office:value="-0.208003791045444">
                <text:p>-0.208003791045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9359.390625">
                <text:p>889359.390625</text:p>
              </table:table-cell>
              <table:table-cell office:value-type="float" office:value="-0.197418163794132">
                <text:p>-0.1974181637941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749.984375">
                <text:p>900749.984375</text:p>
              </table:table-cell>
              <table:table-cell office:value-type="float" office:value="-0.174084370527195">
                <text:p>-0.174084370527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2075.78125">
                <text:p>912075.78125</text:p>
              </table:table-cell>
              <table:table-cell office:value-type="float" office:value="-0.148663727352696">
                <text:p>-0.148663727352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3427.6875">
                <text:p>923427.6875</text:p>
              </table:table-cell>
              <table:table-cell office:value-type="float" office:value="-0.118485498896708">
                <text:p>-0.118485498896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4690.6875">
                <text:p>934690.6875</text:p>
              </table:table-cell>
              <table:table-cell office:value-type="float" office:value="-0.0952165817927004">
                <text:p>-0.09521658179270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080.484375">
                <text:p>946080.484375</text:p>
              </table:table-cell>
              <table:table-cell office:value-type="float" office:value="-0.0795273630576097">
                <text:p>-0.07952736305760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7368.578125">
                <text:p>957368.578125</text:p>
              </table:table-cell>
              <table:table-cell office:value-type="float" office:value="-0.0820359080242128">
                <text:p>-0.0820359080242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8754.6875">
                <text:p>968754.6875</text:p>
              </table:table-cell>
              <table:table-cell office:value-type="float" office:value="-0.088988470151479">
                <text:p>-0.0889884701514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0030.890625">
                <text:p>980030.890625</text:p>
              </table:table-cell>
              <table:table-cell office:value-type="float" office:value="-0.095573400688812">
                <text:p>-0.0955734006888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1425.484375">
                <text:p>991425.484375</text:p>
              </table:table-cell>
              <table:table-cell office:value-type="float" office:value="-0.103974863788168">
                <text:p>-0.103974863788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2735.484375">
                <text:p>1002735.484375</text:p>
              </table:table-cell>
              <table:table-cell office:value-type="float" office:value="-0.0947624486521947">
                <text:p>-0.09476244865219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095.1875">
                <text:p>1014095.1875</text:p>
              </table:table-cell>
              <table:table-cell office:value-type="float" office:value="-0.0896372317807729">
                <text:p>-0.08963723178077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5426.78125">
                <text:p>1025426.78125</text:p>
              </table:table-cell>
              <table:table-cell office:value-type="float" office:value="-0.0850634622942509">
                <text:p>-0.08506346229425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6835.1875">
                <text:p>1036835.1875</text:p>
              </table:table-cell>
              <table:table-cell office:value-type="float" office:value="-0.0695364339664838">
                <text:p>-0.06953643396648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8133.890625">
                <text:p>1048133.890625</text:p>
              </table:table-cell>
              <table:table-cell office:value-type="float" office:value="-0.0547014180432967">
                <text:p>-0.0547014180432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9560.390625">
                <text:p>1059560.390625</text:p>
              </table:table-cell>
              <table:table-cell office:value-type="float" office:value="-0.0368496605438931">
                <text:p>-0.03684966054389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0882.984375">
                <text:p>1070882.984375</text:p>
              </table:table-cell>
              <table:table-cell office:value-type="float" office:value="-0.0213334449099476">
                <text:p>-0.0213334449099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2339.5">
                <text:p>1082339.5</text:p>
              </table:table-cell>
              <table:table-cell office:value-type="float" office:value="-0.00100558052540564">
                <text:p>-0.001005580525405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3639.890625">
                <text:p>1093639.890625</text:p>
              </table:table-cell>
              <table:table-cell office:value-type="float" office:value="0.0245556276687738">
                <text:p>0.0245556276687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5073.6875">
                <text:p>1105073.6875</text:p>
              </table:table-cell>
              <table:table-cell office:value-type="float" office:value="0.0591994986730677">
                <text:p>0.05919949867306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6497.390625">
                <text:p>1116497.390625</text:p>
              </table:table-cell>
              <table:table-cell office:value-type="float" office:value="0.097735939453125">
                <text:p>0.09773593945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7946.390625">
                <text:p>1127946.390625</text:p>
              </table:table-cell>
              <table:table-cell office:value-type="float" office:value="0.137764531980558">
                <text:p>0.1377645319805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37.296875">
                <text:p>1139337.296875</text:p>
              </table:table-cell>
              <table:table-cell office:value-type="float" office:value="0.178236444954676">
                <text:p>0.1782364449546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0817.203125">
                <text:p>1150817.203125</text:p>
              </table:table-cell>
              <table:table-cell office:value-type="float" office:value="0.214123775748449">
                <text:p>0.2141237757484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2234.6875">
                <text:p>1162234.6875</text:p>
              </table:table-cell>
              <table:table-cell office:value-type="float" office:value="0.251622197921636">
                <text:p>0.2516221979216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3718.5">
                <text:p>1173718.5</text:p>
              </table:table-cell>
              <table:table-cell office:value-type="float" office:value="0.304215140669728">
                <text:p>0.304215140669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5046.875">
                <text:p>1185046.875</text:p>
              </table:table-cell>
              <table:table-cell office:value-type="float" office:value="0.373124438394561">
                <text:p>0.3731244383945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6511.46875">
                <text:p>1196511.46875</text:p>
              </table:table-cell>
              <table:table-cell office:value-type="float" office:value="0.463983504577171">
                <text:p>0.463983504577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7859.796875">
                <text:p>1207859.796875</text:p>
              </table:table-cell>
              <table:table-cell office:value-type="float" office:value="0.576522021872018">
                <text:p>0.576522021872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9344.390625">
                <text:p>1219344.390625</text:p>
              </table:table-cell>
              <table:table-cell office:value-type="float" office:value="0.5620221994573">
                <text:p>0.5620221994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0656.96875">
                <text:p>1230656.96875</text:p>
              </table:table-cell>
              <table:table-cell office:value-type="float" office:value="0.554929072310353">
                <text:p>0.5549290723103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2098.390625">
                <text:p>1242098.390625</text:p>
              </table:table-cell>
              <table:table-cell office:value-type="float" office:value="0.565179506053197">
                <text:p>0.565179506053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3623.078125">
                <text:p>1253623.078125</text:p>
              </table:table-cell>
              <table:table-cell office:value-type="float" office:value="0.554118120273736">
                <text:p>0.5541181202737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5112.890625">
                <text:p>1265112.890625</text:p>
              </table:table-cell>
              <table:table-cell office:value-type="float" office:value="0.574889305104962">
                <text:p>0.5748893051049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6647.78125">
                <text:p>1276647.78125</text:p>
              </table:table-cell>
              <table:table-cell office:value-type="float" office:value="0.551187880248092">
                <text:p>0.551187880248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8141.296875">
                <text:p>1288141.296875</text:p>
              </table:table-cell>
              <table:table-cell office:value-type="float" office:value="0.567460984449547">
                <text:p>0.567460984449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9677.890625">
                <text:p>1299677.890625</text:p>
              </table:table-cell>
              <table:table-cell office:value-type="float" office:value="0.553782926765267">
                <text:p>0.5537829267652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1201.375">
                <text:p>1311201.375</text:p>
              </table:table-cell>
              <table:table-cell office:value-type="float" office:value="0.560270543058206">
                <text:p>0.560270543058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2577.6875">
                <text:p>1322577.6875</text:p>
              </table:table-cell>
              <table:table-cell office:value-type="float" office:value="0.553512609419728">
                <text:p>0.5535126094197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3984.171875">
                <text:p>1333984.171875</text:p>
              </table:table-cell>
              <table:table-cell office:value-type="float" office:value="0.548473894098879">
                <text:p>0.5484738940988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5517.390625">
                <text:p>1345517.390625</text:p>
              </table:table-cell>
              <table:table-cell office:value-type="float" office:value="0.559643406816555">
                <text:p>0.5596434068165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6959.484375">
                <text:p>1356959.484375</text:p>
              </table:table-cell>
              <table:table-cell office:value-type="float" office:value="0.548506332180344">
                <text:p>0.548506332180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8306.984375">
                <text:p>1368306.984375</text:p>
              </table:table-cell>
              <table:table-cell office:value-type="float" office:value="0.549674103113073">
                <text:p>0.5496741031130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9737.390625">
                <text:p>1379737.390625</text:p>
              </table:table-cell>
              <table:table-cell office:value-type="float" office:value="0.547587253205511">
                <text:p>0.5475872532055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1071.078125">
                <text:p>1391071.078125</text:p>
              </table:table-cell>
              <table:table-cell office:value-type="float" office:value="0.535650039226503">
                <text:p>0.535650039226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2551.6875">
                <text:p>1402551.6875</text:p>
              </table:table-cell>
              <table:table-cell office:value-type="float" office:value="0.538634342721255">
                <text:p>0.538634342721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3912.390625">
                <text:p>1413912.390625</text:p>
              </table:table-cell>
              <table:table-cell office:value-type="float" office:value="0.52270724472209">
                <text:p>0.522707244722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5380.078125">
                <text:p>1425380.078125</text:p>
              </table:table-cell>
              <table:table-cell office:value-type="float" office:value="0.515430301780177">
                <text:p>0.5154303017801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6718.6875">
                <text:p>1436718.6875</text:p>
              </table:table-cell>
              <table:table-cell office:value-type="float" office:value="0.526610627191675">
                <text:p>0.526610627191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8201.578125">
                <text:p>1448201.578125</text:p>
              </table:table-cell>
              <table:table-cell office:value-type="float" office:value="0.513884086563693">
                <text:p>0.5138840865636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9777.984375">
                <text:p>1459777.984375</text:p>
              </table:table-cell>
              <table:table-cell office:value-type="float" office:value="0.515278924066675">
                <text:p>0.515278924066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1266.375">
                <text:p>1471266.375</text:p>
              </table:table-cell>
              <table:table-cell office:value-type="float" office:value="0.508315549245587">
                <text:p>0.5083155492455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2584.375">
                <text:p>1482584.375</text:p>
              </table:table-cell>
              <table:table-cell office:value-type="float" office:value="0.494086044176407">
                <text:p>0.4940860441764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4067.5">
                <text:p>1494067.5</text:p>
              </table:table-cell>
              <table:table-cell office:value-type="float" office:value="0.507191029088144">
                <text:p>0.507191029088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5553.375">
                <text:p>1505553.375</text:p>
              </table:table-cell>
              <table:table-cell office:value-type="float" office:value="0.499503203781011">
                <text:p>0.499503203781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7099.375">
                <text:p>1517099.375</text:p>
              </table:table-cell>
              <table:table-cell office:value-type="float" office:value="0.500314155817629">
                <text:p>0.5003141558176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8672.09375">
                <text:p>1528672.09375</text:p>
              </table:table-cell>
              <table:table-cell office:value-type="float" office:value="0.486625285439528">
                <text:p>0.4866252854395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0148.484375">
                <text:p>1540148.484375</text:p>
              </table:table-cell>
              <table:table-cell office:value-type="float" office:value="0.491901880024451">
                <text:p>0.491901880024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1557.484375">
                <text:p>1551557.484375</text:p>
              </table:table-cell>
              <table:table-cell office:value-type="float" office:value="0.493761663361761">
                <text:p>0.4937616633617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3004.078125">
                <text:p>1563004.078125</text:p>
              </table:table-cell>
              <table:table-cell office:value-type="float" office:value="0.479121275927362">
                <text:p>0.4791212759273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4442.28125">
                <text:p>1574442.28125</text:p>
              </table:table-cell>
              <table:table-cell office:value-type="float" office:value="0.468827591409232">
                <text:p>0.4688275914092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5962.078125">
                <text:p>1585962.078125</text:p>
              </table:table-cell>
              <table:table-cell office:value-type="float" office:value="0.473595989384542">
                <text:p>0.4735959893845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7442.6875">
                <text:p>1597442.6875</text:p>
              </table:table-cell>
              <table:table-cell office:value-type="float" office:value="0.462015594301646">
                <text:p>0.4620155943016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8942.484375">
                <text:p>1608942.484375</text:p>
              </table:table-cell>
              <table:table-cell office:value-type="float" office:value="0.453138372674141">
                <text:p>0.453138372674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0328.78125">
                <text:p>1620328.78125</text:p>
              </table:table-cell>
              <table:table-cell office:value-type="float" office:value="0.459928744394084">
                <text:p>0.459928744394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1824.171875">
                <text:p>1631824.171875</text:p>
              </table:table-cell>
              <table:table-cell office:value-type="float" office:value="0.447915841558326">
                <text:p>0.4479158415583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3168.484375">
                <text:p>1643168.484375</text:p>
              </table:table-cell>
              <table:table-cell office:value-type="float" office:value="0.448056406578006">
                <text:p>0.4480564065780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4758.875">
                <text:p>1654758.875</text:p>
              </table:table-cell>
              <table:table-cell office:value-type="float" office:value="0.453873635854008">
                <text:p>0.4538736358540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6078.484375">
                <text:p>1666078.484375</text:p>
              </table:table-cell>
              <table:table-cell office:value-type="float" office:value="0.43861692487178">
                <text:p>0.43861692487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7547.875">
                <text:p>1677547.875</text:p>
              </table:table-cell>
              <table:table-cell office:value-type="float" office:value="0.440887590574308">
                <text:p>0.4408875905743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8900.984375">
                <text:p>1688900.984375</text:p>
              </table:table-cell>
              <table:table-cell office:value-type="float" office:value="0.435286615174738">
                <text:p>0.435286615174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0356.875">
                <text:p>1700356.875</text:p>
              </table:table-cell>
              <table:table-cell office:value-type="float" office:value="0.423998162825024">
                <text:p>0.423998162825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1716.375">
                <text:p>1711716.375</text:p>
              </table:table-cell>
              <table:table-cell office:value-type="float" office:value="0.424160353232347">
                <text:p>0.4241603532323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